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0hz" table:style-name="ta1">
        <table:shapes>
          <draw:frame draw:z-index="0" draw:style-name="gr1" draw:text-style-name="P1" svg:width="453.51pt" svg:height="255.09pt" svg:x="419.27pt" svg:y="40.08pt">
            <draw:object draw:notify-on-update-of-ranges="400hz.A2:400hz.A351 400hz.B1:400hz.B1 400hz.B2:400hz.B3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15pt" svg:height="254.83pt" svg:x="409.52pt" svg:y="470.1pt">
            <draw:object draw:notify-on-update-of-ranges="400hz.D2:400hz.D276 400hz.E1:400hz.E1 400hz.E2:400hz.E2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utput_kontrol_P</text:p>
          </table:table-cell>
          <table:table-cell table:style-name="Default" office:value-type="string" calcext:value-type="string">
            <text:p>pwm</text:p>
          </table:table-cell>
          <table:table-cell/>
          <table:table-cell office:value-type="string" calcext:value-type="string">
            <text:p>output_kontrol_P</text:p>
          </table:table-cell>
          <table:table-cell table:style-name="Default" office:value-type="string" calcext:value-type="string">
            <text:p>pwm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Default" office:value-type="float" office:value="225000" calcext:value-type="float">
            <text:p>225000</text:p>
          </table:table-cell>
          <table:table-cell table:style-name="ce1"/>
          <table:table-cell office:value-type="float" office:value="-10" calcext:value-type="float">
            <text:p>-10</text:p>
          </table:table-cell>
          <table:table-cell table:style-name="Default" office:value-type="float" office:value="65000" calcext:value-type="float">
            <text:p>65000</text:p>
          </table:table-cell>
          <table:table-cell table:style-name="ce1"/>
          <table:table-cell/>
        </table:table-row>
        <table:table-row table:style-name="ro1">
          <table:table-cell table:formula="of:=[.A2]-10" office:value-type="float" office:value="3490" calcext:value-type="float">
            <text:p>3490</text:p>
          </table:table-cell>
          <table:table-cell table:formula="of:=[.B2]-(([.B$2]-[.B$351])/351)" office:value-type="float" office:value="224789.886039886" calcext:value-type="float">
            <text:p>224790</text:p>
          </table:table-cell>
          <table:table-cell table:style-name="ce1"/>
          <table:table-cell office:value-type="float" office:value="-20" calcext:value-type="float">
            <text:p>-20</text:p>
          </table:table-cell>
          <table:table-cell table:formula="of:=[.E2]-(([.E$2]-[.E$276])/276)" office:value-type="float" office:value="64764.4927536232" calcext:value-type="float">
            <text:p>64764</text:p>
          </table:table-cell>
          <table:table-cell table:style-name="ce1"/>
          <table:table-cell office:value-type="string" calcext:value-type="string">
            <text:p>f(x) = 21.013448+151455.311355</text:p>
          </table:table-cell>
        </table:table-row>
        <table:table-row table:style-name="ro1">
          <table:table-cell table:formula="of:=[.A3]-10" office:value-type="float" office:value="3480" calcext:value-type="float">
            <text:p>3480</text:p>
          </table:table-cell>
          <table:table-cell table:formula="of:=[.B3]-(([.B$2]-[.B$351])/351)" office:value-type="float" office:value="224579.772079772" calcext:value-type="float">
            <text:p>224580</text:p>
          </table:table-cell>
          <table:table-cell table:style-name="ce1"/>
          <table:table-cell office:value-type="float" office:value="-30" calcext:value-type="float">
            <text:p>-30</text:p>
          </table:table-cell>
          <table:table-cell table:formula="of:=[.E3]-(([.E$2]-[.E$276])/276)" office:value-type="float" office:value="64528.9855072464" calcext:value-type="float">
            <text:p>64529</text:p>
          </table:table-cell>
          <table:table-cell table:style-name="ce1"/>
          <table:table-cell/>
        </table:table-row>
        <table:table-row table:style-name="ro1">
          <table:table-cell table:formula="of:=[.A4]-10" office:value-type="float" office:value="3470" calcext:value-type="float">
            <text:p>3470</text:p>
          </table:table-cell>
          <table:table-cell table:formula="of:=[.B4]-(([.B$2]-[.B$351])/351)" office:value-type="float" office:value="224369.658119658" calcext:value-type="float">
            <text:p>224370</text:p>
          </table:table-cell>
          <table:table-cell table:style-name="ce1"/>
          <table:table-cell office:value-type="float" office:value="-40" calcext:value-type="float">
            <text:p>-40</text:p>
          </table:table-cell>
          <table:table-cell table:formula="of:=[.E4]-(([.E$2]-[.E$276])/276)" office:value-type="float" office:value="64293.4782608696" calcext:value-type="float">
            <text:p>64293</text:p>
          </table:table-cell>
          <table:table-cell table:style-name="ce1"/>
          <table:table-cell/>
        </table:table-row>
        <table:table-row table:style-name="ro1">
          <table:table-cell table:formula="of:=[.A5]-10" office:value-type="float" office:value="3460" calcext:value-type="float">
            <text:p>3460</text:p>
          </table:table-cell>
          <table:table-cell table:formula="of:=[.B5]-(([.B$2]-[.B$351])/351)" office:value-type="float" office:value="224159.544159544" calcext:value-type="float">
            <text:p>224160</text:p>
          </table:table-cell>
          <table:table-cell table:style-name="ce1"/>
          <table:table-cell office:value-type="float" office:value="-50" calcext:value-type="float">
            <text:p>-50</text:p>
          </table:table-cell>
          <table:table-cell table:formula="of:=[.E5]-(([.E$2]-[.E$276])/276)" office:value-type="float" office:value="64057.9710144928" calcext:value-type="float">
            <text:p>64058</text:p>
          </table:table-cell>
          <table:table-cell table:style-name="ce1"/>
          <table:table-cell/>
        </table:table-row>
        <table:table-row table:style-name="ro1">
          <table:table-cell table:formula="of:=[.A6]-10" office:value-type="float" office:value="3450" calcext:value-type="float">
            <text:p>3450</text:p>
          </table:table-cell>
          <table:table-cell table:formula="of:=[.B6]-(([.B$2]-[.B$351])/351)" office:value-type="float" office:value="223949.43019943" calcext:value-type="float">
            <text:p>223949</text:p>
          </table:table-cell>
          <table:table-cell table:style-name="ce1"/>
          <table:table-cell office:value-type="float" office:value="-60" calcext:value-type="float">
            <text:p>-60</text:p>
          </table:table-cell>
          <table:table-cell table:formula="of:=[.E6]-(([.E$2]-[.E$276])/276)" office:value-type="float" office:value="63822.463768116" calcext:value-type="float">
            <text:p>63822</text:p>
          </table:table-cell>
          <table:table-cell table:style-name="ce1"/>
          <table:table-cell/>
        </table:table-row>
        <table:table-row table:style-name="ro1">
          <table:table-cell table:formula="of:=[.A7]-10" office:value-type="float" office:value="3440" calcext:value-type="float">
            <text:p>3440</text:p>
          </table:table-cell>
          <table:table-cell table:formula="of:=[.B7]-(([.B$2]-[.B$351])/351)" office:value-type="float" office:value="223739.316239316" calcext:value-type="float">
            <text:p>223739</text:p>
          </table:table-cell>
          <table:table-cell table:style-name="ce1"/>
          <table:table-cell office:value-type="float" office:value="-70" calcext:value-type="float">
            <text:p>-70</text:p>
          </table:table-cell>
          <table:table-cell table:formula="of:=[.E7]-(([.E$2]-[.E$276])/276)" office:value-type="float" office:value="63586.9565217392" calcext:value-type="float">
            <text:p>63587</text:p>
          </table:table-cell>
          <table:table-cell table:style-name="ce1"/>
          <table:table-cell/>
        </table:table-row>
        <table:table-row table:style-name="ro1">
          <table:table-cell table:formula="of:=[.A8]-10" office:value-type="float" office:value="3430" calcext:value-type="float">
            <text:p>3430</text:p>
          </table:table-cell>
          <table:table-cell table:formula="of:=[.B8]-(([.B$2]-[.B$351])/351)" office:value-type="float" office:value="223529.202279202" calcext:value-type="float">
            <text:p>223529</text:p>
          </table:table-cell>
          <table:table-cell table:style-name="ce1"/>
          <table:table-cell office:value-type="float" office:value="-80" calcext:value-type="float">
            <text:p>-80</text:p>
          </table:table-cell>
          <table:table-cell table:formula="of:=[.E8]-(([.E$2]-[.E$276])/276)" office:value-type="float" office:value="63351.4492753623" calcext:value-type="float">
            <text:p>63351</text:p>
          </table:table-cell>
          <table:table-cell table:style-name="ce1"/>
          <table:table-cell/>
        </table:table-row>
        <table:table-row table:style-name="ro1">
          <table:table-cell table:formula="of:=[.A9]-10" office:value-type="float" office:value="3420" calcext:value-type="float">
            <text:p>3420</text:p>
          </table:table-cell>
          <table:table-cell table:formula="of:=[.B9]-(([.B$2]-[.B$351])/351)" office:value-type="float" office:value="223319.088319088" calcext:value-type="float">
            <text:p>223319</text:p>
          </table:table-cell>
          <table:table-cell table:style-name="ce1"/>
          <table:table-cell office:value-type="float" office:value="-90" calcext:value-type="float">
            <text:p>-90</text:p>
          </table:table-cell>
          <table:table-cell table:formula="of:=[.E9]-(([.E$2]-[.E$276])/276)" office:value-type="float" office:value="63115.9420289855" calcext:value-type="float">
            <text:p>63116</text:p>
          </table:table-cell>
          <table:table-cell table:style-name="ce1"/>
          <table:table-cell/>
        </table:table-row>
        <table:table-row table:style-name="ro1">
          <table:table-cell table:formula="of:=[.A10]-10" office:value-type="float" office:value="3410" calcext:value-type="float">
            <text:p>3410</text:p>
          </table:table-cell>
          <table:table-cell table:formula="of:=[.B10]-(([.B$2]-[.B$351])/351)" office:value-type="float" office:value="223108.974358974" calcext:value-type="float">
            <text:p>223109</text:p>
          </table:table-cell>
          <table:table-cell table:style-name="ce1"/>
          <table:table-cell office:value-type="float" office:value="-100" calcext:value-type="float">
            <text:p>-100</text:p>
          </table:table-cell>
          <table:table-cell table:formula="of:=[.E10]-(([.E$2]-[.E$276])/276)" office:value-type="float" office:value="62880.4347826087" calcext:value-type="float">
            <text:p>62880</text:p>
          </table:table-cell>
          <table:table-cell table:style-name="ce1"/>
          <table:table-cell/>
        </table:table-row>
        <table:table-row table:style-name="ro1">
          <table:table-cell table:formula="of:=[.A11]-10" office:value-type="float" office:value="3400" calcext:value-type="float">
            <text:p>3400</text:p>
          </table:table-cell>
          <table:table-cell table:formula="of:=[.B11]-(([.B$2]-[.B$351])/351)" office:value-type="float" office:value="222898.86039886" calcext:value-type="float">
            <text:p>222899</text:p>
          </table:table-cell>
          <table:table-cell table:style-name="ce1"/>
          <table:table-cell office:value-type="float" office:value="-110" calcext:value-type="float">
            <text:p>-110</text:p>
          </table:table-cell>
          <table:table-cell table:formula="of:=[.E11]-(([.E$2]-[.E$276])/276)" office:value-type="float" office:value="62644.9275362319" calcext:value-type="float">
            <text:p>62645</text:p>
          </table:table-cell>
          <table:table-cell table:style-name="ce1"/>
          <table:table-cell/>
        </table:table-row>
        <table:table-row table:style-name="ro1">
          <table:table-cell table:formula="of:=[.A12]-10" office:value-type="float" office:value="3390" calcext:value-type="float">
            <text:p>3390</text:p>
          </table:table-cell>
          <table:table-cell table:formula="of:=[.B12]-(([.B$2]-[.B$351])/351)" office:value-type="float" office:value="222688.746438746" calcext:value-type="float">
            <text:p>222689</text:p>
          </table:table-cell>
          <table:table-cell table:style-name="ce1"/>
          <table:table-cell office:value-type="float" office:value="-120" calcext:value-type="float">
            <text:p>-120</text:p>
          </table:table-cell>
          <table:table-cell table:formula="of:=[.E12]-(([.E$2]-[.E$276])/276)" office:value-type="float" office:value="62409.4202898551" calcext:value-type="float">
            <text:p>62409</text:p>
          </table:table-cell>
          <table:table-cell table:style-name="ce1"/>
          <table:table-cell/>
        </table:table-row>
        <table:table-row table:style-name="ro1">
          <table:table-cell table:formula="of:=[.A13]-10" office:value-type="float" office:value="3380" calcext:value-type="float">
            <text:p>3380</text:p>
          </table:table-cell>
          <table:table-cell table:formula="of:=[.B13]-(([.B$2]-[.B$351])/351)" office:value-type="float" office:value="222478.632478632" calcext:value-type="float">
            <text:p>222479</text:p>
          </table:table-cell>
          <table:table-cell table:style-name="ce1"/>
          <table:table-cell office:value-type="float" office:value="-130" calcext:value-type="float">
            <text:p>-130</text:p>
          </table:table-cell>
          <table:table-cell table:formula="of:=[.E13]-(([.E$2]-[.E$276])/276)" office:value-type="float" office:value="62173.9130434783" calcext:value-type="float">
            <text:p>62174</text:p>
          </table:table-cell>
          <table:table-cell table:style-name="ce1"/>
          <table:table-cell/>
        </table:table-row>
        <table:table-row table:style-name="ro1">
          <table:table-cell table:formula="of:=[.A14]-10" office:value-type="float" office:value="3370" calcext:value-type="float">
            <text:p>3370</text:p>
          </table:table-cell>
          <table:table-cell table:formula="of:=[.B14]-(([.B$2]-[.B$351])/351)" office:value-type="float" office:value="222268.518518519" calcext:value-type="float">
            <text:p>222269</text:p>
          </table:table-cell>
          <table:table-cell table:style-name="ce1"/>
          <table:table-cell office:value-type="float" office:value="-140" calcext:value-type="float">
            <text:p>-140</text:p>
          </table:table-cell>
          <table:table-cell table:formula="of:=[.E14]-(([.E$2]-[.E$276])/276)" office:value-type="float" office:value="61938.4057971015" calcext:value-type="float">
            <text:p>61938</text:p>
          </table:table-cell>
          <table:table-cell table:style-name="ce1"/>
          <table:table-cell/>
        </table:table-row>
        <table:table-row table:style-name="ro1">
          <table:table-cell table:formula="of:=[.A15]-10" office:value-type="float" office:value="3360" calcext:value-type="float">
            <text:p>3360</text:p>
          </table:table-cell>
          <table:table-cell table:formula="of:=[.B15]-(([.B$2]-[.B$351])/351)" office:value-type="float" office:value="222058.404558405" calcext:value-type="float">
            <text:p>222058</text:p>
          </table:table-cell>
          <table:table-cell table:style-name="ce1"/>
          <table:table-cell office:value-type="float" office:value="-150" calcext:value-type="float">
            <text:p>-150</text:p>
          </table:table-cell>
          <table:table-cell table:formula="of:=[.E15]-(([.E$2]-[.E$276])/276)" office:value-type="float" office:value="61702.8985507247" calcext:value-type="float">
            <text:p>61703</text:p>
          </table:table-cell>
          <table:table-cell table:style-name="ce1"/>
          <table:table-cell/>
        </table:table-row>
        <table:table-row table:style-name="ro1">
          <table:table-cell table:formula="of:=[.A16]-10" office:value-type="float" office:value="3350" calcext:value-type="float">
            <text:p>3350</text:p>
          </table:table-cell>
          <table:table-cell table:formula="of:=[.B16]-(([.B$2]-[.B$351])/351)" office:value-type="float" office:value="221848.290598291" calcext:value-type="float">
            <text:p>221848</text:p>
          </table:table-cell>
          <table:table-cell table:style-name="ce1"/>
          <table:table-cell office:value-type="float" office:value="-160" calcext:value-type="float">
            <text:p>-160</text:p>
          </table:table-cell>
          <table:table-cell table:formula="of:=[.E16]-(([.E$2]-[.E$276])/276)" office:value-type="float" office:value="61467.3913043479" calcext:value-type="float">
            <text:p>61467</text:p>
          </table:table-cell>
          <table:table-cell table:style-name="ce1"/>
          <table:table-cell/>
        </table:table-row>
        <table:table-row table:style-name="ro1">
          <table:table-cell table:formula="of:=[.A17]-10" office:value-type="float" office:value="3340" calcext:value-type="float">
            <text:p>3340</text:p>
          </table:table-cell>
          <table:table-cell table:formula="of:=[.B17]-(([.B$2]-[.B$351])/351)" office:value-type="float" office:value="221638.176638177" calcext:value-type="float">
            <text:p>221638</text:p>
          </table:table-cell>
          <table:table-cell table:style-name="ce1"/>
          <table:table-cell office:value-type="float" office:value="-170" calcext:value-type="float">
            <text:p>-170</text:p>
          </table:table-cell>
          <table:table-cell table:formula="of:=[.E17]-(([.E$2]-[.E$276])/276)" office:value-type="float" office:value="61231.8840579711" calcext:value-type="float">
            <text:p>61232</text:p>
          </table:table-cell>
          <table:table-cell table:style-name="ce1"/>
          <table:table-cell/>
        </table:table-row>
        <table:table-row table:style-name="ro1">
          <table:table-cell table:formula="of:=[.A18]-10" office:value-type="float" office:value="3330" calcext:value-type="float">
            <text:p>3330</text:p>
          </table:table-cell>
          <table:table-cell table:formula="of:=[.B18]-(([.B$2]-[.B$351])/351)" office:value-type="float" office:value="221428.062678063" calcext:value-type="float">
            <text:p>221428</text:p>
          </table:table-cell>
          <table:table-cell table:style-name="ce1"/>
          <table:table-cell office:value-type="float" office:value="-180" calcext:value-type="float">
            <text:p>-180</text:p>
          </table:table-cell>
          <table:table-cell table:formula="of:=[.E18]-(([.E$2]-[.E$276])/276)" office:value-type="float" office:value="60996.3768115943" calcext:value-type="float">
            <text:p>60996</text:p>
          </table:table-cell>
          <table:table-cell table:style-name="ce1"/>
          <table:table-cell/>
        </table:table-row>
        <table:table-row table:style-name="ro1">
          <table:table-cell table:formula="of:=[.A19]-10" office:value-type="float" office:value="3320" calcext:value-type="float">
            <text:p>3320</text:p>
          </table:table-cell>
          <table:table-cell table:formula="of:=[.B19]-(([.B$2]-[.B$351])/351)" office:value-type="float" office:value="221217.948717949" calcext:value-type="float">
            <text:p>221218</text:p>
          </table:table-cell>
          <table:table-cell table:style-name="ce1"/>
          <table:table-cell office:value-type="float" office:value="-190" calcext:value-type="float">
            <text:p>-190</text:p>
          </table:table-cell>
          <table:table-cell table:formula="of:=[.E19]-(([.E$2]-[.E$276])/276)" office:value-type="float" office:value="60760.8695652174" calcext:value-type="float">
            <text:p>60761</text:p>
          </table:table-cell>
          <table:table-cell table:style-name="ce1"/>
          <table:table-cell/>
        </table:table-row>
        <table:table-row table:style-name="ro1">
          <table:table-cell table:formula="of:=[.A20]-10" office:value-type="float" office:value="3310" calcext:value-type="float">
            <text:p>3310</text:p>
          </table:table-cell>
          <table:table-cell table:formula="of:=[.B20]-(([.B$2]-[.B$351])/351)" office:value-type="float" office:value="221007.834757835" calcext:value-type="float">
            <text:p>221008</text:p>
          </table:table-cell>
          <table:table-cell table:style-name="ce1"/>
          <table:table-cell office:value-type="float" office:value="-200" calcext:value-type="float">
            <text:p>-200</text:p>
          </table:table-cell>
          <table:table-cell table:formula="of:=[.E20]-(([.E$2]-[.E$276])/276)" office:value-type="float" office:value="60525.3623188406" calcext:value-type="float">
            <text:p>60525</text:p>
          </table:table-cell>
          <table:table-cell table:style-name="ce1"/>
          <table:table-cell/>
        </table:table-row>
        <table:table-row table:style-name="ro1">
          <table:table-cell table:formula="of:=[.A21]-10" office:value-type="float" office:value="3300" calcext:value-type="float">
            <text:p>3300</text:p>
          </table:table-cell>
          <table:table-cell table:formula="of:=[.B21]-(([.B$2]-[.B$351])/351)" office:value-type="float" office:value="220797.720797721" calcext:value-type="float">
            <text:p>220798</text:p>
          </table:table-cell>
          <table:table-cell table:style-name="ce1"/>
          <table:table-cell office:value-type="float" office:value="-210" calcext:value-type="float">
            <text:p>-210</text:p>
          </table:table-cell>
          <table:table-cell table:formula="of:=[.E21]-(([.E$2]-[.E$276])/276)" office:value-type="float" office:value="60289.8550724638" calcext:value-type="float">
            <text:p>60290</text:p>
          </table:table-cell>
          <table:table-cell table:style-name="ce1"/>
          <table:table-cell/>
        </table:table-row>
        <table:table-row table:style-name="ro1">
          <table:table-cell table:formula="of:=[.A22]-10" office:value-type="float" office:value="3290" calcext:value-type="float">
            <text:p>3290</text:p>
          </table:table-cell>
          <table:table-cell table:formula="of:=[.B22]-(([.B$2]-[.B$351])/351)" office:value-type="float" office:value="220587.606837607" calcext:value-type="float">
            <text:p>220588</text:p>
          </table:table-cell>
          <table:table-cell table:style-name="ce1"/>
          <table:table-cell office:value-type="float" office:value="-220" calcext:value-type="float">
            <text:p>-220</text:p>
          </table:table-cell>
          <table:table-cell table:formula="of:=[.E22]-(([.E$2]-[.E$276])/276)" office:value-type="float" office:value="60054.347826087" calcext:value-type="float">
            <text:p>60054</text:p>
          </table:table-cell>
          <table:table-cell table:style-name="ce1"/>
          <table:table-cell/>
        </table:table-row>
        <table:table-row table:style-name="ro1">
          <table:table-cell table:formula="of:=[.A23]-10" office:value-type="float" office:value="3280" calcext:value-type="float">
            <text:p>3280</text:p>
          </table:table-cell>
          <table:table-cell table:formula="of:=[.B23]-(([.B$2]-[.B$351])/351)" office:value-type="float" office:value="220377.492877493" calcext:value-type="float">
            <text:p>220377</text:p>
          </table:table-cell>
          <table:table-cell table:style-name="ce1"/>
          <table:table-cell office:value-type="float" office:value="-230" calcext:value-type="float">
            <text:p>-230</text:p>
          </table:table-cell>
          <table:table-cell table:formula="of:=[.E23]-(([.E$2]-[.E$276])/276)" office:value-type="float" office:value="59818.8405797102" calcext:value-type="float">
            <text:p>59819</text:p>
          </table:table-cell>
          <table:table-cell table:style-name="ce1"/>
          <table:table-cell/>
        </table:table-row>
        <table:table-row table:style-name="ro1">
          <table:table-cell table:formula="of:=[.A24]-10" office:value-type="float" office:value="3270" calcext:value-type="float">
            <text:p>3270</text:p>
          </table:table-cell>
          <table:table-cell table:formula="of:=[.B24]-(([.B$2]-[.B$351])/351)" office:value-type="float" office:value="220167.378917379" calcext:value-type="float">
            <text:p>220167</text:p>
          </table:table-cell>
          <table:table-cell table:style-name="ce1"/>
          <table:table-cell office:value-type="float" office:value="-240" calcext:value-type="float">
            <text:p>-240</text:p>
          </table:table-cell>
          <table:table-cell table:formula="of:=[.E24]-(([.E$2]-[.E$276])/276)" office:value-type="float" office:value="59583.3333333334" calcext:value-type="float">
            <text:p>59583</text:p>
          </table:table-cell>
          <table:table-cell table:style-name="ce1"/>
          <table:table-cell/>
        </table:table-row>
        <table:table-row table:style-name="ro1">
          <table:table-cell table:formula="of:=[.A25]-10" office:value-type="float" office:value="3260" calcext:value-type="float">
            <text:p>3260</text:p>
          </table:table-cell>
          <table:table-cell table:formula="of:=[.B25]-(([.B$2]-[.B$351])/351)" office:value-type="float" office:value="219957.264957265" calcext:value-type="float">
            <text:p>219957</text:p>
          </table:table-cell>
          <table:table-cell table:style-name="ce1"/>
          <table:table-cell office:value-type="float" office:value="-250" calcext:value-type="float">
            <text:p>-250</text:p>
          </table:table-cell>
          <table:table-cell table:formula="of:=[.E25]-(([.E$2]-[.E$276])/276)" office:value-type="float" office:value="59347.8260869566" calcext:value-type="float">
            <text:p>59348</text:p>
          </table:table-cell>
          <table:table-cell table:style-name="ce1"/>
          <table:table-cell/>
        </table:table-row>
        <table:table-row table:style-name="ro1">
          <table:table-cell table:formula="of:=[.A26]-10" office:value-type="float" office:value="3250" calcext:value-type="float">
            <text:p>3250</text:p>
          </table:table-cell>
          <table:table-cell table:formula="of:=[.B26]-(([.B$2]-[.B$351])/351)" office:value-type="float" office:value="219747.150997151" calcext:value-type="float">
            <text:p>219747</text:p>
          </table:table-cell>
          <table:table-cell table:style-name="ce1"/>
          <table:table-cell office:value-type="float" office:value="-260" calcext:value-type="float">
            <text:p>-260</text:p>
          </table:table-cell>
          <table:table-cell table:formula="of:=[.E26]-(([.E$2]-[.E$276])/276)" office:value-type="float" office:value="59112.3188405798" calcext:value-type="float">
            <text:p>59112</text:p>
          </table:table-cell>
          <table:table-cell table:style-name="ce1"/>
          <table:table-cell/>
        </table:table-row>
        <table:table-row table:style-name="ro1">
          <table:table-cell table:formula="of:=[.A27]-10" office:value-type="float" office:value="3240" calcext:value-type="float">
            <text:p>3240</text:p>
          </table:table-cell>
          <table:table-cell table:formula="of:=[.B27]-(([.B$2]-[.B$351])/351)" office:value-type="float" office:value="219537.037037037" calcext:value-type="float">
            <text:p>219537</text:p>
          </table:table-cell>
          <table:table-cell table:style-name="ce1"/>
          <table:table-cell office:value-type="float" office:value="-270" calcext:value-type="float">
            <text:p>-270</text:p>
          </table:table-cell>
          <table:table-cell table:formula="of:=[.E27]-(([.E$2]-[.E$276])/276)" office:value-type="float" office:value="58876.811594203" calcext:value-type="float">
            <text:p>58877</text:p>
          </table:table-cell>
          <table:table-cell table:style-name="ce1"/>
          <table:table-cell/>
        </table:table-row>
        <table:table-row table:style-name="ro1">
          <table:table-cell table:formula="of:=[.A28]-10" office:value-type="float" office:value="3230" calcext:value-type="float">
            <text:p>3230</text:p>
          </table:table-cell>
          <table:table-cell table:formula="of:=[.B28]-(([.B$2]-[.B$351])/351)" office:value-type="float" office:value="219326.923076923" calcext:value-type="float">
            <text:p>219327</text:p>
          </table:table-cell>
          <table:table-cell table:style-name="ce1"/>
          <table:table-cell office:value-type="float" office:value="-280" calcext:value-type="float">
            <text:p>-280</text:p>
          </table:table-cell>
          <table:table-cell table:formula="of:=[.E28]-(([.E$2]-[.E$276])/276)" office:value-type="float" office:value="58641.3043478262" calcext:value-type="float">
            <text:p>58641</text:p>
          </table:table-cell>
          <table:table-cell table:style-name="ce1"/>
          <table:table-cell/>
        </table:table-row>
        <table:table-row table:style-name="ro1">
          <table:table-cell table:formula="of:=[.A29]-10" office:value-type="float" office:value="3220" calcext:value-type="float">
            <text:p>3220</text:p>
          </table:table-cell>
          <table:table-cell table:formula="of:=[.B29]-(([.B$2]-[.B$351])/351)" office:value-type="float" office:value="219116.809116809" calcext:value-type="float">
            <text:p>219117</text:p>
          </table:table-cell>
          <table:table-cell table:style-name="ce1"/>
          <table:table-cell office:value-type="float" office:value="-290" calcext:value-type="float">
            <text:p>-290</text:p>
          </table:table-cell>
          <table:table-cell table:formula="of:=[.E29]-(([.E$2]-[.E$276])/276)" office:value-type="float" office:value="58405.7971014494" calcext:value-type="float">
            <text:p>58406</text:p>
          </table:table-cell>
          <table:table-cell table:style-name="ce1"/>
          <table:table-cell/>
        </table:table-row>
        <table:table-row table:style-name="ro1">
          <table:table-cell table:formula="of:=[.A30]-10" office:value-type="float" office:value="3210" calcext:value-type="float">
            <text:p>3210</text:p>
          </table:table-cell>
          <table:table-cell table:formula="of:=[.B30]-(([.B$2]-[.B$351])/351)" office:value-type="float" office:value="218906.695156695" calcext:value-type="float">
            <text:p>218907</text:p>
          </table:table-cell>
          <table:table-cell table:style-name="ce1"/>
          <table:table-cell office:value-type="float" office:value="-300" calcext:value-type="float">
            <text:p>-300</text:p>
          </table:table-cell>
          <table:table-cell table:formula="of:=[.E30]-(([.E$2]-[.E$276])/276)" office:value-type="float" office:value="58170.2898550726" calcext:value-type="float">
            <text:p>58170</text:p>
          </table:table-cell>
          <table:table-cell table:style-name="ce1"/>
          <table:table-cell/>
        </table:table-row>
        <table:table-row table:style-name="ro1">
          <table:table-cell table:formula="of:=[.A31]-10" office:value-type="float" office:value="3200" calcext:value-type="float">
            <text:p>3200</text:p>
          </table:table-cell>
          <table:table-cell table:formula="of:=[.B31]-(([.B$2]-[.B$351])/351)" office:value-type="float" office:value="218696.581196581" calcext:value-type="float">
            <text:p>218697</text:p>
          </table:table-cell>
          <table:table-cell table:style-name="ce1"/>
          <table:table-cell office:value-type="float" office:value="-310" calcext:value-type="float">
            <text:p>-310</text:p>
          </table:table-cell>
          <table:table-cell table:formula="of:=[.E31]-(([.E$2]-[.E$276])/276)" office:value-type="float" office:value="57934.7826086958" calcext:value-type="float">
            <text:p>57935</text:p>
          </table:table-cell>
          <table:table-cell table:style-name="ce1"/>
          <table:table-cell/>
        </table:table-row>
        <table:table-row table:style-name="ro1">
          <table:table-cell table:formula="of:=[.A32]-10" office:value-type="float" office:value="3190" calcext:value-type="float">
            <text:p>3190</text:p>
          </table:table-cell>
          <table:table-cell table:formula="of:=[.B32]-(([.B$2]-[.B$351])/351)" office:value-type="float" office:value="218486.467236467" calcext:value-type="float">
            <text:p>218486</text:p>
          </table:table-cell>
          <table:table-cell table:style-name="ce1"/>
          <table:table-cell office:value-type="float" office:value="-320" calcext:value-type="float">
            <text:p>-320</text:p>
          </table:table-cell>
          <table:table-cell table:formula="of:=[.E32]-(([.E$2]-[.E$276])/276)" office:value-type="float" office:value="57699.2753623189" calcext:value-type="float">
            <text:p>57699</text:p>
          </table:table-cell>
          <table:table-cell table:style-name="ce1"/>
          <table:table-cell/>
        </table:table-row>
        <table:table-row table:style-name="ro1">
          <table:table-cell table:formula="of:=[.A33]-10" office:value-type="float" office:value="3180" calcext:value-type="float">
            <text:p>3180</text:p>
          </table:table-cell>
          <table:table-cell table:formula="of:=[.B33]-(([.B$2]-[.B$351])/351)" office:value-type="float" office:value="218276.353276353" calcext:value-type="float">
            <text:p>218276</text:p>
          </table:table-cell>
          <table:table-cell table:style-name="ce1"/>
          <table:table-cell office:value-type="float" office:value="-330" calcext:value-type="float">
            <text:p>-330</text:p>
          </table:table-cell>
          <table:table-cell table:formula="of:=[.E33]-(([.E$2]-[.E$276])/276)" office:value-type="float" office:value="57463.7681159421" calcext:value-type="float">
            <text:p>57464</text:p>
          </table:table-cell>
          <table:table-cell table:style-name="ce1"/>
          <table:table-cell/>
        </table:table-row>
        <table:table-row table:style-name="ro1">
          <table:table-cell table:formula="of:=[.A34]-10" office:value-type="float" office:value="3170" calcext:value-type="float">
            <text:p>3170</text:p>
          </table:table-cell>
          <table:table-cell table:formula="of:=[.B34]-(([.B$2]-[.B$351])/351)" office:value-type="float" office:value="218066.239316239" calcext:value-type="float">
            <text:p>218066</text:p>
          </table:table-cell>
          <table:table-cell table:style-name="ce1"/>
          <table:table-cell office:value-type="float" office:value="-340" calcext:value-type="float">
            <text:p>-340</text:p>
          </table:table-cell>
          <table:table-cell table:formula="of:=[.E34]-(([.E$2]-[.E$276])/276)" office:value-type="float" office:value="57228.2608695653" calcext:value-type="float">
            <text:p>57228</text:p>
          </table:table-cell>
          <table:table-cell table:style-name="ce1"/>
          <table:table-cell/>
        </table:table-row>
        <table:table-row table:style-name="ro1">
          <table:table-cell table:formula="of:=[.A35]-10" office:value-type="float" office:value="3160" calcext:value-type="float">
            <text:p>3160</text:p>
          </table:table-cell>
          <table:table-cell table:formula="of:=[.B35]-(([.B$2]-[.B$351])/351)" office:value-type="float" office:value="217856.125356125" calcext:value-type="float">
            <text:p>217856</text:p>
          </table:table-cell>
          <table:table-cell table:style-name="ce1"/>
          <table:table-cell office:value-type="float" office:value="-350" calcext:value-type="float">
            <text:p>-350</text:p>
          </table:table-cell>
          <table:table-cell table:formula="of:=[.E35]-(([.E$2]-[.E$276])/276)" office:value-type="float" office:value="56992.7536231885" calcext:value-type="float">
            <text:p>56993</text:p>
          </table:table-cell>
          <table:table-cell table:style-name="ce1"/>
          <table:table-cell office:value-type="string" calcext:value-type="string">
            <text:p>f(x) = 23.554448x+65238.932806</text:p>
          </table:table-cell>
        </table:table-row>
        <table:table-row table:style-name="ro1">
          <table:table-cell table:formula="of:=[.A36]-10" office:value-type="float" office:value="3150" calcext:value-type="float">
            <text:p>3150</text:p>
          </table:table-cell>
          <table:table-cell table:formula="of:=[.B36]-(([.B$2]-[.B$351])/351)" office:value-type="float" office:value="217646.011396011" calcext:value-type="float">
            <text:p>217646</text:p>
          </table:table-cell>
          <table:table-cell table:style-name="ce1"/>
          <table:table-cell office:value-type="float" office:value="-360" calcext:value-type="float">
            <text:p>-360</text:p>
          </table:table-cell>
          <table:table-cell table:formula="of:=[.E36]-(([.E$2]-[.E$276])/276)" office:value-type="float" office:value="56757.2463768117" calcext:value-type="float">
            <text:p>56757</text:p>
          </table:table-cell>
          <table:table-cell table:style-name="ce1"/>
          <table:table-cell/>
        </table:table-row>
        <table:table-row table:style-name="ro1">
          <table:table-cell table:formula="of:=[.A37]-10" office:value-type="float" office:value="3140" calcext:value-type="float">
            <text:p>3140</text:p>
          </table:table-cell>
          <table:table-cell table:formula="of:=[.B37]-(([.B$2]-[.B$351])/351)" office:value-type="float" office:value="217435.897435897" calcext:value-type="float">
            <text:p>217436</text:p>
          </table:table-cell>
          <table:table-cell table:style-name="ce1"/>
          <table:table-cell office:value-type="float" office:value="-370" calcext:value-type="float">
            <text:p>-370</text:p>
          </table:table-cell>
          <table:table-cell table:formula="of:=[.E37]-(([.E$2]-[.E$276])/276)" office:value-type="float" office:value="56521.7391304349" calcext:value-type="float">
            <text:p>56522</text:p>
          </table:table-cell>
          <table:table-cell table:style-name="ce1"/>
          <table:table-cell/>
        </table:table-row>
        <table:table-row table:style-name="ro1">
          <table:table-cell table:formula="of:=[.A38]-10" office:value-type="float" office:value="3130" calcext:value-type="float">
            <text:p>3130</text:p>
          </table:table-cell>
          <table:table-cell table:formula="of:=[.B38]-(([.B$2]-[.B$351])/351)" office:value-type="float" office:value="217225.783475784" calcext:value-type="float">
            <text:p>217226</text:p>
          </table:table-cell>
          <table:table-cell table:style-name="ce1"/>
          <table:table-cell office:value-type="float" office:value="-380" calcext:value-type="float">
            <text:p>-380</text:p>
          </table:table-cell>
          <table:table-cell table:formula="of:=[.E38]-(([.E$2]-[.E$276])/276)" office:value-type="float" office:value="56286.2318840581" calcext:value-type="float">
            <text:p>56286</text:p>
          </table:table-cell>
          <table:table-cell table:style-name="ce1"/>
          <table:table-cell/>
        </table:table-row>
        <table:table-row table:style-name="ro1">
          <table:table-cell table:formula="of:=[.A39]-10" office:value-type="float" office:value="3120" calcext:value-type="float">
            <text:p>3120</text:p>
          </table:table-cell>
          <table:table-cell table:formula="of:=[.B39]-(([.B$2]-[.B$351])/351)" office:value-type="float" office:value="217015.66951567" calcext:value-type="float">
            <text:p>217016</text:p>
          </table:table-cell>
          <table:table-cell table:style-name="ce1"/>
          <table:table-cell office:value-type="float" office:value="-390" calcext:value-type="float">
            <text:p>-390</text:p>
          </table:table-cell>
          <table:table-cell table:formula="of:=[.E39]-(([.E$2]-[.E$276])/276)" office:value-type="float" office:value="56050.7246376813" calcext:value-type="float">
            <text:p>56051</text:p>
          </table:table-cell>
          <table:table-cell table:style-name="ce1"/>
          <table:table-cell/>
        </table:table-row>
        <table:table-row table:style-name="ro1">
          <table:table-cell table:formula="of:=[.A40]-10" office:value-type="float" office:value="3110" calcext:value-type="float">
            <text:p>3110</text:p>
          </table:table-cell>
          <table:table-cell table:formula="of:=[.B40]-(([.B$2]-[.B$351])/351)" office:value-type="float" office:value="216805.555555556" calcext:value-type="float">
            <text:p>216806</text:p>
          </table:table-cell>
          <table:table-cell table:style-name="ce1"/>
          <table:table-cell office:value-type="float" office:value="-400" calcext:value-type="float">
            <text:p>-400</text:p>
          </table:table-cell>
          <table:table-cell table:formula="of:=[.E40]-(([.E$2]-[.E$276])/276)" office:value-type="float" office:value="55815.2173913045" calcext:value-type="float">
            <text:p>55815</text:p>
          </table:table-cell>
          <table:table-cell table:style-name="ce1"/>
          <table:table-cell/>
        </table:table-row>
        <table:table-row table:style-name="ro1">
          <table:table-cell table:formula="of:=[.A41]-10" office:value-type="float" office:value="3100" calcext:value-type="float">
            <text:p>3100</text:p>
          </table:table-cell>
          <table:table-cell table:formula="of:=[.B41]-(([.B$2]-[.B$351])/351)" office:value-type="float" office:value="216595.441595442" calcext:value-type="float">
            <text:p>216595</text:p>
          </table:table-cell>
          <table:table-cell table:style-name="ce1"/>
          <table:table-cell office:value-type="float" office:value="-410" calcext:value-type="float">
            <text:p>-410</text:p>
          </table:table-cell>
          <table:table-cell table:formula="of:=[.E41]-(([.E$2]-[.E$276])/276)" office:value-type="float" office:value="55579.7101449277" calcext:value-type="float">
            <text:p>55580</text:p>
          </table:table-cell>
          <table:table-cell table:style-name="ce1"/>
          <table:table-cell/>
        </table:table-row>
        <table:table-row table:style-name="ro1">
          <table:table-cell table:formula="of:=[.A42]-10" office:value-type="float" office:value="3090" calcext:value-type="float">
            <text:p>3090</text:p>
          </table:table-cell>
          <table:table-cell table:formula="of:=[.B42]-(([.B$2]-[.B$351])/351)" office:value-type="float" office:value="216385.327635328" calcext:value-type="float">
            <text:p>216385</text:p>
          </table:table-cell>
          <table:table-cell table:style-name="ce1"/>
          <table:table-cell office:value-type="float" office:value="-420" calcext:value-type="float">
            <text:p>-420</text:p>
          </table:table-cell>
          <table:table-cell table:formula="of:=[.E42]-(([.E$2]-[.E$276])/276)" office:value-type="float" office:value="55344.2028985509" calcext:value-type="float">
            <text:p>55344</text:p>
          </table:table-cell>
          <table:table-cell table:style-name="ce1"/>
          <table:table-cell/>
        </table:table-row>
        <table:table-row table:style-name="ro1">
          <table:table-cell table:formula="of:=[.A43]-10" office:value-type="float" office:value="3080" calcext:value-type="float">
            <text:p>3080</text:p>
          </table:table-cell>
          <table:table-cell table:formula="of:=[.B43]-(([.B$2]-[.B$351])/351)" office:value-type="float" office:value="216175.213675214" calcext:value-type="float">
            <text:p>216175</text:p>
          </table:table-cell>
          <table:table-cell table:style-name="ce1"/>
          <table:table-cell office:value-type="float" office:value="-430" calcext:value-type="float">
            <text:p>-430</text:p>
          </table:table-cell>
          <table:table-cell table:formula="of:=[.E43]-(([.E$2]-[.E$276])/276)" office:value-type="float" office:value="55108.6956521741" calcext:value-type="float">
            <text:p>55109</text:p>
          </table:table-cell>
          <table:table-cell table:style-name="ce1"/>
          <table:table-cell/>
        </table:table-row>
        <table:table-row table:style-name="ro1">
          <table:table-cell table:formula="of:=[.A44]-10" office:value-type="float" office:value="3070" calcext:value-type="float">
            <text:p>3070</text:p>
          </table:table-cell>
          <table:table-cell table:formula="of:=[.B44]-(([.B$2]-[.B$351])/351)" office:value-type="float" office:value="215965.0997151" calcext:value-type="float">
            <text:p>215965</text:p>
          </table:table-cell>
          <table:table-cell table:style-name="ce1"/>
          <table:table-cell office:value-type="float" office:value="-440" calcext:value-type="float">
            <text:p>-440</text:p>
          </table:table-cell>
          <table:table-cell table:formula="of:=[.E44]-(([.E$2]-[.E$276])/276)" office:value-type="float" office:value="54873.1884057972" calcext:value-type="float">
            <text:p>54873</text:p>
          </table:table-cell>
          <table:table-cell table:style-name="ce1"/>
          <table:table-cell/>
        </table:table-row>
        <table:table-row table:style-name="ro1">
          <table:table-cell table:formula="of:=[.A45]-10" office:value-type="float" office:value="3060" calcext:value-type="float">
            <text:p>3060</text:p>
          </table:table-cell>
          <table:table-cell table:formula="of:=[.B45]-(([.B$2]-[.B$351])/351)" office:value-type="float" office:value="215754.985754986" calcext:value-type="float">
            <text:p>215755</text:p>
          </table:table-cell>
          <table:table-cell table:style-name="ce1"/>
          <table:table-cell office:value-type="float" office:value="-450" calcext:value-type="float">
            <text:p>-450</text:p>
          </table:table-cell>
          <table:table-cell table:formula="of:=[.E45]-(([.E$2]-[.E$276])/276)" office:value-type="float" office:value="54637.6811594204" calcext:value-type="float">
            <text:p>54638</text:p>
          </table:table-cell>
          <table:table-cell table:style-name="ce1"/>
          <table:table-cell/>
        </table:table-row>
        <table:table-row table:style-name="ro1">
          <table:table-cell table:formula="of:=[.A46]-10" office:value-type="float" office:value="3050" calcext:value-type="float">
            <text:p>3050</text:p>
          </table:table-cell>
          <table:table-cell table:formula="of:=[.B46]-(([.B$2]-[.B$351])/351)" office:value-type="float" office:value="215544.871794872" calcext:value-type="float">
            <text:p>215545</text:p>
          </table:table-cell>
          <table:table-cell table:style-name="ce1"/>
          <table:table-cell office:value-type="float" office:value="-460" calcext:value-type="float">
            <text:p>-460</text:p>
          </table:table-cell>
          <table:table-cell table:formula="of:=[.E46]-(([.E$2]-[.E$276])/276)" office:value-type="float" office:value="54402.1739130436" calcext:value-type="float">
            <text:p>54402</text:p>
          </table:table-cell>
          <table:table-cell table:style-name="ce1"/>
          <table:table-cell/>
        </table:table-row>
        <table:table-row table:style-name="ro1">
          <table:table-cell table:formula="of:=[.A47]-10" office:value-type="float" office:value="3040" calcext:value-type="float">
            <text:p>3040</text:p>
          </table:table-cell>
          <table:table-cell table:formula="of:=[.B47]-(([.B$2]-[.B$351])/351)" office:value-type="float" office:value="215334.757834758" calcext:value-type="float">
            <text:p>215335</text:p>
          </table:table-cell>
          <table:table-cell table:style-name="ce1"/>
          <table:table-cell office:value-type="float" office:value="-470" calcext:value-type="float">
            <text:p>-470</text:p>
          </table:table-cell>
          <table:table-cell table:formula="of:=[.E47]-(([.E$2]-[.E$276])/276)" office:value-type="float" office:value="54166.6666666668" calcext:value-type="float">
            <text:p>54167</text:p>
          </table:table-cell>
          <table:table-cell table:style-name="ce1"/>
          <table:table-cell/>
        </table:table-row>
        <table:table-row table:style-name="ro1">
          <table:table-cell table:formula="of:=[.A48]-10" office:value-type="float" office:value="3030" calcext:value-type="float">
            <text:p>3030</text:p>
          </table:table-cell>
          <table:table-cell table:formula="of:=[.B48]-(([.B$2]-[.B$351])/351)" office:value-type="float" office:value="215124.643874644" calcext:value-type="float">
            <text:p>215125</text:p>
          </table:table-cell>
          <table:table-cell table:style-name="ce1"/>
          <table:table-cell office:value-type="float" office:value="-480" calcext:value-type="float">
            <text:p>-480</text:p>
          </table:table-cell>
          <table:table-cell table:formula="of:=[.E48]-(([.E$2]-[.E$276])/276)" office:value-type="float" office:value="53931.15942029" calcext:value-type="float">
            <text:p>53931</text:p>
          </table:table-cell>
          <table:table-cell table:style-name="ce1"/>
          <table:table-cell/>
        </table:table-row>
        <table:table-row table:style-name="ro1">
          <table:table-cell table:formula="of:=[.A49]-10" office:value-type="float" office:value="3020" calcext:value-type="float">
            <text:p>3020</text:p>
          </table:table-cell>
          <table:table-cell table:formula="of:=[.B49]-(([.B$2]-[.B$351])/351)" office:value-type="float" office:value="214914.52991453" calcext:value-type="float">
            <text:p>214915</text:p>
          </table:table-cell>
          <table:table-cell table:style-name="ce1"/>
          <table:table-cell office:value-type="float" office:value="-490" calcext:value-type="float">
            <text:p>-490</text:p>
          </table:table-cell>
          <table:table-cell table:formula="of:=[.E49]-(([.E$2]-[.E$276])/276)" office:value-type="float" office:value="53695.6521739132" calcext:value-type="float">
            <text:p>53696</text:p>
          </table:table-cell>
          <table:table-cell table:style-name="ce1"/>
          <table:table-cell/>
        </table:table-row>
        <table:table-row table:style-name="ro1">
          <table:table-cell table:formula="of:=[.A50]-10" office:value-type="float" office:value="3010" calcext:value-type="float">
            <text:p>3010</text:p>
          </table:table-cell>
          <table:table-cell table:formula="of:=[.B50]-(([.B$2]-[.B$351])/351)" office:value-type="float" office:value="214704.415954416" calcext:value-type="float">
            <text:p>214704</text:p>
          </table:table-cell>
          <table:table-cell table:style-name="ce1"/>
          <table:table-cell office:value-type="float" office:value="-500" calcext:value-type="float">
            <text:p>-500</text:p>
          </table:table-cell>
          <table:table-cell table:formula="of:=[.E50]-(([.E$2]-[.E$276])/276)" office:value-type="float" office:value="53460.1449275364" calcext:value-type="float">
            <text:p>53460</text:p>
          </table:table-cell>
          <table:table-cell table:style-name="ce1"/>
          <table:table-cell/>
        </table:table-row>
        <table:table-row table:style-name="ro1">
          <table:table-cell table:formula="of:=[.A51]-10" office:value-type="float" office:value="3000" calcext:value-type="float">
            <text:p>3000</text:p>
          </table:table-cell>
          <table:table-cell table:formula="of:=[.B51]-(([.B$2]-[.B$351])/351)" office:value-type="float" office:value="214494.301994302" calcext:value-type="float">
            <text:p>214494</text:p>
          </table:table-cell>
          <table:table-cell table:style-name="ce1"/>
          <table:table-cell office:value-type="float" office:value="-510" calcext:value-type="float">
            <text:p>-510</text:p>
          </table:table-cell>
          <table:table-cell table:formula="of:=[.E51]-(([.E$2]-[.E$276])/276)" office:value-type="float" office:value="53224.6376811596" calcext:value-type="float">
            <text:p>53225</text:p>
          </table:table-cell>
          <table:table-cell table:style-name="ce1"/>
          <table:table-cell/>
        </table:table-row>
        <table:table-row table:style-name="ro1">
          <table:table-cell table:formula="of:=[.A52]-10" office:value-type="float" office:value="2990" calcext:value-type="float">
            <text:p>2990</text:p>
          </table:table-cell>
          <table:table-cell table:formula="of:=[.B52]-(([.B$2]-[.B$351])/351)" office:value-type="float" office:value="214284.188034188" calcext:value-type="float">
            <text:p>214284</text:p>
          </table:table-cell>
          <table:table-cell table:style-name="ce1"/>
          <table:table-cell office:value-type="float" office:value="-520" calcext:value-type="float">
            <text:p>-520</text:p>
          </table:table-cell>
          <table:table-cell table:formula="of:=[.E52]-(([.E$2]-[.E$276])/276)" office:value-type="float" office:value="52989.1304347828" calcext:value-type="float">
            <text:p>52989</text:p>
          </table:table-cell>
          <table:table-cell table:style-name="ce1"/>
          <table:table-cell/>
        </table:table-row>
        <table:table-row table:style-name="ro1">
          <table:table-cell table:formula="of:=[.A53]-10" office:value-type="float" office:value="2980" calcext:value-type="float">
            <text:p>2980</text:p>
          </table:table-cell>
          <table:table-cell table:formula="of:=[.B53]-(([.B$2]-[.B$351])/351)" office:value-type="float" office:value="214074.074074074" calcext:value-type="float">
            <text:p>214074</text:p>
          </table:table-cell>
          <table:table-cell table:style-name="ce1"/>
          <table:table-cell office:value-type="float" office:value="-530" calcext:value-type="float">
            <text:p>-530</text:p>
          </table:table-cell>
          <table:table-cell table:formula="of:=[.E53]-(([.E$2]-[.E$276])/276)" office:value-type="float" office:value="52753.623188406" calcext:value-type="float">
            <text:p>52754</text:p>
          </table:table-cell>
          <table:table-cell table:style-name="ce1"/>
          <table:table-cell/>
        </table:table-row>
        <table:table-row table:style-name="ro1">
          <table:table-cell table:formula="of:=[.A54]-10" office:value-type="float" office:value="2970" calcext:value-type="float">
            <text:p>2970</text:p>
          </table:table-cell>
          <table:table-cell table:formula="of:=[.B54]-(([.B$2]-[.B$351])/351)" office:value-type="float" office:value="213863.96011396" calcext:value-type="float">
            <text:p>213864</text:p>
          </table:table-cell>
          <table:table-cell table:style-name="ce1"/>
          <table:table-cell office:value-type="float" office:value="-540" calcext:value-type="float">
            <text:p>-540</text:p>
          </table:table-cell>
          <table:table-cell table:formula="of:=[.E54]-(([.E$2]-[.E$276])/276)" office:value-type="float" office:value="52518.1159420292" calcext:value-type="float">
            <text:p>52518</text:p>
          </table:table-cell>
          <table:table-cell table:style-name="ce1"/>
          <table:table-cell/>
        </table:table-row>
        <table:table-row table:style-name="ro1">
          <table:table-cell table:formula="of:=[.A55]-10" office:value-type="float" office:value="2960" calcext:value-type="float">
            <text:p>2960</text:p>
          </table:table-cell>
          <table:table-cell table:formula="of:=[.B55]-(([.B$2]-[.B$351])/351)" office:value-type="float" office:value="213653.846153846" calcext:value-type="float">
            <text:p>213654</text:p>
          </table:table-cell>
          <table:table-cell table:style-name="ce1"/>
          <table:table-cell office:value-type="float" office:value="-550" calcext:value-type="float">
            <text:p>-550</text:p>
          </table:table-cell>
          <table:table-cell table:formula="of:=[.E55]-(([.E$2]-[.E$276])/276)" office:value-type="float" office:value="52282.6086956523" calcext:value-type="float">
            <text:p>52283</text:p>
          </table:table-cell>
          <table:table-cell table:style-name="ce1"/>
          <table:table-cell/>
        </table:table-row>
        <table:table-row table:style-name="ro1">
          <table:table-cell table:formula="of:=[.A56]-10" office:value-type="float" office:value="2950" calcext:value-type="float">
            <text:p>2950</text:p>
          </table:table-cell>
          <table:table-cell table:formula="of:=[.B56]-(([.B$2]-[.B$351])/351)" office:value-type="float" office:value="213443.732193732" calcext:value-type="float">
            <text:p>213444</text:p>
          </table:table-cell>
          <table:table-cell table:style-name="ce1"/>
          <table:table-cell office:value-type="float" office:value="-560" calcext:value-type="float">
            <text:p>-560</text:p>
          </table:table-cell>
          <table:table-cell table:formula="of:=[.E56]-(([.E$2]-[.E$276])/276)" office:value-type="float" office:value="52047.1014492755" calcext:value-type="float">
            <text:p>52047</text:p>
          </table:table-cell>
          <table:table-cell table:style-name="ce1"/>
          <table:table-cell/>
        </table:table-row>
        <table:table-row table:style-name="ro1">
          <table:table-cell table:formula="of:=[.A57]-10" office:value-type="float" office:value="2940" calcext:value-type="float">
            <text:p>2940</text:p>
          </table:table-cell>
          <table:table-cell table:formula="of:=[.B57]-(([.B$2]-[.B$351])/351)" office:value-type="float" office:value="213233.618233618" calcext:value-type="float">
            <text:p>213234</text:p>
          </table:table-cell>
          <table:table-cell table:style-name="ce1"/>
          <table:table-cell office:value-type="float" office:value="-570" calcext:value-type="float">
            <text:p>-570</text:p>
          </table:table-cell>
          <table:table-cell table:formula="of:=[.E57]-(([.E$2]-[.E$276])/276)" office:value-type="float" office:value="51811.5942028987" calcext:value-type="float">
            <text:p>51812</text:p>
          </table:table-cell>
          <table:table-cell table:style-name="ce1"/>
          <table:table-cell/>
        </table:table-row>
        <table:table-row table:style-name="ro1">
          <table:table-cell table:formula="of:=[.A58]-10" office:value-type="float" office:value="2930" calcext:value-type="float">
            <text:p>2930</text:p>
          </table:table-cell>
          <table:table-cell table:formula="of:=[.B58]-(([.B$2]-[.B$351])/351)" office:value-type="float" office:value="213023.504273504" calcext:value-type="float">
            <text:p>213024</text:p>
          </table:table-cell>
          <table:table-cell table:style-name="ce1"/>
          <table:table-cell office:value-type="float" office:value="-580" calcext:value-type="float">
            <text:p>-580</text:p>
          </table:table-cell>
          <table:table-cell table:formula="of:=[.E58]-(([.E$2]-[.E$276])/276)" office:value-type="float" office:value="51576.0869565219" calcext:value-type="float">
            <text:p>51576</text:p>
          </table:table-cell>
          <table:table-cell table:style-name="ce1"/>
          <table:table-cell/>
        </table:table-row>
        <table:table-row table:style-name="ro1">
          <table:table-cell table:formula="of:=[.A59]-10" office:value-type="float" office:value="2920" calcext:value-type="float">
            <text:p>2920</text:p>
          </table:table-cell>
          <table:table-cell table:formula="of:=[.B59]-(([.B$2]-[.B$351])/351)" office:value-type="float" office:value="212813.39031339" calcext:value-type="float">
            <text:p>212813</text:p>
          </table:table-cell>
          <table:table-cell table:style-name="ce1"/>
          <table:table-cell office:value-type="float" office:value="-590" calcext:value-type="float">
            <text:p>-590</text:p>
          </table:table-cell>
          <table:table-cell table:formula="of:=[.E59]-(([.E$2]-[.E$276])/276)" office:value-type="float" office:value="51340.5797101451" calcext:value-type="float">
            <text:p>51341</text:p>
          </table:table-cell>
          <table:table-cell table:style-name="ce1"/>
          <table:table-cell/>
        </table:table-row>
        <table:table-row table:style-name="ro1">
          <table:table-cell table:formula="of:=[.A60]-10" office:value-type="float" office:value="2910" calcext:value-type="float">
            <text:p>2910</text:p>
          </table:table-cell>
          <table:table-cell table:formula="of:=[.B60]-(([.B$2]-[.B$351])/351)" office:value-type="float" office:value="212603.276353276" calcext:value-type="float">
            <text:p>212603</text:p>
          </table:table-cell>
          <table:table-cell table:style-name="ce1"/>
          <table:table-cell office:value-type="float" office:value="-600" calcext:value-type="float">
            <text:p>-600</text:p>
          </table:table-cell>
          <table:table-cell table:formula="of:=[.E60]-(([.E$2]-[.E$276])/276)" office:value-type="float" office:value="51105.0724637683" calcext:value-type="float">
            <text:p>51105</text:p>
          </table:table-cell>
          <table:table-cell table:style-name="ce1"/>
          <table:table-cell/>
        </table:table-row>
        <table:table-row table:style-name="ro1">
          <table:table-cell table:formula="of:=[.A61]-10" office:value-type="float" office:value="2900" calcext:value-type="float">
            <text:p>2900</text:p>
          </table:table-cell>
          <table:table-cell table:formula="of:=[.B61]-(([.B$2]-[.B$351])/351)" office:value-type="float" office:value="212393.162393162" calcext:value-type="float">
            <text:p>212393</text:p>
          </table:table-cell>
          <table:table-cell table:style-name="ce1"/>
          <table:table-cell office:value-type="float" office:value="-610" calcext:value-type="float">
            <text:p>-610</text:p>
          </table:table-cell>
          <table:table-cell table:formula="of:=[.E61]-(([.E$2]-[.E$276])/276)" office:value-type="float" office:value="50869.5652173915" calcext:value-type="float">
            <text:p>50870</text:p>
          </table:table-cell>
          <table:table-cell table:style-name="ce1"/>
          <table:table-cell/>
        </table:table-row>
        <table:table-row table:style-name="ro1">
          <table:table-cell table:formula="of:=[.A62]-10" office:value-type="float" office:value="2890" calcext:value-type="float">
            <text:p>2890</text:p>
          </table:table-cell>
          <table:table-cell table:formula="of:=[.B62]-(([.B$2]-[.B$351])/351)" office:value-type="float" office:value="212183.048433049" calcext:value-type="float">
            <text:p>212183</text:p>
          </table:table-cell>
          <table:table-cell table:style-name="ce1"/>
          <table:table-cell office:value-type="float" office:value="-620" calcext:value-type="float">
            <text:p>-620</text:p>
          </table:table-cell>
          <table:table-cell table:formula="of:=[.E62]-(([.E$2]-[.E$276])/276)" office:value-type="float" office:value="50634.0579710147" calcext:value-type="float">
            <text:p>50634</text:p>
          </table:table-cell>
          <table:table-cell table:style-name="ce1"/>
          <table:table-cell/>
        </table:table-row>
        <table:table-row table:style-name="ro1">
          <table:table-cell table:formula="of:=[.A63]-10" office:value-type="float" office:value="2880" calcext:value-type="float">
            <text:p>2880</text:p>
          </table:table-cell>
          <table:table-cell table:formula="of:=[.B63]-(([.B$2]-[.B$351])/351)" office:value-type="float" office:value="211972.934472935" calcext:value-type="float">
            <text:p>211973</text:p>
          </table:table-cell>
          <table:table-cell table:style-name="ce1"/>
          <table:table-cell office:value-type="float" office:value="-630" calcext:value-type="float">
            <text:p>-630</text:p>
          </table:table-cell>
          <table:table-cell table:formula="of:=[.E63]-(([.E$2]-[.E$276])/276)" office:value-type="float" office:value="50398.5507246379" calcext:value-type="float">
            <text:p>50399</text:p>
          </table:table-cell>
          <table:table-cell table:style-name="ce1"/>
          <table:table-cell/>
        </table:table-row>
        <table:table-row table:style-name="ro1">
          <table:table-cell table:formula="of:=[.A64]-10" office:value-type="float" office:value="2870" calcext:value-type="float">
            <text:p>2870</text:p>
          </table:table-cell>
          <table:table-cell table:formula="of:=[.B64]-(([.B$2]-[.B$351])/351)" office:value-type="float" office:value="211762.820512821" calcext:value-type="float">
            <text:p>211763</text:p>
          </table:table-cell>
          <table:table-cell table:style-name="ce1"/>
          <table:table-cell office:value-type="float" office:value="-640" calcext:value-type="float">
            <text:p>-640</text:p>
          </table:table-cell>
          <table:table-cell table:formula="of:=[.E64]-(([.E$2]-[.E$276])/276)" office:value-type="float" office:value="50163.0434782611" calcext:value-type="float">
            <text:p>50163</text:p>
          </table:table-cell>
          <table:table-cell table:style-name="ce1"/>
          <table:table-cell/>
        </table:table-row>
        <table:table-row table:style-name="ro1">
          <table:table-cell table:formula="of:=[.A65]-10" office:value-type="float" office:value="2860" calcext:value-type="float">
            <text:p>2860</text:p>
          </table:table-cell>
          <table:table-cell table:formula="of:=[.B65]-(([.B$2]-[.B$351])/351)" office:value-type="float" office:value="211552.706552707" calcext:value-type="float">
            <text:p>211553</text:p>
          </table:table-cell>
          <table:table-cell table:style-name="ce1"/>
          <table:table-cell office:value-type="float" office:value="-650" calcext:value-type="float">
            <text:p>-650</text:p>
          </table:table-cell>
          <table:table-cell table:formula="of:=[.E65]-(([.E$2]-[.E$276])/276)" office:value-type="float" office:value="49927.5362318843" calcext:value-type="float">
            <text:p>49928</text:p>
          </table:table-cell>
          <table:table-cell table:style-name="ce1"/>
          <table:table-cell/>
        </table:table-row>
        <table:table-row table:style-name="ro1">
          <table:table-cell table:formula="of:=[.A66]-10" office:value-type="float" office:value="2850" calcext:value-type="float">
            <text:p>2850</text:p>
          </table:table-cell>
          <table:table-cell table:formula="of:=[.B66]-(([.B$2]-[.B$351])/351)" office:value-type="float" office:value="211342.592592593" calcext:value-type="float">
            <text:p>211343</text:p>
          </table:table-cell>
          <table:table-cell table:style-name="ce1"/>
          <table:table-cell office:value-type="float" office:value="-660" calcext:value-type="float">
            <text:p>-660</text:p>
          </table:table-cell>
          <table:table-cell table:formula="of:=[.E66]-(([.E$2]-[.E$276])/276)" office:value-type="float" office:value="49692.0289855075" calcext:value-type="float">
            <text:p>49692</text:p>
          </table:table-cell>
          <table:table-cell table:style-name="ce1"/>
          <table:table-cell/>
        </table:table-row>
        <table:table-row table:style-name="ro1">
          <table:table-cell table:formula="of:=[.A67]-10" office:value-type="float" office:value="2840" calcext:value-type="float">
            <text:p>2840</text:p>
          </table:table-cell>
          <table:table-cell table:formula="of:=[.B67]-(([.B$2]-[.B$351])/351)" office:value-type="float" office:value="211132.478632479" calcext:value-type="float">
            <text:p>211132</text:p>
          </table:table-cell>
          <table:table-cell table:style-name="ce1"/>
          <table:table-cell office:value-type="float" office:value="-670" calcext:value-type="float">
            <text:p>-670</text:p>
          </table:table-cell>
          <table:table-cell table:formula="of:=[.E67]-(([.E$2]-[.E$276])/276)" office:value-type="float" office:value="49456.5217391307" calcext:value-type="float">
            <text:p>49457</text:p>
          </table:table-cell>
          <table:table-cell table:style-name="ce1"/>
          <table:table-cell/>
        </table:table-row>
        <table:table-row table:style-name="ro1">
          <table:table-cell table:formula="of:=[.A68]-10" office:value-type="float" office:value="2830" calcext:value-type="float">
            <text:p>2830</text:p>
          </table:table-cell>
          <table:table-cell table:formula="of:=[.B68]-(([.B$2]-[.B$351])/351)" office:value-type="float" office:value="210922.364672365" calcext:value-type="float">
            <text:p>210922</text:p>
          </table:table-cell>
          <table:table-cell table:style-name="ce1"/>
          <table:table-cell office:value-type="float" office:value="-680" calcext:value-type="float">
            <text:p>-680</text:p>
          </table:table-cell>
          <table:table-cell table:formula="of:=[.E68]-(([.E$2]-[.E$276])/276)" office:value-type="float" office:value="49221.0144927538" calcext:value-type="float">
            <text:p>49221</text:p>
          </table:table-cell>
          <table:table-cell table:style-name="ce1"/>
          <table:table-cell/>
        </table:table-row>
        <table:table-row table:style-name="ro1">
          <table:table-cell table:formula="of:=[.A69]-10" office:value-type="float" office:value="2820" calcext:value-type="float">
            <text:p>2820</text:p>
          </table:table-cell>
          <table:table-cell table:formula="of:=[.B69]-(([.B$2]-[.B$351])/351)" office:value-type="float" office:value="210712.250712251" calcext:value-type="float">
            <text:p>210712</text:p>
          </table:table-cell>
          <table:table-cell table:style-name="ce1"/>
          <table:table-cell office:value-type="float" office:value="-690" calcext:value-type="float">
            <text:p>-690</text:p>
          </table:table-cell>
          <table:table-cell table:formula="of:=[.E69]-(([.E$2]-[.E$276])/276)" office:value-type="float" office:value="48985.507246377" calcext:value-type="float">
            <text:p>48986</text:p>
          </table:table-cell>
          <table:table-cell table:style-name="ce1"/>
          <table:table-cell/>
        </table:table-row>
        <table:table-row table:style-name="ro1">
          <table:table-cell table:formula="of:=[.A70]-10" office:value-type="float" office:value="2810" calcext:value-type="float">
            <text:p>2810</text:p>
          </table:table-cell>
          <table:table-cell table:formula="of:=[.B70]-(([.B$2]-[.B$351])/351)" office:value-type="float" office:value="210502.136752137" calcext:value-type="float">
            <text:p>210502</text:p>
          </table:table-cell>
          <table:table-cell table:style-name="ce1"/>
          <table:table-cell office:value-type="float" office:value="-700" calcext:value-type="float">
            <text:p>-700</text:p>
          </table:table-cell>
          <table:table-cell table:formula="of:=[.E70]-(([.E$2]-[.E$276])/276)" office:value-type="float" office:value="48750.0000000002" calcext:value-type="float">
            <text:p>48750</text:p>
          </table:table-cell>
          <table:table-cell table:style-name="ce1"/>
          <table:table-cell/>
        </table:table-row>
        <table:table-row table:style-name="ro1">
          <table:table-cell table:formula="of:=[.A71]-10" office:value-type="float" office:value="2800" calcext:value-type="float">
            <text:p>2800</text:p>
          </table:table-cell>
          <table:table-cell table:formula="of:=[.B71]-(([.B$2]-[.B$351])/351)" office:value-type="float" office:value="210292.022792023" calcext:value-type="float">
            <text:p>210292</text:p>
          </table:table-cell>
          <table:table-cell table:style-name="ce1"/>
          <table:table-cell office:value-type="float" office:value="-710" calcext:value-type="float">
            <text:p>-710</text:p>
          </table:table-cell>
          <table:table-cell table:formula="of:=[.E71]-(([.E$2]-[.E$276])/276)" office:value-type="float" office:value="48514.4927536234" calcext:value-type="float">
            <text:p>48514</text:p>
          </table:table-cell>
          <table:table-cell table:style-name="ce1"/>
          <table:table-cell/>
        </table:table-row>
        <table:table-row table:style-name="ro1">
          <table:table-cell table:formula="of:=[.A72]-10" office:value-type="float" office:value="2790" calcext:value-type="float">
            <text:p>2790</text:p>
          </table:table-cell>
          <table:table-cell table:formula="of:=[.B72]-(([.B$2]-[.B$351])/351)" office:value-type="float" office:value="210081.908831909" calcext:value-type="float">
            <text:p>210082</text:p>
          </table:table-cell>
          <table:table-cell table:style-name="ce1"/>
          <table:table-cell office:value-type="float" office:value="-720" calcext:value-type="float">
            <text:p>-720</text:p>
          </table:table-cell>
          <table:table-cell table:formula="of:=[.E72]-(([.E$2]-[.E$276])/276)" office:value-type="float" office:value="48278.9855072466" calcext:value-type="float">
            <text:p>48279</text:p>
          </table:table-cell>
          <table:table-cell table:style-name="ce1"/>
          <table:table-cell/>
        </table:table-row>
        <table:table-row table:style-name="ro1">
          <table:table-cell table:formula="of:=[.A73]-10" office:value-type="float" office:value="2780" calcext:value-type="float">
            <text:p>2780</text:p>
          </table:table-cell>
          <table:table-cell table:formula="of:=[.B73]-(([.B$2]-[.B$351])/351)" office:value-type="float" office:value="209871.794871795" calcext:value-type="float">
            <text:p>209872</text:p>
          </table:table-cell>
          <table:table-cell table:style-name="ce1"/>
          <table:table-cell office:value-type="float" office:value="-730" calcext:value-type="float">
            <text:p>-730</text:p>
          </table:table-cell>
          <table:table-cell table:formula="of:=[.E73]-(([.E$2]-[.E$276])/276)" office:value-type="float" office:value="48043.4782608698" calcext:value-type="float">
            <text:p>48043</text:p>
          </table:table-cell>
          <table:table-cell table:style-name="ce1"/>
          <table:table-cell/>
        </table:table-row>
        <table:table-row table:style-name="ro1">
          <table:table-cell table:formula="of:=[.A74]-10" office:value-type="float" office:value="2770" calcext:value-type="float">
            <text:p>2770</text:p>
          </table:table-cell>
          <table:table-cell table:formula="of:=[.B74]-(([.B$2]-[.B$351])/351)" office:value-type="float" office:value="209661.680911681" calcext:value-type="float">
            <text:p>209662</text:p>
          </table:table-cell>
          <table:table-cell table:style-name="ce1"/>
          <table:table-cell office:value-type="float" office:value="-740" calcext:value-type="float">
            <text:p>-740</text:p>
          </table:table-cell>
          <table:table-cell table:formula="of:=[.E74]-(([.E$2]-[.E$276])/276)" office:value-type="float" office:value="47807.971014493" calcext:value-type="float">
            <text:p>47808</text:p>
          </table:table-cell>
          <table:table-cell table:style-name="ce1"/>
          <table:table-cell/>
        </table:table-row>
        <table:table-row table:style-name="ro1">
          <table:table-cell table:formula="of:=[.A75]-10" office:value-type="float" office:value="2760" calcext:value-type="float">
            <text:p>2760</text:p>
          </table:table-cell>
          <table:table-cell table:formula="of:=[.B75]-(([.B$2]-[.B$351])/351)" office:value-type="float" office:value="209451.566951567" calcext:value-type="float">
            <text:p>209452</text:p>
          </table:table-cell>
          <table:table-cell table:style-name="ce1"/>
          <table:table-cell office:value-type="float" office:value="-750" calcext:value-type="float">
            <text:p>-750</text:p>
          </table:table-cell>
          <table:table-cell table:formula="of:=[.E75]-(([.E$2]-[.E$276])/276)" office:value-type="float" office:value="47572.4637681162" calcext:value-type="float">
            <text:p>47572</text:p>
          </table:table-cell>
          <table:table-cell table:style-name="ce1"/>
          <table:table-cell/>
        </table:table-row>
        <table:table-row table:style-name="ro1">
          <table:table-cell table:formula="of:=[.A76]-10" office:value-type="float" office:value="2750" calcext:value-type="float">
            <text:p>2750</text:p>
          </table:table-cell>
          <table:table-cell table:formula="of:=[.B76]-(([.B$2]-[.B$351])/351)" office:value-type="float" office:value="209241.452991453" calcext:value-type="float">
            <text:p>209241</text:p>
          </table:table-cell>
          <table:table-cell table:style-name="ce1"/>
          <table:table-cell office:value-type="float" office:value="-760" calcext:value-type="float">
            <text:p>-760</text:p>
          </table:table-cell>
          <table:table-cell table:formula="of:=[.E76]-(([.E$2]-[.E$276])/276)" office:value-type="float" office:value="47336.9565217394" calcext:value-type="float">
            <text:p>47337</text:p>
          </table:table-cell>
          <table:table-cell table:style-name="ce1"/>
          <table:table-cell/>
        </table:table-row>
        <table:table-row table:style-name="ro1">
          <table:table-cell table:formula="of:=[.A77]-10" office:value-type="float" office:value="2740" calcext:value-type="float">
            <text:p>2740</text:p>
          </table:table-cell>
          <table:table-cell table:formula="of:=[.B77]-(([.B$2]-[.B$351])/351)" office:value-type="float" office:value="209031.339031339" calcext:value-type="float">
            <text:p>209031</text:p>
          </table:table-cell>
          <table:table-cell table:style-name="ce1"/>
          <table:table-cell office:value-type="float" office:value="-770" calcext:value-type="float">
            <text:p>-770</text:p>
          </table:table-cell>
          <table:table-cell table:formula="of:=[.E77]-(([.E$2]-[.E$276])/276)" office:value-type="float" office:value="47101.4492753626" calcext:value-type="float">
            <text:p>47101</text:p>
          </table:table-cell>
          <table:table-cell table:style-name="ce1"/>
          <table:table-cell/>
        </table:table-row>
        <table:table-row table:style-name="ro1">
          <table:table-cell table:formula="of:=[.A78]-10" office:value-type="float" office:value="2730" calcext:value-type="float">
            <text:p>2730</text:p>
          </table:table-cell>
          <table:table-cell table:formula="of:=[.B78]-(([.B$2]-[.B$351])/351)" office:value-type="float" office:value="208821.225071225" calcext:value-type="float">
            <text:p>208821</text:p>
          </table:table-cell>
          <table:table-cell table:style-name="ce1"/>
          <table:table-cell office:value-type="float" office:value="-780" calcext:value-type="float">
            <text:p>-780</text:p>
          </table:table-cell>
          <table:table-cell table:formula="of:=[.E78]-(([.E$2]-[.E$276])/276)" office:value-type="float" office:value="46865.9420289858" calcext:value-type="float">
            <text:p>46866</text:p>
          </table:table-cell>
          <table:table-cell table:style-name="ce1"/>
          <table:table-cell/>
        </table:table-row>
        <table:table-row table:style-name="ro1">
          <table:table-cell table:formula="of:=[.A79]-10" office:value-type="float" office:value="2720" calcext:value-type="float">
            <text:p>2720</text:p>
          </table:table-cell>
          <table:table-cell table:formula="of:=[.B79]-(([.B$2]-[.B$351])/351)" office:value-type="float" office:value="208611.111111111" calcext:value-type="float">
            <text:p>208611</text:p>
          </table:table-cell>
          <table:table-cell table:style-name="ce1"/>
          <table:table-cell office:value-type="float" office:value="-790" calcext:value-type="float">
            <text:p>-790</text:p>
          </table:table-cell>
          <table:table-cell table:formula="of:=[.E79]-(([.E$2]-[.E$276])/276)" office:value-type="float" office:value="46630.434782609" calcext:value-type="float">
            <text:p>46630</text:p>
          </table:table-cell>
          <table:table-cell table:style-name="ce1"/>
          <table:table-cell/>
        </table:table-row>
        <table:table-row table:style-name="ro1">
          <table:table-cell table:formula="of:=[.A80]-10" office:value-type="float" office:value="2710" calcext:value-type="float">
            <text:p>2710</text:p>
          </table:table-cell>
          <table:table-cell table:formula="of:=[.B80]-(([.B$2]-[.B$351])/351)" office:value-type="float" office:value="208400.997150997" calcext:value-type="float">
            <text:p>208401</text:p>
          </table:table-cell>
          <table:table-cell table:style-name="ce1"/>
          <table:table-cell office:value-type="float" office:value="-800" calcext:value-type="float">
            <text:p>-800</text:p>
          </table:table-cell>
          <table:table-cell table:formula="of:=[.E80]-(([.E$2]-[.E$276])/276)" office:value-type="float" office:value="46394.9275362321" calcext:value-type="float">
            <text:p>46395</text:p>
          </table:table-cell>
          <table:table-cell table:style-name="ce1"/>
          <table:table-cell/>
        </table:table-row>
        <table:table-row table:style-name="ro1">
          <table:table-cell table:formula="of:=[.A81]-10" office:value-type="float" office:value="2700" calcext:value-type="float">
            <text:p>2700</text:p>
          </table:table-cell>
          <table:table-cell table:formula="of:=[.B81]-(([.B$2]-[.B$351])/351)" office:value-type="float" office:value="208190.883190883" calcext:value-type="float">
            <text:p>208191</text:p>
          </table:table-cell>
          <table:table-cell table:style-name="ce1"/>
          <table:table-cell office:value-type="float" office:value="-810" calcext:value-type="float">
            <text:p>-810</text:p>
          </table:table-cell>
          <table:table-cell table:formula="of:=[.E81]-(([.E$2]-[.E$276])/276)" office:value-type="float" office:value="46159.4202898553" calcext:value-type="float">
            <text:p>46159</text:p>
          </table:table-cell>
          <table:table-cell table:style-name="ce1"/>
          <table:table-cell/>
        </table:table-row>
        <table:table-row table:style-name="ro1">
          <table:table-cell table:formula="of:=[.A82]-10" office:value-type="float" office:value="2690" calcext:value-type="float">
            <text:p>2690</text:p>
          </table:table-cell>
          <table:table-cell table:formula="of:=[.B82]-(([.B$2]-[.B$351])/351)" office:value-type="float" office:value="207980.769230769" calcext:value-type="float">
            <text:p>207981</text:p>
          </table:table-cell>
          <table:table-cell table:style-name="ce1"/>
          <table:table-cell office:value-type="float" office:value="-820" calcext:value-type="float">
            <text:p>-820</text:p>
          </table:table-cell>
          <table:table-cell table:formula="of:=[.E82]-(([.E$2]-[.E$276])/276)" office:value-type="float" office:value="45923.9130434785" calcext:value-type="float">
            <text:p>45924</text:p>
          </table:table-cell>
          <table:table-cell table:style-name="ce1"/>
          <table:table-cell/>
        </table:table-row>
        <table:table-row table:style-name="ro1">
          <table:table-cell table:formula="of:=[.A83]-10" office:value-type="float" office:value="2680" calcext:value-type="float">
            <text:p>2680</text:p>
          </table:table-cell>
          <table:table-cell table:formula="of:=[.B83]-(([.B$2]-[.B$351])/351)" office:value-type="float" office:value="207770.655270655" calcext:value-type="float">
            <text:p>207771</text:p>
          </table:table-cell>
          <table:table-cell table:style-name="ce1"/>
          <table:table-cell office:value-type="float" office:value="-830" calcext:value-type="float">
            <text:p>-830</text:p>
          </table:table-cell>
          <table:table-cell table:formula="of:=[.E83]-(([.E$2]-[.E$276])/276)" office:value-type="float" office:value="45688.4057971017" calcext:value-type="float">
            <text:p>45688</text:p>
          </table:table-cell>
          <table:table-cell table:style-name="ce1"/>
          <table:table-cell/>
        </table:table-row>
        <table:table-row table:style-name="ro1">
          <table:table-cell table:formula="of:=[.A84]-10" office:value-type="float" office:value="2670" calcext:value-type="float">
            <text:p>2670</text:p>
          </table:table-cell>
          <table:table-cell table:formula="of:=[.B84]-(([.B$2]-[.B$351])/351)" office:value-type="float" office:value="207560.541310541" calcext:value-type="float">
            <text:p>207561</text:p>
          </table:table-cell>
          <table:table-cell table:style-name="ce1"/>
          <table:table-cell office:value-type="float" office:value="-840" calcext:value-type="float">
            <text:p>-840</text:p>
          </table:table-cell>
          <table:table-cell table:formula="of:=[.E84]-(([.E$2]-[.E$276])/276)" office:value-type="float" office:value="45452.8985507249" calcext:value-type="float">
            <text:p>45453</text:p>
          </table:table-cell>
          <table:table-cell table:style-name="ce1"/>
          <table:table-cell/>
        </table:table-row>
        <table:table-row table:style-name="ro1">
          <table:table-cell table:formula="of:=[.A85]-10" office:value-type="float" office:value="2660" calcext:value-type="float">
            <text:p>2660</text:p>
          </table:table-cell>
          <table:table-cell table:formula="of:=[.B85]-(([.B$2]-[.B$351])/351)" office:value-type="float" office:value="207350.427350427" calcext:value-type="float">
            <text:p>207350</text:p>
          </table:table-cell>
          <table:table-cell table:style-name="ce1"/>
          <table:table-cell office:value-type="float" office:value="-850" calcext:value-type="float">
            <text:p>-850</text:p>
          </table:table-cell>
          <table:table-cell table:formula="of:=[.E85]-(([.E$2]-[.E$276])/276)" office:value-type="float" office:value="45217.3913043481" calcext:value-type="float">
            <text:p>45217</text:p>
          </table:table-cell>
          <table:table-cell table:style-name="ce1"/>
          <table:table-cell/>
        </table:table-row>
        <table:table-row table:style-name="ro1">
          <table:table-cell table:formula="of:=[.A86]-10" office:value-type="float" office:value="2650" calcext:value-type="float">
            <text:p>2650</text:p>
          </table:table-cell>
          <table:table-cell table:formula="of:=[.B86]-(([.B$2]-[.B$351])/351)" office:value-type="float" office:value="207140.313390314" calcext:value-type="float">
            <text:p>207140</text:p>
          </table:table-cell>
          <table:table-cell table:style-name="ce1"/>
          <table:table-cell office:value-type="float" office:value="-860" calcext:value-type="float">
            <text:p>-860</text:p>
          </table:table-cell>
          <table:table-cell table:formula="of:=[.E86]-(([.E$2]-[.E$276])/276)" office:value-type="float" office:value="44981.8840579713" calcext:value-type="float">
            <text:p>44982</text:p>
          </table:table-cell>
          <table:table-cell table:style-name="ce1"/>
          <table:table-cell/>
        </table:table-row>
        <table:table-row table:style-name="ro1">
          <table:table-cell table:formula="of:=[.A87]-10" office:value-type="float" office:value="2640" calcext:value-type="float">
            <text:p>2640</text:p>
          </table:table-cell>
          <table:table-cell table:formula="of:=[.B87]-(([.B$2]-[.B$351])/351)" office:value-type="float" office:value="206930.1994302" calcext:value-type="float">
            <text:p>206930</text:p>
          </table:table-cell>
          <table:table-cell table:style-name="ce1"/>
          <table:table-cell office:value-type="float" office:value="-870" calcext:value-type="float">
            <text:p>-870</text:p>
          </table:table-cell>
          <table:table-cell table:formula="of:=[.E87]-(([.E$2]-[.E$276])/276)" office:value-type="float" office:value="44746.3768115945" calcext:value-type="float">
            <text:p>44746</text:p>
          </table:table-cell>
          <table:table-cell table:style-name="ce1"/>
          <table:table-cell/>
        </table:table-row>
        <table:table-row table:style-name="ro1">
          <table:table-cell table:formula="of:=[.A88]-10" office:value-type="float" office:value="2630" calcext:value-type="float">
            <text:p>2630</text:p>
          </table:table-cell>
          <table:table-cell table:formula="of:=[.B88]-(([.B$2]-[.B$351])/351)" office:value-type="float" office:value="206720.085470086" calcext:value-type="float">
            <text:p>206720</text:p>
          </table:table-cell>
          <table:table-cell table:style-name="ce1"/>
          <table:table-cell office:value-type="float" office:value="-880" calcext:value-type="float">
            <text:p>-880</text:p>
          </table:table-cell>
          <table:table-cell table:formula="of:=[.E88]-(([.E$2]-[.E$276])/276)" office:value-type="float" office:value="44510.8695652177" calcext:value-type="float">
            <text:p>44511</text:p>
          </table:table-cell>
          <table:table-cell table:style-name="ce1"/>
          <table:table-cell/>
        </table:table-row>
        <table:table-row table:style-name="ro1">
          <table:table-cell table:formula="of:=[.A89]-10" office:value-type="float" office:value="2620" calcext:value-type="float">
            <text:p>2620</text:p>
          </table:table-cell>
          <table:table-cell table:formula="of:=[.B89]-(([.B$2]-[.B$351])/351)" office:value-type="float" office:value="206509.971509972" calcext:value-type="float">
            <text:p>206510</text:p>
          </table:table-cell>
          <table:table-cell table:style-name="ce1"/>
          <table:table-cell office:value-type="float" office:value="-890" calcext:value-type="float">
            <text:p>-890</text:p>
          </table:table-cell>
          <table:table-cell table:formula="of:=[.E89]-(([.E$2]-[.E$276])/276)" office:value-type="float" office:value="44275.3623188409" calcext:value-type="float">
            <text:p>44275</text:p>
          </table:table-cell>
          <table:table-cell table:style-name="ce1"/>
          <table:table-cell/>
        </table:table-row>
        <table:table-row table:style-name="ro1">
          <table:table-cell table:formula="of:=[.A90]-10" office:value-type="float" office:value="2610" calcext:value-type="float">
            <text:p>2610</text:p>
          </table:table-cell>
          <table:table-cell table:formula="of:=[.B90]-(([.B$2]-[.B$351])/351)" office:value-type="float" office:value="206299.857549858" calcext:value-type="float">
            <text:p>206300</text:p>
          </table:table-cell>
          <table:table-cell table:style-name="ce1"/>
          <table:table-cell office:value-type="float" office:value="-900" calcext:value-type="float">
            <text:p>-900</text:p>
          </table:table-cell>
          <table:table-cell table:formula="of:=[.E90]-(([.E$2]-[.E$276])/276)" office:value-type="float" office:value="44039.8550724641" calcext:value-type="float">
            <text:p>44040</text:p>
          </table:table-cell>
          <table:table-cell table:style-name="ce1"/>
          <table:table-cell/>
        </table:table-row>
        <table:table-row table:style-name="ro1">
          <table:table-cell table:formula="of:=[.A91]-10" office:value-type="float" office:value="2600" calcext:value-type="float">
            <text:p>2600</text:p>
          </table:table-cell>
          <table:table-cell table:formula="of:=[.B91]-(([.B$2]-[.B$351])/351)" office:value-type="float" office:value="206089.743589744" calcext:value-type="float">
            <text:p>206090</text:p>
          </table:table-cell>
          <table:table-cell table:style-name="ce1"/>
          <table:table-cell office:value-type="float" office:value="-910" calcext:value-type="float">
            <text:p>-910</text:p>
          </table:table-cell>
          <table:table-cell table:formula="of:=[.E91]-(([.E$2]-[.E$276])/276)" office:value-type="float" office:value="43804.3478260872" calcext:value-type="float">
            <text:p>43804</text:p>
          </table:table-cell>
          <table:table-cell table:style-name="ce1"/>
          <table:table-cell/>
        </table:table-row>
        <table:table-row table:style-name="ro1">
          <table:table-cell table:formula="of:=[.A92]-10" office:value-type="float" office:value="2590" calcext:value-type="float">
            <text:p>2590</text:p>
          </table:table-cell>
          <table:table-cell table:formula="of:=[.B92]-(([.B$2]-[.B$351])/351)" office:value-type="float" office:value="205879.62962963" calcext:value-type="float">
            <text:p>205880</text:p>
          </table:table-cell>
          <table:table-cell table:style-name="ce1"/>
          <table:table-cell office:value-type="float" office:value="-920" calcext:value-type="float">
            <text:p>-920</text:p>
          </table:table-cell>
          <table:table-cell table:formula="of:=[.E92]-(([.E$2]-[.E$276])/276)" office:value-type="float" office:value="43568.8405797104" calcext:value-type="float">
            <text:p>43569</text:p>
          </table:table-cell>
          <table:table-cell table:style-name="ce1"/>
          <table:table-cell/>
        </table:table-row>
        <table:table-row table:style-name="ro1">
          <table:table-cell table:formula="of:=[.A93]-10" office:value-type="float" office:value="2580" calcext:value-type="float">
            <text:p>2580</text:p>
          </table:table-cell>
          <table:table-cell table:formula="of:=[.B93]-(([.B$2]-[.B$351])/351)" office:value-type="float" office:value="205669.515669516" calcext:value-type="float">
            <text:p>205670</text:p>
          </table:table-cell>
          <table:table-cell table:style-name="ce1"/>
          <table:table-cell office:value-type="float" office:value="-930" calcext:value-type="float">
            <text:p>-930</text:p>
          </table:table-cell>
          <table:table-cell table:formula="of:=[.E93]-(([.E$2]-[.E$276])/276)" office:value-type="float" office:value="43333.3333333336" calcext:value-type="float">
            <text:p>43333</text:p>
          </table:table-cell>
          <table:table-cell table:style-name="ce1"/>
          <table:table-cell/>
        </table:table-row>
        <table:table-row table:style-name="ro1">
          <table:table-cell table:formula="of:=[.A94]-10" office:value-type="float" office:value="2570" calcext:value-type="float">
            <text:p>2570</text:p>
          </table:table-cell>
          <table:table-cell table:formula="of:=[.B94]-(([.B$2]-[.B$351])/351)" office:value-type="float" office:value="205459.401709402" calcext:value-type="float">
            <text:p>205459</text:p>
          </table:table-cell>
          <table:table-cell table:style-name="ce1"/>
          <table:table-cell office:value-type="float" office:value="-940" calcext:value-type="float">
            <text:p>-940</text:p>
          </table:table-cell>
          <table:table-cell table:formula="of:=[.E94]-(([.E$2]-[.E$276])/276)" office:value-type="float" office:value="43097.8260869568" calcext:value-type="float">
            <text:p>43098</text:p>
          </table:table-cell>
          <table:table-cell table:style-name="ce1"/>
          <table:table-cell/>
        </table:table-row>
        <table:table-row table:style-name="ro1">
          <table:table-cell table:formula="of:=[.A95]-10" office:value-type="float" office:value="2560" calcext:value-type="float">
            <text:p>2560</text:p>
          </table:table-cell>
          <table:table-cell table:formula="of:=[.B95]-(([.B$2]-[.B$351])/351)" office:value-type="float" office:value="205249.287749288" calcext:value-type="float">
            <text:p>205249</text:p>
          </table:table-cell>
          <table:table-cell table:style-name="ce1"/>
          <table:table-cell office:value-type="float" office:value="-950" calcext:value-type="float">
            <text:p>-950</text:p>
          </table:table-cell>
          <table:table-cell table:formula="of:=[.E95]-(([.E$2]-[.E$276])/276)" office:value-type="float" office:value="42862.31884058" calcext:value-type="float">
            <text:p>42862</text:p>
          </table:table-cell>
          <table:table-cell table:style-name="ce1"/>
          <table:table-cell/>
        </table:table-row>
        <table:table-row table:style-name="ro1">
          <table:table-cell table:formula="of:=[.A96]-10" office:value-type="float" office:value="2550" calcext:value-type="float">
            <text:p>2550</text:p>
          </table:table-cell>
          <table:table-cell table:formula="of:=[.B96]-(([.B$2]-[.B$351])/351)" office:value-type="float" office:value="205039.173789174" calcext:value-type="float">
            <text:p>205039</text:p>
          </table:table-cell>
          <table:table-cell table:style-name="ce1"/>
          <table:table-cell office:value-type="float" office:value="-960" calcext:value-type="float">
            <text:p>-960</text:p>
          </table:table-cell>
          <table:table-cell table:formula="of:=[.E96]-(([.E$2]-[.E$276])/276)" office:value-type="float" office:value="42626.8115942032" calcext:value-type="float">
            <text:p>42627</text:p>
          </table:table-cell>
          <table:table-cell table:style-name="ce1"/>
          <table:table-cell/>
        </table:table-row>
        <table:table-row table:style-name="ro1">
          <table:table-cell table:formula="of:=[.A97]-10" office:value-type="float" office:value="2540" calcext:value-type="float">
            <text:p>2540</text:p>
          </table:table-cell>
          <table:table-cell table:formula="of:=[.B97]-(([.B$2]-[.B$351])/351)" office:value-type="float" office:value="204829.05982906" calcext:value-type="float">
            <text:p>204829</text:p>
          </table:table-cell>
          <table:table-cell table:style-name="ce1"/>
          <table:table-cell office:value-type="float" office:value="-970" calcext:value-type="float">
            <text:p>-970</text:p>
          </table:table-cell>
          <table:table-cell table:formula="of:=[.E97]-(([.E$2]-[.E$276])/276)" office:value-type="float" office:value="42391.3043478264" calcext:value-type="float">
            <text:p>42391</text:p>
          </table:table-cell>
          <table:table-cell table:style-name="ce1"/>
          <table:table-cell/>
        </table:table-row>
        <table:table-row table:style-name="ro1">
          <table:table-cell table:formula="of:=[.A98]-10" office:value-type="float" office:value="2530" calcext:value-type="float">
            <text:p>2530</text:p>
          </table:table-cell>
          <table:table-cell table:formula="of:=[.B98]-(([.B$2]-[.B$351])/351)" office:value-type="float" office:value="204618.945868946" calcext:value-type="float">
            <text:p>204619</text:p>
          </table:table-cell>
          <table:table-cell table:style-name="ce1"/>
          <table:table-cell office:value-type="float" office:value="-980" calcext:value-type="float">
            <text:p>-980</text:p>
          </table:table-cell>
          <table:table-cell table:formula="of:=[.E98]-(([.E$2]-[.E$276])/276)" office:value-type="float" office:value="42155.7971014496" calcext:value-type="float">
            <text:p>42156</text:p>
          </table:table-cell>
          <table:table-cell table:style-name="ce1"/>
          <table:table-cell/>
        </table:table-row>
        <table:table-row table:style-name="ro1">
          <table:table-cell table:formula="of:=[.A99]-10" office:value-type="float" office:value="2520" calcext:value-type="float">
            <text:p>2520</text:p>
          </table:table-cell>
          <table:table-cell table:formula="of:=[.B99]-(([.B$2]-[.B$351])/351)" office:value-type="float" office:value="204408.831908832" calcext:value-type="float">
            <text:p>204409</text:p>
          </table:table-cell>
          <table:table-cell table:style-name="ce1"/>
          <table:table-cell office:value-type="float" office:value="-990" calcext:value-type="float">
            <text:p>-990</text:p>
          </table:table-cell>
          <table:table-cell table:formula="of:=[.E99]-(([.E$2]-[.E$276])/276)" office:value-type="float" office:value="41920.2898550728" calcext:value-type="float">
            <text:p>41920</text:p>
          </table:table-cell>
          <table:table-cell table:style-name="ce1"/>
          <table:table-cell/>
        </table:table-row>
        <table:table-row table:style-name="ro1">
          <table:table-cell table:formula="of:=[.A100]-10" office:value-type="float" office:value="2510" calcext:value-type="float">
            <text:p>2510</text:p>
          </table:table-cell>
          <table:table-cell table:formula="of:=[.B100]-(([.B$2]-[.B$351])/351)" office:value-type="float" office:value="204198.717948718" calcext:value-type="float">
            <text:p>204199</text:p>
          </table:table-cell>
          <table:table-cell table:style-name="ce1"/>
          <table:table-cell office:value-type="float" office:value="-1000" calcext:value-type="float">
            <text:p>-1000</text:p>
          </table:table-cell>
          <table:table-cell table:formula="of:=[.E100]-(([.E$2]-[.E$276])/276)" office:value-type="float" office:value="41684.782608696" calcext:value-type="float">
            <text:p>41685</text:p>
          </table:table-cell>
          <table:table-cell table:style-name="ce1"/>
          <table:table-cell/>
        </table:table-row>
        <table:table-row table:style-name="ro1">
          <table:table-cell table:formula="of:=[.A101]-10" office:value-type="float" office:value="2500" calcext:value-type="float">
            <text:p>2500</text:p>
          </table:table-cell>
          <table:table-cell table:formula="of:=[.B101]-(([.B$2]-[.B$351])/351)" office:value-type="float" office:value="203988.603988604" calcext:value-type="float">
            <text:p>203989</text:p>
          </table:table-cell>
          <table:table-cell table:style-name="ce1"/>
          <table:table-cell office:value-type="float" office:value="-1010" calcext:value-type="float">
            <text:p>-1010</text:p>
          </table:table-cell>
          <table:table-cell table:formula="of:=[.E101]-(([.E$2]-[.E$276])/276)" office:value-type="float" office:value="41449.2753623192" calcext:value-type="float">
            <text:p>41449</text:p>
          </table:table-cell>
          <table:table-cell table:style-name="ce1"/>
          <table:table-cell/>
        </table:table-row>
        <table:table-row table:style-name="ro1">
          <table:table-cell table:formula="of:=[.A102]-10" office:value-type="float" office:value="2490" calcext:value-type="float">
            <text:p>2490</text:p>
          </table:table-cell>
          <table:table-cell table:formula="of:=[.B102]-(([.B$2]-[.B$351])/351)" office:value-type="float" office:value="203778.49002849" calcext:value-type="float">
            <text:p>203778</text:p>
          </table:table-cell>
          <table:table-cell/>
          <table:table-cell office:value-type="float" office:value="-1020" calcext:value-type="float">
            <text:p>-1020</text:p>
          </table:table-cell>
          <table:table-cell table:formula="of:=[.E102]-(([.E$2]-[.E$276])/276)" office:value-type="float" office:value="41213.7681159424" calcext:value-type="float">
            <text:p>41214</text:p>
          </table:table-cell>
          <table:table-cell table:number-columns-repeated="2"/>
        </table:table-row>
        <table:table-row table:style-name="ro1">
          <table:table-cell table:formula="of:=[.A103]-10" office:value-type="float" office:value="2480" calcext:value-type="float">
            <text:p>2480</text:p>
          </table:table-cell>
          <table:table-cell table:formula="of:=[.B103]-(([.B$2]-[.B$351])/351)" office:value-type="float" office:value="203568.376068376" calcext:value-type="float">
            <text:p>203568</text:p>
          </table:table-cell>
          <table:table-cell/>
          <table:table-cell office:value-type="float" office:value="-1030" calcext:value-type="float">
            <text:p>-1030</text:p>
          </table:table-cell>
          <table:table-cell table:formula="of:=[.E103]-(([.E$2]-[.E$276])/276)" office:value-type="float" office:value="40978.2608695656" calcext:value-type="float">
            <text:p>40978</text:p>
          </table:table-cell>
          <table:table-cell table:number-columns-repeated="2"/>
        </table:table-row>
        <table:table-row table:style-name="ro1">
          <table:table-cell table:formula="of:=[.A104]-10" office:value-type="float" office:value="2470" calcext:value-type="float">
            <text:p>2470</text:p>
          </table:table-cell>
          <table:table-cell table:formula="of:=[.B104]-(([.B$2]-[.B$351])/351)" office:value-type="float" office:value="203358.262108262" calcext:value-type="float">
            <text:p>203358</text:p>
          </table:table-cell>
          <table:table-cell/>
          <table:table-cell office:value-type="float" office:value="-1040" calcext:value-type="float">
            <text:p>-1040</text:p>
          </table:table-cell>
          <table:table-cell table:formula="of:=[.E104]-(([.E$2]-[.E$276])/276)" office:value-type="float" office:value="40742.7536231887" calcext:value-type="float">
            <text:p>40743</text:p>
          </table:table-cell>
          <table:table-cell table:number-columns-repeated="2"/>
        </table:table-row>
        <table:table-row table:style-name="ro1">
          <table:table-cell table:formula="of:=[.A105]-10" office:value-type="float" office:value="2460" calcext:value-type="float">
            <text:p>2460</text:p>
          </table:table-cell>
          <table:table-cell table:formula="of:=[.B105]-(([.B$2]-[.B$351])/351)" office:value-type="float" office:value="203148.148148148" calcext:value-type="float">
            <text:p>203148</text:p>
          </table:table-cell>
          <table:table-cell/>
          <table:table-cell office:value-type="float" office:value="-1050" calcext:value-type="float">
            <text:p>-1050</text:p>
          </table:table-cell>
          <table:table-cell table:formula="of:=[.E105]-(([.E$2]-[.E$276])/276)" office:value-type="float" office:value="40507.2463768119" calcext:value-type="float">
            <text:p>40507</text:p>
          </table:table-cell>
          <table:table-cell table:number-columns-repeated="2"/>
        </table:table-row>
        <table:table-row table:style-name="ro1">
          <table:table-cell table:formula="of:=[.A106]-10" office:value-type="float" office:value="2450" calcext:value-type="float">
            <text:p>2450</text:p>
          </table:table-cell>
          <table:table-cell table:formula="of:=[.B106]-(([.B$2]-[.B$351])/351)" office:value-type="float" office:value="202938.034188034" calcext:value-type="float">
            <text:p>202938</text:p>
          </table:table-cell>
          <table:table-cell/>
          <table:table-cell office:value-type="float" office:value="-1060" calcext:value-type="float">
            <text:p>-1060</text:p>
          </table:table-cell>
          <table:table-cell table:formula="of:=[.E106]-(([.E$2]-[.E$276])/276)" office:value-type="float" office:value="40271.7391304351" calcext:value-type="float">
            <text:p>40272</text:p>
          </table:table-cell>
          <table:table-cell table:number-columns-repeated="2"/>
        </table:table-row>
        <table:table-row table:style-name="ro1">
          <table:table-cell table:formula="of:=[.A107]-10" office:value-type="float" office:value="2440" calcext:value-type="float">
            <text:p>2440</text:p>
          </table:table-cell>
          <table:table-cell table:formula="of:=[.B107]-(([.B$2]-[.B$351])/351)" office:value-type="float" office:value="202727.92022792" calcext:value-type="float">
            <text:p>202728</text:p>
          </table:table-cell>
          <table:table-cell/>
          <table:table-cell office:value-type="float" office:value="-1070" calcext:value-type="float">
            <text:p>-1070</text:p>
          </table:table-cell>
          <table:table-cell table:formula="of:=[.E107]-(([.E$2]-[.E$276])/276)" office:value-type="float" office:value="40036.2318840583" calcext:value-type="float">
            <text:p>40036</text:p>
          </table:table-cell>
          <table:table-cell table:number-columns-repeated="2"/>
        </table:table-row>
        <table:table-row table:style-name="ro1">
          <table:table-cell table:formula="of:=[.A108]-10" office:value-type="float" office:value="2430" calcext:value-type="float">
            <text:p>2430</text:p>
          </table:table-cell>
          <table:table-cell table:formula="of:=[.B108]-(([.B$2]-[.B$351])/351)" office:value-type="float" office:value="202517.806267806" calcext:value-type="float">
            <text:p>202518</text:p>
          </table:table-cell>
          <table:table-cell/>
          <table:table-cell office:value-type="float" office:value="-1080" calcext:value-type="float">
            <text:p>-1080</text:p>
          </table:table-cell>
          <table:table-cell table:formula="of:=[.E108]-(([.E$2]-[.E$276])/276)" office:value-type="float" office:value="39800.7246376815" calcext:value-type="float">
            <text:p>39801</text:p>
          </table:table-cell>
          <table:table-cell table:number-columns-repeated="2"/>
        </table:table-row>
        <table:table-row table:style-name="ro1">
          <table:table-cell table:formula="of:=[.A109]-10" office:value-type="float" office:value="2420" calcext:value-type="float">
            <text:p>2420</text:p>
          </table:table-cell>
          <table:table-cell table:formula="of:=[.B109]-(([.B$2]-[.B$351])/351)" office:value-type="float" office:value="202307.692307692" calcext:value-type="float">
            <text:p>202308</text:p>
          </table:table-cell>
          <table:table-cell/>
          <table:table-cell office:value-type="float" office:value="-1090" calcext:value-type="float">
            <text:p>-1090</text:p>
          </table:table-cell>
          <table:table-cell table:formula="of:=[.E109]-(([.E$2]-[.E$276])/276)" office:value-type="float" office:value="39565.2173913047" calcext:value-type="float">
            <text:p>39565</text:p>
          </table:table-cell>
          <table:table-cell table:number-columns-repeated="2"/>
        </table:table-row>
        <table:table-row table:style-name="ro1">
          <table:table-cell table:formula="of:=[.A110]-10" office:value-type="float" office:value="2410" calcext:value-type="float">
            <text:p>2410</text:p>
          </table:table-cell>
          <table:table-cell table:formula="of:=[.B110]-(([.B$2]-[.B$351])/351)" office:value-type="float" office:value="202097.578347578" calcext:value-type="float">
            <text:p>202098</text:p>
          </table:table-cell>
          <table:table-cell/>
          <table:table-cell office:value-type="float" office:value="-1100" calcext:value-type="float">
            <text:p>-1100</text:p>
          </table:table-cell>
          <table:table-cell table:formula="of:=[.E110]-(([.E$2]-[.E$276])/276)" office:value-type="float" office:value="39329.7101449279" calcext:value-type="float">
            <text:p>39330</text:p>
          </table:table-cell>
          <table:table-cell table:number-columns-repeated="2"/>
        </table:table-row>
        <table:table-row table:style-name="ro1">
          <table:table-cell table:formula="of:=[.A111]-10" office:value-type="float" office:value="2400" calcext:value-type="float">
            <text:p>2400</text:p>
          </table:table-cell>
          <table:table-cell table:formula="of:=[.B111]-(([.B$2]-[.B$351])/351)" office:value-type="float" office:value="201887.464387465" calcext:value-type="float">
            <text:p>201887</text:p>
          </table:table-cell>
          <table:table-cell/>
          <table:table-cell office:value-type="float" office:value="-1110" calcext:value-type="float">
            <text:p>-1110</text:p>
          </table:table-cell>
          <table:table-cell table:formula="of:=[.E111]-(([.E$2]-[.E$276])/276)" office:value-type="float" office:value="39094.2028985511" calcext:value-type="float">
            <text:p>39094</text:p>
          </table:table-cell>
          <table:table-cell table:number-columns-repeated="2"/>
        </table:table-row>
        <table:table-row table:style-name="ro1">
          <table:table-cell table:formula="of:=[.A112]-10" office:value-type="float" office:value="2390" calcext:value-type="float">
            <text:p>2390</text:p>
          </table:table-cell>
          <table:table-cell table:formula="of:=[.B112]-(([.B$2]-[.B$351])/351)" office:value-type="float" office:value="201677.350427351" calcext:value-type="float">
            <text:p>201677</text:p>
          </table:table-cell>
          <table:table-cell/>
          <table:table-cell office:value-type="float" office:value="-1120" calcext:value-type="float">
            <text:p>-1120</text:p>
          </table:table-cell>
          <table:table-cell table:formula="of:=[.E112]-(([.E$2]-[.E$276])/276)" office:value-type="float" office:value="38858.6956521743" calcext:value-type="float">
            <text:p>38859</text:p>
          </table:table-cell>
          <table:table-cell table:number-columns-repeated="2"/>
        </table:table-row>
        <table:table-row table:style-name="ro1">
          <table:table-cell table:formula="of:=[.A113]-10" office:value-type="float" office:value="2380" calcext:value-type="float">
            <text:p>2380</text:p>
          </table:table-cell>
          <table:table-cell table:formula="of:=[.B113]-(([.B$2]-[.B$351])/351)" office:value-type="float" office:value="201467.236467237" calcext:value-type="float">
            <text:p>201467</text:p>
          </table:table-cell>
          <table:table-cell/>
          <table:table-cell office:value-type="float" office:value="-1130" calcext:value-type="float">
            <text:p>-1130</text:p>
          </table:table-cell>
          <table:table-cell table:formula="of:=[.E113]-(([.E$2]-[.E$276])/276)" office:value-type="float" office:value="38623.1884057975" calcext:value-type="float">
            <text:p>38623</text:p>
          </table:table-cell>
          <table:table-cell table:number-columns-repeated="2"/>
        </table:table-row>
        <table:table-row table:style-name="ro1">
          <table:table-cell table:formula="of:=[.A114]-10" office:value-type="float" office:value="2370" calcext:value-type="float">
            <text:p>2370</text:p>
          </table:table-cell>
          <table:table-cell table:formula="of:=[.B114]-(([.B$2]-[.B$351])/351)" office:value-type="float" office:value="201257.122507123" calcext:value-type="float">
            <text:p>201257</text:p>
          </table:table-cell>
          <table:table-cell/>
          <table:table-cell office:value-type="float" office:value="-1140" calcext:value-type="float">
            <text:p>-1140</text:p>
          </table:table-cell>
          <table:table-cell table:formula="of:=[.E114]-(([.E$2]-[.E$276])/276)" office:value-type="float" office:value="38387.6811594207" calcext:value-type="float">
            <text:p>38388</text:p>
          </table:table-cell>
          <table:table-cell table:number-columns-repeated="2"/>
        </table:table-row>
        <table:table-row table:style-name="ro1">
          <table:table-cell table:formula="of:=[.A115]-10" office:value-type="float" office:value="2360" calcext:value-type="float">
            <text:p>2360</text:p>
          </table:table-cell>
          <table:table-cell table:formula="of:=[.B115]-(([.B$2]-[.B$351])/351)" office:value-type="float" office:value="201047.008547009" calcext:value-type="float">
            <text:p>201047</text:p>
          </table:table-cell>
          <table:table-cell/>
          <table:table-cell office:value-type="float" office:value="-1150" calcext:value-type="float">
            <text:p>-1150</text:p>
          </table:table-cell>
          <table:table-cell table:formula="of:=[.E115]-(([.E$2]-[.E$276])/276)" office:value-type="float" office:value="38152.1739130438" calcext:value-type="float">
            <text:p>38152</text:p>
          </table:table-cell>
          <table:table-cell table:number-columns-repeated="2"/>
        </table:table-row>
        <table:table-row table:style-name="ro1">
          <table:table-cell table:formula="of:=[.A116]-10" office:value-type="float" office:value="2350" calcext:value-type="float">
            <text:p>2350</text:p>
          </table:table-cell>
          <table:table-cell table:formula="of:=[.B116]-(([.B$2]-[.B$351])/351)" office:value-type="float" office:value="200836.894586895" calcext:value-type="float">
            <text:p>200837</text:p>
          </table:table-cell>
          <table:table-cell/>
          <table:table-cell office:value-type="float" office:value="-1160" calcext:value-type="float">
            <text:p>-1160</text:p>
          </table:table-cell>
          <table:table-cell table:formula="of:=[.E116]-(([.E$2]-[.E$276])/276)" office:value-type="float" office:value="37916.666666667" calcext:value-type="float">
            <text:p>37917</text:p>
          </table:table-cell>
          <table:table-cell table:number-columns-repeated="2"/>
        </table:table-row>
        <table:table-row table:style-name="ro1">
          <table:table-cell table:formula="of:=[.A117]-10" office:value-type="float" office:value="2340" calcext:value-type="float">
            <text:p>2340</text:p>
          </table:table-cell>
          <table:table-cell table:formula="of:=[.B117]-(([.B$2]-[.B$351])/351)" office:value-type="float" office:value="200626.780626781" calcext:value-type="float">
            <text:p>200627</text:p>
          </table:table-cell>
          <table:table-cell/>
          <table:table-cell office:value-type="float" office:value="-1170" calcext:value-type="float">
            <text:p>-1170</text:p>
          </table:table-cell>
          <table:table-cell table:formula="of:=[.E117]-(([.E$2]-[.E$276])/276)" office:value-type="float" office:value="37681.1594202902" calcext:value-type="float">
            <text:p>37681</text:p>
          </table:table-cell>
          <table:table-cell table:number-columns-repeated="2"/>
        </table:table-row>
        <table:table-row table:style-name="ro1">
          <table:table-cell table:formula="of:=[.A118]-10" office:value-type="float" office:value="2330" calcext:value-type="float">
            <text:p>2330</text:p>
          </table:table-cell>
          <table:table-cell table:formula="of:=[.B118]-(([.B$2]-[.B$351])/351)" office:value-type="float" office:value="200416.666666667" calcext:value-type="float">
            <text:p>200417</text:p>
          </table:table-cell>
          <table:table-cell/>
          <table:table-cell office:value-type="float" office:value="-1180" calcext:value-type="float">
            <text:p>-1180</text:p>
          </table:table-cell>
          <table:table-cell table:formula="of:=[.E118]-(([.E$2]-[.E$276])/276)" office:value-type="float" office:value="37445.6521739134" calcext:value-type="float">
            <text:p>37446</text:p>
          </table:table-cell>
          <table:table-cell table:number-columns-repeated="2"/>
        </table:table-row>
        <table:table-row table:style-name="ro1">
          <table:table-cell table:formula="of:=[.A119]-10" office:value-type="float" office:value="2320" calcext:value-type="float">
            <text:p>2320</text:p>
          </table:table-cell>
          <table:table-cell table:formula="of:=[.B119]-(([.B$2]-[.B$351])/351)" office:value-type="float" office:value="200206.552706553" calcext:value-type="float">
            <text:p>200207</text:p>
          </table:table-cell>
          <table:table-cell/>
          <table:table-cell office:value-type="float" office:value="-1190" calcext:value-type="float">
            <text:p>-1190</text:p>
          </table:table-cell>
          <table:table-cell table:formula="of:=[.E119]-(([.E$2]-[.E$276])/276)" office:value-type="float" office:value="37210.1449275366" calcext:value-type="float">
            <text:p>37210</text:p>
          </table:table-cell>
          <table:table-cell table:number-columns-repeated="2"/>
        </table:table-row>
        <table:table-row table:style-name="ro1">
          <table:table-cell table:formula="of:=[.A120]-10" office:value-type="float" office:value="2310" calcext:value-type="float">
            <text:p>2310</text:p>
          </table:table-cell>
          <table:table-cell table:formula="of:=[.B120]-(([.B$2]-[.B$351])/351)" office:value-type="float" office:value="199996.438746439" calcext:value-type="float">
            <text:p>199996</text:p>
          </table:table-cell>
          <table:table-cell/>
          <table:table-cell office:value-type="float" office:value="-1200" calcext:value-type="float">
            <text:p>-1200</text:p>
          </table:table-cell>
          <table:table-cell table:formula="of:=[.E120]-(([.E$2]-[.E$276])/276)" office:value-type="float" office:value="36974.6376811598" calcext:value-type="float">
            <text:p>36975</text:p>
          </table:table-cell>
          <table:table-cell table:number-columns-repeated="2"/>
        </table:table-row>
        <table:table-row table:style-name="ro1">
          <table:table-cell table:formula="of:=[.A121]-10" office:value-type="float" office:value="2300" calcext:value-type="float">
            <text:p>2300</text:p>
          </table:table-cell>
          <table:table-cell table:formula="of:=[.B121]-(([.B$2]-[.B$351])/351)" office:value-type="float" office:value="199786.324786325" calcext:value-type="float">
            <text:p>199786</text:p>
          </table:table-cell>
          <table:table-cell/>
          <table:table-cell office:value-type="float" office:value="-1210" calcext:value-type="float">
            <text:p>-1210</text:p>
          </table:table-cell>
          <table:table-cell table:formula="of:=[.E121]-(([.E$2]-[.E$276])/276)" office:value-type="float" office:value="36739.130434783" calcext:value-type="float">
            <text:p>36739</text:p>
          </table:table-cell>
          <table:table-cell table:number-columns-repeated="2"/>
        </table:table-row>
        <table:table-row table:style-name="ro1">
          <table:table-cell table:formula="of:=[.A122]-10" office:value-type="float" office:value="2290" calcext:value-type="float">
            <text:p>2290</text:p>
          </table:table-cell>
          <table:table-cell table:formula="of:=[.B122]-(([.B$2]-[.B$351])/351)" office:value-type="float" office:value="199576.210826211" calcext:value-type="float">
            <text:p>199576</text:p>
          </table:table-cell>
          <table:table-cell/>
          <table:table-cell office:value-type="float" office:value="-1220" calcext:value-type="float">
            <text:p>-1220</text:p>
          </table:table-cell>
          <table:table-cell table:formula="of:=[.E122]-(([.E$2]-[.E$276])/276)" office:value-type="float" office:value="36503.6231884062" calcext:value-type="float">
            <text:p>36504</text:p>
          </table:table-cell>
          <table:table-cell table:number-columns-repeated="2"/>
        </table:table-row>
        <table:table-row table:style-name="ro1">
          <table:table-cell table:formula="of:=[.A123]-10" office:value-type="float" office:value="2280" calcext:value-type="float">
            <text:p>2280</text:p>
          </table:table-cell>
          <table:table-cell table:formula="of:=[.B123]-(([.B$2]-[.B$351])/351)" office:value-type="float" office:value="199366.096866097" calcext:value-type="float">
            <text:p>199366</text:p>
          </table:table-cell>
          <table:table-cell/>
          <table:table-cell office:value-type="float" office:value="-1230" calcext:value-type="float">
            <text:p>-1230</text:p>
          </table:table-cell>
          <table:table-cell table:formula="of:=[.E123]-(([.E$2]-[.E$276])/276)" office:value-type="float" office:value="36268.1159420294" calcext:value-type="float">
            <text:p>36268</text:p>
          </table:table-cell>
          <table:table-cell table:number-columns-repeated="2"/>
        </table:table-row>
        <table:table-row table:style-name="ro1">
          <table:table-cell table:formula="of:=[.A124]-10" office:value-type="float" office:value="2270" calcext:value-type="float">
            <text:p>2270</text:p>
          </table:table-cell>
          <table:table-cell table:formula="of:=[.B124]-(([.B$2]-[.B$351])/351)" office:value-type="float" office:value="199155.982905983" calcext:value-type="float">
            <text:p>199156</text:p>
          </table:table-cell>
          <table:table-cell/>
          <table:table-cell office:value-type="float" office:value="-1240" calcext:value-type="float">
            <text:p>-1240</text:p>
          </table:table-cell>
          <table:table-cell table:formula="of:=[.E124]-(([.E$2]-[.E$276])/276)" office:value-type="float" office:value="36032.6086956526" calcext:value-type="float">
            <text:p>36033</text:p>
          </table:table-cell>
          <table:table-cell table:number-columns-repeated="2"/>
        </table:table-row>
        <table:table-row table:style-name="ro1">
          <table:table-cell table:formula="of:=[.A125]-10" office:value-type="float" office:value="2260" calcext:value-type="float">
            <text:p>2260</text:p>
          </table:table-cell>
          <table:table-cell table:formula="of:=[.B125]-(([.B$2]-[.B$351])/351)" office:value-type="float" office:value="198945.868945869" calcext:value-type="float">
            <text:p>198946</text:p>
          </table:table-cell>
          <table:table-cell/>
          <table:table-cell office:value-type="float" office:value="-1250" calcext:value-type="float">
            <text:p>-1250</text:p>
          </table:table-cell>
          <table:table-cell table:formula="of:=[.E125]-(([.E$2]-[.E$276])/276)" office:value-type="float" office:value="35797.1014492758" calcext:value-type="float">
            <text:p>35797</text:p>
          </table:table-cell>
          <table:table-cell table:number-columns-repeated="2"/>
        </table:table-row>
        <table:table-row table:style-name="ro1">
          <table:table-cell table:formula="of:=[.A126]-10" office:value-type="float" office:value="2250" calcext:value-type="float">
            <text:p>2250</text:p>
          </table:table-cell>
          <table:table-cell table:formula="of:=[.B126]-(([.B$2]-[.B$351])/351)" office:value-type="float" office:value="198735.754985755" calcext:value-type="float">
            <text:p>198736</text:p>
          </table:table-cell>
          <table:table-cell/>
          <table:table-cell office:value-type="float" office:value="-1260" calcext:value-type="float">
            <text:p>-1260</text:p>
          </table:table-cell>
          <table:table-cell table:formula="of:=[.E126]-(([.E$2]-[.E$276])/276)" office:value-type="float" office:value="35561.594202899" calcext:value-type="float">
            <text:p>35562</text:p>
          </table:table-cell>
          <table:table-cell table:number-columns-repeated="2"/>
        </table:table-row>
        <table:table-row table:style-name="ro1">
          <table:table-cell table:formula="of:=[.A127]-10" office:value-type="float" office:value="2240" calcext:value-type="float">
            <text:p>2240</text:p>
          </table:table-cell>
          <table:table-cell table:formula="of:=[.B127]-(([.B$2]-[.B$351])/351)" office:value-type="float" office:value="198525.641025641" calcext:value-type="float">
            <text:p>198526</text:p>
          </table:table-cell>
          <table:table-cell/>
          <table:table-cell office:value-type="float" office:value="-1270" calcext:value-type="float">
            <text:p>-1270</text:p>
          </table:table-cell>
          <table:table-cell table:formula="of:=[.E127]-(([.E$2]-[.E$276])/276)" office:value-type="float" office:value="35326.0869565222" calcext:value-type="float">
            <text:p>35326</text:p>
          </table:table-cell>
          <table:table-cell table:number-columns-repeated="2"/>
        </table:table-row>
        <table:table-row table:style-name="ro1">
          <table:table-cell table:formula="of:=[.A128]-10" office:value-type="float" office:value="2230" calcext:value-type="float">
            <text:p>2230</text:p>
          </table:table-cell>
          <table:table-cell table:formula="of:=[.B128]-(([.B$2]-[.B$351])/351)" office:value-type="float" office:value="198315.527065527" calcext:value-type="float">
            <text:p>198316</text:p>
          </table:table-cell>
          <table:table-cell/>
          <table:table-cell office:value-type="float" office:value="-1280" calcext:value-type="float">
            <text:p>-1280</text:p>
          </table:table-cell>
          <table:table-cell table:formula="of:=[.E128]-(([.E$2]-[.E$276])/276)" office:value-type="float" office:value="35090.5797101453" calcext:value-type="float">
            <text:p>35091</text:p>
          </table:table-cell>
          <table:table-cell table:number-columns-repeated="2"/>
        </table:table-row>
        <table:table-row table:style-name="ro1">
          <table:table-cell table:formula="of:=[.A129]-10" office:value-type="float" office:value="2220" calcext:value-type="float">
            <text:p>2220</text:p>
          </table:table-cell>
          <table:table-cell table:formula="of:=[.B129]-(([.B$2]-[.B$351])/351)" office:value-type="float" office:value="198105.413105413" calcext:value-type="float">
            <text:p>198105</text:p>
          </table:table-cell>
          <table:table-cell/>
          <table:table-cell office:value-type="float" office:value="-1290" calcext:value-type="float">
            <text:p>-1290</text:p>
          </table:table-cell>
          <table:table-cell table:formula="of:=[.E129]-(([.E$2]-[.E$276])/276)" office:value-type="float" office:value="34855.0724637685" calcext:value-type="float">
            <text:p>34855</text:p>
          </table:table-cell>
          <table:table-cell table:number-columns-repeated="2"/>
        </table:table-row>
        <table:table-row table:style-name="ro1">
          <table:table-cell table:formula="of:=[.A130]-10" office:value-type="float" office:value="2210" calcext:value-type="float">
            <text:p>2210</text:p>
          </table:table-cell>
          <table:table-cell table:formula="of:=[.B130]-(([.B$2]-[.B$351])/351)" office:value-type="float" office:value="197895.299145299" calcext:value-type="float">
            <text:p>197895</text:p>
          </table:table-cell>
          <table:table-cell/>
          <table:table-cell office:value-type="float" office:value="-1300" calcext:value-type="float">
            <text:p>-1300</text:p>
          </table:table-cell>
          <table:table-cell table:formula="of:=[.E130]-(([.E$2]-[.E$276])/276)" office:value-type="float" office:value="34619.5652173917" calcext:value-type="float">
            <text:p>34620</text:p>
          </table:table-cell>
          <table:table-cell table:number-columns-repeated="2"/>
        </table:table-row>
        <table:table-row table:style-name="ro1">
          <table:table-cell table:formula="of:=[.A131]-10" office:value-type="float" office:value="2200" calcext:value-type="float">
            <text:p>2200</text:p>
          </table:table-cell>
          <table:table-cell table:formula="of:=[.B131]-(([.B$2]-[.B$351])/351)" office:value-type="float" office:value="197685.185185185" calcext:value-type="float">
            <text:p>197685</text:p>
          </table:table-cell>
          <table:table-cell/>
          <table:table-cell office:value-type="float" office:value="-1310" calcext:value-type="float">
            <text:p>-1310</text:p>
          </table:table-cell>
          <table:table-cell table:formula="of:=[.E131]-(([.E$2]-[.E$276])/276)" office:value-type="float" office:value="34384.0579710149" calcext:value-type="float">
            <text:p>34384</text:p>
          </table:table-cell>
          <table:table-cell table:number-columns-repeated="2"/>
        </table:table-row>
        <table:table-row table:style-name="ro1">
          <table:table-cell table:formula="of:=[.A132]-10" office:value-type="float" office:value="2190" calcext:value-type="float">
            <text:p>2190</text:p>
          </table:table-cell>
          <table:table-cell table:formula="of:=[.B132]-(([.B$2]-[.B$351])/351)" office:value-type="float" office:value="197475.071225071" calcext:value-type="float">
            <text:p>197475</text:p>
          </table:table-cell>
          <table:table-cell/>
          <table:table-cell office:value-type="float" office:value="-1320" calcext:value-type="float">
            <text:p>-1320</text:p>
          </table:table-cell>
          <table:table-cell table:formula="of:=[.E132]-(([.E$2]-[.E$276])/276)" office:value-type="float" office:value="34148.5507246381" calcext:value-type="float">
            <text:p>34149</text:p>
          </table:table-cell>
          <table:table-cell table:number-columns-repeated="2"/>
        </table:table-row>
        <table:table-row table:style-name="ro1">
          <table:table-cell table:formula="of:=[.A133]-10" office:value-type="float" office:value="2180" calcext:value-type="float">
            <text:p>2180</text:p>
          </table:table-cell>
          <table:table-cell table:formula="of:=[.B133]-(([.B$2]-[.B$351])/351)" office:value-type="float" office:value="197264.957264957" calcext:value-type="float">
            <text:p>197265</text:p>
          </table:table-cell>
          <table:table-cell/>
          <table:table-cell office:value-type="float" office:value="-1330" calcext:value-type="float">
            <text:p>-1330</text:p>
          </table:table-cell>
          <table:table-cell table:formula="of:=[.E133]-(([.E$2]-[.E$276])/276)" office:value-type="float" office:value="33913.0434782613" calcext:value-type="float">
            <text:p>33913</text:p>
          </table:table-cell>
          <table:table-cell table:number-columns-repeated="2"/>
        </table:table-row>
        <table:table-row table:style-name="ro1">
          <table:table-cell table:formula="of:=[.A134]-10" office:value-type="float" office:value="2170" calcext:value-type="float">
            <text:p>2170</text:p>
          </table:table-cell>
          <table:table-cell table:formula="of:=[.B134]-(([.B$2]-[.B$351])/351)" office:value-type="float" office:value="197054.843304844" calcext:value-type="float">
            <text:p>197055</text:p>
          </table:table-cell>
          <table:table-cell/>
          <table:table-cell office:value-type="float" office:value="-1340" calcext:value-type="float">
            <text:p>-1340</text:p>
          </table:table-cell>
          <table:table-cell table:formula="of:=[.E134]-(([.E$2]-[.E$276])/276)" office:value-type="float" office:value="33677.5362318845" calcext:value-type="float">
            <text:p>33678</text:p>
          </table:table-cell>
          <table:table-cell table:number-columns-repeated="2"/>
        </table:table-row>
        <table:table-row table:style-name="ro1">
          <table:table-cell table:formula="of:=[.A135]-10" office:value-type="float" office:value="2160" calcext:value-type="float">
            <text:p>2160</text:p>
          </table:table-cell>
          <table:table-cell table:formula="of:=[.B135]-(([.B$2]-[.B$351])/351)" office:value-type="float" office:value="196844.72934473" calcext:value-type="float">
            <text:p>196845</text:p>
          </table:table-cell>
          <table:table-cell/>
          <table:table-cell office:value-type="float" office:value="-1350" calcext:value-type="float">
            <text:p>-1350</text:p>
          </table:table-cell>
          <table:table-cell table:formula="of:=[.E135]-(([.E$2]-[.E$276])/276)" office:value-type="float" office:value="33442.0289855077" calcext:value-type="float">
            <text:p>33442</text:p>
          </table:table-cell>
          <table:table-cell table:number-columns-repeated="2"/>
        </table:table-row>
        <table:table-row table:style-name="ro1">
          <table:table-cell table:formula="of:=[.A136]-10" office:value-type="float" office:value="2150" calcext:value-type="float">
            <text:p>2150</text:p>
          </table:table-cell>
          <table:table-cell table:formula="of:=[.B136]-(([.B$2]-[.B$351])/351)" office:value-type="float" office:value="196634.615384616" calcext:value-type="float">
            <text:p>196635</text:p>
          </table:table-cell>
          <table:table-cell/>
          <table:table-cell office:value-type="float" office:value="-1360" calcext:value-type="float">
            <text:p>-1360</text:p>
          </table:table-cell>
          <table:table-cell table:formula="of:=[.E136]-(([.E$2]-[.E$276])/276)" office:value-type="float" office:value="33206.5217391309" calcext:value-type="float">
            <text:p>33207</text:p>
          </table:table-cell>
          <table:table-cell table:number-columns-repeated="2"/>
        </table:table-row>
        <table:table-row table:style-name="ro1">
          <table:table-cell table:formula="of:=[.A137]-10" office:value-type="float" office:value="2140" calcext:value-type="float">
            <text:p>2140</text:p>
          </table:table-cell>
          <table:table-cell table:formula="of:=[.B137]-(([.B$2]-[.B$351])/351)" office:value-type="float" office:value="196424.501424502" calcext:value-type="float">
            <text:p>196425</text:p>
          </table:table-cell>
          <table:table-cell/>
          <table:table-cell office:value-type="float" office:value="-1370" calcext:value-type="float">
            <text:p>-1370</text:p>
          </table:table-cell>
          <table:table-cell table:formula="of:=[.E137]-(([.E$2]-[.E$276])/276)" office:value-type="float" office:value="32971.0144927541" calcext:value-type="float">
            <text:p>32971</text:p>
          </table:table-cell>
          <table:table-cell table:number-columns-repeated="2"/>
        </table:table-row>
        <table:table-row table:style-name="ro1">
          <table:table-cell table:formula="of:=[.A138]-10" office:value-type="float" office:value="2130" calcext:value-type="float">
            <text:p>2130</text:p>
          </table:table-cell>
          <table:table-cell table:formula="of:=[.B138]-(([.B$2]-[.B$351])/351)" office:value-type="float" office:value="196214.387464388" calcext:value-type="float">
            <text:p>196214</text:p>
          </table:table-cell>
          <table:table-cell/>
          <table:table-cell office:value-type="float" office:value="-1380" calcext:value-type="float">
            <text:p>-1380</text:p>
          </table:table-cell>
          <table:table-cell table:formula="of:=[.E138]-(([.E$2]-[.E$276])/276)" office:value-type="float" office:value="32735.5072463773" calcext:value-type="float">
            <text:p>32736</text:p>
          </table:table-cell>
          <table:table-cell table:number-columns-repeated="2"/>
        </table:table-row>
        <table:table-row table:style-name="ro1">
          <table:table-cell table:formula="of:=[.A139]-10" office:value-type="float" office:value="2120" calcext:value-type="float">
            <text:p>2120</text:p>
          </table:table-cell>
          <table:table-cell table:formula="of:=[.B139]-(([.B$2]-[.B$351])/351)" office:value-type="float" office:value="196004.273504274" calcext:value-type="float">
            <text:p>196004</text:p>
          </table:table-cell>
          <table:table-cell/>
          <table:table-cell office:value-type="float" office:value="-1390" calcext:value-type="float">
            <text:p>-1390</text:p>
          </table:table-cell>
          <table:table-cell table:formula="of:=[.E139]-(([.E$2]-[.E$276])/276)" office:value-type="float" office:value="32500.0000000004" calcext:value-type="float">
            <text:p>32500</text:p>
          </table:table-cell>
          <table:table-cell table:number-columns-repeated="2"/>
        </table:table-row>
        <table:table-row table:style-name="ro1">
          <table:table-cell table:formula="of:=[.A140]-10" office:value-type="float" office:value="2110" calcext:value-type="float">
            <text:p>2110</text:p>
          </table:table-cell>
          <table:table-cell table:formula="of:=[.B140]-(([.B$2]-[.B$351])/351)" office:value-type="float" office:value="195794.15954416" calcext:value-type="float">
            <text:p>195794</text:p>
          </table:table-cell>
          <table:table-cell/>
          <table:table-cell office:value-type="float" office:value="-1400" calcext:value-type="float">
            <text:p>-1400</text:p>
          </table:table-cell>
          <table:table-cell table:formula="of:=[.E140]-(([.E$2]-[.E$276])/276)" office:value-type="float" office:value="32264.4927536236" calcext:value-type="float">
            <text:p>32264</text:p>
          </table:table-cell>
          <table:table-cell table:number-columns-repeated="2"/>
        </table:table-row>
        <table:table-row table:style-name="ro1">
          <table:table-cell table:formula="of:=[.A141]-10" office:value-type="float" office:value="2100" calcext:value-type="float">
            <text:p>2100</text:p>
          </table:table-cell>
          <table:table-cell table:formula="of:=[.B141]-(([.B$2]-[.B$351])/351)" office:value-type="float" office:value="195584.045584046" calcext:value-type="float">
            <text:p>195584</text:p>
          </table:table-cell>
          <table:table-cell/>
          <table:table-cell office:value-type="float" office:value="-1410" calcext:value-type="float">
            <text:p>-1410</text:p>
          </table:table-cell>
          <table:table-cell table:formula="of:=[.E141]-(([.E$2]-[.E$276])/276)" office:value-type="float" office:value="32028.9855072468" calcext:value-type="float">
            <text:p>32029</text:p>
          </table:table-cell>
          <table:table-cell table:number-columns-repeated="2"/>
        </table:table-row>
        <table:table-row table:style-name="ro1">
          <table:table-cell table:formula="of:=[.A142]-10" office:value-type="float" office:value="2090" calcext:value-type="float">
            <text:p>2090</text:p>
          </table:table-cell>
          <table:table-cell table:formula="of:=[.B142]-(([.B$2]-[.B$351])/351)" office:value-type="float" office:value="195373.931623932" calcext:value-type="float">
            <text:p>195374</text:p>
          </table:table-cell>
          <table:table-cell/>
          <table:table-cell office:value-type="float" office:value="-1420" calcext:value-type="float">
            <text:p>-1420</text:p>
          </table:table-cell>
          <table:table-cell table:formula="of:=[.E142]-(([.E$2]-[.E$276])/276)" office:value-type="float" office:value="31793.47826087" calcext:value-type="float">
            <text:p>31793</text:p>
          </table:table-cell>
          <table:table-cell table:number-columns-repeated="2"/>
        </table:table-row>
        <table:table-row table:style-name="ro1">
          <table:table-cell table:formula="of:=[.A143]-10" office:value-type="float" office:value="2080" calcext:value-type="float">
            <text:p>2080</text:p>
          </table:table-cell>
          <table:table-cell table:formula="of:=[.B143]-(([.B$2]-[.B$351])/351)" office:value-type="float" office:value="195163.817663818" calcext:value-type="float">
            <text:p>195164</text:p>
          </table:table-cell>
          <table:table-cell/>
          <table:table-cell office:value-type="float" office:value="-1430" calcext:value-type="float">
            <text:p>-1430</text:p>
          </table:table-cell>
          <table:table-cell table:formula="of:=[.E143]-(([.E$2]-[.E$276])/276)" office:value-type="float" office:value="31557.9710144932" calcext:value-type="float">
            <text:p>31558</text:p>
          </table:table-cell>
          <table:table-cell table:number-columns-repeated="2"/>
        </table:table-row>
        <table:table-row table:style-name="ro1">
          <table:table-cell table:formula="of:=[.A144]-10" office:value-type="float" office:value="2070" calcext:value-type="float">
            <text:p>2070</text:p>
          </table:table-cell>
          <table:table-cell table:formula="of:=[.B144]-(([.B$2]-[.B$351])/351)" office:value-type="float" office:value="194953.703703704" calcext:value-type="float">
            <text:p>194954</text:p>
          </table:table-cell>
          <table:table-cell/>
          <table:table-cell office:value-type="float" office:value="-1440" calcext:value-type="float">
            <text:p>-1440</text:p>
          </table:table-cell>
          <table:table-cell table:formula="of:=[.E144]-(([.E$2]-[.E$276])/276)" office:value-type="float" office:value="31322.4637681164" calcext:value-type="float">
            <text:p>31322</text:p>
          </table:table-cell>
          <table:table-cell table:number-columns-repeated="2"/>
        </table:table-row>
        <table:table-row table:style-name="ro1">
          <table:table-cell table:formula="of:=[.A145]-10" office:value-type="float" office:value="2060" calcext:value-type="float">
            <text:p>2060</text:p>
          </table:table-cell>
          <table:table-cell table:formula="of:=[.B145]-(([.B$2]-[.B$351])/351)" office:value-type="float" office:value="194743.58974359" calcext:value-type="float">
            <text:p>194744</text:p>
          </table:table-cell>
          <table:table-cell/>
          <table:table-cell office:value-type="float" office:value="-1450" calcext:value-type="float">
            <text:p>-1450</text:p>
          </table:table-cell>
          <table:table-cell table:formula="of:=[.E145]-(([.E$2]-[.E$276])/276)" office:value-type="float" office:value="31086.9565217396" calcext:value-type="float">
            <text:p>31087</text:p>
          </table:table-cell>
          <table:table-cell table:number-columns-repeated="2"/>
        </table:table-row>
        <table:table-row table:style-name="ro1">
          <table:table-cell table:formula="of:=[.A146]-10" office:value-type="float" office:value="2050" calcext:value-type="float">
            <text:p>2050</text:p>
          </table:table-cell>
          <table:table-cell table:formula="of:=[.B146]-(([.B$2]-[.B$351])/351)" office:value-type="float" office:value="194533.475783476" calcext:value-type="float">
            <text:p>194533</text:p>
          </table:table-cell>
          <table:table-cell/>
          <table:table-cell office:value-type="float" office:value="-1460" calcext:value-type="float">
            <text:p>-1460</text:p>
          </table:table-cell>
          <table:table-cell table:formula="of:=[.E146]-(([.E$2]-[.E$276])/276)" office:value-type="float" office:value="30851.4492753628" calcext:value-type="float">
            <text:p>30851</text:p>
          </table:table-cell>
          <table:table-cell table:number-columns-repeated="2"/>
        </table:table-row>
        <table:table-row table:style-name="ro1">
          <table:table-cell table:formula="of:=[.A147]-10" office:value-type="float" office:value="2040" calcext:value-type="float">
            <text:p>2040</text:p>
          </table:table-cell>
          <table:table-cell table:formula="of:=[.B147]-(([.B$2]-[.B$351])/351)" office:value-type="float" office:value="194323.361823362" calcext:value-type="float">
            <text:p>194323</text:p>
          </table:table-cell>
          <table:table-cell/>
          <table:table-cell office:value-type="float" office:value="-1470" calcext:value-type="float">
            <text:p>-1470</text:p>
          </table:table-cell>
          <table:table-cell table:formula="of:=[.E147]-(([.E$2]-[.E$276])/276)" office:value-type="float" office:value="30615.9420289859" calcext:value-type="float">
            <text:p>30616</text:p>
          </table:table-cell>
          <table:table-cell table:number-columns-repeated="2"/>
        </table:table-row>
        <table:table-row table:style-name="ro1">
          <table:table-cell table:formula="of:=[.A148]-10" office:value-type="float" office:value="2030" calcext:value-type="float">
            <text:p>2030</text:p>
          </table:table-cell>
          <table:table-cell table:formula="of:=[.B148]-(([.B$2]-[.B$351])/351)" office:value-type="float" office:value="194113.247863248" calcext:value-type="float">
            <text:p>194113</text:p>
          </table:table-cell>
          <table:table-cell/>
          <table:table-cell office:value-type="float" office:value="-1480" calcext:value-type="float">
            <text:p>-1480</text:p>
          </table:table-cell>
          <table:table-cell table:formula="of:=[.E148]-(([.E$2]-[.E$276])/276)" office:value-type="float" office:value="30380.4347826091" calcext:value-type="float">
            <text:p>30380</text:p>
          </table:table-cell>
          <table:table-cell table:number-columns-repeated="2"/>
        </table:table-row>
        <table:table-row table:style-name="ro1">
          <table:table-cell table:formula="of:=[.A149]-10" office:value-type="float" office:value="2020" calcext:value-type="float">
            <text:p>2020</text:p>
          </table:table-cell>
          <table:table-cell table:formula="of:=[.B149]-(([.B$2]-[.B$351])/351)" office:value-type="float" office:value="193903.133903134" calcext:value-type="float">
            <text:p>193903</text:p>
          </table:table-cell>
          <table:table-cell/>
          <table:table-cell office:value-type="float" office:value="-1490" calcext:value-type="float">
            <text:p>-1490</text:p>
          </table:table-cell>
          <table:table-cell table:formula="of:=[.E149]-(([.E$2]-[.E$276])/276)" office:value-type="float" office:value="30144.9275362323" calcext:value-type="float">
            <text:p>30145</text:p>
          </table:table-cell>
          <table:table-cell table:number-columns-repeated="2"/>
        </table:table-row>
        <table:table-row table:style-name="ro1">
          <table:table-cell table:formula="of:=[.A150]-10" office:value-type="float" office:value="2010" calcext:value-type="float">
            <text:p>2010</text:p>
          </table:table-cell>
          <table:table-cell table:formula="of:=[.B150]-(([.B$2]-[.B$351])/351)" office:value-type="float" office:value="193693.01994302" calcext:value-type="float">
            <text:p>193693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[.E150]-(([.E$2]-[.E$276])/276)" office:value-type="float" office:value="29909.4202898555" calcext:value-type="float">
            <text:p>29909</text:p>
          </table:table-cell>
          <table:table-cell table:number-columns-repeated="2"/>
        </table:table-row>
        <table:table-row table:style-name="ro1">
          <table:table-cell table:formula="of:=[.A151]-10" office:value-type="float" office:value="2000" calcext:value-type="float">
            <text:p>2000</text:p>
          </table:table-cell>
          <table:table-cell table:formula="of:=[.B151]-(([.B$2]-[.B$351])/351)" office:value-type="float" office:value="193482.905982906" calcext:value-type="float">
            <text:p>193483</text:p>
          </table:table-cell>
          <table:table-cell/>
          <table:table-cell office:value-type="float" office:value="-1510" calcext:value-type="float">
            <text:p>-1510</text:p>
          </table:table-cell>
          <table:table-cell table:formula="of:=[.E151]-(([.E$2]-[.E$276])/276)" office:value-type="float" office:value="29673.9130434787" calcext:value-type="float">
            <text:p>29674</text:p>
          </table:table-cell>
          <table:table-cell table:number-columns-repeated="2"/>
        </table:table-row>
        <table:table-row table:style-name="ro1">
          <table:table-cell table:formula="of:=[.A152]-10" office:value-type="float" office:value="1990" calcext:value-type="float">
            <text:p>1990</text:p>
          </table:table-cell>
          <table:table-cell table:formula="of:=[.B152]-(([.B$2]-[.B$351])/351)" office:value-type="float" office:value="193272.792022792" calcext:value-type="float">
            <text:p>193273</text:p>
          </table:table-cell>
          <table:table-cell/>
          <table:table-cell office:value-type="float" office:value="-1520" calcext:value-type="float">
            <text:p>-1520</text:p>
          </table:table-cell>
          <table:table-cell table:formula="of:=[.E152]-(([.E$2]-[.E$276])/276)" office:value-type="float" office:value="29438.4057971019" calcext:value-type="float">
            <text:p>29438</text:p>
          </table:table-cell>
          <table:table-cell table:number-columns-repeated="2"/>
        </table:table-row>
        <table:table-row table:style-name="ro1">
          <table:table-cell table:formula="of:=[.A153]-10" office:value-type="float" office:value="1980" calcext:value-type="float">
            <text:p>1980</text:p>
          </table:table-cell>
          <table:table-cell table:formula="of:=[.B153]-(([.B$2]-[.B$351])/351)" office:value-type="float" office:value="193062.678062678" calcext:value-type="float">
            <text:p>193063</text:p>
          </table:table-cell>
          <table:table-cell/>
          <table:table-cell office:value-type="float" office:value="-1530" calcext:value-type="float">
            <text:p>-1530</text:p>
          </table:table-cell>
          <table:table-cell table:formula="of:=[.E153]-(([.E$2]-[.E$276])/276)" office:value-type="float" office:value="29202.8985507251" calcext:value-type="float">
            <text:p>29203</text:p>
          </table:table-cell>
          <table:table-cell table:number-columns-repeated="2"/>
        </table:table-row>
        <table:table-row table:style-name="ro1">
          <table:table-cell table:formula="of:=[.A154]-10" office:value-type="float" office:value="1970" calcext:value-type="float">
            <text:p>1970</text:p>
          </table:table-cell>
          <table:table-cell table:formula="of:=[.B154]-(([.B$2]-[.B$351])/351)" office:value-type="float" office:value="192852.564102564" calcext:value-type="float">
            <text:p>192853</text:p>
          </table:table-cell>
          <table:table-cell/>
          <table:table-cell office:value-type="float" office:value="-1540" calcext:value-type="float">
            <text:p>-1540</text:p>
          </table:table-cell>
          <table:table-cell table:formula="of:=[.E154]-(([.E$2]-[.E$276])/276)" office:value-type="float" office:value="28967.3913043483" calcext:value-type="float">
            <text:p>28967</text:p>
          </table:table-cell>
          <table:table-cell table:number-columns-repeated="2"/>
        </table:table-row>
        <table:table-row table:style-name="ro1">
          <table:table-cell table:formula="of:=[.A155]-10" office:value-type="float" office:value="1960" calcext:value-type="float">
            <text:p>1960</text:p>
          </table:table-cell>
          <table:table-cell table:formula="of:=[.B155]-(([.B$2]-[.B$351])/351)" office:value-type="float" office:value="192642.45014245" calcext:value-type="float">
            <text:p>192642</text:p>
          </table:table-cell>
          <table:table-cell/>
          <table:table-cell office:value-type="float" office:value="-1550" calcext:value-type="float">
            <text:p>-1550</text:p>
          </table:table-cell>
          <table:table-cell table:formula="of:=[.E155]-(([.E$2]-[.E$276])/276)" office:value-type="float" office:value="28731.8840579714" calcext:value-type="float">
            <text:p>28732</text:p>
          </table:table-cell>
          <table:table-cell table:number-columns-repeated="2"/>
        </table:table-row>
        <table:table-row table:style-name="ro1">
          <table:table-cell table:formula="of:=[.A156]-10" office:value-type="float" office:value="1950" calcext:value-type="float">
            <text:p>1950</text:p>
          </table:table-cell>
          <table:table-cell table:formula="of:=[.B156]-(([.B$2]-[.B$351])/351)" office:value-type="float" office:value="192432.336182336" calcext:value-type="float">
            <text:p>192432</text:p>
          </table:table-cell>
          <table:table-cell/>
          <table:table-cell office:value-type="float" office:value="-1560" calcext:value-type="float">
            <text:p>-1560</text:p>
          </table:table-cell>
          <table:table-cell table:formula="of:=[.E156]-(([.E$2]-[.E$276])/276)" office:value-type="float" office:value="28496.3768115946" calcext:value-type="float">
            <text:p>28496</text:p>
          </table:table-cell>
          <table:table-cell table:number-columns-repeated="2"/>
        </table:table-row>
        <table:table-row table:style-name="ro1">
          <table:table-cell table:formula="of:=[.A157]-10" office:value-type="float" office:value="1940" calcext:value-type="float">
            <text:p>1940</text:p>
          </table:table-cell>
          <table:table-cell table:formula="of:=[.B157]-(([.B$2]-[.B$351])/351)" office:value-type="float" office:value="192222.222222222" calcext:value-type="float">
            <text:p>192222</text:p>
          </table:table-cell>
          <table:table-cell/>
          <table:table-cell office:value-type="float" office:value="-1570" calcext:value-type="float">
            <text:p>-1570</text:p>
          </table:table-cell>
          <table:table-cell table:formula="of:=[.E157]-(([.E$2]-[.E$276])/276)" office:value-type="float" office:value="28260.8695652178" calcext:value-type="float">
            <text:p>28261</text:p>
          </table:table-cell>
          <table:table-cell table:number-columns-repeated="2"/>
        </table:table-row>
        <table:table-row table:style-name="ro1">
          <table:table-cell table:formula="of:=[.A158]-10" office:value-type="float" office:value="1930" calcext:value-type="float">
            <text:p>1930</text:p>
          </table:table-cell>
          <table:table-cell table:formula="of:=[.B158]-(([.B$2]-[.B$351])/351)" office:value-type="float" office:value="192012.108262109" calcext:value-type="float">
            <text:p>192012</text:p>
          </table:table-cell>
          <table:table-cell/>
          <table:table-cell office:value-type="float" office:value="-1580" calcext:value-type="float">
            <text:p>-1580</text:p>
          </table:table-cell>
          <table:table-cell table:formula="of:=[.E158]-(([.E$2]-[.E$276])/276)" office:value-type="float" office:value="28025.362318841" calcext:value-type="float">
            <text:p>28025</text:p>
          </table:table-cell>
          <table:table-cell table:number-columns-repeated="2"/>
        </table:table-row>
        <table:table-row table:style-name="ro1">
          <table:table-cell table:formula="of:=[.A159]-10" office:value-type="float" office:value="1920" calcext:value-type="float">
            <text:p>1920</text:p>
          </table:table-cell>
          <table:table-cell table:formula="of:=[.B159]-(([.B$2]-[.B$351])/351)" office:value-type="float" office:value="191801.994301995" calcext:value-type="float">
            <text:p>191802</text:p>
          </table:table-cell>
          <table:table-cell/>
          <table:table-cell office:value-type="float" office:value="-1590" calcext:value-type="float">
            <text:p>-1590</text:p>
          </table:table-cell>
          <table:table-cell table:formula="of:=[.E159]-(([.E$2]-[.E$276])/276)" office:value-type="float" office:value="27789.8550724642" calcext:value-type="float">
            <text:p>27790</text:p>
          </table:table-cell>
          <table:table-cell table:number-columns-repeated="2"/>
        </table:table-row>
        <table:table-row table:style-name="ro1">
          <table:table-cell table:formula="of:=[.A160]-10" office:value-type="float" office:value="1910" calcext:value-type="float">
            <text:p>1910</text:p>
          </table:table-cell>
          <table:table-cell table:formula="of:=[.B160]-(([.B$2]-[.B$351])/351)" office:value-type="float" office:value="191591.880341881" calcext:value-type="float">
            <text:p>191592</text:p>
          </table:table-cell>
          <table:table-cell/>
          <table:table-cell office:value-type="float" office:value="-1600" calcext:value-type="float">
            <text:p>-1600</text:p>
          </table:table-cell>
          <table:table-cell table:formula="of:=[.E160]-(([.E$2]-[.E$276])/276)" office:value-type="float" office:value="27554.3478260874" calcext:value-type="float">
            <text:p>27554</text:p>
          </table:table-cell>
          <table:table-cell table:number-columns-repeated="2"/>
        </table:table-row>
        <table:table-row table:style-name="ro1">
          <table:table-cell table:formula="of:=[.A161]-10" office:value-type="float" office:value="1900" calcext:value-type="float">
            <text:p>1900</text:p>
          </table:table-cell>
          <table:table-cell table:formula="of:=[.B161]-(([.B$2]-[.B$351])/351)" office:value-type="float" office:value="191381.766381767" calcext:value-type="float">
            <text:p>191382</text:p>
          </table:table-cell>
          <table:table-cell/>
          <table:table-cell office:value-type="float" office:value="-1610" calcext:value-type="float">
            <text:p>-1610</text:p>
          </table:table-cell>
          <table:table-cell table:formula="of:=[.E161]-(([.E$2]-[.E$276])/276)" office:value-type="float" office:value="27318.8405797106" calcext:value-type="float">
            <text:p>27319</text:p>
          </table:table-cell>
          <table:table-cell table:number-columns-repeated="2"/>
        </table:table-row>
        <table:table-row table:style-name="ro1">
          <table:table-cell table:formula="of:=[.A162]-10" office:value-type="float" office:value="1890" calcext:value-type="float">
            <text:p>1890</text:p>
          </table:table-cell>
          <table:table-cell table:formula="of:=[.B162]-(([.B$2]-[.B$351])/351)" office:value-type="float" office:value="191171.652421653" calcext:value-type="float">
            <text:p>191172</text:p>
          </table:table-cell>
          <table:table-cell/>
          <table:table-cell office:value-type="float" office:value="-1620" calcext:value-type="float">
            <text:p>-1620</text:p>
          </table:table-cell>
          <table:table-cell table:formula="of:=[.E162]-(([.E$2]-[.E$276])/276)" office:value-type="float" office:value="27083.3333333338" calcext:value-type="float">
            <text:p>27083</text:p>
          </table:table-cell>
          <table:table-cell table:number-columns-repeated="2"/>
        </table:table-row>
        <table:table-row table:style-name="ro1">
          <table:table-cell table:formula="of:=[.A163]-10" office:value-type="float" office:value="1880" calcext:value-type="float">
            <text:p>1880</text:p>
          </table:table-cell>
          <table:table-cell table:formula="of:=[.B163]-(([.B$2]-[.B$351])/351)" office:value-type="float" office:value="190961.538461539" calcext:value-type="float">
            <text:p>190962</text:p>
          </table:table-cell>
          <table:table-cell/>
          <table:table-cell office:value-type="float" office:value="-1630" calcext:value-type="float">
            <text:p>-1630</text:p>
          </table:table-cell>
          <table:table-cell table:formula="of:=[.E163]-(([.E$2]-[.E$276])/276)" office:value-type="float" office:value="26847.826086957" calcext:value-type="float">
            <text:p>26848</text:p>
          </table:table-cell>
          <table:table-cell table:number-columns-repeated="2"/>
        </table:table-row>
        <table:table-row table:style-name="ro1">
          <table:table-cell table:formula="of:=[.A164]-10" office:value-type="float" office:value="1870" calcext:value-type="float">
            <text:p>1870</text:p>
          </table:table-cell>
          <table:table-cell table:formula="of:=[.B164]-(([.B$2]-[.B$351])/351)" office:value-type="float" office:value="190751.424501425" calcext:value-type="float">
            <text:p>190751</text:p>
          </table:table-cell>
          <table:table-cell/>
          <table:table-cell office:value-type="float" office:value="-1640" calcext:value-type="float">
            <text:p>-1640</text:p>
          </table:table-cell>
          <table:table-cell table:formula="of:=[.E164]-(([.E$2]-[.E$276])/276)" office:value-type="float" office:value="26612.3188405801" calcext:value-type="float">
            <text:p>26612</text:p>
          </table:table-cell>
          <table:table-cell table:number-columns-repeated="2"/>
        </table:table-row>
        <table:table-row table:style-name="ro1">
          <table:table-cell table:formula="of:=[.A165]-10" office:value-type="float" office:value="1860" calcext:value-type="float">
            <text:p>1860</text:p>
          </table:table-cell>
          <table:table-cell table:formula="of:=[.B165]-(([.B$2]-[.B$351])/351)" office:value-type="float" office:value="190541.310541311" calcext:value-type="float">
            <text:p>190541</text:p>
          </table:table-cell>
          <table:table-cell/>
          <table:table-cell office:value-type="float" office:value="-1650" calcext:value-type="float">
            <text:p>-1650</text:p>
          </table:table-cell>
          <table:table-cell table:formula="of:=[.E165]-(([.E$2]-[.E$276])/276)" office:value-type="float" office:value="26376.8115942033" calcext:value-type="float">
            <text:p>26377</text:p>
          </table:table-cell>
          <table:table-cell table:number-columns-repeated="2"/>
        </table:table-row>
        <table:table-row table:style-name="ro1">
          <table:table-cell table:formula="of:=[.A166]-10" office:value-type="float" office:value="1850" calcext:value-type="float">
            <text:p>1850</text:p>
          </table:table-cell>
          <table:table-cell table:formula="of:=[.B166]-(([.B$2]-[.B$351])/351)" office:value-type="float" office:value="190331.196581197" calcext:value-type="float">
            <text:p>190331</text:p>
          </table:table-cell>
          <table:table-cell/>
          <table:table-cell office:value-type="float" office:value="-1660" calcext:value-type="float">
            <text:p>-1660</text:p>
          </table:table-cell>
          <table:table-cell table:formula="of:=[.E166]-(([.E$2]-[.E$276])/276)" office:value-type="float" office:value="26141.3043478265" calcext:value-type="float">
            <text:p>26141</text:p>
          </table:table-cell>
          <table:table-cell table:number-columns-repeated="2"/>
        </table:table-row>
        <table:table-row table:style-name="ro1">
          <table:table-cell table:formula="of:=[.A167]-10" office:value-type="float" office:value="1840" calcext:value-type="float">
            <text:p>1840</text:p>
          </table:table-cell>
          <table:table-cell table:formula="of:=[.B167]-(([.B$2]-[.B$351])/351)" office:value-type="float" office:value="190121.082621083" calcext:value-type="float">
            <text:p>190121</text:p>
          </table:table-cell>
          <table:table-cell/>
          <table:table-cell office:value-type="float" office:value="-1670" calcext:value-type="float">
            <text:p>-1670</text:p>
          </table:table-cell>
          <table:table-cell table:formula="of:=[.E167]-(([.E$2]-[.E$276])/276)" office:value-type="float" office:value="25905.7971014497" calcext:value-type="float">
            <text:p>25906</text:p>
          </table:table-cell>
          <table:table-cell table:number-columns-repeated="2"/>
        </table:table-row>
        <table:table-row table:style-name="ro1">
          <table:table-cell table:formula="of:=[.A168]-10" office:value-type="float" office:value="1830" calcext:value-type="float">
            <text:p>1830</text:p>
          </table:table-cell>
          <table:table-cell table:formula="of:=[.B168]-(([.B$2]-[.B$351])/351)" office:value-type="float" office:value="189910.968660969" calcext:value-type="float">
            <text:p>189911</text:p>
          </table:table-cell>
          <table:table-cell/>
          <table:table-cell office:value-type="float" office:value="-1680" calcext:value-type="float">
            <text:p>-1680</text:p>
          </table:table-cell>
          <table:table-cell table:formula="of:=[.E168]-(([.E$2]-[.E$276])/276)" office:value-type="float" office:value="25670.2898550729" calcext:value-type="float">
            <text:p>25670</text:p>
          </table:table-cell>
          <table:table-cell table:number-columns-repeated="2"/>
        </table:table-row>
        <table:table-row table:style-name="ro1">
          <table:table-cell table:formula="of:=[.A169]-10" office:value-type="float" office:value="1820" calcext:value-type="float">
            <text:p>1820</text:p>
          </table:table-cell>
          <table:table-cell table:formula="of:=[.B169]-(([.B$2]-[.B$351])/351)" office:value-type="float" office:value="189700.854700855" calcext:value-type="float">
            <text:p>189701</text:p>
          </table:table-cell>
          <table:table-cell/>
          <table:table-cell office:value-type="float" office:value="-1690" calcext:value-type="float">
            <text:p>-1690</text:p>
          </table:table-cell>
          <table:table-cell table:formula="of:=[.E169]-(([.E$2]-[.E$276])/276)" office:value-type="float" office:value="25434.7826086961" calcext:value-type="float">
            <text:p>25435</text:p>
          </table:table-cell>
          <table:table-cell table:number-columns-repeated="2"/>
        </table:table-row>
        <table:table-row table:style-name="ro1">
          <table:table-cell table:formula="of:=[.A170]-10" office:value-type="float" office:value="1810" calcext:value-type="float">
            <text:p>1810</text:p>
          </table:table-cell>
          <table:table-cell table:formula="of:=[.B170]-(([.B$2]-[.B$351])/351)" office:value-type="float" office:value="189490.740740741" calcext:value-type="float">
            <text:p>189491</text:p>
          </table:table-cell>
          <table:table-cell/>
          <table:table-cell office:value-type="float" office:value="-1700" calcext:value-type="float">
            <text:p>-1700</text:p>
          </table:table-cell>
          <table:table-cell table:formula="of:=[.E170]-(([.E$2]-[.E$276])/276)" office:value-type="float" office:value="25199.2753623193" calcext:value-type="float">
            <text:p>25199</text:p>
          </table:table-cell>
          <table:table-cell table:number-columns-repeated="2"/>
        </table:table-row>
        <table:table-row table:style-name="ro1">
          <table:table-cell table:formula="of:=[.A171]-10" office:value-type="float" office:value="1800" calcext:value-type="float">
            <text:p>1800</text:p>
          </table:table-cell>
          <table:table-cell table:formula="of:=[.B171]-(([.B$2]-[.B$351])/351)" office:value-type="float" office:value="189280.626780627" calcext:value-type="float">
            <text:p>189281</text:p>
          </table:table-cell>
          <table:table-cell/>
          <table:table-cell office:value-type="float" office:value="-1710" calcext:value-type="float">
            <text:p>-1710</text:p>
          </table:table-cell>
          <table:table-cell table:formula="of:=[.E171]-(([.E$2]-[.E$276])/276)" office:value-type="float" office:value="24963.7681159425" calcext:value-type="float">
            <text:p>24964</text:p>
          </table:table-cell>
          <table:table-cell table:number-columns-repeated="2"/>
        </table:table-row>
        <table:table-row table:style-name="ro1">
          <table:table-cell table:formula="of:=[.A172]-10" office:value-type="float" office:value="1790" calcext:value-type="float">
            <text:p>1790</text:p>
          </table:table-cell>
          <table:table-cell table:formula="of:=[.B172]-(([.B$2]-[.B$351])/351)" office:value-type="float" office:value="189070.512820513" calcext:value-type="float">
            <text:p>189071</text:p>
          </table:table-cell>
          <table:table-cell/>
          <table:table-cell office:value-type="float" office:value="-1720" calcext:value-type="float">
            <text:p>-1720</text:p>
          </table:table-cell>
          <table:table-cell table:formula="of:=[.E172]-(([.E$2]-[.E$276])/276)" office:value-type="float" office:value="24728.2608695656" calcext:value-type="float">
            <text:p>24728</text:p>
          </table:table-cell>
          <table:table-cell table:number-columns-repeated="2"/>
        </table:table-row>
        <table:table-row table:style-name="ro1">
          <table:table-cell table:formula="of:=[.A173]-10" office:value-type="float" office:value="1780" calcext:value-type="float">
            <text:p>1780</text:p>
          </table:table-cell>
          <table:table-cell table:formula="of:=[.B173]-(([.B$2]-[.B$351])/351)" office:value-type="float" office:value="188860.398860399" calcext:value-type="float">
            <text:p>188860</text:p>
          </table:table-cell>
          <table:table-cell/>
          <table:table-cell office:value-type="float" office:value="-1730" calcext:value-type="float">
            <text:p>-1730</text:p>
          </table:table-cell>
          <table:table-cell table:formula="of:=[.E173]-(([.E$2]-[.E$276])/276)" office:value-type="float" office:value="24492.7536231888" calcext:value-type="float">
            <text:p>24493</text:p>
          </table:table-cell>
          <table:table-cell table:number-columns-repeated="2"/>
        </table:table-row>
        <table:table-row table:style-name="ro1">
          <table:table-cell table:formula="of:=[.A174]-10" office:value-type="float" office:value="1770" calcext:value-type="float">
            <text:p>1770</text:p>
          </table:table-cell>
          <table:table-cell table:formula="of:=[.B174]-(([.B$2]-[.B$351])/351)" office:value-type="float" office:value="188650.284900285" calcext:value-type="float">
            <text:p>188650</text:p>
          </table:table-cell>
          <table:table-cell/>
          <table:table-cell office:value-type="float" office:value="-1740" calcext:value-type="float">
            <text:p>-1740</text:p>
          </table:table-cell>
          <table:table-cell table:formula="of:=[.E174]-(([.E$2]-[.E$276])/276)" office:value-type="float" office:value="24257.246376812" calcext:value-type="float">
            <text:p>24257</text:p>
          </table:table-cell>
          <table:table-cell table:number-columns-repeated="2"/>
        </table:table-row>
        <table:table-row table:style-name="ro1">
          <table:table-cell table:formula="of:=[.A175]-10" office:value-type="float" office:value="1760" calcext:value-type="float">
            <text:p>1760</text:p>
          </table:table-cell>
          <table:table-cell table:formula="of:=[.B175]-(([.B$2]-[.B$351])/351)" office:value-type="float" office:value="188440.170940171" calcext:value-type="float">
            <text:p>188440</text:p>
          </table:table-cell>
          <table:table-cell/>
          <table:table-cell office:value-type="float" office:value="-1750" calcext:value-type="float">
            <text:p>-1750</text:p>
          </table:table-cell>
          <table:table-cell table:formula="of:=[.E175]-(([.E$2]-[.E$276])/276)" office:value-type="float" office:value="24021.7391304352" calcext:value-type="float">
            <text:p>24022</text:p>
          </table:table-cell>
          <table:table-cell table:number-columns-repeated="2"/>
        </table:table-row>
        <table:table-row table:style-name="ro1">
          <table:table-cell table:formula="of:=[.A176]-10" office:value-type="float" office:value="1750" calcext:value-type="float">
            <text:p>1750</text:p>
          </table:table-cell>
          <table:table-cell table:formula="of:=[.B176]-(([.B$2]-[.B$351])/351)" office:value-type="float" office:value="188230.056980057" calcext:value-type="float">
            <text:p>188230</text:p>
          </table:table-cell>
          <table:table-cell/>
          <table:table-cell office:value-type="float" office:value="-1760" calcext:value-type="float">
            <text:p>-1760</text:p>
          </table:table-cell>
          <table:table-cell table:formula="of:=[.E176]-(([.E$2]-[.E$276])/276)" office:value-type="float" office:value="23786.2318840584" calcext:value-type="float">
            <text:p>23786</text:p>
          </table:table-cell>
          <table:table-cell table:number-columns-repeated="2"/>
        </table:table-row>
        <table:table-row table:style-name="ro1">
          <table:table-cell table:formula="of:=[.A177]-10" office:value-type="float" office:value="1740" calcext:value-type="float">
            <text:p>1740</text:p>
          </table:table-cell>
          <table:table-cell table:formula="of:=[.B177]-(([.B$2]-[.B$351])/351)" office:value-type="float" office:value="188019.943019943" calcext:value-type="float">
            <text:p>188020</text:p>
          </table:table-cell>
          <table:table-cell/>
          <table:table-cell office:value-type="float" office:value="-1770" calcext:value-type="float">
            <text:p>-1770</text:p>
          </table:table-cell>
          <table:table-cell table:formula="of:=[.E177]-(([.E$2]-[.E$276])/276)" office:value-type="float" office:value="23550.7246376816" calcext:value-type="float">
            <text:p>23551</text:p>
          </table:table-cell>
          <table:table-cell table:number-columns-repeated="2"/>
        </table:table-row>
        <table:table-row table:style-name="ro1">
          <table:table-cell table:formula="of:=[.A178]-10" office:value-type="float" office:value="1730" calcext:value-type="float">
            <text:p>1730</text:p>
          </table:table-cell>
          <table:table-cell table:formula="of:=[.B178]-(([.B$2]-[.B$351])/351)" office:value-type="float" office:value="187809.829059829" calcext:value-type="float">
            <text:p>187810</text:p>
          </table:table-cell>
          <table:table-cell/>
          <table:table-cell office:value-type="float" office:value="-1780" calcext:value-type="float">
            <text:p>-1780</text:p>
          </table:table-cell>
          <table:table-cell table:formula="of:=[.E178]-(([.E$2]-[.E$276])/276)" office:value-type="float" office:value="23315.2173913048" calcext:value-type="float">
            <text:p>23315</text:p>
          </table:table-cell>
          <table:table-cell table:number-columns-repeated="2"/>
        </table:table-row>
        <table:table-row table:style-name="ro1">
          <table:table-cell table:formula="of:=[.A179]-10" office:value-type="float" office:value="1720" calcext:value-type="float">
            <text:p>1720</text:p>
          </table:table-cell>
          <table:table-cell table:formula="of:=[.B179]-(([.B$2]-[.B$351])/351)" office:value-type="float" office:value="187599.715099715" calcext:value-type="float">
            <text:p>187600</text:p>
          </table:table-cell>
          <table:table-cell/>
          <table:table-cell office:value-type="float" office:value="-1790" calcext:value-type="float">
            <text:p>-1790</text:p>
          </table:table-cell>
          <table:table-cell table:formula="of:=[.E179]-(([.E$2]-[.E$276])/276)" office:value-type="float" office:value="23079.710144928" calcext:value-type="float">
            <text:p>23080</text:p>
          </table:table-cell>
          <table:table-cell table:number-columns-repeated="2"/>
        </table:table-row>
        <table:table-row table:style-name="ro1">
          <table:table-cell table:formula="of:=[.A180]-10" office:value-type="float" office:value="1710" calcext:value-type="float">
            <text:p>1710</text:p>
          </table:table-cell>
          <table:table-cell table:formula="of:=[.B180]-(([.B$2]-[.B$351])/351)" office:value-type="float" office:value="187389.601139601" calcext:value-type="float">
            <text:p>187390</text:p>
          </table:table-cell>
          <table:table-cell/>
          <table:table-cell office:value-type="float" office:value="-1800" calcext:value-type="float">
            <text:p>-1800</text:p>
          </table:table-cell>
          <table:table-cell table:formula="of:=[.E180]-(([.E$2]-[.E$276])/276)" office:value-type="float" office:value="22844.2028985512" calcext:value-type="float">
            <text:p>22844</text:p>
          </table:table-cell>
          <table:table-cell table:number-columns-repeated="2"/>
        </table:table-row>
        <table:table-row table:style-name="ro1">
          <table:table-cell table:formula="of:=[.A181]-10" office:value-type="float" office:value="1700" calcext:value-type="float">
            <text:p>1700</text:p>
          </table:table-cell>
          <table:table-cell table:formula="of:=[.B181]-(([.B$2]-[.B$351])/351)" office:value-type="float" office:value="187179.487179487" calcext:value-type="float">
            <text:p>187179</text:p>
          </table:table-cell>
          <table:table-cell/>
          <table:table-cell office:value-type="float" office:value="-1810" calcext:value-type="float">
            <text:p>-1810</text:p>
          </table:table-cell>
          <table:table-cell table:formula="of:=[.E181]-(([.E$2]-[.E$276])/276)" office:value-type="float" office:value="22608.6956521743" calcext:value-type="float">
            <text:p>22609</text:p>
          </table:table-cell>
          <table:table-cell table:number-columns-repeated="2"/>
        </table:table-row>
        <table:table-row table:style-name="ro1">
          <table:table-cell table:formula="of:=[.A182]-10" office:value-type="float" office:value="1690" calcext:value-type="float">
            <text:p>1690</text:p>
          </table:table-cell>
          <table:table-cell table:formula="of:=[.B182]-(([.B$2]-[.B$351])/351)" office:value-type="float" office:value="186969.373219374" calcext:value-type="float">
            <text:p>186969</text:p>
          </table:table-cell>
          <table:table-cell/>
          <table:table-cell office:value-type="float" office:value="-1820" calcext:value-type="float">
            <text:p>-1820</text:p>
          </table:table-cell>
          <table:table-cell table:formula="of:=[.E182]-(([.E$2]-[.E$276])/276)" office:value-type="float" office:value="22373.1884057975" calcext:value-type="float">
            <text:p>22373</text:p>
          </table:table-cell>
          <table:table-cell table:number-columns-repeated="2"/>
        </table:table-row>
        <table:table-row table:style-name="ro1">
          <table:table-cell table:formula="of:=[.A183]-10" office:value-type="float" office:value="1680" calcext:value-type="float">
            <text:p>1680</text:p>
          </table:table-cell>
          <table:table-cell table:formula="of:=[.B183]-(([.B$2]-[.B$351])/351)" office:value-type="float" office:value="186759.25925926" calcext:value-type="float">
            <text:p>186759</text:p>
          </table:table-cell>
          <table:table-cell/>
          <table:table-cell office:value-type="float" office:value="-1830" calcext:value-type="float">
            <text:p>-1830</text:p>
          </table:table-cell>
          <table:table-cell table:formula="of:=[.E183]-(([.E$2]-[.E$276])/276)" office:value-type="float" office:value="22137.6811594207" calcext:value-type="float">
            <text:p>22138</text:p>
          </table:table-cell>
          <table:table-cell table:number-columns-repeated="2"/>
        </table:table-row>
        <table:table-row table:style-name="ro1">
          <table:table-cell table:formula="of:=[.A184]-10" office:value-type="float" office:value="1670" calcext:value-type="float">
            <text:p>1670</text:p>
          </table:table-cell>
          <table:table-cell table:formula="of:=[.B184]-(([.B$2]-[.B$351])/351)" office:value-type="float" office:value="186549.145299146" calcext:value-type="float">
            <text:p>186549</text:p>
          </table:table-cell>
          <table:table-cell/>
          <table:table-cell office:value-type="float" office:value="-1840" calcext:value-type="float">
            <text:p>-1840</text:p>
          </table:table-cell>
          <table:table-cell table:formula="of:=[.E184]-(([.E$2]-[.E$276])/276)" office:value-type="float" office:value="21902.1739130439" calcext:value-type="float">
            <text:p>21902</text:p>
          </table:table-cell>
          <table:table-cell table:number-columns-repeated="2"/>
        </table:table-row>
        <table:table-row table:style-name="ro1">
          <table:table-cell table:formula="of:=[.A185]-10" office:value-type="float" office:value="1660" calcext:value-type="float">
            <text:p>1660</text:p>
          </table:table-cell>
          <table:table-cell table:formula="of:=[.B185]-(([.B$2]-[.B$351])/351)" office:value-type="float" office:value="186339.031339032" calcext:value-type="float">
            <text:p>186339</text:p>
          </table:table-cell>
          <table:table-cell/>
          <table:table-cell office:value-type="float" office:value="-1850" calcext:value-type="float">
            <text:p>-1850</text:p>
          </table:table-cell>
          <table:table-cell table:formula="of:=[.E185]-(([.E$2]-[.E$276])/276)" office:value-type="float" office:value="21666.6666666671" calcext:value-type="float">
            <text:p>21667</text:p>
          </table:table-cell>
          <table:table-cell table:number-columns-repeated="2"/>
        </table:table-row>
        <table:table-row table:style-name="ro1">
          <table:table-cell table:formula="of:=[.A186]-10" office:value-type="float" office:value="1650" calcext:value-type="float">
            <text:p>1650</text:p>
          </table:table-cell>
          <table:table-cell table:formula="of:=[.B186]-(([.B$2]-[.B$351])/351)" office:value-type="float" office:value="186128.917378918" calcext:value-type="float">
            <text:p>186129</text:p>
          </table:table-cell>
          <table:table-cell/>
          <table:table-cell office:value-type="float" office:value="-1860" calcext:value-type="float">
            <text:p>-1860</text:p>
          </table:table-cell>
          <table:table-cell table:formula="of:=[.E186]-(([.E$2]-[.E$276])/276)" office:value-type="float" office:value="21431.1594202903" calcext:value-type="float">
            <text:p>21431</text:p>
          </table:table-cell>
          <table:table-cell table:number-columns-repeated="2"/>
        </table:table-row>
        <table:table-row table:style-name="ro1">
          <table:table-cell table:formula="of:=[.A187]-10" office:value-type="float" office:value="1640" calcext:value-type="float">
            <text:p>1640</text:p>
          </table:table-cell>
          <table:table-cell table:formula="of:=[.B187]-(([.B$2]-[.B$351])/351)" office:value-type="float" office:value="185918.803418804" calcext:value-type="float">
            <text:p>185919</text:p>
          </table:table-cell>
          <table:table-cell/>
          <table:table-cell office:value-type="float" office:value="-1870" calcext:value-type="float">
            <text:p>-1870</text:p>
          </table:table-cell>
          <table:table-cell table:formula="of:=[.E187]-(([.E$2]-[.E$276])/276)" office:value-type="float" office:value="21195.6521739135" calcext:value-type="float">
            <text:p>21196</text:p>
          </table:table-cell>
          <table:table-cell table:number-columns-repeated="2"/>
        </table:table-row>
        <table:table-row table:style-name="ro1">
          <table:table-cell table:formula="of:=[.A188]-10" office:value-type="float" office:value="1630" calcext:value-type="float">
            <text:p>1630</text:p>
          </table:table-cell>
          <table:table-cell table:formula="of:=[.B188]-(([.B$2]-[.B$351])/351)" office:value-type="float" office:value="185708.68945869" calcext:value-type="float">
            <text:p>185709</text:p>
          </table:table-cell>
          <table:table-cell/>
          <table:table-cell office:value-type="float" office:value="-1880" calcext:value-type="float">
            <text:p>-1880</text:p>
          </table:table-cell>
          <table:table-cell table:formula="of:=[.E188]-(([.E$2]-[.E$276])/276)" office:value-type="float" office:value="20960.1449275367" calcext:value-type="float">
            <text:p>20960</text:p>
          </table:table-cell>
          <table:table-cell table:number-columns-repeated="2"/>
        </table:table-row>
        <table:table-row table:style-name="ro1">
          <table:table-cell table:formula="of:=[.A189]-10" office:value-type="float" office:value="1620" calcext:value-type="float">
            <text:p>1620</text:p>
          </table:table-cell>
          <table:table-cell table:formula="of:=[.B189]-(([.B$2]-[.B$351])/351)" office:value-type="float" office:value="185498.575498576" calcext:value-type="float">
            <text:p>185499</text:p>
          </table:table-cell>
          <table:table-cell/>
          <table:table-cell office:value-type="float" office:value="-1890" calcext:value-type="float">
            <text:p>-1890</text:p>
          </table:table-cell>
          <table:table-cell table:formula="of:=[.E189]-(([.E$2]-[.E$276])/276)" office:value-type="float" office:value="20724.6376811598" calcext:value-type="float">
            <text:p>20725</text:p>
          </table:table-cell>
          <table:table-cell table:number-columns-repeated="2"/>
        </table:table-row>
        <table:table-row table:style-name="ro1">
          <table:table-cell table:formula="of:=[.A190]-10" office:value-type="float" office:value="1610" calcext:value-type="float">
            <text:p>1610</text:p>
          </table:table-cell>
          <table:table-cell table:formula="of:=[.B190]-(([.B$2]-[.B$351])/351)" office:value-type="float" office:value="185288.461538462" calcext:value-type="float">
            <text:p>185288</text:p>
          </table:table-cell>
          <table:table-cell/>
          <table:table-cell office:value-type="float" office:value="-1900" calcext:value-type="float">
            <text:p>-1900</text:p>
          </table:table-cell>
          <table:table-cell table:formula="of:=[.E190]-(([.E$2]-[.E$276])/276)" office:value-type="float" office:value="20489.130434783" calcext:value-type="float">
            <text:p>20489</text:p>
          </table:table-cell>
          <table:table-cell table:number-columns-repeated="2"/>
        </table:table-row>
        <table:table-row table:style-name="ro1">
          <table:table-cell table:formula="of:=[.A191]-10" office:value-type="float" office:value="1600" calcext:value-type="float">
            <text:p>1600</text:p>
          </table:table-cell>
          <table:table-cell table:formula="of:=[.B191]-(([.B$2]-[.B$351])/351)" office:value-type="float" office:value="185078.347578348" calcext:value-type="float">
            <text:p>185078</text:p>
          </table:table-cell>
          <table:table-cell/>
          <table:table-cell office:value-type="float" office:value="-1910" calcext:value-type="float">
            <text:p>-1910</text:p>
          </table:table-cell>
          <table:table-cell table:formula="of:=[.E191]-(([.E$2]-[.E$276])/276)" office:value-type="float" office:value="20253.6231884062" calcext:value-type="float">
            <text:p>20254</text:p>
          </table:table-cell>
          <table:table-cell table:number-columns-repeated="2"/>
        </table:table-row>
        <table:table-row table:style-name="ro1">
          <table:table-cell table:formula="of:=[.A192]-10" office:value-type="float" office:value="1590" calcext:value-type="float">
            <text:p>1590</text:p>
          </table:table-cell>
          <table:table-cell table:formula="of:=[.B192]-(([.B$2]-[.B$351])/351)" office:value-type="float" office:value="184868.233618234" calcext:value-type="float">
            <text:p>184868</text:p>
          </table:table-cell>
          <table:table-cell/>
          <table:table-cell office:value-type="float" office:value="-1920" calcext:value-type="float">
            <text:p>-1920</text:p>
          </table:table-cell>
          <table:table-cell table:formula="of:=[.E192]-(([.E$2]-[.E$276])/276)" office:value-type="float" office:value="20018.1159420294" calcext:value-type="float">
            <text:p>20018</text:p>
          </table:table-cell>
          <table:table-cell table:number-columns-repeated="2"/>
        </table:table-row>
        <table:table-row table:style-name="ro1">
          <table:table-cell table:formula="of:=[.A193]-10" office:value-type="float" office:value="1580" calcext:value-type="float">
            <text:p>1580</text:p>
          </table:table-cell>
          <table:table-cell table:formula="of:=[.B193]-(([.B$2]-[.B$351])/351)" office:value-type="float" office:value="184658.11965812" calcext:value-type="float">
            <text:p>184658</text:p>
          </table:table-cell>
          <table:table-cell/>
          <table:table-cell office:value-type="float" office:value="-1930" calcext:value-type="float">
            <text:p>-1930</text:p>
          </table:table-cell>
          <table:table-cell table:formula="of:=[.E193]-(([.E$2]-[.E$276])/276)" office:value-type="float" office:value="19782.6086956526" calcext:value-type="float">
            <text:p>19783</text:p>
          </table:table-cell>
          <table:table-cell table:number-columns-repeated="2"/>
        </table:table-row>
        <table:table-row table:style-name="ro1">
          <table:table-cell table:formula="of:=[.A194]-10" office:value-type="float" office:value="1570" calcext:value-type="float">
            <text:p>1570</text:p>
          </table:table-cell>
          <table:table-cell table:formula="of:=[.B194]-(([.B$2]-[.B$351])/351)" office:value-type="float" office:value="184448.005698006" calcext:value-type="float">
            <text:p>184448</text:p>
          </table:table-cell>
          <table:table-cell/>
          <table:table-cell office:value-type="float" office:value="-1940" calcext:value-type="float">
            <text:p>-1940</text:p>
          </table:table-cell>
          <table:table-cell table:formula="of:=[.E194]-(([.E$2]-[.E$276])/276)" office:value-type="float" office:value="19547.1014492758" calcext:value-type="float">
            <text:p>19547</text:p>
          </table:table-cell>
          <table:table-cell table:number-columns-repeated="2"/>
        </table:table-row>
        <table:table-row table:style-name="ro1">
          <table:table-cell table:formula="of:=[.A195]-10" office:value-type="float" office:value="1560" calcext:value-type="float">
            <text:p>1560</text:p>
          </table:table-cell>
          <table:table-cell table:formula="of:=[.B195]-(([.B$2]-[.B$351])/351)" office:value-type="float" office:value="184237.891737892" calcext:value-type="float">
            <text:p>184238</text:p>
          </table:table-cell>
          <table:table-cell/>
          <table:table-cell office:value-type="float" office:value="-1950" calcext:value-type="float">
            <text:p>-1950</text:p>
          </table:table-cell>
          <table:table-cell table:formula="of:=[.E195]-(([.E$2]-[.E$276])/276)" office:value-type="float" office:value="19311.594202899" calcext:value-type="float">
            <text:p>19312</text:p>
          </table:table-cell>
          <table:table-cell table:number-columns-repeated="2"/>
        </table:table-row>
        <table:table-row table:style-name="ro1">
          <table:table-cell table:formula="of:=[.A196]-10" office:value-type="float" office:value="1550" calcext:value-type="float">
            <text:p>1550</text:p>
          </table:table-cell>
          <table:table-cell table:formula="of:=[.B196]-(([.B$2]-[.B$351])/351)" office:value-type="float" office:value="184027.777777778" calcext:value-type="float">
            <text:p>184028</text:p>
          </table:table-cell>
          <table:table-cell/>
          <table:table-cell office:value-type="float" office:value="-1960" calcext:value-type="float">
            <text:p>-1960</text:p>
          </table:table-cell>
          <table:table-cell table:formula="of:=[.E196]-(([.E$2]-[.E$276])/276)" office:value-type="float" office:value="19076.0869565222" calcext:value-type="float">
            <text:p>19076</text:p>
          </table:table-cell>
          <table:table-cell table:number-columns-repeated="2"/>
        </table:table-row>
        <table:table-row table:style-name="ro1">
          <table:table-cell table:formula="of:=[.A197]-10" office:value-type="float" office:value="1540" calcext:value-type="float">
            <text:p>1540</text:p>
          </table:table-cell>
          <table:table-cell table:formula="of:=[.B197]-(([.B$2]-[.B$351])/351)" office:value-type="float" office:value="183817.663817664" calcext:value-type="float">
            <text:p>183818</text:p>
          </table:table-cell>
          <table:table-cell/>
          <table:table-cell office:value-type="float" office:value="-1970" calcext:value-type="float">
            <text:p>-1970</text:p>
          </table:table-cell>
          <table:table-cell table:formula="of:=[.E197]-(([.E$2]-[.E$276])/276)" office:value-type="float" office:value="18840.5797101454" calcext:value-type="float">
            <text:p>18841</text:p>
          </table:table-cell>
          <table:table-cell table:number-columns-repeated="2"/>
        </table:table-row>
        <table:table-row table:style-name="ro1">
          <table:table-cell table:formula="of:=[.A198]-10" office:value-type="float" office:value="1530" calcext:value-type="float">
            <text:p>1530</text:p>
          </table:table-cell>
          <table:table-cell table:formula="of:=[.B198]-(([.B$2]-[.B$351])/351)" office:value-type="float" office:value="183607.54985755" calcext:value-type="float">
            <text:p>183608</text:p>
          </table:table-cell>
          <table:table-cell/>
          <table:table-cell office:value-type="float" office:value="-1980" calcext:value-type="float">
            <text:p>-1980</text:p>
          </table:table-cell>
          <table:table-cell table:formula="of:=[.E198]-(([.E$2]-[.E$276])/276)" office:value-type="float" office:value="18605.0724637685" calcext:value-type="float">
            <text:p>18605</text:p>
          </table:table-cell>
          <table:table-cell table:number-columns-repeated="2"/>
        </table:table-row>
        <table:table-row table:style-name="ro1">
          <table:table-cell table:formula="of:=[.A199]-10" office:value-type="float" office:value="1520" calcext:value-type="float">
            <text:p>1520</text:p>
          </table:table-cell>
          <table:table-cell table:formula="of:=[.B199]-(([.B$2]-[.B$351])/351)" office:value-type="float" office:value="183397.435897436" calcext:value-type="float">
            <text:p>183397</text:p>
          </table:table-cell>
          <table:table-cell/>
          <table:table-cell office:value-type="float" office:value="-1990" calcext:value-type="float">
            <text:p>-1990</text:p>
          </table:table-cell>
          <table:table-cell table:formula="of:=[.E199]-(([.E$2]-[.E$276])/276)" office:value-type="float" office:value="18369.5652173917" calcext:value-type="float">
            <text:p>18370</text:p>
          </table:table-cell>
          <table:table-cell table:number-columns-repeated="2"/>
        </table:table-row>
        <table:table-row table:style-name="ro1">
          <table:table-cell table:formula="of:=[.A200]-10" office:value-type="float" office:value="1510" calcext:value-type="float">
            <text:p>1510</text:p>
          </table:table-cell>
          <table:table-cell table:formula="of:=[.B200]-(([.B$2]-[.B$351])/351)" office:value-type="float" office:value="183187.321937322" calcext:value-type="float">
            <text:p>183187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E200]-(([.E$2]-[.E$276])/276)" office:value-type="float" office:value="18134.0579710149" calcext:value-type="float">
            <text:p>18134</text:p>
          </table:table-cell>
          <table:table-cell table:number-columns-repeated="2"/>
        </table:table-row>
        <table:table-row table:style-name="ro1">
          <table:table-cell table:formula="of:=[.A201]-10" office:value-type="float" office:value="1500" calcext:value-type="float">
            <text:p>1500</text:p>
          </table:table-cell>
          <table:table-cell table:formula="of:=[.B201]-(([.B$2]-[.B$351])/351)" office:value-type="float" office:value="182977.207977208" calcext:value-type="float">
            <text:p>182977</text:p>
          </table:table-cell>
          <table:table-cell/>
          <table:table-cell office:value-type="float" office:value="-2010" calcext:value-type="float">
            <text:p>-2010</text:p>
          </table:table-cell>
          <table:table-cell table:formula="of:=[.E201]-(([.E$2]-[.E$276])/276)" office:value-type="float" office:value="17898.5507246381" calcext:value-type="float">
            <text:p>17899</text:p>
          </table:table-cell>
          <table:table-cell table:number-columns-repeated="2"/>
        </table:table-row>
        <table:table-row table:style-name="ro1">
          <table:table-cell table:formula="of:=[.A202]-10" office:value-type="float" office:value="1490" calcext:value-type="float">
            <text:p>1490</text:p>
          </table:table-cell>
          <table:table-cell table:formula="of:=[.B202]-(([.B$2]-[.B$351])/351)" office:value-type="float" office:value="182767.094017094" calcext:value-type="float">
            <text:p>182767</text:p>
          </table:table-cell>
          <table:table-cell/>
          <table:table-cell office:value-type="float" office:value="-2020" calcext:value-type="float">
            <text:p>-2020</text:p>
          </table:table-cell>
          <table:table-cell table:formula="of:=[.E202]-(([.E$2]-[.E$276])/276)" office:value-type="float" office:value="17663.0434782613" calcext:value-type="float">
            <text:p>17663</text:p>
          </table:table-cell>
          <table:table-cell table:number-columns-repeated="2"/>
        </table:table-row>
        <table:table-row table:style-name="ro1">
          <table:table-cell table:formula="of:=[.A203]-10" office:value-type="float" office:value="1480" calcext:value-type="float">
            <text:p>1480</text:p>
          </table:table-cell>
          <table:table-cell table:formula="of:=[.B203]-(([.B$2]-[.B$351])/351)" office:value-type="float" office:value="182556.98005698" calcext:value-type="float">
            <text:p>182557</text:p>
          </table:table-cell>
          <table:table-cell/>
          <table:table-cell office:value-type="float" office:value="-2030" calcext:value-type="float">
            <text:p>-2030</text:p>
          </table:table-cell>
          <table:table-cell table:formula="of:=[.E203]-(([.E$2]-[.E$276])/276)" office:value-type="float" office:value="17427.5362318845" calcext:value-type="float">
            <text:p>17428</text:p>
          </table:table-cell>
          <table:table-cell table:number-columns-repeated="2"/>
        </table:table-row>
        <table:table-row table:style-name="ro1">
          <table:table-cell table:formula="of:=[.A204]-10" office:value-type="float" office:value="1470" calcext:value-type="float">
            <text:p>1470</text:p>
          </table:table-cell>
          <table:table-cell table:formula="of:=[.B204]-(([.B$2]-[.B$351])/351)" office:value-type="float" office:value="182346.866096866" calcext:value-type="float">
            <text:p>182347</text:p>
          </table:table-cell>
          <table:table-cell/>
          <table:table-cell office:value-type="float" office:value="-2040" calcext:value-type="float">
            <text:p>-2040</text:p>
          </table:table-cell>
          <table:table-cell table:formula="of:=[.E204]-(([.E$2]-[.E$276])/276)" office:value-type="float" office:value="17192.0289855077" calcext:value-type="float">
            <text:p>17192</text:p>
          </table:table-cell>
          <table:table-cell table:number-columns-repeated="2"/>
        </table:table-row>
        <table:table-row table:style-name="ro1">
          <table:table-cell table:formula="of:=[.A205]-10" office:value-type="float" office:value="1460" calcext:value-type="float">
            <text:p>1460</text:p>
          </table:table-cell>
          <table:table-cell table:formula="of:=[.B205]-(([.B$2]-[.B$351])/351)" office:value-type="float" office:value="182136.752136752" calcext:value-type="float">
            <text:p>182137</text:p>
          </table:table-cell>
          <table:table-cell/>
          <table:table-cell office:value-type="float" office:value="-2050" calcext:value-type="float">
            <text:p>-2050</text:p>
          </table:table-cell>
          <table:table-cell table:formula="of:=[.E205]-(([.E$2]-[.E$276])/276)" office:value-type="float" office:value="16956.5217391309" calcext:value-type="float">
            <text:p>16957</text:p>
          </table:table-cell>
          <table:table-cell table:number-columns-repeated="2"/>
        </table:table-row>
        <table:table-row table:style-name="ro1">
          <table:table-cell table:formula="of:=[.A206]-10" office:value-type="float" office:value="1450" calcext:value-type="float">
            <text:p>1450</text:p>
          </table:table-cell>
          <table:table-cell table:formula="of:=[.B206]-(([.B$2]-[.B$351])/351)" office:value-type="float" office:value="181926.638176639" calcext:value-type="float">
            <text:p>181927</text:p>
          </table:table-cell>
          <table:table-cell/>
          <table:table-cell office:value-type="float" office:value="-2060" calcext:value-type="float">
            <text:p>-2060</text:p>
          </table:table-cell>
          <table:table-cell table:formula="of:=[.E206]-(([.E$2]-[.E$276])/276)" office:value-type="float" office:value="16721.014492754" calcext:value-type="float">
            <text:p>16721</text:p>
          </table:table-cell>
          <table:table-cell table:number-columns-repeated="2"/>
        </table:table-row>
        <table:table-row table:style-name="ro1">
          <table:table-cell table:formula="of:=[.A207]-10" office:value-type="float" office:value="1440" calcext:value-type="float">
            <text:p>1440</text:p>
          </table:table-cell>
          <table:table-cell table:formula="of:=[.B207]-(([.B$2]-[.B$351])/351)" office:value-type="float" office:value="181716.524216525" calcext:value-type="float">
            <text:p>181717</text:p>
          </table:table-cell>
          <table:table-cell/>
          <table:table-cell office:value-type="float" office:value="-2070" calcext:value-type="float">
            <text:p>-2070</text:p>
          </table:table-cell>
          <table:table-cell table:formula="of:=[.E207]-(([.E$2]-[.E$276])/276)" office:value-type="float" office:value="16485.5072463772" calcext:value-type="float">
            <text:p>16486</text:p>
          </table:table-cell>
          <table:table-cell table:number-columns-repeated="2"/>
        </table:table-row>
        <table:table-row table:style-name="ro1">
          <table:table-cell table:formula="of:=[.A208]-10" office:value-type="float" office:value="1430" calcext:value-type="float">
            <text:p>1430</text:p>
          </table:table-cell>
          <table:table-cell table:formula="of:=[.B208]-(([.B$2]-[.B$351])/351)" office:value-type="float" office:value="181506.410256411" calcext:value-type="float">
            <text:p>181506</text:p>
          </table:table-cell>
          <table:table-cell/>
          <table:table-cell office:value-type="float" office:value="-2080" calcext:value-type="float">
            <text:p>-2080</text:p>
          </table:table-cell>
          <table:table-cell table:formula="of:=[.E208]-(([.E$2]-[.E$276])/276)" office:value-type="float" office:value="16250.0000000004" calcext:value-type="float">
            <text:p>16250</text:p>
          </table:table-cell>
          <table:table-cell table:number-columns-repeated="2"/>
        </table:table-row>
        <table:table-row table:style-name="ro1">
          <table:table-cell table:formula="of:=[.A209]-10" office:value-type="float" office:value="1420" calcext:value-type="float">
            <text:p>1420</text:p>
          </table:table-cell>
          <table:table-cell table:formula="of:=[.B209]-(([.B$2]-[.B$351])/351)" office:value-type="float" office:value="181296.296296297" calcext:value-type="float">
            <text:p>181296</text:p>
          </table:table-cell>
          <table:table-cell/>
          <table:table-cell office:value-type="float" office:value="-2090" calcext:value-type="float">
            <text:p>-2090</text:p>
          </table:table-cell>
          <table:table-cell table:formula="of:=[.E209]-(([.E$2]-[.E$276])/276)" office:value-type="float" office:value="16014.4927536236" calcext:value-type="float">
            <text:p>16014</text:p>
          </table:table-cell>
          <table:table-cell table:number-columns-repeated="2"/>
        </table:table-row>
        <table:table-row table:style-name="ro1">
          <table:table-cell table:formula="of:=[.A210]-10" office:value-type="float" office:value="1410" calcext:value-type="float">
            <text:p>1410</text:p>
          </table:table-cell>
          <table:table-cell table:formula="of:=[.B210]-(([.B$2]-[.B$351])/351)" office:value-type="float" office:value="181086.182336183" calcext:value-type="float">
            <text:p>181086</text:p>
          </table:table-cell>
          <table:table-cell/>
          <table:table-cell office:value-type="float" office:value="-2100" calcext:value-type="float">
            <text:p>-2100</text:p>
          </table:table-cell>
          <table:table-cell table:formula="of:=[.E210]-(([.E$2]-[.E$276])/276)" office:value-type="float" office:value="15778.9855072468" calcext:value-type="float">
            <text:p>15779</text:p>
          </table:table-cell>
          <table:table-cell table:number-columns-repeated="2"/>
        </table:table-row>
        <table:table-row table:style-name="ro1">
          <table:table-cell table:formula="of:=[.A211]-10" office:value-type="float" office:value="1400" calcext:value-type="float">
            <text:p>1400</text:p>
          </table:table-cell>
          <table:table-cell table:formula="of:=[.B211]-(([.B$2]-[.B$351])/351)" office:value-type="float" office:value="180876.068376069" calcext:value-type="float">
            <text:p>180876</text:p>
          </table:table-cell>
          <table:table-cell/>
          <table:table-cell office:value-type="float" office:value="-2110" calcext:value-type="float">
            <text:p>-2110</text:p>
          </table:table-cell>
          <table:table-cell table:formula="of:=[.E211]-(([.E$2]-[.E$276])/276)" office:value-type="float" office:value="15543.47826087" calcext:value-type="float">
            <text:p>15543</text:p>
          </table:table-cell>
          <table:table-cell table:number-columns-repeated="2"/>
        </table:table-row>
        <table:table-row table:style-name="ro1">
          <table:table-cell table:formula="of:=[.A212]-10" office:value-type="float" office:value="1390" calcext:value-type="float">
            <text:p>1390</text:p>
          </table:table-cell>
          <table:table-cell table:formula="of:=[.B212]-(([.B$2]-[.B$351])/351)" office:value-type="float" office:value="180665.954415955" calcext:value-type="float">
            <text:p>180666</text:p>
          </table:table-cell>
          <table:table-cell/>
          <table:table-cell office:value-type="float" office:value="-2120" calcext:value-type="float">
            <text:p>-2120</text:p>
          </table:table-cell>
          <table:table-cell table:formula="of:=[.E212]-(([.E$2]-[.E$276])/276)" office:value-type="float" office:value="15307.9710144932" calcext:value-type="float">
            <text:p>15308</text:p>
          </table:table-cell>
          <table:table-cell table:number-columns-repeated="2"/>
        </table:table-row>
        <table:table-row table:style-name="ro1">
          <table:table-cell table:formula="of:=[.A213]-10" office:value-type="float" office:value="1380" calcext:value-type="float">
            <text:p>1380</text:p>
          </table:table-cell>
          <table:table-cell table:formula="of:=[.B213]-(([.B$2]-[.B$351])/351)" office:value-type="float" office:value="180455.840455841" calcext:value-type="float">
            <text:p>180456</text:p>
          </table:table-cell>
          <table:table-cell/>
          <table:table-cell office:value-type="float" office:value="-2130" calcext:value-type="float">
            <text:p>-2130</text:p>
          </table:table-cell>
          <table:table-cell table:formula="of:=[.E213]-(([.E$2]-[.E$276])/276)" office:value-type="float" office:value="15072.4637681164" calcext:value-type="float">
            <text:p>15072</text:p>
          </table:table-cell>
          <table:table-cell table:number-columns-repeated="2"/>
        </table:table-row>
        <table:table-row table:style-name="ro1">
          <table:table-cell table:formula="of:=[.A214]-10" office:value-type="float" office:value="1370" calcext:value-type="float">
            <text:p>1370</text:p>
          </table:table-cell>
          <table:table-cell table:formula="of:=[.B214]-(([.B$2]-[.B$351])/351)" office:value-type="float" office:value="180245.726495727" calcext:value-type="float">
            <text:p>180246</text:p>
          </table:table-cell>
          <table:table-cell/>
          <table:table-cell office:value-type="float" office:value="-2140" calcext:value-type="float">
            <text:p>-2140</text:p>
          </table:table-cell>
          <table:table-cell table:formula="of:=[.E214]-(([.E$2]-[.E$276])/276)" office:value-type="float" office:value="14836.9565217395" calcext:value-type="float">
            <text:p>14837</text:p>
          </table:table-cell>
          <table:table-cell table:number-columns-repeated="2"/>
        </table:table-row>
        <table:table-row table:style-name="ro1">
          <table:table-cell table:formula="of:=[.A215]-10" office:value-type="float" office:value="1360" calcext:value-type="float">
            <text:p>1360</text:p>
          </table:table-cell>
          <table:table-cell table:formula="of:=[.B215]-(([.B$2]-[.B$351])/351)" office:value-type="float" office:value="180035.612535613" calcext:value-type="float">
            <text:p>180036</text:p>
          </table:table-cell>
          <table:table-cell/>
          <table:table-cell office:value-type="float" office:value="-2150" calcext:value-type="float">
            <text:p>-2150</text:p>
          </table:table-cell>
          <table:table-cell table:formula="of:=[.E215]-(([.E$2]-[.E$276])/276)" office:value-type="float" office:value="14601.4492753627" calcext:value-type="float">
            <text:p>14601</text:p>
          </table:table-cell>
          <table:table-cell table:number-columns-repeated="2"/>
        </table:table-row>
        <table:table-row table:style-name="ro1">
          <table:table-cell table:formula="of:=[.A216]-10" office:value-type="float" office:value="1350" calcext:value-type="float">
            <text:p>1350</text:p>
          </table:table-cell>
          <table:table-cell table:formula="of:=[.B216]-(([.B$2]-[.B$351])/351)" office:value-type="float" office:value="179825.498575499" calcext:value-type="float">
            <text:p>179825</text:p>
          </table:table-cell>
          <table:table-cell/>
          <table:table-cell office:value-type="float" office:value="-2160" calcext:value-type="float">
            <text:p>-2160</text:p>
          </table:table-cell>
          <table:table-cell table:formula="of:=[.E216]-(([.E$2]-[.E$276])/276)" office:value-type="float" office:value="14365.9420289859" calcext:value-type="float">
            <text:p>14366</text:p>
          </table:table-cell>
          <table:table-cell table:number-columns-repeated="2"/>
        </table:table-row>
        <table:table-row table:style-name="ro1">
          <table:table-cell table:formula="of:=[.A217]-10" office:value-type="float" office:value="1340" calcext:value-type="float">
            <text:p>1340</text:p>
          </table:table-cell>
          <table:table-cell table:formula="of:=[.B217]-(([.B$2]-[.B$351])/351)" office:value-type="float" office:value="179615.384615385" calcext:value-type="float">
            <text:p>179615</text:p>
          </table:table-cell>
          <table:table-cell/>
          <table:table-cell office:value-type="float" office:value="-2170" calcext:value-type="float">
            <text:p>-2170</text:p>
          </table:table-cell>
          <table:table-cell table:formula="of:=[.E217]-(([.E$2]-[.E$276])/276)" office:value-type="float" office:value="14130.4347826091" calcext:value-type="float">
            <text:p>14130</text:p>
          </table:table-cell>
          <table:table-cell table:number-columns-repeated="2"/>
        </table:table-row>
        <table:table-row table:style-name="ro1">
          <table:table-cell table:formula="of:=[.A218]-10" office:value-type="float" office:value="1330" calcext:value-type="float">
            <text:p>1330</text:p>
          </table:table-cell>
          <table:table-cell table:formula="of:=[.B218]-(([.B$2]-[.B$351])/351)" office:value-type="float" office:value="179405.270655271" calcext:value-type="float">
            <text:p>179405</text:p>
          </table:table-cell>
          <table:table-cell/>
          <table:table-cell office:value-type="float" office:value="-2180" calcext:value-type="float">
            <text:p>-2180</text:p>
          </table:table-cell>
          <table:table-cell table:formula="of:=[.E218]-(([.E$2]-[.E$276])/276)" office:value-type="float" office:value="13894.9275362323" calcext:value-type="float">
            <text:p>13895</text:p>
          </table:table-cell>
          <table:table-cell table:number-columns-repeated="2"/>
        </table:table-row>
        <table:table-row table:style-name="ro1">
          <table:table-cell table:formula="of:=[.A219]-10" office:value-type="float" office:value="1320" calcext:value-type="float">
            <text:p>1320</text:p>
          </table:table-cell>
          <table:table-cell table:formula="of:=[.B219]-(([.B$2]-[.B$351])/351)" office:value-type="float" office:value="179195.156695157" calcext:value-type="float">
            <text:p>179195</text:p>
          </table:table-cell>
          <table:table-cell/>
          <table:table-cell office:value-type="float" office:value="-2190" calcext:value-type="float">
            <text:p>-2190</text:p>
          </table:table-cell>
          <table:table-cell table:formula="of:=[.E219]-(([.E$2]-[.E$276])/276)" office:value-type="float" office:value="13659.4202898555" calcext:value-type="float">
            <text:p>13659</text:p>
          </table:table-cell>
          <table:table-cell table:number-columns-repeated="2"/>
        </table:table-row>
        <table:table-row table:style-name="ro1">
          <table:table-cell table:formula="of:=[.A220]-10" office:value-type="float" office:value="1310" calcext:value-type="float">
            <text:p>1310</text:p>
          </table:table-cell>
          <table:table-cell table:formula="of:=[.B220]-(([.B$2]-[.B$351])/351)" office:value-type="float" office:value="178985.042735043" calcext:value-type="float">
            <text:p>178985</text:p>
          </table:table-cell>
          <table:table-cell/>
          <table:table-cell office:value-type="float" office:value="-2200" calcext:value-type="float">
            <text:p>-2200</text:p>
          </table:table-cell>
          <table:table-cell table:formula="of:=[.E220]-(([.E$2]-[.E$276])/276)" office:value-type="float" office:value="13423.9130434787" calcext:value-type="float">
            <text:p>13424</text:p>
          </table:table-cell>
          <table:table-cell table:number-columns-repeated="2"/>
        </table:table-row>
        <table:table-row table:style-name="ro1">
          <table:table-cell table:formula="of:=[.A221]-10" office:value-type="float" office:value="1300" calcext:value-type="float">
            <text:p>1300</text:p>
          </table:table-cell>
          <table:table-cell table:formula="of:=[.B221]-(([.B$2]-[.B$351])/351)" office:value-type="float" office:value="178774.928774929" calcext:value-type="float">
            <text:p>178775</text:p>
          </table:table-cell>
          <table:table-cell/>
          <table:table-cell office:value-type="float" office:value="-2210" calcext:value-type="float">
            <text:p>-2210</text:p>
          </table:table-cell>
          <table:table-cell table:formula="of:=[.E221]-(([.E$2]-[.E$276])/276)" office:value-type="float" office:value="13188.4057971019" calcext:value-type="float">
            <text:p>13188</text:p>
          </table:table-cell>
          <table:table-cell table:number-columns-repeated="2"/>
        </table:table-row>
        <table:table-row table:style-name="ro1">
          <table:table-cell table:formula="of:=[.A222]-10" office:value-type="float" office:value="1290" calcext:value-type="float">
            <text:p>1290</text:p>
          </table:table-cell>
          <table:table-cell table:formula="of:=[.B222]-(([.B$2]-[.B$351])/351)" office:value-type="float" office:value="178564.814814815" calcext:value-type="float">
            <text:p>178565</text:p>
          </table:table-cell>
          <table:table-cell/>
          <table:table-cell office:value-type="float" office:value="-2220" calcext:value-type="float">
            <text:p>-2220</text:p>
          </table:table-cell>
          <table:table-cell table:formula="of:=[.E222]-(([.E$2]-[.E$276])/276)" office:value-type="float" office:value="12952.8985507251" calcext:value-type="float">
            <text:p>12953</text:p>
          </table:table-cell>
          <table:table-cell table:number-columns-repeated="2"/>
        </table:table-row>
        <table:table-row table:style-name="ro1">
          <table:table-cell table:formula="of:=[.A223]-10" office:value-type="float" office:value="1280" calcext:value-type="float">
            <text:p>1280</text:p>
          </table:table-cell>
          <table:table-cell table:formula="of:=[.B223]-(([.B$2]-[.B$351])/351)" office:value-type="float" office:value="178354.700854701" calcext:value-type="float">
            <text:p>178355</text:p>
          </table:table-cell>
          <table:table-cell/>
          <table:table-cell office:value-type="float" office:value="-2230" calcext:value-type="float">
            <text:p>-2230</text:p>
          </table:table-cell>
          <table:table-cell table:formula="of:=[.E223]-(([.E$2]-[.E$276])/276)" office:value-type="float" office:value="12717.3913043482" calcext:value-type="float">
            <text:p>12717</text:p>
          </table:table-cell>
          <table:table-cell table:number-columns-repeated="2"/>
        </table:table-row>
        <table:table-row table:style-name="ro1">
          <table:table-cell table:formula="of:=[.A224]-10" office:value-type="float" office:value="1270" calcext:value-type="float">
            <text:p>1270</text:p>
          </table:table-cell>
          <table:table-cell table:formula="of:=[.B224]-(([.B$2]-[.B$351])/351)" office:value-type="float" office:value="178144.586894587" calcext:value-type="float">
            <text:p>178145</text:p>
          </table:table-cell>
          <table:table-cell/>
          <table:table-cell office:value-type="float" office:value="-2240" calcext:value-type="float">
            <text:p>-2240</text:p>
          </table:table-cell>
          <table:table-cell table:formula="of:=[.E224]-(([.E$2]-[.E$276])/276)" office:value-type="float" office:value="12481.8840579714" calcext:value-type="float">
            <text:p>12482</text:p>
          </table:table-cell>
          <table:table-cell table:number-columns-repeated="2"/>
        </table:table-row>
        <table:table-row table:style-name="ro1">
          <table:table-cell table:formula="of:=[.A225]-10" office:value-type="float" office:value="1260" calcext:value-type="float">
            <text:p>1260</text:p>
          </table:table-cell>
          <table:table-cell table:formula="of:=[.B225]-(([.B$2]-[.B$351])/351)" office:value-type="float" office:value="177934.472934473" calcext:value-type="float">
            <text:p>177934</text:p>
          </table:table-cell>
          <table:table-cell/>
          <table:table-cell office:value-type="float" office:value="-2250" calcext:value-type="float">
            <text:p>-2250</text:p>
          </table:table-cell>
          <table:table-cell table:formula="of:=[.E225]-(([.E$2]-[.E$276])/276)" office:value-type="float" office:value="12246.3768115946" calcext:value-type="float">
            <text:p>12246</text:p>
          </table:table-cell>
          <table:table-cell table:number-columns-repeated="2"/>
        </table:table-row>
        <table:table-row table:style-name="ro1">
          <table:table-cell table:formula="of:=[.A226]-10" office:value-type="float" office:value="1250" calcext:value-type="float">
            <text:p>1250</text:p>
          </table:table-cell>
          <table:table-cell table:formula="of:=[.B226]-(([.B$2]-[.B$351])/351)" office:value-type="float" office:value="177724.358974359" calcext:value-type="float">
            <text:p>177724</text:p>
          </table:table-cell>
          <table:table-cell/>
          <table:table-cell office:value-type="float" office:value="-2260" calcext:value-type="float">
            <text:p>-2260</text:p>
          </table:table-cell>
          <table:table-cell table:formula="of:=[.E226]-(([.E$2]-[.E$276])/276)" office:value-type="float" office:value="12010.8695652178" calcext:value-type="float">
            <text:p>12011</text:p>
          </table:table-cell>
          <table:table-cell table:number-columns-repeated="2"/>
        </table:table-row>
        <table:table-row table:style-name="ro1">
          <table:table-cell table:formula="of:=[.A227]-10" office:value-type="float" office:value="1240" calcext:value-type="float">
            <text:p>1240</text:p>
          </table:table-cell>
          <table:table-cell table:formula="of:=[.B227]-(([.B$2]-[.B$351])/351)" office:value-type="float" office:value="177514.245014245" calcext:value-type="float">
            <text:p>177514</text:p>
          </table:table-cell>
          <table:table-cell/>
          <table:table-cell office:value-type="float" office:value="-2270" calcext:value-type="float">
            <text:p>-2270</text:p>
          </table:table-cell>
          <table:table-cell table:formula="of:=[.E227]-(([.E$2]-[.E$276])/276)" office:value-type="float" office:value="11775.362318841" calcext:value-type="float">
            <text:p>11775</text:p>
          </table:table-cell>
          <table:table-cell table:number-columns-repeated="2"/>
        </table:table-row>
        <table:table-row table:style-name="ro1">
          <table:table-cell table:formula="of:=[.A228]-10" office:value-type="float" office:value="1230" calcext:value-type="float">
            <text:p>1230</text:p>
          </table:table-cell>
          <table:table-cell table:formula="of:=[.B228]-(([.B$2]-[.B$351])/351)" office:value-type="float" office:value="177304.131054131" calcext:value-type="float">
            <text:p>177304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E228]-(([.E$2]-[.E$276])/276)" office:value-type="float" office:value="11539.8550724642" calcext:value-type="float">
            <text:p>11540</text:p>
          </table:table-cell>
          <table:table-cell table:number-columns-repeated="2"/>
        </table:table-row>
        <table:table-row table:style-name="ro1">
          <table:table-cell table:formula="of:=[.A229]-10" office:value-type="float" office:value="1220" calcext:value-type="float">
            <text:p>1220</text:p>
          </table:table-cell>
          <table:table-cell table:formula="of:=[.B229]-(([.B$2]-[.B$351])/351)" office:value-type="float" office:value="177094.017094017" calcext:value-type="float">
            <text:p>177094</text:p>
          </table:table-cell>
          <table:table-cell/>
          <table:table-cell office:value-type="float" office:value="-2290" calcext:value-type="float">
            <text:p>-2290</text:p>
          </table:table-cell>
          <table:table-cell table:formula="of:=[.E229]-(([.E$2]-[.E$276])/276)" office:value-type="float" office:value="11304.3478260874" calcext:value-type="float">
            <text:p>11304</text:p>
          </table:table-cell>
          <table:table-cell table:number-columns-repeated="2"/>
        </table:table-row>
        <table:table-row table:style-name="ro1">
          <table:table-cell table:formula="of:=[.A230]-10" office:value-type="float" office:value="1210" calcext:value-type="float">
            <text:p>1210</text:p>
          </table:table-cell>
          <table:table-cell table:formula="of:=[.B230]-(([.B$2]-[.B$351])/351)" office:value-type="float" office:value="176883.903133904" calcext:value-type="float">
            <text:p>176884</text:p>
          </table:table-cell>
          <table:table-cell/>
          <table:table-cell office:value-type="float" office:value="-2300" calcext:value-type="float">
            <text:p>-2300</text:p>
          </table:table-cell>
          <table:table-cell table:formula="of:=[.E230]-(([.E$2]-[.E$276])/276)" office:value-type="float" office:value="11068.8405797106" calcext:value-type="float">
            <text:p>11069</text:p>
          </table:table-cell>
          <table:table-cell table:number-columns-repeated="2"/>
        </table:table-row>
        <table:table-row table:style-name="ro1">
          <table:table-cell table:formula="of:=[.A231]-10" office:value-type="float" office:value="1200" calcext:value-type="float">
            <text:p>1200</text:p>
          </table:table-cell>
          <table:table-cell table:formula="of:=[.B231]-(([.B$2]-[.B$351])/351)" office:value-type="float" office:value="176673.78917379" calcext:value-type="float">
            <text:p>176674</text:p>
          </table:table-cell>
          <table:table-cell/>
          <table:table-cell office:value-type="float" office:value="-2310" calcext:value-type="float">
            <text:p>-2310</text:p>
          </table:table-cell>
          <table:table-cell table:formula="of:=[.E231]-(([.E$2]-[.E$276])/276)" office:value-type="float" office:value="10833.3333333337" calcext:value-type="float">
            <text:p>10833</text:p>
          </table:table-cell>
          <table:table-cell table:number-columns-repeated="2"/>
        </table:table-row>
        <table:table-row table:style-name="ro1">
          <table:table-cell table:formula="of:=[.A232]-10" office:value-type="float" office:value="1190" calcext:value-type="float">
            <text:p>1190</text:p>
          </table:table-cell>
          <table:table-cell table:formula="of:=[.B232]-(([.B$2]-[.B$351])/351)" office:value-type="float" office:value="176463.675213676" calcext:value-type="float">
            <text:p>176464</text:p>
          </table:table-cell>
          <table:table-cell/>
          <table:table-cell office:value-type="float" office:value="-2320" calcext:value-type="float">
            <text:p>-2320</text:p>
          </table:table-cell>
          <table:table-cell table:formula="of:=[.E232]-(([.E$2]-[.E$276])/276)" office:value-type="float" office:value="10597.8260869569" calcext:value-type="float">
            <text:p>10598</text:p>
          </table:table-cell>
          <table:table-cell table:number-columns-repeated="2"/>
        </table:table-row>
        <table:table-row table:style-name="ro1">
          <table:table-cell table:formula="of:=[.A233]-10" office:value-type="float" office:value="1180" calcext:value-type="float">
            <text:p>1180</text:p>
          </table:table-cell>
          <table:table-cell table:formula="of:=[.B233]-(([.B$2]-[.B$351])/351)" office:value-type="float" office:value="176253.561253562" calcext:value-type="float">
            <text:p>176254</text:p>
          </table:table-cell>
          <table:table-cell/>
          <table:table-cell office:value-type="float" office:value="-2330" calcext:value-type="float">
            <text:p>-2330</text:p>
          </table:table-cell>
          <table:table-cell table:formula="of:=[.E233]-(([.E$2]-[.E$276])/276)" office:value-type="float" office:value="10362.3188405801" calcext:value-type="float">
            <text:p>10362</text:p>
          </table:table-cell>
          <table:table-cell table:number-columns-repeated="2"/>
        </table:table-row>
        <table:table-row table:style-name="ro1">
          <table:table-cell table:formula="of:=[.A234]-10" office:value-type="float" office:value="1170" calcext:value-type="float">
            <text:p>1170</text:p>
          </table:table-cell>
          <table:table-cell table:formula="of:=[.B234]-(([.B$2]-[.B$351])/351)" office:value-type="float" office:value="176043.447293448" calcext:value-type="float">
            <text:p>176043</text:p>
          </table:table-cell>
          <table:table-cell/>
          <table:table-cell office:value-type="float" office:value="-2340" calcext:value-type="float">
            <text:p>-2340</text:p>
          </table:table-cell>
          <table:table-cell table:formula="of:=[.E234]-(([.E$2]-[.E$276])/276)" office:value-type="float" office:value="10126.8115942033" calcext:value-type="float">
            <text:p>10127</text:p>
          </table:table-cell>
          <table:table-cell table:number-columns-repeated="2"/>
        </table:table-row>
        <table:table-row table:style-name="ro1">
          <table:table-cell table:formula="of:=[.A235]-10" office:value-type="float" office:value="1160" calcext:value-type="float">
            <text:p>1160</text:p>
          </table:table-cell>
          <table:table-cell table:formula="of:=[.B235]-(([.B$2]-[.B$351])/351)" office:value-type="float" office:value="175833.333333334" calcext:value-type="float">
            <text:p>175833</text:p>
          </table:table-cell>
          <table:table-cell/>
          <table:table-cell office:value-type="float" office:value="-2350" calcext:value-type="float">
            <text:p>-2350</text:p>
          </table:table-cell>
          <table:table-cell table:formula="of:=[.E235]-(([.E$2]-[.E$276])/276)" office:value-type="float" office:value="9891.30434782649" calcext:value-type="float">
            <text:p>9891</text:p>
          </table:table-cell>
          <table:table-cell table:number-columns-repeated="2"/>
        </table:table-row>
        <table:table-row table:style-name="ro1">
          <table:table-cell table:formula="of:=[.A236]-10" office:value-type="float" office:value="1150" calcext:value-type="float">
            <text:p>1150</text:p>
          </table:table-cell>
          <table:table-cell table:formula="of:=[.B236]-(([.B$2]-[.B$351])/351)" office:value-type="float" office:value="175623.21937322" calcext:value-type="float">
            <text:p>175623</text:p>
          </table:table-cell>
          <table:table-cell/>
          <table:table-cell office:value-type="float" office:value="-2360" calcext:value-type="float">
            <text:p>-2360</text:p>
          </table:table-cell>
          <table:table-cell table:formula="of:=[.E236]-(([.E$2]-[.E$276])/276)" office:value-type="float" office:value="9655.79710144968" calcext:value-type="float">
            <text:p>9656</text:p>
          </table:table-cell>
          <table:table-cell table:number-columns-repeated="2"/>
        </table:table-row>
        <table:table-row table:style-name="ro1">
          <table:table-cell table:formula="of:=[.A237]-10" office:value-type="float" office:value="1140" calcext:value-type="float">
            <text:p>1140</text:p>
          </table:table-cell>
          <table:table-cell table:formula="of:=[.B237]-(([.B$2]-[.B$351])/351)" office:value-type="float" office:value="175413.105413106" calcext:value-type="float">
            <text:p>175413</text:p>
          </table:table-cell>
          <table:table-cell/>
          <table:table-cell office:value-type="float" office:value="-2370" calcext:value-type="float">
            <text:p>-2370</text:p>
          </table:table-cell>
          <table:table-cell table:formula="of:=[.E237]-(([.E$2]-[.E$276])/276)" office:value-type="float" office:value="9420.28985507287" calcext:value-type="float">
            <text:p>9420</text:p>
          </table:table-cell>
          <table:table-cell table:number-columns-repeated="2"/>
        </table:table-row>
        <table:table-row table:style-name="ro1">
          <table:table-cell table:formula="of:=[.A238]-10" office:value-type="float" office:value="1130" calcext:value-type="float">
            <text:p>1130</text:p>
          </table:table-cell>
          <table:table-cell table:formula="of:=[.B238]-(([.B$2]-[.B$351])/351)" office:value-type="float" office:value="175202.991452992" calcext:value-type="float">
            <text:p>175203</text:p>
          </table:table-cell>
          <table:table-cell/>
          <table:table-cell office:value-type="float" office:value="-2380" calcext:value-type="float">
            <text:p>-2380</text:p>
          </table:table-cell>
          <table:table-cell table:formula="of:=[.E238]-(([.E$2]-[.E$276])/276)" office:value-type="float" office:value="9184.78260869606" calcext:value-type="float">
            <text:p>9185</text:p>
          </table:table-cell>
          <table:table-cell table:number-columns-repeated="2"/>
        </table:table-row>
        <table:table-row table:style-name="ro1">
          <table:table-cell table:formula="of:=[.A239]-10" office:value-type="float" office:value="1120" calcext:value-type="float">
            <text:p>1120</text:p>
          </table:table-cell>
          <table:table-cell table:formula="of:=[.B239]-(([.B$2]-[.B$351])/351)" office:value-type="float" office:value="174992.877492878" calcext:value-type="float">
            <text:p>174993</text:p>
          </table:table-cell>
          <table:table-cell/>
          <table:table-cell office:value-type="float" office:value="-2390" calcext:value-type="float">
            <text:p>-2390</text:p>
          </table:table-cell>
          <table:table-cell table:formula="of:=[.E239]-(([.E$2]-[.E$276])/276)" office:value-type="float" office:value="8949.27536231925" calcext:value-type="float">
            <text:p>8949</text:p>
          </table:table-cell>
          <table:table-cell table:number-columns-repeated="2"/>
        </table:table-row>
        <table:table-row table:style-name="ro1">
          <table:table-cell table:formula="of:=[.A240]-10" office:value-type="float" office:value="1110" calcext:value-type="float">
            <text:p>1110</text:p>
          </table:table-cell>
          <table:table-cell table:formula="of:=[.B240]-(([.B$2]-[.B$351])/351)" office:value-type="float" office:value="174782.763532764" calcext:value-type="float">
            <text:p>174783</text:p>
          </table:table-cell>
          <table:table-cell/>
          <table:table-cell office:value-type="float" office:value="-2400" calcext:value-type="float">
            <text:p>-2400</text:p>
          </table:table-cell>
          <table:table-cell table:formula="of:=[.E240]-(([.E$2]-[.E$276])/276)" office:value-type="float" office:value="8713.76811594244" calcext:value-type="float">
            <text:p>8714</text:p>
          </table:table-cell>
          <table:table-cell table:number-columns-repeated="2"/>
        </table:table-row>
        <table:table-row table:style-name="ro1">
          <table:table-cell table:formula="of:=[.A241]-10" office:value-type="float" office:value="1100" calcext:value-type="float">
            <text:p>1100</text:p>
          </table:table-cell>
          <table:table-cell table:formula="of:=[.B241]-(([.B$2]-[.B$351])/351)" office:value-type="float" office:value="174572.64957265" calcext:value-type="float">
            <text:p>174573</text:p>
          </table:table-cell>
          <table:table-cell/>
          <table:table-cell office:value-type="float" office:value="-2410" calcext:value-type="float">
            <text:p>-2410</text:p>
          </table:table-cell>
          <table:table-cell table:formula="of:=[.E241]-(([.E$2]-[.E$276])/276)" office:value-type="float" office:value="8478.26086956562" calcext:value-type="float">
            <text:p>8478</text:p>
          </table:table-cell>
          <table:table-cell table:number-columns-repeated="2"/>
        </table:table-row>
        <table:table-row table:style-name="ro1">
          <table:table-cell table:formula="of:=[.A242]-10" office:value-type="float" office:value="1090" calcext:value-type="float">
            <text:p>1090</text:p>
          </table:table-cell>
          <table:table-cell table:formula="of:=[.B242]-(([.B$2]-[.B$351])/351)" office:value-type="float" office:value="174362.535612536" calcext:value-type="float">
            <text:p>174363</text:p>
          </table:table-cell>
          <table:table-cell/>
          <table:table-cell office:value-type="float" office:value="-2420" calcext:value-type="float">
            <text:p>-2420</text:p>
          </table:table-cell>
          <table:table-cell table:formula="of:=[.E242]-(([.E$2]-[.E$276])/276)" office:value-type="float" office:value="8242.75362318881" calcext:value-type="float">
            <text:p>8243</text:p>
          </table:table-cell>
          <table:table-cell table:number-columns-repeated="2"/>
        </table:table-row>
        <table:table-row table:style-name="ro1">
          <table:table-cell table:formula="of:=[.A243]-10" office:value-type="float" office:value="1080" calcext:value-type="float">
            <text:p>1080</text:p>
          </table:table-cell>
          <table:table-cell table:formula="of:=[.B243]-(([.B$2]-[.B$351])/351)" office:value-type="float" office:value="174152.421652422" calcext:value-type="float">
            <text:p>174152</text:p>
          </table:table-cell>
          <table:table-cell/>
          <table:table-cell office:value-type="float" office:value="-2430" calcext:value-type="float">
            <text:p>-2430</text:p>
          </table:table-cell>
          <table:table-cell table:formula="of:=[.E243]-(([.E$2]-[.E$276])/276)" office:value-type="float" office:value="8007.246376812" calcext:value-type="float">
            <text:p>8007</text:p>
          </table:table-cell>
          <table:table-cell table:number-columns-repeated="2"/>
        </table:table-row>
        <table:table-row table:style-name="ro1">
          <table:table-cell table:formula="of:=[.A244]-10" office:value-type="float" office:value="1070" calcext:value-type="float">
            <text:p>1070</text:p>
          </table:table-cell>
          <table:table-cell table:formula="of:=[.B244]-(([.B$2]-[.B$351])/351)" office:value-type="float" office:value="173942.307692308" calcext:value-type="float">
            <text:p>173942</text:p>
          </table:table-cell>
          <table:table-cell/>
          <table:table-cell office:value-type="float" office:value="-2440" calcext:value-type="float">
            <text:p>-2440</text:p>
          </table:table-cell>
          <table:table-cell table:formula="of:=[.E244]-(([.E$2]-[.E$276])/276)" office:value-type="float" office:value="7771.73913043519" calcext:value-type="float">
            <text:p>7772</text:p>
          </table:table-cell>
          <table:table-cell table:number-columns-repeated="2"/>
        </table:table-row>
        <table:table-row table:style-name="ro1">
          <table:table-cell table:formula="of:=[.A245]-10" office:value-type="float" office:value="1060" calcext:value-type="float">
            <text:p>1060</text:p>
          </table:table-cell>
          <table:table-cell table:formula="of:=[.B245]-(([.B$2]-[.B$351])/351)" office:value-type="float" office:value="173732.193732194" calcext:value-type="float">
            <text:p>173732</text:p>
          </table:table-cell>
          <table:table-cell/>
          <table:table-cell office:value-type="float" office:value="-2450" calcext:value-type="float">
            <text:p>-2450</text:p>
          </table:table-cell>
          <table:table-cell table:formula="of:=[.E245]-(([.E$2]-[.E$276])/276)" office:value-type="float" office:value="7536.23188405838" calcext:value-type="float">
            <text:p>7536</text:p>
          </table:table-cell>
          <table:table-cell table:number-columns-repeated="2"/>
        </table:table-row>
        <table:table-row table:style-name="ro1">
          <table:table-cell table:formula="of:=[.A246]-10" office:value-type="float" office:value="1050" calcext:value-type="float">
            <text:p>1050</text:p>
          </table:table-cell>
          <table:table-cell table:formula="of:=[.B246]-(([.B$2]-[.B$351])/351)" office:value-type="float" office:value="173522.07977208" calcext:value-type="float">
            <text:p>173522</text:p>
          </table:table-cell>
          <table:table-cell/>
          <table:table-cell office:value-type="float" office:value="-2460" calcext:value-type="float">
            <text:p>-2460</text:p>
          </table:table-cell>
          <table:table-cell table:formula="of:=[.E246]-(([.E$2]-[.E$276])/276)" office:value-type="float" office:value="7300.72463768156" calcext:value-type="float">
            <text:p>7301</text:p>
          </table:table-cell>
          <table:table-cell table:number-columns-repeated="2"/>
        </table:table-row>
        <table:table-row table:style-name="ro1">
          <table:table-cell table:formula="of:=[.A247]-10" office:value-type="float" office:value="1040" calcext:value-type="float">
            <text:p>1040</text:p>
          </table:table-cell>
          <table:table-cell table:formula="of:=[.B247]-(([.B$2]-[.B$351])/351)" office:value-type="float" office:value="173311.965811966" calcext:value-type="float">
            <text:p>173312</text:p>
          </table:table-cell>
          <table:table-cell/>
          <table:table-cell office:value-type="float" office:value="-2470" calcext:value-type="float">
            <text:p>-2470</text:p>
          </table:table-cell>
          <table:table-cell table:formula="of:=[.E247]-(([.E$2]-[.E$276])/276)" office:value-type="float" office:value="7065.21739130475" calcext:value-type="float">
            <text:p>7065</text:p>
          </table:table-cell>
          <table:table-cell table:number-columns-repeated="2"/>
        </table:table-row>
        <table:table-row table:style-name="ro1">
          <table:table-cell table:formula="of:=[.A248]-10" office:value-type="float" office:value="1030" calcext:value-type="float">
            <text:p>1030</text:p>
          </table:table-cell>
          <table:table-cell table:formula="of:=[.B248]-(([.B$2]-[.B$351])/351)" office:value-type="float" office:value="173101.851851852" calcext:value-type="float">
            <text:p>173102</text:p>
          </table:table-cell>
          <table:table-cell/>
          <table:table-cell office:value-type="float" office:value="-2480" calcext:value-type="float">
            <text:p>-2480</text:p>
          </table:table-cell>
          <table:table-cell table:formula="of:=[.E248]-(([.E$2]-[.E$276])/276)" office:value-type="float" office:value="6829.71014492794" calcext:value-type="float">
            <text:p>6830</text:p>
          </table:table-cell>
          <table:table-cell table:number-columns-repeated="2"/>
        </table:table-row>
        <table:table-row table:style-name="ro1">
          <table:table-cell table:formula="of:=[.A249]-10" office:value-type="float" office:value="1020" calcext:value-type="float">
            <text:p>1020</text:p>
          </table:table-cell>
          <table:table-cell table:formula="of:=[.B249]-(([.B$2]-[.B$351])/351)" office:value-type="float" office:value="172891.737891738" calcext:value-type="float">
            <text:p>172892</text:p>
          </table:table-cell>
          <table:table-cell/>
          <table:table-cell office:value-type="float" office:value="-2490" calcext:value-type="float">
            <text:p>-2490</text:p>
          </table:table-cell>
          <table:table-cell table:formula="of:=[.E249]-(([.E$2]-[.E$276])/276)" office:value-type="float" office:value="6594.20289855113" calcext:value-type="float">
            <text:p>6594</text:p>
          </table:table-cell>
          <table:table-cell table:number-columns-repeated="2"/>
        </table:table-row>
        <table:table-row table:style-name="ro1">
          <table:table-cell table:formula="of:=[.A250]-10" office:value-type="float" office:value="1010" calcext:value-type="float">
            <text:p>1010</text:p>
          </table:table-cell>
          <table:table-cell table:formula="of:=[.B250]-(([.B$2]-[.B$351])/351)" office:value-type="float" office:value="172681.623931624" calcext:value-type="float">
            <text:p>172682</text:p>
          </table:table-cell>
          <table:table-cell/>
          <table:table-cell office:value-type="float" office:value="-2500" calcext:value-type="float">
            <text:p>-2500</text:p>
          </table:table-cell>
          <table:table-cell table:formula="of:=[.E250]-(([.E$2]-[.E$276])/276)" office:value-type="float" office:value="6358.69565217432" calcext:value-type="float">
            <text:p>6359</text:p>
          </table:table-cell>
          <table:table-cell table:number-columns-repeated="2"/>
        </table:table-row>
        <table:table-row table:style-name="ro1">
          <table:table-cell table:formula="of:=[.A251]-10" office:value-type="float" office:value="1000" calcext:value-type="float">
            <text:p>1000</text:p>
          </table:table-cell>
          <table:table-cell table:formula="of:=[.B251]-(([.B$2]-[.B$351])/351)" office:value-type="float" office:value="172471.50997151" calcext:value-type="float">
            <text:p>172472</text:p>
          </table:table-cell>
          <table:table-cell/>
          <table:table-cell office:value-type="float" office:value="-2510" calcext:value-type="float">
            <text:p>-2510</text:p>
          </table:table-cell>
          <table:table-cell table:formula="of:=[.E251]-(([.E$2]-[.E$276])/276)" office:value-type="float" office:value="6123.1884057975" calcext:value-type="float">
            <text:p>6123</text:p>
          </table:table-cell>
          <table:table-cell table:number-columns-repeated="2"/>
        </table:table-row>
        <table:table-row table:style-name="ro1">
          <table:table-cell table:formula="of:=[.A252]-10" office:value-type="float" office:value="990" calcext:value-type="float">
            <text:p>990</text:p>
          </table:table-cell>
          <table:table-cell table:formula="of:=[.B252]-(([.B$2]-[.B$351])/351)" office:value-type="float" office:value="172261.396011396" calcext:value-type="float">
            <text:p>172261</text:p>
          </table:table-cell>
          <table:table-cell/>
          <table:table-cell office:value-type="float" office:value="-2520" calcext:value-type="float">
            <text:p>-2520</text:p>
          </table:table-cell>
          <table:table-cell table:formula="of:=[.E252]-(([.E$2]-[.E$276])/276)" office:value-type="float" office:value="5887.68115942069" calcext:value-type="float">
            <text:p>5888</text:p>
          </table:table-cell>
          <table:table-cell table:number-columns-repeated="2"/>
        </table:table-row>
        <table:table-row table:style-name="ro1">
          <table:table-cell table:formula="of:=[.A253]-10" office:value-type="float" office:value="980" calcext:value-type="float">
            <text:p>980</text:p>
          </table:table-cell>
          <table:table-cell table:formula="of:=[.B253]-(([.B$2]-[.B$351])/351)" office:value-type="float" office:value="172051.282051282" calcext:value-type="float">
            <text:p>172051</text:p>
          </table:table-cell>
          <table:table-cell/>
          <table:table-cell office:value-type="float" office:value="-2530" calcext:value-type="float">
            <text:p>-2530</text:p>
          </table:table-cell>
          <table:table-cell table:formula="of:=[.E253]-(([.E$2]-[.E$276])/276)" office:value-type="float" office:value="5652.17391304388" calcext:value-type="float">
            <text:p>5652</text:p>
          </table:table-cell>
          <table:table-cell table:number-columns-repeated="2"/>
        </table:table-row>
        <table:table-row table:style-name="ro1">
          <table:table-cell table:formula="of:=[.A254]-10" office:value-type="float" office:value="970" calcext:value-type="float">
            <text:p>970</text:p>
          </table:table-cell>
          <table:table-cell table:formula="of:=[.B254]-(([.B$2]-[.B$351])/351)" office:value-type="float" office:value="171841.168091169" calcext:value-type="float">
            <text:p>171841</text:p>
          </table:table-cell>
          <table:table-cell/>
          <table:table-cell office:value-type="float" office:value="-2540" calcext:value-type="float">
            <text:p>-2540</text:p>
          </table:table-cell>
          <table:table-cell table:formula="of:=[.E254]-(([.E$2]-[.E$276])/276)" office:value-type="float" office:value="5416.66666666707" calcext:value-type="float">
            <text:p>5417</text:p>
          </table:table-cell>
          <table:table-cell table:number-columns-repeated="2"/>
        </table:table-row>
        <table:table-row table:style-name="ro1">
          <table:table-cell table:formula="of:=[.A255]-10" office:value-type="float" office:value="960" calcext:value-type="float">
            <text:p>960</text:p>
          </table:table-cell>
          <table:table-cell table:formula="of:=[.B255]-(([.B$2]-[.B$351])/351)" office:value-type="float" office:value="171631.054131055" calcext:value-type="float">
            <text:p>171631</text:p>
          </table:table-cell>
          <table:table-cell/>
          <table:table-cell office:value-type="float" office:value="-2550" calcext:value-type="float">
            <text:p>-2550</text:p>
          </table:table-cell>
          <table:table-cell table:formula="of:=[.E255]-(([.E$2]-[.E$276])/276)" office:value-type="float" office:value="5181.15942029026" calcext:value-type="float">
            <text:p>5181</text:p>
          </table:table-cell>
          <table:table-cell table:number-columns-repeated="2"/>
        </table:table-row>
        <table:table-row table:style-name="ro1">
          <table:table-cell table:formula="of:=[.A256]-10" office:value-type="float" office:value="950" calcext:value-type="float">
            <text:p>950</text:p>
          </table:table-cell>
          <table:table-cell table:formula="of:=[.B256]-(([.B$2]-[.B$351])/351)" office:value-type="float" office:value="171420.940170941" calcext:value-type="float">
            <text:p>171421</text:p>
          </table:table-cell>
          <table:table-cell/>
          <table:table-cell office:value-type="float" office:value="-2560" calcext:value-type="float">
            <text:p>-2560</text:p>
          </table:table-cell>
          <table:table-cell table:formula="of:=[.E256]-(([.E$2]-[.E$276])/276)" office:value-type="float" office:value="4945.65217391344" calcext:value-type="float">
            <text:p>4946</text:p>
          </table:table-cell>
          <table:table-cell table:number-columns-repeated="2"/>
        </table:table-row>
        <table:table-row table:style-name="ro1">
          <table:table-cell table:formula="of:=[.A257]-10" office:value-type="float" office:value="940" calcext:value-type="float">
            <text:p>940</text:p>
          </table:table-cell>
          <table:table-cell table:formula="of:=[.B257]-(([.B$2]-[.B$351])/351)" office:value-type="float" office:value="171210.826210827" calcext:value-type="float">
            <text:p>171211</text:p>
          </table:table-cell>
          <table:table-cell/>
          <table:table-cell office:value-type="float" office:value="-2570" calcext:value-type="float">
            <text:p>-2570</text:p>
          </table:table-cell>
          <table:table-cell table:formula="of:=[.E257]-(([.E$2]-[.E$276])/276)" office:value-type="float" office:value="4710.14492753663" calcext:value-type="float">
            <text:p>4710</text:p>
          </table:table-cell>
          <table:table-cell table:number-columns-repeated="2"/>
        </table:table-row>
        <table:table-row table:style-name="ro1">
          <table:table-cell table:formula="of:=[.A258]-10" office:value-type="float" office:value="930" calcext:value-type="float">
            <text:p>930</text:p>
          </table:table-cell>
          <table:table-cell table:formula="of:=[.B258]-(([.B$2]-[.B$351])/351)" office:value-type="float" office:value="171000.712250713" calcext:value-type="float">
            <text:p>171001</text:p>
          </table:table-cell>
          <table:table-cell/>
          <table:table-cell office:value-type="float" office:value="-2580" calcext:value-type="float">
            <text:p>-2580</text:p>
          </table:table-cell>
          <table:table-cell table:formula="of:=[.E258]-(([.E$2]-[.E$276])/276)" office:value-type="float" office:value="4474.63768115982" calcext:value-type="float">
            <text:p>4475</text:p>
          </table:table-cell>
          <table:table-cell table:number-columns-repeated="2"/>
        </table:table-row>
        <table:table-row table:style-name="ro1">
          <table:table-cell table:formula="of:=[.A259]-10" office:value-type="float" office:value="920" calcext:value-type="float">
            <text:p>920</text:p>
          </table:table-cell>
          <table:table-cell table:formula="of:=[.B259]-(([.B$2]-[.B$351])/351)" office:value-type="float" office:value="170790.598290599" calcext:value-type="float">
            <text:p>170791</text:p>
          </table:table-cell>
          <table:table-cell/>
          <table:table-cell office:value-type="float" office:value="-2590" calcext:value-type="float">
            <text:p>-2590</text:p>
          </table:table-cell>
          <table:table-cell table:formula="of:=[.E259]-(([.E$2]-[.E$276])/276)" office:value-type="float" office:value="4239.13043478301" calcext:value-type="float">
            <text:p>4239</text:p>
          </table:table-cell>
          <table:table-cell table:number-columns-repeated="2"/>
        </table:table-row>
        <table:table-row table:style-name="ro1">
          <table:table-cell table:formula="of:=[.A260]-10" office:value-type="float" office:value="910" calcext:value-type="float">
            <text:p>910</text:p>
          </table:table-cell>
          <table:table-cell table:formula="of:=[.B260]-(([.B$2]-[.B$351])/351)" office:value-type="float" office:value="170580.484330485" calcext:value-type="float">
            <text:p>170580</text:p>
          </table:table-cell>
          <table:table-cell/>
          <table:table-cell office:value-type="float" office:value="-2600" calcext:value-type="float">
            <text:p>-2600</text:p>
          </table:table-cell>
          <table:table-cell table:formula="of:=[.E260]-(([.E$2]-[.E$276])/276)" office:value-type="float" office:value="4003.6231884062" calcext:value-type="float">
            <text:p>4004</text:p>
          </table:table-cell>
          <table:table-cell table:number-columns-repeated="2"/>
        </table:table-row>
        <table:table-row table:style-name="ro1">
          <table:table-cell table:formula="of:=[.A261]-10" office:value-type="float" office:value="900" calcext:value-type="float">
            <text:p>900</text:p>
          </table:table-cell>
          <table:table-cell table:formula="of:=[.B261]-(([.B$2]-[.B$351])/351)" office:value-type="float" office:value="170370.370370371" calcext:value-type="float">
            <text:p>170370</text:p>
          </table:table-cell>
          <table:table-cell/>
          <table:table-cell office:value-type="float" office:value="-2610" calcext:value-type="float">
            <text:p>-2610</text:p>
          </table:table-cell>
          <table:table-cell table:formula="of:=[.E261]-(([.E$2]-[.E$276])/276)" office:value-type="float" office:value="3768.11594202938" calcext:value-type="float">
            <text:p>3768</text:p>
          </table:table-cell>
          <table:table-cell table:number-columns-repeated="2"/>
        </table:table-row>
        <table:table-row table:style-name="ro1">
          <table:table-cell table:formula="of:=[.A262]-10" office:value-type="float" office:value="890" calcext:value-type="float">
            <text:p>890</text:p>
          </table:table-cell>
          <table:table-cell table:formula="of:=[.B262]-(([.B$2]-[.B$351])/351)" office:value-type="float" office:value="170160.256410257" calcext:value-type="float">
            <text:p>170160</text:p>
          </table:table-cell>
          <table:table-cell/>
          <table:table-cell office:value-type="float" office:value="-2620" calcext:value-type="float">
            <text:p>-2620</text:p>
          </table:table-cell>
          <table:table-cell table:formula="of:=[.E262]-(([.E$2]-[.E$276])/276)" office:value-type="float" office:value="3532.60869565257" calcext:value-type="float">
            <text:p>3533</text:p>
          </table:table-cell>
          <table:table-cell table:number-columns-repeated="2"/>
        </table:table-row>
        <table:table-row table:style-name="ro1">
          <table:table-cell table:formula="of:=[.A263]-10" office:value-type="float" office:value="880" calcext:value-type="float">
            <text:p>880</text:p>
          </table:table-cell>
          <table:table-cell table:formula="of:=[.B263]-(([.B$2]-[.B$351])/351)" office:value-type="float" office:value="169950.142450143" calcext:value-type="float">
            <text:p>169950</text:p>
          </table:table-cell>
          <table:table-cell/>
          <table:table-cell office:value-type="float" office:value="-2630" calcext:value-type="float">
            <text:p>-2630</text:p>
          </table:table-cell>
          <table:table-cell table:formula="of:=[.E263]-(([.E$2]-[.E$276])/276)" office:value-type="float" office:value="3297.10144927576" calcext:value-type="float">
            <text:p>3297</text:p>
          </table:table-cell>
          <table:table-cell table:number-columns-repeated="2"/>
        </table:table-row>
        <table:table-row table:style-name="ro1">
          <table:table-cell table:formula="of:=[.A264]-10" office:value-type="float" office:value="870" calcext:value-type="float">
            <text:p>870</text:p>
          </table:table-cell>
          <table:table-cell table:formula="of:=[.B264]-(([.B$2]-[.B$351])/351)" office:value-type="float" office:value="169740.028490029" calcext:value-type="float">
            <text:p>169740</text:p>
          </table:table-cell>
          <table:table-cell/>
          <table:table-cell office:value-type="float" office:value="-2640" calcext:value-type="float">
            <text:p>-2640</text:p>
          </table:table-cell>
          <table:table-cell table:formula="of:=[.E264]-(([.E$2]-[.E$276])/276)" office:value-type="float" office:value="3061.59420289895" calcext:value-type="float">
            <text:p>3062</text:p>
          </table:table-cell>
          <table:table-cell table:number-columns-repeated="2"/>
        </table:table-row>
        <table:table-row table:style-name="ro1">
          <table:table-cell table:formula="of:=[.A265]-10" office:value-type="float" office:value="860" calcext:value-type="float">
            <text:p>860</text:p>
          </table:table-cell>
          <table:table-cell table:formula="of:=[.B265]-(([.B$2]-[.B$351])/351)" office:value-type="float" office:value="169529.914529915" calcext:value-type="float">
            <text:p>169530</text:p>
          </table:table-cell>
          <table:table-cell/>
          <table:table-cell office:value-type="float" office:value="-2650" calcext:value-type="float">
            <text:p>-2650</text:p>
          </table:table-cell>
          <table:table-cell table:formula="of:=[.E265]-(([.E$2]-[.E$276])/276)" office:value-type="float" office:value="2826.08695652214" calcext:value-type="float">
            <text:p>2826</text:p>
          </table:table-cell>
          <table:table-cell table:number-columns-repeated="2"/>
        </table:table-row>
        <table:table-row table:style-name="ro1">
          <table:table-cell table:formula="of:=[.A266]-10" office:value-type="float" office:value="850" calcext:value-type="float">
            <text:p>850</text:p>
          </table:table-cell>
          <table:table-cell table:formula="of:=[.B266]-(([.B$2]-[.B$351])/351)" office:value-type="float" office:value="169319.800569801" calcext:value-type="float">
            <text:p>169320</text:p>
          </table:table-cell>
          <table:table-cell/>
          <table:table-cell office:value-type="float" office:value="-2660" calcext:value-type="float">
            <text:p>-2660</text:p>
          </table:table-cell>
          <table:table-cell table:formula="of:=[.E266]-(([.E$2]-[.E$276])/276)" office:value-type="float" office:value="2590.57971014533" calcext:value-type="float">
            <text:p>2591</text:p>
          </table:table-cell>
          <table:table-cell table:number-columns-repeated="2"/>
        </table:table-row>
        <table:table-row table:style-name="ro1">
          <table:table-cell table:formula="of:=[.A267]-10" office:value-type="float" office:value="840" calcext:value-type="float">
            <text:p>840</text:p>
          </table:table-cell>
          <table:table-cell table:formula="of:=[.B267]-(([.B$2]-[.B$351])/351)" office:value-type="float" office:value="169109.686609687" calcext:value-type="float">
            <text:p>169110</text:p>
          </table:table-cell>
          <table:table-cell/>
          <table:table-cell office:value-type="float" office:value="-2670" calcext:value-type="float">
            <text:p>-2670</text:p>
          </table:table-cell>
          <table:table-cell table:formula="of:=[.E267]-(([.E$2]-[.E$276])/276)" office:value-type="float" office:value="2355.07246376852" calcext:value-type="float">
            <text:p>2355</text:p>
          </table:table-cell>
          <table:table-cell table:number-columns-repeated="2"/>
        </table:table-row>
        <table:table-row table:style-name="ro1">
          <table:table-cell table:formula="of:=[.A268]-10" office:value-type="float" office:value="830" calcext:value-type="float">
            <text:p>830</text:p>
          </table:table-cell>
          <table:table-cell table:formula="of:=[.B268]-(([.B$2]-[.B$351])/351)" office:value-type="float" office:value="168899.572649573" calcext:value-type="float">
            <text:p>168900</text:p>
          </table:table-cell>
          <table:table-cell/>
          <table:table-cell office:value-type="float" office:value="-2680" calcext:value-type="float">
            <text:p>-2680</text:p>
          </table:table-cell>
          <table:table-cell table:formula="of:=[.E268]-(([.E$2]-[.E$276])/276)" office:value-type="float" office:value="2119.5652173917" calcext:value-type="float">
            <text:p>2120</text:p>
          </table:table-cell>
          <table:table-cell table:number-columns-repeated="2"/>
        </table:table-row>
        <table:table-row table:style-name="ro1">
          <table:table-cell table:formula="of:=[.A269]-10" office:value-type="float" office:value="820" calcext:value-type="float">
            <text:p>820</text:p>
          </table:table-cell>
          <table:table-cell table:formula="of:=[.B269]-(([.B$2]-[.B$351])/351)" office:value-type="float" office:value="168689.458689459" calcext:value-type="float">
            <text:p>168689</text:p>
          </table:table-cell>
          <table:table-cell/>
          <table:table-cell office:value-type="float" office:value="-2690" calcext:value-type="float">
            <text:p>-2690</text:p>
          </table:table-cell>
          <table:table-cell table:formula="of:=[.E269]-(([.E$2]-[.E$276])/276)" office:value-type="float" office:value="1884.05797101489" calcext:value-type="float">
            <text:p>1884</text:p>
          </table:table-cell>
          <table:table-cell table:number-columns-repeated="2"/>
        </table:table-row>
        <table:table-row table:style-name="ro1">
          <table:table-cell table:formula="of:=[.A270]-10" office:value-type="float" office:value="810" calcext:value-type="float">
            <text:p>810</text:p>
          </table:table-cell>
          <table:table-cell table:formula="of:=[.B270]-(([.B$2]-[.B$351])/351)" office:value-type="float" office:value="168479.344729345" calcext:value-type="float">
            <text:p>168479</text:p>
          </table:table-cell>
          <table:table-cell/>
          <table:table-cell office:value-type="float" office:value="-2700" calcext:value-type="float">
            <text:p>-2700</text:p>
          </table:table-cell>
          <table:table-cell table:formula="of:=[.E270]-(([.E$2]-[.E$276])/276)" office:value-type="float" office:value="1648.55072463808" calcext:value-type="float">
            <text:p>1649</text:p>
          </table:table-cell>
          <table:table-cell table:number-columns-repeated="2"/>
        </table:table-row>
        <table:table-row table:style-name="ro1">
          <table:table-cell table:formula="of:=[.A271]-10" office:value-type="float" office:value="800" calcext:value-type="float">
            <text:p>800</text:p>
          </table:table-cell>
          <table:table-cell table:formula="of:=[.B271]-(([.B$2]-[.B$351])/351)" office:value-type="float" office:value="168269.230769231" calcext:value-type="float">
            <text:p>168269</text:p>
          </table:table-cell>
          <table:table-cell/>
          <table:table-cell office:value-type="float" office:value="-2710" calcext:value-type="float">
            <text:p>-2710</text:p>
          </table:table-cell>
          <table:table-cell table:formula="of:=[.E271]-(([.E$2]-[.E$276])/276)" office:value-type="float" office:value="1413.04347826127" calcext:value-type="float">
            <text:p>1413</text:p>
          </table:table-cell>
          <table:table-cell table:number-columns-repeated="2"/>
        </table:table-row>
        <table:table-row table:style-name="ro1">
          <table:table-cell table:formula="of:=[.A272]-10" office:value-type="float" office:value="790" calcext:value-type="float">
            <text:p>790</text:p>
          </table:table-cell>
          <table:table-cell table:formula="of:=[.B272]-(([.B$2]-[.B$351])/351)" office:value-type="float" office:value="168059.116809117" calcext:value-type="float">
            <text:p>168059</text:p>
          </table:table-cell>
          <table:table-cell/>
          <table:table-cell office:value-type="float" office:value="-2720" calcext:value-type="float">
            <text:p>-2720</text:p>
          </table:table-cell>
          <table:table-cell table:formula="of:=[.E272]-(([.E$2]-[.E$276])/276)" office:value-type="float" office:value="1177.53623188446" calcext:value-type="float">
            <text:p>1178</text:p>
          </table:table-cell>
          <table:table-cell table:number-columns-repeated="2"/>
        </table:table-row>
        <table:table-row table:style-name="ro1">
          <table:table-cell table:formula="of:=[.A273]-10" office:value-type="float" office:value="780" calcext:value-type="float">
            <text:p>780</text:p>
          </table:table-cell>
          <table:table-cell table:formula="of:=[.B273]-(([.B$2]-[.B$351])/351)" office:value-type="float" office:value="167849.002849003" calcext:value-type="float">
            <text:p>167849</text:p>
          </table:table-cell>
          <table:table-cell/>
          <table:table-cell office:value-type="float" office:value="-2730" calcext:value-type="float">
            <text:p>-2730</text:p>
          </table:table-cell>
          <table:table-cell table:formula="of:=[.E273]-(([.E$2]-[.E$276])/276)" office:value-type="float" office:value="942.028985507647" calcext:value-type="float">
            <text:p>942</text:p>
          </table:table-cell>
          <table:table-cell table:number-columns-repeated="2"/>
        </table:table-row>
        <table:table-row table:style-name="ro1">
          <table:table-cell table:formula="of:=[.A274]-10" office:value-type="float" office:value="770" calcext:value-type="float">
            <text:p>770</text:p>
          </table:table-cell>
          <table:table-cell table:formula="of:=[.B274]-(([.B$2]-[.B$351])/351)" office:value-type="float" office:value="167638.888888889" calcext:value-type="float">
            <text:p>167639</text:p>
          </table:table-cell>
          <table:table-cell/>
          <table:table-cell office:value-type="float" office:value="-2740" calcext:value-type="float">
            <text:p>-2740</text:p>
          </table:table-cell>
          <table:table-cell table:formula="of:=[.E274]-(([.E$2]-[.E$276])/276)" office:value-type="float" office:value="706.521739130835" calcext:value-type="float">
            <text:p>707</text:p>
          </table:table-cell>
          <table:table-cell table:number-columns-repeated="2"/>
        </table:table-row>
        <table:table-row table:style-name="ro1">
          <table:table-cell table:formula="of:=[.A275]-10" office:value-type="float" office:value="760" calcext:value-type="float">
            <text:p>760</text:p>
          </table:table-cell>
          <table:table-cell table:formula="of:=[.B275]-(([.B$2]-[.B$351])/351)" office:value-type="float" office:value="167428.774928775" calcext:value-type="float">
            <text:p>167429</text:p>
          </table:table-cell>
          <table:table-cell/>
          <table:table-cell office:value-type="float" office:value="-2750" calcext:value-type="float">
            <text:p>-275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6]-10" office:value-type="float" office:value="750" calcext:value-type="float">
            <text:p>750</text:p>
          </table:table-cell>
          <table:table-cell table:formula="of:=[.B276]-(([.B$2]-[.B$351])/351)" office:value-type="float" office:value="167218.660968661" calcext:value-type="float">
            <text:p>1672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77]-10" office:value-type="float" office:value="740" calcext:value-type="float">
            <text:p>740</text:p>
          </table:table-cell>
          <table:table-cell table:formula="of:=[.B277]-(([.B$2]-[.B$351])/351)" office:value-type="float" office:value="167008.547008547" calcext:value-type="float">
            <text:p>16700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78]-10" office:value-type="float" office:value="730" calcext:value-type="float">
            <text:p>730</text:p>
          </table:table-cell>
          <table:table-cell table:formula="of:=[.B278]-(([.B$2]-[.B$351])/351)" office:value-type="float" office:value="166798.433048434" calcext:value-type="float">
            <text:p>16679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79]-10" office:value-type="float" office:value="720" calcext:value-type="float">
            <text:p>720</text:p>
          </table:table-cell>
          <table:table-cell table:formula="of:=[.B279]-(([.B$2]-[.B$351])/351)" office:value-type="float" office:value="166588.31908832" calcext:value-type="float">
            <text:p>16658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0]-10" office:value-type="float" office:value="710" calcext:value-type="float">
            <text:p>710</text:p>
          </table:table-cell>
          <table:table-cell table:formula="of:=[.B280]-(([.B$2]-[.B$351])/351)" office:value-type="float" office:value="166378.205128206" calcext:value-type="float">
            <text:p>1663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1]-10" office:value-type="float" office:value="700" calcext:value-type="float">
            <text:p>700</text:p>
          </table:table-cell>
          <table:table-cell table:formula="of:=[.B281]-(([.B$2]-[.B$351])/351)" office:value-type="float" office:value="166168.091168092" calcext:value-type="float">
            <text:p>1661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2]-10" office:value-type="float" office:value="690" calcext:value-type="float">
            <text:p>690</text:p>
          </table:table-cell>
          <table:table-cell table:formula="of:=[.B282]-(([.B$2]-[.B$351])/351)" office:value-type="float" office:value="165957.977207978" calcext:value-type="float">
            <text:p>16595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3]-10" office:value-type="float" office:value="680" calcext:value-type="float">
            <text:p>680</text:p>
          </table:table-cell>
          <table:table-cell table:formula="of:=[.B283]-(([.B$2]-[.B$351])/351)" office:value-type="float" office:value="165747.863247864" calcext:value-type="float">
            <text:p>16574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4]-10" office:value-type="float" office:value="670" calcext:value-type="float">
            <text:p>670</text:p>
          </table:table-cell>
          <table:table-cell table:formula="of:=[.B284]-(([.B$2]-[.B$351])/351)" office:value-type="float" office:value="165537.74928775" calcext:value-type="float">
            <text:p>16553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5]-10" office:value-type="float" office:value="660" calcext:value-type="float">
            <text:p>660</text:p>
          </table:table-cell>
          <table:table-cell table:formula="of:=[.B285]-(([.B$2]-[.B$351])/351)" office:value-type="float" office:value="165327.635327636" calcext:value-type="float">
            <text:p>1653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6]-10" office:value-type="float" office:value="650" calcext:value-type="float">
            <text:p>650</text:p>
          </table:table-cell>
          <table:table-cell table:formula="of:=[.B286]-(([.B$2]-[.B$351])/351)" office:value-type="float" office:value="165117.521367522" calcext:value-type="float">
            <text:p>1651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7]-10" office:value-type="float" office:value="640" calcext:value-type="float">
            <text:p>640</text:p>
          </table:table-cell>
          <table:table-cell table:formula="of:=[.B287]-(([.B$2]-[.B$351])/351)" office:value-type="float" office:value="164907.407407408" calcext:value-type="float">
            <text:p>1649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8]-10" office:value-type="float" office:value="630" calcext:value-type="float">
            <text:p>630</text:p>
          </table:table-cell>
          <table:table-cell table:formula="of:=[.B288]-(([.B$2]-[.B$351])/351)" office:value-type="float" office:value="164697.293447294" calcext:value-type="float">
            <text:p>16469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89]-10" office:value-type="float" office:value="620" calcext:value-type="float">
            <text:p>620</text:p>
          </table:table-cell>
          <table:table-cell table:formula="of:=[.B289]-(([.B$2]-[.B$351])/351)" office:value-type="float" office:value="164487.17948718" calcext:value-type="float">
            <text:p>16448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0]-10" office:value-type="float" office:value="610" calcext:value-type="float">
            <text:p>610</text:p>
          </table:table-cell>
          <table:table-cell table:formula="of:=[.B290]-(([.B$2]-[.B$351])/351)" office:value-type="float" office:value="164277.065527066" calcext:value-type="float">
            <text:p>16427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1]-10" office:value-type="float" office:value="600" calcext:value-type="float">
            <text:p>600</text:p>
          </table:table-cell>
          <table:table-cell table:formula="of:=[.B291]-(([.B$2]-[.B$351])/351)" office:value-type="float" office:value="164066.951566952" calcext:value-type="float">
            <text:p>16406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2]-10" office:value-type="float" office:value="590" calcext:value-type="float">
            <text:p>590</text:p>
          </table:table-cell>
          <table:table-cell table:formula="of:=[.B292]-(([.B$2]-[.B$351])/351)" office:value-type="float" office:value="163856.837606838" calcext:value-type="float">
            <text:p>16385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3]-10" office:value-type="float" office:value="580" calcext:value-type="float">
            <text:p>580</text:p>
          </table:table-cell>
          <table:table-cell table:formula="of:=[.B293]-(([.B$2]-[.B$351])/351)" office:value-type="float" office:value="163646.723646724" calcext:value-type="float">
            <text:p>16364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4]-10" office:value-type="float" office:value="570" calcext:value-type="float">
            <text:p>570</text:p>
          </table:table-cell>
          <table:table-cell table:formula="of:=[.B294]-(([.B$2]-[.B$351])/351)" office:value-type="float" office:value="163436.60968661" calcext:value-type="float">
            <text:p>1634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5]-10" office:value-type="float" office:value="560" calcext:value-type="float">
            <text:p>560</text:p>
          </table:table-cell>
          <table:table-cell table:formula="of:=[.B295]-(([.B$2]-[.B$351])/351)" office:value-type="float" office:value="163226.495726496" calcext:value-type="float">
            <text:p>16322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6]-10" office:value-type="float" office:value="550" calcext:value-type="float">
            <text:p>550</text:p>
          </table:table-cell>
          <table:table-cell table:formula="of:=[.B296]-(([.B$2]-[.B$351])/351)" office:value-type="float" office:value="163016.381766382" calcext:value-type="float">
            <text:p>1630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7]-10" office:value-type="float" office:value="540" calcext:value-type="float">
            <text:p>540</text:p>
          </table:table-cell>
          <table:table-cell table:formula="of:=[.B297]-(([.B$2]-[.B$351])/351)" office:value-type="float" office:value="162806.267806268" calcext:value-type="float">
            <text:p>16280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8]-10" office:value-type="float" office:value="530" calcext:value-type="float">
            <text:p>530</text:p>
          </table:table-cell>
          <table:table-cell table:formula="of:=[.B298]-(([.B$2]-[.B$351])/351)" office:value-type="float" office:value="162596.153846154" calcext:value-type="float">
            <text:p>16259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299]-10" office:value-type="float" office:value="520" calcext:value-type="float">
            <text:p>520</text:p>
          </table:table-cell>
          <table:table-cell table:formula="of:=[.B299]-(([.B$2]-[.B$351])/351)" office:value-type="float" office:value="162386.03988604" calcext:value-type="float">
            <text:p>16238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0]-10" office:value-type="float" office:value="510" calcext:value-type="float">
            <text:p>510</text:p>
          </table:table-cell>
          <table:table-cell table:formula="of:=[.B300]-(([.B$2]-[.B$351])/351)" office:value-type="float" office:value="162175.925925926" calcext:value-type="float">
            <text:p>16217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1]-10" office:value-type="float" office:value="500" calcext:value-type="float">
            <text:p>500</text:p>
          </table:table-cell>
          <table:table-cell table:formula="of:=[.B301]-(([.B$2]-[.B$351])/351)" office:value-type="float" office:value="161965.811965812" calcext:value-type="float">
            <text:p>1619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2]-10" office:value-type="float" office:value="490" calcext:value-type="float">
            <text:p>490</text:p>
          </table:table-cell>
          <table:table-cell table:formula="of:=[.B302]-(([.B$2]-[.B$351])/351)" office:value-type="float" office:value="161755.698005699" calcext:value-type="float">
            <text:p>16175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3]-10" office:value-type="float" office:value="480" calcext:value-type="float">
            <text:p>480</text:p>
          </table:table-cell>
          <table:table-cell table:formula="of:=[.B303]-(([.B$2]-[.B$351])/351)" office:value-type="float" office:value="161545.584045585" calcext:value-type="float">
            <text:p>16154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4]-10" office:value-type="float" office:value="470" calcext:value-type="float">
            <text:p>470</text:p>
          </table:table-cell>
          <table:table-cell table:formula="of:=[.B304]-(([.B$2]-[.B$351])/351)" office:value-type="float" office:value="161335.470085471" calcext:value-type="float">
            <text:p>16133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5]-10" office:value-type="float" office:value="460" calcext:value-type="float">
            <text:p>460</text:p>
          </table:table-cell>
          <table:table-cell table:formula="of:=[.B305]-(([.B$2]-[.B$351])/351)" office:value-type="float" office:value="161125.356125357" calcext:value-type="float">
            <text:p>1611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6]-10" office:value-type="float" office:value="450" calcext:value-type="float">
            <text:p>450</text:p>
          </table:table-cell>
          <table:table-cell table:formula="of:=[.B306]-(([.B$2]-[.B$351])/351)" office:value-type="float" office:value="160915.242165243" calcext:value-type="float">
            <text:p>1609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7]-10" office:value-type="float" office:value="440" calcext:value-type="float">
            <text:p>440</text:p>
          </table:table-cell>
          <table:table-cell table:formula="of:=[.B307]-(([.B$2]-[.B$351])/351)" office:value-type="float" office:value="160705.128205129" calcext:value-type="float">
            <text:p>16070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8]-10" office:value-type="float" office:value="430" calcext:value-type="float">
            <text:p>430</text:p>
          </table:table-cell>
          <table:table-cell table:formula="of:=[.B308]-(([.B$2]-[.B$351])/351)" office:value-type="float" office:value="160495.014245015" calcext:value-type="float">
            <text:p>16049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09]-10" office:value-type="float" office:value="420" calcext:value-type="float">
            <text:p>420</text:p>
          </table:table-cell>
          <table:table-cell table:formula="of:=[.B309]-(([.B$2]-[.B$351])/351)" office:value-type="float" office:value="160284.900284901" calcext:value-type="float">
            <text:p>16028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0]-10" office:value-type="float" office:value="410" calcext:value-type="float">
            <text:p>410</text:p>
          </table:table-cell>
          <table:table-cell table:formula="of:=[.B310]-(([.B$2]-[.B$351])/351)" office:value-type="float" office:value="160074.786324787" calcext:value-type="float">
            <text:p>1600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1]-10" office:value-type="float" office:value="400" calcext:value-type="float">
            <text:p>400</text:p>
          </table:table-cell>
          <table:table-cell table:formula="of:=[.B311]-(([.B$2]-[.B$351])/351)" office:value-type="float" office:value="159864.672364673" calcext:value-type="float">
            <text:p>15986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2]-10" office:value-type="float" office:value="390" calcext:value-type="float">
            <text:p>390</text:p>
          </table:table-cell>
          <table:table-cell table:formula="of:=[.B312]-(([.B$2]-[.B$351])/351)" office:value-type="float" office:value="159654.558404559" calcext:value-type="float">
            <text:p>15965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3]-10" office:value-type="float" office:value="380" calcext:value-type="float">
            <text:p>380</text:p>
          </table:table-cell>
          <table:table-cell table:formula="of:=[.B313]-(([.B$2]-[.B$351])/351)" office:value-type="float" office:value="159444.444444445" calcext:value-type="float">
            <text:p>15944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4]-10" office:value-type="float" office:value="370" calcext:value-type="float">
            <text:p>370</text:p>
          </table:table-cell>
          <table:table-cell table:formula="of:=[.B314]-(([.B$2]-[.B$351])/351)" office:value-type="float" office:value="159234.330484331" calcext:value-type="float">
            <text:p>15923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5]-10" office:value-type="float" office:value="360" calcext:value-type="float">
            <text:p>360</text:p>
          </table:table-cell>
          <table:table-cell table:formula="of:=[.B315]-(([.B$2]-[.B$351])/351)" office:value-type="float" office:value="159024.216524217" calcext:value-type="float">
            <text:p>1590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6]-10" office:value-type="float" office:value="350" calcext:value-type="float">
            <text:p>350</text:p>
          </table:table-cell>
          <table:table-cell table:formula="of:=[.B316]-(([.B$2]-[.B$351])/351)" office:value-type="float" office:value="158814.102564103" calcext:value-type="float">
            <text:p>1588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7]-10" office:value-type="float" office:value="340" calcext:value-type="float">
            <text:p>340</text:p>
          </table:table-cell>
          <table:table-cell table:formula="of:=[.B317]-(([.B$2]-[.B$351])/351)" office:value-type="float" office:value="158603.988603989" calcext:value-type="float">
            <text:p>15860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8]-10" office:value-type="float" office:value="330" calcext:value-type="float">
            <text:p>330</text:p>
          </table:table-cell>
          <table:table-cell table:formula="of:=[.B318]-(([.B$2]-[.B$351])/351)" office:value-type="float" office:value="158393.874643875" calcext:value-type="float">
            <text:p>15839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19]-10" office:value-type="float" office:value="320" calcext:value-type="float">
            <text:p>320</text:p>
          </table:table-cell>
          <table:table-cell table:formula="of:=[.B319]-(([.B$2]-[.B$351])/351)" office:value-type="float" office:value="158183.760683761" calcext:value-type="float">
            <text:p>15818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0]-10" office:value-type="float" office:value="310" calcext:value-type="float">
            <text:p>310</text:p>
          </table:table-cell>
          <table:table-cell table:formula="of:=[.B320]-(([.B$2]-[.B$351])/351)" office:value-type="float" office:value="157973.646723647" calcext:value-type="float">
            <text:p>1579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1]-10" office:value-type="float" office:value="300" calcext:value-type="float">
            <text:p>300</text:p>
          </table:table-cell>
          <table:table-cell table:formula="of:=[.B321]-(([.B$2]-[.B$351])/351)" office:value-type="float" office:value="157763.532763533" calcext:value-type="float">
            <text:p>1577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2]-10" office:value-type="float" office:value="290" calcext:value-type="float">
            <text:p>290</text:p>
          </table:table-cell>
          <table:table-cell table:formula="of:=[.B322]-(([.B$2]-[.B$351])/351)" office:value-type="float" office:value="157553.418803419" calcext:value-type="float">
            <text:p>15755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3]-10" office:value-type="float" office:value="280" calcext:value-type="float">
            <text:p>280</text:p>
          </table:table-cell>
          <table:table-cell table:formula="of:=[.B323]-(([.B$2]-[.B$351])/351)" office:value-type="float" office:value="157343.304843305" calcext:value-type="float">
            <text:p>15734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4]-10" office:value-type="float" office:value="270" calcext:value-type="float">
            <text:p>270</text:p>
          </table:table-cell>
          <table:table-cell table:formula="of:=[.B324]-(([.B$2]-[.B$351])/351)" office:value-type="float" office:value="157133.190883191" calcext:value-type="float">
            <text:p>1571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5]-10" office:value-type="float" office:value="260" calcext:value-type="float">
            <text:p>260</text:p>
          </table:table-cell>
          <table:table-cell table:formula="of:=[.B325]-(([.B$2]-[.B$351])/351)" office:value-type="float" office:value="156923.076923077" calcext:value-type="float">
            <text:p>15692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6]-10" office:value-type="float" office:value="250" calcext:value-type="float">
            <text:p>250</text:p>
          </table:table-cell>
          <table:table-cell table:formula="of:=[.B326]-(([.B$2]-[.B$351])/351)" office:value-type="float" office:value="156712.962962964" calcext:value-type="float">
            <text:p>1567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7]-10" office:value-type="float" office:value="240" calcext:value-type="float">
            <text:p>240</text:p>
          </table:table-cell>
          <table:table-cell table:formula="of:=[.B327]-(([.B$2]-[.B$351])/351)" office:value-type="float" office:value="156502.84900285" calcext:value-type="float">
            <text:p>15650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8]-10" office:value-type="float" office:value="230" calcext:value-type="float">
            <text:p>230</text:p>
          </table:table-cell>
          <table:table-cell table:formula="of:=[.B328]-(([.B$2]-[.B$351])/351)" office:value-type="float" office:value="156292.735042736" calcext:value-type="float">
            <text:p>15629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29]-10" office:value-type="float" office:value="220" calcext:value-type="float">
            <text:p>220</text:p>
          </table:table-cell>
          <table:table-cell table:formula="of:=[.B329]-(([.B$2]-[.B$351])/351)" office:value-type="float" office:value="156082.621082622" calcext:value-type="float">
            <text:p>15608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0]-10" office:value-type="float" office:value="210" calcext:value-type="float">
            <text:p>210</text:p>
          </table:table-cell>
          <table:table-cell table:formula="of:=[.B330]-(([.B$2]-[.B$351])/351)" office:value-type="float" office:value="155872.507122508" calcext:value-type="float">
            <text:p>15587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1]-10" office:value-type="float" office:value="200" calcext:value-type="float">
            <text:p>200</text:p>
          </table:table-cell>
          <table:table-cell table:formula="of:=[.B331]-(([.B$2]-[.B$351])/351)" office:value-type="float" office:value="155662.393162394" calcext:value-type="float">
            <text:p>15566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2]-10" office:value-type="float" office:value="190" calcext:value-type="float">
            <text:p>190</text:p>
          </table:table-cell>
          <table:table-cell table:formula="of:=[.B332]-(([.B$2]-[.B$351])/351)" office:value-type="float" office:value="155452.27920228" calcext:value-type="float">
            <text:p>1554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3]-10" office:value-type="float" office:value="180" calcext:value-type="float">
            <text:p>180</text:p>
          </table:table-cell>
          <table:table-cell table:formula="of:=[.B333]-(([.B$2]-[.B$351])/351)" office:value-type="float" office:value="155242.165242166" calcext:value-type="float">
            <text:p>15524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4]-10" office:value-type="float" office:value="170" calcext:value-type="float">
            <text:p>170</text:p>
          </table:table-cell>
          <table:table-cell table:formula="of:=[.B334]-(([.B$2]-[.B$351])/351)" office:value-type="float" office:value="155032.051282052" calcext:value-type="float">
            <text:p>1550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5]-10" office:value-type="float" office:value="160" calcext:value-type="float">
            <text:p>160</text:p>
          </table:table-cell>
          <table:table-cell table:formula="of:=[.B335]-(([.B$2]-[.B$351])/351)" office:value-type="float" office:value="154821.937321938" calcext:value-type="float">
            <text:p>15482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6]-10" office:value-type="float" office:value="150" calcext:value-type="float">
            <text:p>150</text:p>
          </table:table-cell>
          <table:table-cell table:formula="of:=[.B336]-(([.B$2]-[.B$351])/351)" office:value-type="float" office:value="154611.823361824" calcext:value-type="float">
            <text:p>1546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7]-10" office:value-type="float" office:value="140" calcext:value-type="float">
            <text:p>140</text:p>
          </table:table-cell>
          <table:table-cell table:formula="of:=[.B337]-(([.B$2]-[.B$351])/351)" office:value-type="float" office:value="154401.70940171" calcext:value-type="float">
            <text:p>15440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8]-10" office:value-type="float" office:value="130" calcext:value-type="float">
            <text:p>130</text:p>
          </table:table-cell>
          <table:table-cell table:formula="of:=[.B338]-(([.B$2]-[.B$351])/351)" office:value-type="float" office:value="154191.595441596" calcext:value-type="float">
            <text:p>15419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39]-10" office:value-type="float" office:value="120" calcext:value-type="float">
            <text:p>120</text:p>
          </table:table-cell>
          <table:table-cell table:formula="of:=[.B339]-(([.B$2]-[.B$351])/351)" office:value-type="float" office:value="153981.481481482" calcext:value-type="float">
            <text:p>15398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0]-10" office:value-type="float" office:value="110" calcext:value-type="float">
            <text:p>110</text:p>
          </table:table-cell>
          <table:table-cell table:formula="of:=[.B340]-(([.B$2]-[.B$351])/351)" office:value-type="float" office:value="153771.367521368" calcext:value-type="float">
            <text:p>15377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1]-10" office:value-type="float" office:value="100" calcext:value-type="float">
            <text:p>100</text:p>
          </table:table-cell>
          <table:table-cell table:formula="of:=[.B341]-(([.B$2]-[.B$351])/351)" office:value-type="float" office:value="153561.253561254" calcext:value-type="float">
            <text:p>1535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2]-10" office:value-type="float" office:value="90" calcext:value-type="float">
            <text:p>90</text:p>
          </table:table-cell>
          <table:table-cell table:formula="of:=[.B342]-(([.B$2]-[.B$351])/351)" office:value-type="float" office:value="153351.13960114" calcext:value-type="float">
            <text:p>1533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3]-10" office:value-type="float" office:value="80" calcext:value-type="float">
            <text:p>80</text:p>
          </table:table-cell>
          <table:table-cell table:formula="of:=[.B343]-(([.B$2]-[.B$351])/351)" office:value-type="float" office:value="153141.025641026" calcext:value-type="float">
            <text:p>15314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4]-10" office:value-type="float" office:value="70" calcext:value-type="float">
            <text:p>70</text:p>
          </table:table-cell>
          <table:table-cell table:formula="of:=[.B344]-(([.B$2]-[.B$351])/351)" office:value-type="float" office:value="152930.911680912" calcext:value-type="float">
            <text:p>1529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5]-10" office:value-type="float" office:value="60" calcext:value-type="float">
            <text:p>60</text:p>
          </table:table-cell>
          <table:table-cell table:formula="of:=[.B345]-(([.B$2]-[.B$351])/351)" office:value-type="float" office:value="152720.797720798" calcext:value-type="float">
            <text:p>1527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6]-10" office:value-type="float" office:value="50" calcext:value-type="float">
            <text:p>50</text:p>
          </table:table-cell>
          <table:table-cell table:formula="of:=[.B346]-(([.B$2]-[.B$351])/351)" office:value-type="float" office:value="152510.683760684" calcext:value-type="float">
            <text:p>15251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7]-10" office:value-type="float" office:value="40" calcext:value-type="float">
            <text:p>40</text:p>
          </table:table-cell>
          <table:table-cell table:formula="of:=[.B347]-(([.B$2]-[.B$351])/351)" office:value-type="float" office:value="152300.56980057" calcext:value-type="float">
            <text:p>15230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8]-10" office:value-type="float" office:value="30" calcext:value-type="float">
            <text:p>30</text:p>
          </table:table-cell>
          <table:table-cell table:formula="of:=[.B348]-(([.B$2]-[.B$351])/351)" office:value-type="float" office:value="152090.455840456" calcext:value-type="float">
            <text:p>15209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49]-10" office:value-type="float" office:value="20" calcext:value-type="float">
            <text:p>20</text:p>
          </table:table-cell>
          <table:table-cell table:formula="of:=[.B349]-(([.B$2]-[.B$351])/351)" office:value-type="float" office:value="151880.341880342" calcext:value-type="float">
            <text:p>15188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[.A350]-10" office:value-type="float" office:value="10" calcext:value-type="float">
            <text:p>10</text:p>
          </table:table-cell>
          <table:table-cell table:style-name="Default" office:value-type="float" office:value="151250" calcext:value-type="float">
            <text:p>15125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50hz" table:style-name="ta1">
        <table:shapes>
          <draw:frame draw:z-index="0" draw:style-name="gr1" draw:text-style-name="P1" svg:width="453.74pt" svg:height="254.83pt" svg:x="431.04pt" svg:y="44.22pt">
            <draw:object draw:notify-on-update-of-ranges="50hz.A2:50hz.A351 50hz.B1:50hz.B1 50hz.B2:50hz.B3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74pt" svg:height="254.83pt" svg:x="434.01pt" svg:y="471.86pt">
            <draw:object draw:notify-on-update-of-ranges="50hz.D2:50hz.D276 50hz.E1:50hz.E1 50hz.E2:50hz.E2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utput_kontrol_P</text:p>
          </table:table-cell>
          <table:table-cell table:style-name="Default" office:value-type="string" calcext:value-type="string">
            <text:p>pwm</text:p>
          </table:table-cell>
          <table:table-cell/>
          <table:table-cell office:value-type="string" calcext:value-type="string">
            <text:p>output_kontrol_P</text:p>
          </table:table-cell>
          <table:table-cell table:style-name="Default" office:value-type="string" calcext:value-type="string">
            <text:p>pwm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Default" office:value-type="float" office:value="1800000" calcext:value-type="float">
            <text:p>1800000</text:p>
          </table:table-cell>
          <table:table-cell table:style-name="ce1"/>
          <table:table-cell office:value-type="float" office:value="-10" calcext:value-type="float">
            <text:p>-10</text:p>
          </table:table-cell>
          <table:table-cell table:style-name="Default" office:value-type="float" office:value="800000" calcext:value-type="float">
            <text:p>800000</text:p>
          </table:table-cell>
          <table:table-cell table:style-name="ce1"/>
          <table:table-cell/>
        </table:table-row>
        <table:table-row table:style-name="ro1">
          <table:table-cell table:formula="of:=[.A2]-10" office:value-type="float" office:value="3490" calcext:value-type="float">
            <text:p>3490</text:p>
          </table:table-cell>
          <table:table-cell table:formula="of:=[.B2]-(([.B$2]-[.B$351])/351)" office:value-type="float" office:value="1797977.20797721" calcext:value-type="float">
            <text:p>1797977</text:p>
          </table:table-cell>
          <table:table-cell table:style-name="ce1"/>
          <table:table-cell office:value-type="float" office:value="-20" calcext:value-type="float">
            <text:p>-20</text:p>
          </table:table-cell>
          <table:table-cell table:formula="of:=[.E2]-(([.E$2]-[.E$251])/250)" office:value-type="float" office:value="796800" calcext:value-type="float">
            <text:p>796800</text:p>
          </table:table-cell>
          <table:table-cell table:style-name="ce1"/>
          <table:table-cell office:value-type="string" calcext:value-type="string">
            <text:p>f(x) = 202.298961x+1091976.556776</text:p>
          </table:table-cell>
        </table:table-row>
        <table:table-row table:style-name="ro1">
          <table:table-cell table:formula="of:=[.A3]-10" office:value-type="float" office:value="3480" calcext:value-type="float">
            <text:p>3480</text:p>
          </table:table-cell>
          <table:table-cell table:formula="of:=[.B3]-(([.B$2]-[.B$351])/351)" office:value-type="float" office:value="1795954.41595442" calcext:value-type="float">
            <text:p>1795954</text:p>
          </table:table-cell>
          <table:table-cell table:style-name="ce1"/>
          <table:table-cell office:value-type="float" office:value="-30" calcext:value-type="float">
            <text:p>-30</text:p>
          </table:table-cell>
          <table:table-cell table:formula="of:=[.E3]-(([.E$2]-[.E$251])/250)" office:value-type="float" office:value="793600" calcext:value-type="float">
            <text:p>793600</text:p>
          </table:table-cell>
          <table:table-cell table:style-name="ce1"/>
          <table:table-cell/>
        </table:table-row>
        <table:table-row table:style-name="ro1">
          <table:table-cell table:formula="of:=[.A4]-10" office:value-type="float" office:value="3470" calcext:value-type="float">
            <text:p>3470</text:p>
          </table:table-cell>
          <table:table-cell table:formula="of:=[.B4]-(([.B$2]-[.B$351])/351)" office:value-type="float" office:value="1793931.62393162" calcext:value-type="float">
            <text:p>1793932</text:p>
          </table:table-cell>
          <table:table-cell table:style-name="ce1"/>
          <table:table-cell office:value-type="float" office:value="-40" calcext:value-type="float">
            <text:p>-40</text:p>
          </table:table-cell>
          <table:table-cell table:formula="of:=[.E4]-(([.E$2]-[.E$251])/250)" office:value-type="float" office:value="790400" calcext:value-type="float">
            <text:p>790400</text:p>
          </table:table-cell>
          <table:table-cell table:style-name="ce1"/>
          <table:table-cell/>
        </table:table-row>
        <table:table-row table:style-name="ro1">
          <table:table-cell table:formula="of:=[.A5]-10" office:value-type="float" office:value="3460" calcext:value-type="float">
            <text:p>3460</text:p>
          </table:table-cell>
          <table:table-cell table:formula="of:=[.B5]-(([.B$2]-[.B$351])/351)" office:value-type="float" office:value="1791908.83190883" calcext:value-type="float">
            <text:p>1791909</text:p>
          </table:table-cell>
          <table:table-cell table:style-name="ce1"/>
          <table:table-cell office:value-type="float" office:value="-50" calcext:value-type="float">
            <text:p>-50</text:p>
          </table:table-cell>
          <table:table-cell table:formula="of:=[.E5]-(([.E$2]-[.E$251])/250)" office:value-type="float" office:value="787200" calcext:value-type="float">
            <text:p>787200</text:p>
          </table:table-cell>
          <table:table-cell table:style-name="ce1"/>
          <table:table-cell/>
        </table:table-row>
        <table:table-row table:style-name="ro1">
          <table:table-cell table:formula="of:=[.A6]-10" office:value-type="float" office:value="3450" calcext:value-type="float">
            <text:p>3450</text:p>
          </table:table-cell>
          <table:table-cell table:formula="of:=[.B6]-(([.B$2]-[.B$351])/351)" office:value-type="float" office:value="1789886.03988604" calcext:value-type="float">
            <text:p>1789886</text:p>
          </table:table-cell>
          <table:table-cell table:style-name="ce1"/>
          <table:table-cell office:value-type="float" office:value="-60" calcext:value-type="float">
            <text:p>-60</text:p>
          </table:table-cell>
          <table:table-cell table:formula="of:=[.E6]-(([.E$2]-[.E$251])/250)" office:value-type="float" office:value="784000" calcext:value-type="float">
            <text:p>784000</text:p>
          </table:table-cell>
          <table:table-cell table:style-name="ce1"/>
          <table:table-cell/>
        </table:table-row>
        <table:table-row table:style-name="ro1">
          <table:table-cell table:formula="of:=[.A7]-10" office:value-type="float" office:value="3440" calcext:value-type="float">
            <text:p>3440</text:p>
          </table:table-cell>
          <table:table-cell table:formula="of:=[.B7]-(([.B$2]-[.B$351])/351)" office:value-type="float" office:value="1787863.24786325" calcext:value-type="float">
            <text:p>1787863</text:p>
          </table:table-cell>
          <table:table-cell table:style-name="ce1"/>
          <table:table-cell office:value-type="float" office:value="-70" calcext:value-type="float">
            <text:p>-70</text:p>
          </table:table-cell>
          <table:table-cell table:formula="of:=[.E7]-(([.E$2]-[.E$251])/250)" office:value-type="float" office:value="780800" calcext:value-type="float">
            <text:p>780800</text:p>
          </table:table-cell>
          <table:table-cell table:style-name="ce1"/>
          <table:table-cell/>
        </table:table-row>
        <table:table-row table:style-name="ro1">
          <table:table-cell table:formula="of:=[.A8]-10" office:value-type="float" office:value="3430" calcext:value-type="float">
            <text:p>3430</text:p>
          </table:table-cell>
          <table:table-cell table:formula="of:=[.B8]-(([.B$2]-[.B$351])/351)" office:value-type="float" office:value="1785840.45584046" calcext:value-type="float">
            <text:p>1785840</text:p>
          </table:table-cell>
          <table:table-cell table:style-name="ce1"/>
          <table:table-cell office:value-type="float" office:value="-80" calcext:value-type="float">
            <text:p>-80</text:p>
          </table:table-cell>
          <table:table-cell table:formula="of:=[.E8]-(([.E$2]-[.E$251])/250)" office:value-type="float" office:value="777600" calcext:value-type="float">
            <text:p>777600</text:p>
          </table:table-cell>
          <table:table-cell table:style-name="ce1"/>
          <table:table-cell/>
        </table:table-row>
        <table:table-row table:style-name="ro1">
          <table:table-cell table:formula="of:=[.A9]-10" office:value-type="float" office:value="3420" calcext:value-type="float">
            <text:p>3420</text:p>
          </table:table-cell>
          <table:table-cell table:formula="of:=[.B9]-(([.B$2]-[.B$351])/351)" office:value-type="float" office:value="1783817.66381766" calcext:value-type="float">
            <text:p>1783818</text:p>
          </table:table-cell>
          <table:table-cell table:style-name="ce1"/>
          <table:table-cell office:value-type="float" office:value="-90" calcext:value-type="float">
            <text:p>-90</text:p>
          </table:table-cell>
          <table:table-cell table:formula="of:=[.E9]-(([.E$2]-[.E$251])/250)" office:value-type="float" office:value="774400" calcext:value-type="float">
            <text:p>774400</text:p>
          </table:table-cell>
          <table:table-cell table:style-name="ce1"/>
          <table:table-cell/>
        </table:table-row>
        <table:table-row table:style-name="ro1">
          <table:table-cell table:formula="of:=[.A10]-10" office:value-type="float" office:value="3410" calcext:value-type="float">
            <text:p>3410</text:p>
          </table:table-cell>
          <table:table-cell table:formula="of:=[.B10]-(([.B$2]-[.B$351])/351)" office:value-type="float" office:value="1781794.87179487" calcext:value-type="float">
            <text:p>1781795</text:p>
          </table:table-cell>
          <table:table-cell table:style-name="ce1"/>
          <table:table-cell office:value-type="float" office:value="-100" calcext:value-type="float">
            <text:p>-100</text:p>
          </table:table-cell>
          <table:table-cell table:formula="of:=[.E10]-(([.E$2]-[.E$251])/250)" office:value-type="float" office:value="771200" calcext:value-type="float">
            <text:p>771200</text:p>
          </table:table-cell>
          <table:table-cell table:style-name="ce1"/>
          <table:table-cell/>
        </table:table-row>
        <table:table-row table:style-name="ro1">
          <table:table-cell table:formula="of:=[.A11]-10" office:value-type="float" office:value="3400" calcext:value-type="float">
            <text:p>3400</text:p>
          </table:table-cell>
          <table:table-cell table:formula="of:=[.B11]-(([.B$2]-[.B$351])/351)" office:value-type="float" office:value="1779772.07977208" calcext:value-type="float">
            <text:p>1779772</text:p>
          </table:table-cell>
          <table:table-cell table:style-name="ce1"/>
          <table:table-cell office:value-type="float" office:value="-110" calcext:value-type="float">
            <text:p>-110</text:p>
          </table:table-cell>
          <table:table-cell table:formula="of:=[.E11]-(([.E$2]-[.E$251])/250)" office:value-type="float" office:value="768000" calcext:value-type="float">
            <text:p>768000</text:p>
          </table:table-cell>
          <table:table-cell table:style-name="ce1"/>
          <table:table-cell/>
        </table:table-row>
        <table:table-row table:style-name="ro1">
          <table:table-cell table:formula="of:=[.A12]-10" office:value-type="float" office:value="3390" calcext:value-type="float">
            <text:p>3390</text:p>
          </table:table-cell>
          <table:table-cell table:formula="of:=[.B12]-(([.B$2]-[.B$351])/351)" office:value-type="float" office:value="1777749.28774929" calcext:value-type="float">
            <text:p>1777749</text:p>
          </table:table-cell>
          <table:table-cell table:style-name="ce1"/>
          <table:table-cell office:value-type="float" office:value="-120" calcext:value-type="float">
            <text:p>-120</text:p>
          </table:table-cell>
          <table:table-cell table:formula="of:=[.E12]-(([.E$2]-[.E$251])/250)" office:value-type="float" office:value="764800" calcext:value-type="float">
            <text:p>764800</text:p>
          </table:table-cell>
          <table:table-cell table:style-name="ce1"/>
          <table:table-cell/>
        </table:table-row>
        <table:table-row table:style-name="ro1">
          <table:table-cell table:formula="of:=[.A13]-10" office:value-type="float" office:value="3380" calcext:value-type="float">
            <text:p>3380</text:p>
          </table:table-cell>
          <table:table-cell table:formula="of:=[.B13]-(([.B$2]-[.B$351])/351)" office:value-type="float" office:value="1775726.4957265" calcext:value-type="float">
            <text:p>1775726</text:p>
          </table:table-cell>
          <table:table-cell table:style-name="ce1"/>
          <table:table-cell office:value-type="float" office:value="-130" calcext:value-type="float">
            <text:p>-130</text:p>
          </table:table-cell>
          <table:table-cell table:formula="of:=[.E13]-(([.E$2]-[.E$251])/250)" office:value-type="float" office:value="761600" calcext:value-type="float">
            <text:p>761600</text:p>
          </table:table-cell>
          <table:table-cell table:style-name="ce1"/>
          <table:table-cell/>
        </table:table-row>
        <table:table-row table:style-name="ro1">
          <table:table-cell table:formula="of:=[.A14]-10" office:value-type="float" office:value="3370" calcext:value-type="float">
            <text:p>3370</text:p>
          </table:table-cell>
          <table:table-cell table:formula="of:=[.B14]-(([.B$2]-[.B$351])/351)" office:value-type="float" office:value="1773703.7037037" calcext:value-type="float">
            <text:p>1773704</text:p>
          </table:table-cell>
          <table:table-cell table:style-name="ce1"/>
          <table:table-cell office:value-type="float" office:value="-140" calcext:value-type="float">
            <text:p>-140</text:p>
          </table:table-cell>
          <table:table-cell table:formula="of:=[.E14]-(([.E$2]-[.E$251])/250)" office:value-type="float" office:value="758400" calcext:value-type="float">
            <text:p>758400</text:p>
          </table:table-cell>
          <table:table-cell table:style-name="ce1"/>
          <table:table-cell/>
        </table:table-row>
        <table:table-row table:style-name="ro1">
          <table:table-cell table:formula="of:=[.A15]-10" office:value-type="float" office:value="3360" calcext:value-type="float">
            <text:p>3360</text:p>
          </table:table-cell>
          <table:table-cell table:formula="of:=[.B15]-(([.B$2]-[.B$351])/351)" office:value-type="float" office:value="1771680.91168091" calcext:value-type="float">
            <text:p>1771681</text:p>
          </table:table-cell>
          <table:table-cell table:style-name="ce1"/>
          <table:table-cell office:value-type="float" office:value="-150" calcext:value-type="float">
            <text:p>-150</text:p>
          </table:table-cell>
          <table:table-cell table:formula="of:=[.E15]-(([.E$2]-[.E$251])/250)" office:value-type="float" office:value="755200" calcext:value-type="float">
            <text:p>755200</text:p>
          </table:table-cell>
          <table:table-cell table:style-name="ce1"/>
          <table:table-cell/>
        </table:table-row>
        <table:table-row table:style-name="ro1">
          <table:table-cell table:formula="of:=[.A16]-10" office:value-type="float" office:value="3350" calcext:value-type="float">
            <text:p>3350</text:p>
          </table:table-cell>
          <table:table-cell table:formula="of:=[.B16]-(([.B$2]-[.B$351])/351)" office:value-type="float" office:value="1769658.11965812" calcext:value-type="float">
            <text:p>1769658</text:p>
          </table:table-cell>
          <table:table-cell table:style-name="ce1"/>
          <table:table-cell office:value-type="float" office:value="-160" calcext:value-type="float">
            <text:p>-160</text:p>
          </table:table-cell>
          <table:table-cell table:formula="of:=[.E16]-(([.E$2]-[.E$251])/250)" office:value-type="float" office:value="752000" calcext:value-type="float">
            <text:p>752000</text:p>
          </table:table-cell>
          <table:table-cell table:style-name="ce1"/>
          <table:table-cell/>
        </table:table-row>
        <table:table-row table:style-name="ro1">
          <table:table-cell table:formula="of:=[.A17]-10" office:value-type="float" office:value="3340" calcext:value-type="float">
            <text:p>3340</text:p>
          </table:table-cell>
          <table:table-cell table:formula="of:=[.B17]-(([.B$2]-[.B$351])/351)" office:value-type="float" office:value="1767635.32763533" calcext:value-type="float">
            <text:p>1767635</text:p>
          </table:table-cell>
          <table:table-cell table:style-name="ce1"/>
          <table:table-cell office:value-type="float" office:value="-170" calcext:value-type="float">
            <text:p>-170</text:p>
          </table:table-cell>
          <table:table-cell table:formula="of:=[.E17]-(([.E$2]-[.E$251])/250)" office:value-type="float" office:value="748800" calcext:value-type="float">
            <text:p>748800</text:p>
          </table:table-cell>
          <table:table-cell table:style-name="ce1"/>
          <table:table-cell/>
        </table:table-row>
        <table:table-row table:style-name="ro1">
          <table:table-cell table:formula="of:=[.A18]-10" office:value-type="float" office:value="3330" calcext:value-type="float">
            <text:p>3330</text:p>
          </table:table-cell>
          <table:table-cell table:formula="of:=[.B18]-(([.B$2]-[.B$351])/351)" office:value-type="float" office:value="1765612.53561254" calcext:value-type="float">
            <text:p>1765613</text:p>
          </table:table-cell>
          <table:table-cell table:style-name="ce1"/>
          <table:table-cell office:value-type="float" office:value="-180" calcext:value-type="float">
            <text:p>-180</text:p>
          </table:table-cell>
          <table:table-cell table:formula="of:=[.E18]-(([.E$2]-[.E$251])/250)" office:value-type="float" office:value="745600" calcext:value-type="float">
            <text:p>745600</text:p>
          </table:table-cell>
          <table:table-cell table:style-name="ce1"/>
          <table:table-cell/>
        </table:table-row>
        <table:table-row table:style-name="ro1">
          <table:table-cell table:formula="of:=[.A19]-10" office:value-type="float" office:value="3320" calcext:value-type="float">
            <text:p>3320</text:p>
          </table:table-cell>
          <table:table-cell table:formula="of:=[.B19]-(([.B$2]-[.B$351])/351)" office:value-type="float" office:value="1763589.74358975" calcext:value-type="float">
            <text:p>1763590</text:p>
          </table:table-cell>
          <table:table-cell table:style-name="ce1"/>
          <table:table-cell office:value-type="float" office:value="-190" calcext:value-type="float">
            <text:p>-190</text:p>
          </table:table-cell>
          <table:table-cell table:formula="of:=[.E19]-(([.E$2]-[.E$251])/250)" office:value-type="float" office:value="742400" calcext:value-type="float">
            <text:p>742400</text:p>
          </table:table-cell>
          <table:table-cell table:style-name="ce1"/>
          <table:table-cell/>
        </table:table-row>
        <table:table-row table:style-name="ro1">
          <table:table-cell table:formula="of:=[.A20]-10" office:value-type="float" office:value="3310" calcext:value-type="float">
            <text:p>3310</text:p>
          </table:table-cell>
          <table:table-cell table:formula="of:=[.B20]-(([.B$2]-[.B$351])/351)" office:value-type="float" office:value="1761566.95156695" calcext:value-type="float">
            <text:p>1761567</text:p>
          </table:table-cell>
          <table:table-cell table:style-name="ce1"/>
          <table:table-cell office:value-type="float" office:value="-200" calcext:value-type="float">
            <text:p>-200</text:p>
          </table:table-cell>
          <table:table-cell table:formula="of:=[.E20]-(([.E$2]-[.E$251])/250)" office:value-type="float" office:value="739200" calcext:value-type="float">
            <text:p>739200</text:p>
          </table:table-cell>
          <table:table-cell table:style-name="ce1"/>
          <table:table-cell/>
        </table:table-row>
        <table:table-row table:style-name="ro1">
          <table:table-cell table:formula="of:=[.A21]-10" office:value-type="float" office:value="3300" calcext:value-type="float">
            <text:p>3300</text:p>
          </table:table-cell>
          <table:table-cell table:formula="of:=[.B21]-(([.B$2]-[.B$351])/351)" office:value-type="float" office:value="1759544.15954416" calcext:value-type="float">
            <text:p>1759544</text:p>
          </table:table-cell>
          <table:table-cell table:style-name="ce1"/>
          <table:table-cell office:value-type="float" office:value="-210" calcext:value-type="float">
            <text:p>-210</text:p>
          </table:table-cell>
          <table:table-cell table:formula="of:=[.E21]-(([.E$2]-[.E$251])/250)" office:value-type="float" office:value="736000" calcext:value-type="float">
            <text:p>736000</text:p>
          </table:table-cell>
          <table:table-cell table:style-name="ce1"/>
          <table:table-cell/>
        </table:table-row>
        <table:table-row table:style-name="ro1">
          <table:table-cell table:formula="of:=[.A22]-10" office:value-type="float" office:value="3290" calcext:value-type="float">
            <text:p>3290</text:p>
          </table:table-cell>
          <table:table-cell table:formula="of:=[.B22]-(([.B$2]-[.B$351])/351)" office:value-type="float" office:value="1757521.36752137" calcext:value-type="float">
            <text:p>1757521</text:p>
          </table:table-cell>
          <table:table-cell table:style-name="ce1"/>
          <table:table-cell office:value-type="float" office:value="-220" calcext:value-type="float">
            <text:p>-220</text:p>
          </table:table-cell>
          <table:table-cell table:formula="of:=[.E22]-(([.E$2]-[.E$251])/250)" office:value-type="float" office:value="732800" calcext:value-type="float">
            <text:p>732800</text:p>
          </table:table-cell>
          <table:table-cell table:style-name="ce1"/>
          <table:table-cell/>
        </table:table-row>
        <table:table-row table:style-name="ro1">
          <table:table-cell table:formula="of:=[.A23]-10" office:value-type="float" office:value="3280" calcext:value-type="float">
            <text:p>3280</text:p>
          </table:table-cell>
          <table:table-cell table:formula="of:=[.B23]-(([.B$2]-[.B$351])/351)" office:value-type="float" office:value="1755498.57549858" calcext:value-type="float">
            <text:p>1755499</text:p>
          </table:table-cell>
          <table:table-cell table:style-name="ce1"/>
          <table:table-cell office:value-type="float" office:value="-230" calcext:value-type="float">
            <text:p>-230</text:p>
          </table:table-cell>
          <table:table-cell table:formula="of:=[.E23]-(([.E$2]-[.E$251])/250)" office:value-type="float" office:value="729600" calcext:value-type="float">
            <text:p>729600</text:p>
          </table:table-cell>
          <table:table-cell table:style-name="ce1"/>
          <table:table-cell/>
        </table:table-row>
        <table:table-row table:style-name="ro1">
          <table:table-cell table:formula="of:=[.A24]-10" office:value-type="float" office:value="3270" calcext:value-type="float">
            <text:p>3270</text:p>
          </table:table-cell>
          <table:table-cell table:formula="of:=[.B24]-(([.B$2]-[.B$351])/351)" office:value-type="float" office:value="1753475.78347579" calcext:value-type="float">
            <text:p>1753476</text:p>
          </table:table-cell>
          <table:table-cell table:style-name="ce1"/>
          <table:table-cell office:value-type="float" office:value="-240" calcext:value-type="float">
            <text:p>-240</text:p>
          </table:table-cell>
          <table:table-cell table:formula="of:=[.E24]-(([.E$2]-[.E$251])/250)" office:value-type="float" office:value="726400" calcext:value-type="float">
            <text:p>726400</text:p>
          </table:table-cell>
          <table:table-cell table:style-name="ce1"/>
          <table:table-cell/>
        </table:table-row>
        <table:table-row table:style-name="ro1">
          <table:table-cell table:formula="of:=[.A25]-10" office:value-type="float" office:value="3260" calcext:value-type="float">
            <text:p>3260</text:p>
          </table:table-cell>
          <table:table-cell table:formula="of:=[.B25]-(([.B$2]-[.B$351])/351)" office:value-type="float" office:value="1751452.99145299" calcext:value-type="float">
            <text:p>1751453</text:p>
          </table:table-cell>
          <table:table-cell table:style-name="ce1"/>
          <table:table-cell office:value-type="float" office:value="-250" calcext:value-type="float">
            <text:p>-250</text:p>
          </table:table-cell>
          <table:table-cell table:formula="of:=[.E25]-(([.E$2]-[.E$251])/250)" office:value-type="float" office:value="723200" calcext:value-type="float">
            <text:p>723200</text:p>
          </table:table-cell>
          <table:table-cell table:style-name="ce1"/>
          <table:table-cell/>
        </table:table-row>
        <table:table-row table:style-name="ro1">
          <table:table-cell table:formula="of:=[.A26]-10" office:value-type="float" office:value="3250" calcext:value-type="float">
            <text:p>3250</text:p>
          </table:table-cell>
          <table:table-cell table:formula="of:=[.B26]-(([.B$2]-[.B$351])/351)" office:value-type="float" office:value="1749430.1994302" calcext:value-type="float">
            <text:p>1749430</text:p>
          </table:table-cell>
          <table:table-cell table:style-name="ce1"/>
          <table:table-cell office:value-type="float" office:value="-260" calcext:value-type="float">
            <text:p>-260</text:p>
          </table:table-cell>
          <table:table-cell table:formula="of:=[.E26]-(([.E$2]-[.E$251])/250)" office:value-type="float" office:value="720000" calcext:value-type="float">
            <text:p>720000</text:p>
          </table:table-cell>
          <table:table-cell table:style-name="ce1"/>
          <table:table-cell/>
        </table:table-row>
        <table:table-row table:style-name="ro1">
          <table:table-cell table:formula="of:=[.A27]-10" office:value-type="float" office:value="3240" calcext:value-type="float">
            <text:p>3240</text:p>
          </table:table-cell>
          <table:table-cell table:formula="of:=[.B27]-(([.B$2]-[.B$351])/351)" office:value-type="float" office:value="1747407.40740741" calcext:value-type="float">
            <text:p>1747407</text:p>
          </table:table-cell>
          <table:table-cell table:style-name="ce1"/>
          <table:table-cell office:value-type="float" office:value="-270" calcext:value-type="float">
            <text:p>-270</text:p>
          </table:table-cell>
          <table:table-cell table:formula="of:=[.E27]-(([.E$2]-[.E$251])/250)" office:value-type="float" office:value="716800" calcext:value-type="float">
            <text:p>716800</text:p>
          </table:table-cell>
          <table:table-cell table:style-name="ce1"/>
          <table:table-cell/>
        </table:table-row>
        <table:table-row table:style-name="ro1">
          <table:table-cell table:formula="of:=[.A28]-10" office:value-type="float" office:value="3230" calcext:value-type="float">
            <text:p>3230</text:p>
          </table:table-cell>
          <table:table-cell table:formula="of:=[.B28]-(([.B$2]-[.B$351])/351)" office:value-type="float" office:value="1745384.61538462" calcext:value-type="float">
            <text:p>1745385</text:p>
          </table:table-cell>
          <table:table-cell table:style-name="ce1"/>
          <table:table-cell office:value-type="float" office:value="-280" calcext:value-type="float">
            <text:p>-280</text:p>
          </table:table-cell>
          <table:table-cell table:formula="of:=[.E28]-(([.E$2]-[.E$251])/250)" office:value-type="float" office:value="713600" calcext:value-type="float">
            <text:p>713600</text:p>
          </table:table-cell>
          <table:table-cell table:style-name="ce1"/>
          <table:table-cell/>
        </table:table-row>
        <table:table-row table:style-name="ro1">
          <table:table-cell table:formula="of:=[.A29]-10" office:value-type="float" office:value="3220" calcext:value-type="float">
            <text:p>3220</text:p>
          </table:table-cell>
          <table:table-cell table:formula="of:=[.B29]-(([.B$2]-[.B$351])/351)" office:value-type="float" office:value="1743361.82336183" calcext:value-type="float">
            <text:p>1743362</text:p>
          </table:table-cell>
          <table:table-cell table:style-name="ce1"/>
          <table:table-cell office:value-type="float" office:value="-290" calcext:value-type="float">
            <text:p>-290</text:p>
          </table:table-cell>
          <table:table-cell table:formula="of:=[.E29]-(([.E$2]-[.E$251])/250)" office:value-type="float" office:value="710400" calcext:value-type="float">
            <text:p>710400</text:p>
          </table:table-cell>
          <table:table-cell table:style-name="ce1"/>
          <table:table-cell/>
        </table:table-row>
        <table:table-row table:style-name="ro1">
          <table:table-cell table:formula="of:=[.A30]-10" office:value-type="float" office:value="3210" calcext:value-type="float">
            <text:p>3210</text:p>
          </table:table-cell>
          <table:table-cell table:formula="of:=[.B30]-(([.B$2]-[.B$351])/351)" office:value-type="float" office:value="1741339.03133903" calcext:value-type="float">
            <text:p>1741339</text:p>
          </table:table-cell>
          <table:table-cell table:style-name="ce1"/>
          <table:table-cell office:value-type="float" office:value="-300" calcext:value-type="float">
            <text:p>-300</text:p>
          </table:table-cell>
          <table:table-cell table:formula="of:=[.E30]-(([.E$2]-[.E$251])/250)" office:value-type="float" office:value="707200" calcext:value-type="float">
            <text:p>707200</text:p>
          </table:table-cell>
          <table:table-cell table:style-name="ce1"/>
          <table:table-cell/>
        </table:table-row>
        <table:table-row table:style-name="ro1">
          <table:table-cell table:formula="of:=[.A31]-10" office:value-type="float" office:value="3200" calcext:value-type="float">
            <text:p>3200</text:p>
          </table:table-cell>
          <table:table-cell table:formula="of:=[.B31]-(([.B$2]-[.B$351])/351)" office:value-type="float" office:value="1739316.23931624" calcext:value-type="float">
            <text:p>1739316</text:p>
          </table:table-cell>
          <table:table-cell table:style-name="ce1"/>
          <table:table-cell office:value-type="float" office:value="-310" calcext:value-type="float">
            <text:p>-310</text:p>
          </table:table-cell>
          <table:table-cell table:formula="of:=[.E31]-(([.E$2]-[.E$251])/250)" office:value-type="float" office:value="704000" calcext:value-type="float">
            <text:p>704000</text:p>
          </table:table-cell>
          <table:table-cell table:style-name="ce1"/>
          <table:table-cell/>
        </table:table-row>
        <table:table-row table:style-name="ro1">
          <table:table-cell table:formula="of:=[.A32]-10" office:value-type="float" office:value="3190" calcext:value-type="float">
            <text:p>3190</text:p>
          </table:table-cell>
          <table:table-cell table:formula="of:=[.B32]-(([.B$2]-[.B$351])/351)" office:value-type="float" office:value="1737293.44729345" calcext:value-type="float">
            <text:p>1737293</text:p>
          </table:table-cell>
          <table:table-cell table:style-name="ce1"/>
          <table:table-cell office:value-type="float" office:value="-320" calcext:value-type="float">
            <text:p>-320</text:p>
          </table:table-cell>
          <table:table-cell table:formula="of:=[.E32]-(([.E$2]-[.E$251])/250)" office:value-type="float" office:value="700800" calcext:value-type="float">
            <text:p>700800</text:p>
          </table:table-cell>
          <table:table-cell table:style-name="ce1"/>
          <table:table-cell/>
        </table:table-row>
        <table:table-row table:style-name="ro1">
          <table:table-cell table:formula="of:=[.A33]-10" office:value-type="float" office:value="3180" calcext:value-type="float">
            <text:p>3180</text:p>
          </table:table-cell>
          <table:table-cell table:formula="of:=[.B33]-(([.B$2]-[.B$351])/351)" office:value-type="float" office:value="1735270.65527066" calcext:value-type="float">
            <text:p>1735271</text:p>
          </table:table-cell>
          <table:table-cell table:style-name="ce1"/>
          <table:table-cell office:value-type="float" office:value="-330" calcext:value-type="float">
            <text:p>-330</text:p>
          </table:table-cell>
          <table:table-cell table:formula="of:=[.E33]-(([.E$2]-[.E$251])/250)" office:value-type="float" office:value="697600" calcext:value-type="float">
            <text:p>697600</text:p>
          </table:table-cell>
          <table:table-cell table:style-name="ce1"/>
          <table:table-cell/>
        </table:table-row>
        <table:table-row table:style-name="ro1">
          <table:table-cell table:formula="of:=[.A34]-10" office:value-type="float" office:value="3170" calcext:value-type="float">
            <text:p>3170</text:p>
          </table:table-cell>
          <table:table-cell table:formula="of:=[.B34]-(([.B$2]-[.B$351])/351)" office:value-type="float" office:value="1733247.86324787" calcext:value-type="float">
            <text:p>1733248</text:p>
          </table:table-cell>
          <table:table-cell table:style-name="ce1"/>
          <table:table-cell office:value-type="float" office:value="-340" calcext:value-type="float">
            <text:p>-340</text:p>
          </table:table-cell>
          <table:table-cell table:formula="of:=[.E34]-(([.E$2]-[.E$251])/250)" office:value-type="float" office:value="694400" calcext:value-type="float">
            <text:p>694400</text:p>
          </table:table-cell>
          <table:table-cell table:style-name="ce1"/>
          <table:table-cell/>
        </table:table-row>
        <table:table-row table:style-name="ro1">
          <table:table-cell table:formula="of:=[.A35]-10" office:value-type="float" office:value="3160" calcext:value-type="float">
            <text:p>3160</text:p>
          </table:table-cell>
          <table:table-cell table:formula="of:=[.B35]-(([.B$2]-[.B$351])/351)" office:value-type="float" office:value="1731225.07122507" calcext:value-type="float">
            <text:p>1731225</text:p>
          </table:table-cell>
          <table:table-cell table:style-name="ce1"/>
          <table:table-cell office:value-type="float" office:value="-350" calcext:value-type="float">
            <text:p>-350</text:p>
          </table:table-cell>
          <table:table-cell table:formula="of:=[.E35]-(([.E$2]-[.E$251])/250)" office:value-type="float" office:value="691200" calcext:value-type="float">
            <text:p>691200</text:p>
          </table:table-cell>
          <table:table-cell table:style-name="ce1"/>
          <table:table-cell office:value-type="string" calcext:value-type="string">
            <text:p>f(x) = 320.030597x+803225.6</text:p>
          </table:table-cell>
        </table:table-row>
        <table:table-row table:style-name="ro1">
          <table:table-cell table:formula="of:=[.A36]-10" office:value-type="float" office:value="3150" calcext:value-type="float">
            <text:p>3150</text:p>
          </table:table-cell>
          <table:table-cell table:formula="of:=[.B36]-(([.B$2]-[.B$351])/351)" office:value-type="float" office:value="1729202.27920228" calcext:value-type="float">
            <text:p>1729202</text:p>
          </table:table-cell>
          <table:table-cell table:style-name="ce1"/>
          <table:table-cell office:value-type="float" office:value="-360" calcext:value-type="float">
            <text:p>-360</text:p>
          </table:table-cell>
          <table:table-cell table:formula="of:=[.E36]-(([.E$2]-[.E$251])/250)" office:value-type="float" office:value="688000" calcext:value-type="float">
            <text:p>688000</text:p>
          </table:table-cell>
          <table:table-cell table:style-name="ce1"/>
          <table:table-cell/>
        </table:table-row>
        <table:table-row table:style-name="ro1">
          <table:table-cell table:formula="of:=[.A37]-10" office:value-type="float" office:value="3140" calcext:value-type="float">
            <text:p>3140</text:p>
          </table:table-cell>
          <table:table-cell table:formula="of:=[.B37]-(([.B$2]-[.B$351])/351)" office:value-type="float" office:value="1727179.48717949" calcext:value-type="float">
            <text:p>1727179</text:p>
          </table:table-cell>
          <table:table-cell table:style-name="ce1"/>
          <table:table-cell office:value-type="float" office:value="-370" calcext:value-type="float">
            <text:p>-370</text:p>
          </table:table-cell>
          <table:table-cell table:formula="of:=[.E37]-(([.E$2]-[.E$251])/250)" office:value-type="float" office:value="684800" calcext:value-type="float">
            <text:p>684800</text:p>
          </table:table-cell>
          <table:table-cell table:style-name="ce1"/>
          <table:table-cell/>
        </table:table-row>
        <table:table-row table:style-name="ro1">
          <table:table-cell table:formula="of:=[.A38]-10" office:value-type="float" office:value="3130" calcext:value-type="float">
            <text:p>3130</text:p>
          </table:table-cell>
          <table:table-cell table:formula="of:=[.B38]-(([.B$2]-[.B$351])/351)" office:value-type="float" office:value="1725156.6951567" calcext:value-type="float">
            <text:p>1725157</text:p>
          </table:table-cell>
          <table:table-cell table:style-name="ce1"/>
          <table:table-cell office:value-type="float" office:value="-380" calcext:value-type="float">
            <text:p>-380</text:p>
          </table:table-cell>
          <table:table-cell table:formula="of:=[.E38]-(([.E$2]-[.E$251])/250)" office:value-type="float" office:value="681600" calcext:value-type="float">
            <text:p>681600</text:p>
          </table:table-cell>
          <table:table-cell table:style-name="ce1"/>
          <table:table-cell/>
        </table:table-row>
        <table:table-row table:style-name="ro1">
          <table:table-cell table:formula="of:=[.A39]-10" office:value-type="float" office:value="3120" calcext:value-type="float">
            <text:p>3120</text:p>
          </table:table-cell>
          <table:table-cell table:formula="of:=[.B39]-(([.B$2]-[.B$351])/351)" office:value-type="float" office:value="1723133.90313391" calcext:value-type="float">
            <text:p>1723134</text:p>
          </table:table-cell>
          <table:table-cell table:style-name="ce1"/>
          <table:table-cell office:value-type="float" office:value="-390" calcext:value-type="float">
            <text:p>-390</text:p>
          </table:table-cell>
          <table:table-cell table:formula="of:=[.E39]-(([.E$2]-[.E$251])/250)" office:value-type="float" office:value="678400" calcext:value-type="float">
            <text:p>678400</text:p>
          </table:table-cell>
          <table:table-cell table:style-name="ce1"/>
          <table:table-cell/>
        </table:table-row>
        <table:table-row table:style-name="ro1">
          <table:table-cell table:formula="of:=[.A40]-10" office:value-type="float" office:value="3110" calcext:value-type="float">
            <text:p>3110</text:p>
          </table:table-cell>
          <table:table-cell table:formula="of:=[.B40]-(([.B$2]-[.B$351])/351)" office:value-type="float" office:value="1721111.11111112" calcext:value-type="float">
            <text:p>1721111</text:p>
          </table:table-cell>
          <table:table-cell table:style-name="ce1"/>
          <table:table-cell office:value-type="float" office:value="-400" calcext:value-type="float">
            <text:p>-400</text:p>
          </table:table-cell>
          <table:table-cell table:formula="of:=[.E40]-(([.E$2]-[.E$251])/250)" office:value-type="float" office:value="675200" calcext:value-type="float">
            <text:p>675200</text:p>
          </table:table-cell>
          <table:table-cell table:style-name="ce1"/>
          <table:table-cell/>
        </table:table-row>
        <table:table-row table:style-name="ro1">
          <table:table-cell table:formula="of:=[.A41]-10" office:value-type="float" office:value="3100" calcext:value-type="float">
            <text:p>3100</text:p>
          </table:table-cell>
          <table:table-cell table:formula="of:=[.B41]-(([.B$2]-[.B$351])/351)" office:value-type="float" office:value="1719088.31908832" calcext:value-type="float">
            <text:p>1719088</text:p>
          </table:table-cell>
          <table:table-cell table:style-name="ce1"/>
          <table:table-cell office:value-type="float" office:value="-410" calcext:value-type="float">
            <text:p>-410</text:p>
          </table:table-cell>
          <table:table-cell table:formula="of:=[.E41]-(([.E$2]-[.E$251])/250)" office:value-type="float" office:value="672000" calcext:value-type="float">
            <text:p>672000</text:p>
          </table:table-cell>
          <table:table-cell table:style-name="ce1"/>
          <table:table-cell/>
        </table:table-row>
        <table:table-row table:style-name="ro1">
          <table:table-cell table:formula="of:=[.A42]-10" office:value-type="float" office:value="3090" calcext:value-type="float">
            <text:p>3090</text:p>
          </table:table-cell>
          <table:table-cell table:formula="of:=[.B42]-(([.B$2]-[.B$351])/351)" office:value-type="float" office:value="1717065.52706553" calcext:value-type="float">
            <text:p>1717066</text:p>
          </table:table-cell>
          <table:table-cell table:style-name="ce1"/>
          <table:table-cell office:value-type="float" office:value="-420" calcext:value-type="float">
            <text:p>-420</text:p>
          </table:table-cell>
          <table:table-cell table:formula="of:=[.E42]-(([.E$2]-[.E$251])/250)" office:value-type="float" office:value="668800" calcext:value-type="float">
            <text:p>668800</text:p>
          </table:table-cell>
          <table:table-cell table:style-name="ce1"/>
          <table:table-cell/>
        </table:table-row>
        <table:table-row table:style-name="ro1">
          <table:table-cell table:formula="of:=[.A43]-10" office:value-type="float" office:value="3080" calcext:value-type="float">
            <text:p>3080</text:p>
          </table:table-cell>
          <table:table-cell table:formula="of:=[.B43]-(([.B$2]-[.B$351])/351)" office:value-type="float" office:value="1715042.73504274" calcext:value-type="float">
            <text:p>1715043</text:p>
          </table:table-cell>
          <table:table-cell table:style-name="ce1"/>
          <table:table-cell office:value-type="float" office:value="-430" calcext:value-type="float">
            <text:p>-430</text:p>
          </table:table-cell>
          <table:table-cell table:formula="of:=[.E43]-(([.E$2]-[.E$251])/250)" office:value-type="float" office:value="665600" calcext:value-type="float">
            <text:p>665600</text:p>
          </table:table-cell>
          <table:table-cell table:style-name="ce1"/>
          <table:table-cell/>
        </table:table-row>
        <table:table-row table:style-name="ro1">
          <table:table-cell table:formula="of:=[.A44]-10" office:value-type="float" office:value="3070" calcext:value-type="float">
            <text:p>3070</text:p>
          </table:table-cell>
          <table:table-cell table:formula="of:=[.B44]-(([.B$2]-[.B$351])/351)" office:value-type="float" office:value="1713019.94301995" calcext:value-type="float">
            <text:p>1713020</text:p>
          </table:table-cell>
          <table:table-cell table:style-name="ce1"/>
          <table:table-cell office:value-type="float" office:value="-440" calcext:value-type="float">
            <text:p>-440</text:p>
          </table:table-cell>
          <table:table-cell table:formula="of:=[.E44]-(([.E$2]-[.E$251])/250)" office:value-type="float" office:value="662400" calcext:value-type="float">
            <text:p>662400</text:p>
          </table:table-cell>
          <table:table-cell table:style-name="ce1"/>
          <table:table-cell/>
        </table:table-row>
        <table:table-row table:style-name="ro1">
          <table:table-cell table:formula="of:=[.A45]-10" office:value-type="float" office:value="3060" calcext:value-type="float">
            <text:p>3060</text:p>
          </table:table-cell>
          <table:table-cell table:formula="of:=[.B45]-(([.B$2]-[.B$351])/351)" office:value-type="float" office:value="1710997.15099716" calcext:value-type="float">
            <text:p>1710997</text:p>
          </table:table-cell>
          <table:table-cell table:style-name="ce1"/>
          <table:table-cell office:value-type="float" office:value="-450" calcext:value-type="float">
            <text:p>-450</text:p>
          </table:table-cell>
          <table:table-cell table:formula="of:=[.E45]-(([.E$2]-[.E$251])/250)" office:value-type="float" office:value="659200" calcext:value-type="float">
            <text:p>659200</text:p>
          </table:table-cell>
          <table:table-cell table:style-name="ce1"/>
          <table:table-cell/>
        </table:table-row>
        <table:table-row table:style-name="ro1">
          <table:table-cell table:formula="of:=[.A46]-10" office:value-type="float" office:value="3050" calcext:value-type="float">
            <text:p>3050</text:p>
          </table:table-cell>
          <table:table-cell table:formula="of:=[.B46]-(([.B$2]-[.B$351])/351)" office:value-type="float" office:value="1708974.35897436" calcext:value-type="float">
            <text:p>1708974</text:p>
          </table:table-cell>
          <table:table-cell table:style-name="ce1"/>
          <table:table-cell office:value-type="float" office:value="-460" calcext:value-type="float">
            <text:p>-460</text:p>
          </table:table-cell>
          <table:table-cell table:formula="of:=[.E46]-(([.E$2]-[.E$251])/250)" office:value-type="float" office:value="656000" calcext:value-type="float">
            <text:p>656000</text:p>
          </table:table-cell>
          <table:table-cell table:style-name="ce1"/>
          <table:table-cell/>
        </table:table-row>
        <table:table-row table:style-name="ro1">
          <table:table-cell table:formula="of:=[.A47]-10" office:value-type="float" office:value="3040" calcext:value-type="float">
            <text:p>3040</text:p>
          </table:table-cell>
          <table:table-cell table:formula="of:=[.B47]-(([.B$2]-[.B$351])/351)" office:value-type="float" office:value="1706951.56695157" calcext:value-type="float">
            <text:p>1706952</text:p>
          </table:table-cell>
          <table:table-cell table:style-name="ce1"/>
          <table:table-cell office:value-type="float" office:value="-470" calcext:value-type="float">
            <text:p>-470</text:p>
          </table:table-cell>
          <table:table-cell table:formula="of:=[.E47]-(([.E$2]-[.E$251])/250)" office:value-type="float" office:value="652800" calcext:value-type="float">
            <text:p>652800</text:p>
          </table:table-cell>
          <table:table-cell table:style-name="ce1"/>
          <table:table-cell/>
        </table:table-row>
        <table:table-row table:style-name="ro1">
          <table:table-cell table:formula="of:=[.A48]-10" office:value-type="float" office:value="3030" calcext:value-type="float">
            <text:p>3030</text:p>
          </table:table-cell>
          <table:table-cell table:formula="of:=[.B48]-(([.B$2]-[.B$351])/351)" office:value-type="float" office:value="1704928.77492878" calcext:value-type="float">
            <text:p>1704929</text:p>
          </table:table-cell>
          <table:table-cell table:style-name="ce1"/>
          <table:table-cell office:value-type="float" office:value="-480" calcext:value-type="float">
            <text:p>-480</text:p>
          </table:table-cell>
          <table:table-cell table:formula="of:=[.E48]-(([.E$2]-[.E$251])/250)" office:value-type="float" office:value="649600" calcext:value-type="float">
            <text:p>649600</text:p>
          </table:table-cell>
          <table:table-cell table:style-name="ce1"/>
          <table:table-cell/>
        </table:table-row>
        <table:table-row table:style-name="ro1">
          <table:table-cell table:formula="of:=[.A49]-10" office:value-type="float" office:value="3020" calcext:value-type="float">
            <text:p>3020</text:p>
          </table:table-cell>
          <table:table-cell table:formula="of:=[.B49]-(([.B$2]-[.B$351])/351)" office:value-type="float" office:value="1702905.98290599" calcext:value-type="float">
            <text:p>1702906</text:p>
          </table:table-cell>
          <table:table-cell table:style-name="ce1"/>
          <table:table-cell office:value-type="float" office:value="-490" calcext:value-type="float">
            <text:p>-490</text:p>
          </table:table-cell>
          <table:table-cell table:formula="of:=[.E49]-(([.E$2]-[.E$251])/250)" office:value-type="float" office:value="646400" calcext:value-type="float">
            <text:p>646400</text:p>
          </table:table-cell>
          <table:table-cell table:style-name="ce1"/>
          <table:table-cell/>
        </table:table-row>
        <table:table-row table:style-name="ro1">
          <table:table-cell table:formula="of:=[.A50]-10" office:value-type="float" office:value="3010" calcext:value-type="float">
            <text:p>3010</text:p>
          </table:table-cell>
          <table:table-cell table:formula="of:=[.B50]-(([.B$2]-[.B$351])/351)" office:value-type="float" office:value="1700883.1908832" calcext:value-type="float">
            <text:p>1700883</text:p>
          </table:table-cell>
          <table:table-cell table:style-name="ce1"/>
          <table:table-cell office:value-type="float" office:value="-500" calcext:value-type="float">
            <text:p>-500</text:p>
          </table:table-cell>
          <table:table-cell table:formula="of:=[.E50]-(([.E$2]-[.E$251])/250)" office:value-type="float" office:value="643200" calcext:value-type="float">
            <text:p>643200</text:p>
          </table:table-cell>
          <table:table-cell table:style-name="ce1"/>
          <table:table-cell/>
        </table:table-row>
        <table:table-row table:style-name="ro1">
          <table:table-cell table:formula="of:=[.A51]-10" office:value-type="float" office:value="3000" calcext:value-type="float">
            <text:p>3000</text:p>
          </table:table-cell>
          <table:table-cell table:formula="of:=[.B51]-(([.B$2]-[.B$351])/351)" office:value-type="float" office:value="1698860.3988604" calcext:value-type="float">
            <text:p>1698860</text:p>
          </table:table-cell>
          <table:table-cell table:style-name="ce1"/>
          <table:table-cell office:value-type="float" office:value="-510" calcext:value-type="float">
            <text:p>-510</text:p>
          </table:table-cell>
          <table:table-cell table:formula="of:=[.E51]-(([.E$2]-[.E$251])/250)" office:value-type="float" office:value="640000" calcext:value-type="float">
            <text:p>640000</text:p>
          </table:table-cell>
          <table:table-cell table:style-name="ce1"/>
          <table:table-cell/>
        </table:table-row>
        <table:table-row table:style-name="ro1">
          <table:table-cell table:formula="of:=[.A52]-10" office:value-type="float" office:value="2990" calcext:value-type="float">
            <text:p>2990</text:p>
          </table:table-cell>
          <table:table-cell table:formula="of:=[.B52]-(([.B$2]-[.B$351])/351)" office:value-type="float" office:value="1696837.60683761" calcext:value-type="float">
            <text:p>1696838</text:p>
          </table:table-cell>
          <table:table-cell table:style-name="ce1"/>
          <table:table-cell office:value-type="float" office:value="-520" calcext:value-type="float">
            <text:p>-520</text:p>
          </table:table-cell>
          <table:table-cell table:formula="of:=[.E52]-(([.E$2]-[.E$251])/250)" office:value-type="float" office:value="636800" calcext:value-type="float">
            <text:p>636800</text:p>
          </table:table-cell>
          <table:table-cell table:style-name="ce1"/>
          <table:table-cell/>
        </table:table-row>
        <table:table-row table:style-name="ro1">
          <table:table-cell table:formula="of:=[.A53]-10" office:value-type="float" office:value="2980" calcext:value-type="float">
            <text:p>2980</text:p>
          </table:table-cell>
          <table:table-cell table:formula="of:=[.B53]-(([.B$2]-[.B$351])/351)" office:value-type="float" office:value="1694814.81481482" calcext:value-type="float">
            <text:p>1694815</text:p>
          </table:table-cell>
          <table:table-cell table:style-name="ce1"/>
          <table:table-cell office:value-type="float" office:value="-530" calcext:value-type="float">
            <text:p>-530</text:p>
          </table:table-cell>
          <table:table-cell table:formula="of:=[.E53]-(([.E$2]-[.E$251])/250)" office:value-type="float" office:value="633600" calcext:value-type="float">
            <text:p>633600</text:p>
          </table:table-cell>
          <table:table-cell table:style-name="ce1"/>
          <table:table-cell/>
        </table:table-row>
        <table:table-row table:style-name="ro1">
          <table:table-cell table:formula="of:=[.A54]-10" office:value-type="float" office:value="2970" calcext:value-type="float">
            <text:p>2970</text:p>
          </table:table-cell>
          <table:table-cell table:formula="of:=[.B54]-(([.B$2]-[.B$351])/351)" office:value-type="float" office:value="1692792.02279203" calcext:value-type="float">
            <text:p>1692792</text:p>
          </table:table-cell>
          <table:table-cell table:style-name="ce1"/>
          <table:table-cell office:value-type="float" office:value="-540" calcext:value-type="float">
            <text:p>-540</text:p>
          </table:table-cell>
          <table:table-cell table:formula="of:=[.E54]-(([.E$2]-[.E$251])/250)" office:value-type="float" office:value="630400" calcext:value-type="float">
            <text:p>630400</text:p>
          </table:table-cell>
          <table:table-cell table:style-name="ce1"/>
          <table:table-cell/>
        </table:table-row>
        <table:table-row table:style-name="ro1">
          <table:table-cell table:formula="of:=[.A55]-10" office:value-type="float" office:value="2960" calcext:value-type="float">
            <text:p>2960</text:p>
          </table:table-cell>
          <table:table-cell table:formula="of:=[.B55]-(([.B$2]-[.B$351])/351)" office:value-type="float" office:value="1690769.23076924" calcext:value-type="float">
            <text:p>1690769</text:p>
          </table:table-cell>
          <table:table-cell table:style-name="ce1"/>
          <table:table-cell office:value-type="float" office:value="-550" calcext:value-type="float">
            <text:p>-550</text:p>
          </table:table-cell>
          <table:table-cell table:formula="of:=[.E55]-(([.E$2]-[.E$251])/250)" office:value-type="float" office:value="627200" calcext:value-type="float">
            <text:p>627200</text:p>
          </table:table-cell>
          <table:table-cell table:style-name="ce1"/>
          <table:table-cell/>
        </table:table-row>
        <table:table-row table:style-name="ro1">
          <table:table-cell table:formula="of:=[.A56]-10" office:value-type="float" office:value="2950" calcext:value-type="float">
            <text:p>2950</text:p>
          </table:table-cell>
          <table:table-cell table:formula="of:=[.B56]-(([.B$2]-[.B$351])/351)" office:value-type="float" office:value="1688746.43874644" calcext:value-type="float">
            <text:p>1688746</text:p>
          </table:table-cell>
          <table:table-cell table:style-name="ce1"/>
          <table:table-cell office:value-type="float" office:value="-560" calcext:value-type="float">
            <text:p>-560</text:p>
          </table:table-cell>
          <table:table-cell table:formula="of:=[.E56]-(([.E$2]-[.E$251])/250)" office:value-type="float" office:value="624000" calcext:value-type="float">
            <text:p>624000</text:p>
          </table:table-cell>
          <table:table-cell table:style-name="ce1"/>
          <table:table-cell/>
        </table:table-row>
        <table:table-row table:style-name="ro1">
          <table:table-cell table:formula="of:=[.A57]-10" office:value-type="float" office:value="2940" calcext:value-type="float">
            <text:p>2940</text:p>
          </table:table-cell>
          <table:table-cell table:formula="of:=[.B57]-(([.B$2]-[.B$351])/351)" office:value-type="float" office:value="1686723.64672365" calcext:value-type="float">
            <text:p>1686724</text:p>
          </table:table-cell>
          <table:table-cell table:style-name="ce1"/>
          <table:table-cell office:value-type="float" office:value="-570" calcext:value-type="float">
            <text:p>-570</text:p>
          </table:table-cell>
          <table:table-cell table:formula="of:=[.E57]-(([.E$2]-[.E$251])/250)" office:value-type="float" office:value="620800" calcext:value-type="float">
            <text:p>620800</text:p>
          </table:table-cell>
          <table:table-cell table:style-name="ce1"/>
          <table:table-cell/>
        </table:table-row>
        <table:table-row table:style-name="ro1">
          <table:table-cell table:formula="of:=[.A58]-10" office:value-type="float" office:value="2930" calcext:value-type="float">
            <text:p>2930</text:p>
          </table:table-cell>
          <table:table-cell table:formula="of:=[.B58]-(([.B$2]-[.B$351])/351)" office:value-type="float" office:value="1684700.85470086" calcext:value-type="float">
            <text:p>1684701</text:p>
          </table:table-cell>
          <table:table-cell table:style-name="ce1"/>
          <table:table-cell office:value-type="float" office:value="-580" calcext:value-type="float">
            <text:p>-580</text:p>
          </table:table-cell>
          <table:table-cell table:formula="of:=[.E58]-(([.E$2]-[.E$251])/250)" office:value-type="float" office:value="617600" calcext:value-type="float">
            <text:p>617600</text:p>
          </table:table-cell>
          <table:table-cell table:style-name="ce1"/>
          <table:table-cell/>
        </table:table-row>
        <table:table-row table:style-name="ro1">
          <table:table-cell table:formula="of:=[.A59]-10" office:value-type="float" office:value="2920" calcext:value-type="float">
            <text:p>2920</text:p>
          </table:table-cell>
          <table:table-cell table:formula="of:=[.B59]-(([.B$2]-[.B$351])/351)" office:value-type="float" office:value="1682678.06267807" calcext:value-type="float">
            <text:p>1682678</text:p>
          </table:table-cell>
          <table:table-cell table:style-name="ce1"/>
          <table:table-cell office:value-type="float" office:value="-590" calcext:value-type="float">
            <text:p>-590</text:p>
          </table:table-cell>
          <table:table-cell table:formula="of:=[.E59]-(([.E$2]-[.E$251])/250)" office:value-type="float" office:value="614400" calcext:value-type="float">
            <text:p>614400</text:p>
          </table:table-cell>
          <table:table-cell table:style-name="ce1"/>
          <table:table-cell/>
        </table:table-row>
        <table:table-row table:style-name="ro1">
          <table:table-cell table:formula="of:=[.A60]-10" office:value-type="float" office:value="2910" calcext:value-type="float">
            <text:p>2910</text:p>
          </table:table-cell>
          <table:table-cell table:formula="of:=[.B60]-(([.B$2]-[.B$351])/351)" office:value-type="float" office:value="1680655.27065528" calcext:value-type="float">
            <text:p>1680655</text:p>
          </table:table-cell>
          <table:table-cell table:style-name="ce1"/>
          <table:table-cell office:value-type="float" office:value="-600" calcext:value-type="float">
            <text:p>-600</text:p>
          </table:table-cell>
          <table:table-cell table:formula="of:=[.E60]-(([.E$2]-[.E$251])/250)" office:value-type="float" office:value="611200" calcext:value-type="float">
            <text:p>611200</text:p>
          </table:table-cell>
          <table:table-cell table:style-name="ce1"/>
          <table:table-cell/>
        </table:table-row>
        <table:table-row table:style-name="ro1">
          <table:table-cell table:formula="of:=[.A61]-10" office:value-type="float" office:value="2900" calcext:value-type="float">
            <text:p>2900</text:p>
          </table:table-cell>
          <table:table-cell table:formula="of:=[.B61]-(([.B$2]-[.B$351])/351)" office:value-type="float" office:value="1678632.47863248" calcext:value-type="float">
            <text:p>1678632</text:p>
          </table:table-cell>
          <table:table-cell table:style-name="ce1"/>
          <table:table-cell office:value-type="float" office:value="-610" calcext:value-type="float">
            <text:p>-610</text:p>
          </table:table-cell>
          <table:table-cell table:formula="of:=[.E61]-(([.E$2]-[.E$251])/250)" office:value-type="float" office:value="608000" calcext:value-type="float">
            <text:p>608000</text:p>
          </table:table-cell>
          <table:table-cell table:style-name="ce1"/>
          <table:table-cell/>
        </table:table-row>
        <table:table-row table:style-name="ro1">
          <table:table-cell table:formula="of:=[.A62]-10" office:value-type="float" office:value="2890" calcext:value-type="float">
            <text:p>2890</text:p>
          </table:table-cell>
          <table:table-cell table:formula="of:=[.B62]-(([.B$2]-[.B$351])/351)" office:value-type="float" office:value="1676609.68660969" calcext:value-type="float">
            <text:p>1676610</text:p>
          </table:table-cell>
          <table:table-cell table:style-name="ce1"/>
          <table:table-cell office:value-type="float" office:value="-620" calcext:value-type="float">
            <text:p>-620</text:p>
          </table:table-cell>
          <table:table-cell table:formula="of:=[.E62]-(([.E$2]-[.E$251])/250)" office:value-type="float" office:value="604800" calcext:value-type="float">
            <text:p>604800</text:p>
          </table:table-cell>
          <table:table-cell table:style-name="ce1"/>
          <table:table-cell/>
        </table:table-row>
        <table:table-row table:style-name="ro1">
          <table:table-cell table:formula="of:=[.A63]-10" office:value-type="float" office:value="2880" calcext:value-type="float">
            <text:p>2880</text:p>
          </table:table-cell>
          <table:table-cell table:formula="of:=[.B63]-(([.B$2]-[.B$351])/351)" office:value-type="float" office:value="1674586.8945869" calcext:value-type="float">
            <text:p>1674587</text:p>
          </table:table-cell>
          <table:table-cell table:style-name="ce1"/>
          <table:table-cell office:value-type="float" office:value="-630" calcext:value-type="float">
            <text:p>-630</text:p>
          </table:table-cell>
          <table:table-cell table:formula="of:=[.E63]-(([.E$2]-[.E$251])/250)" office:value-type="float" office:value="601600" calcext:value-type="float">
            <text:p>601600</text:p>
          </table:table-cell>
          <table:table-cell table:style-name="ce1"/>
          <table:table-cell/>
        </table:table-row>
        <table:table-row table:style-name="ro1">
          <table:table-cell table:formula="of:=[.A64]-10" office:value-type="float" office:value="2870" calcext:value-type="float">
            <text:p>2870</text:p>
          </table:table-cell>
          <table:table-cell table:formula="of:=[.B64]-(([.B$2]-[.B$351])/351)" office:value-type="float" office:value="1672564.10256411" calcext:value-type="float">
            <text:p>1672564</text:p>
          </table:table-cell>
          <table:table-cell table:style-name="ce1"/>
          <table:table-cell office:value-type="float" office:value="-640" calcext:value-type="float">
            <text:p>-640</text:p>
          </table:table-cell>
          <table:table-cell table:formula="of:=[.E64]-(([.E$2]-[.E$251])/250)" office:value-type="float" office:value="598400" calcext:value-type="float">
            <text:p>598400</text:p>
          </table:table-cell>
          <table:table-cell table:style-name="ce1"/>
          <table:table-cell/>
        </table:table-row>
        <table:table-row table:style-name="ro1">
          <table:table-cell table:formula="of:=[.A65]-10" office:value-type="float" office:value="2860" calcext:value-type="float">
            <text:p>2860</text:p>
          </table:table-cell>
          <table:table-cell table:formula="of:=[.B65]-(([.B$2]-[.B$351])/351)" office:value-type="float" office:value="1670541.31054132" calcext:value-type="float">
            <text:p>1670541</text:p>
          </table:table-cell>
          <table:table-cell table:style-name="ce1"/>
          <table:table-cell office:value-type="float" office:value="-650" calcext:value-type="float">
            <text:p>-650</text:p>
          </table:table-cell>
          <table:table-cell table:formula="of:=[.E65]-(([.E$2]-[.E$251])/250)" office:value-type="float" office:value="595200" calcext:value-type="float">
            <text:p>595200</text:p>
          </table:table-cell>
          <table:table-cell table:style-name="ce1"/>
          <table:table-cell/>
        </table:table-row>
        <table:table-row table:style-name="ro1">
          <table:table-cell table:formula="of:=[.A66]-10" office:value-type="float" office:value="2850" calcext:value-type="float">
            <text:p>2850</text:p>
          </table:table-cell>
          <table:table-cell table:formula="of:=[.B66]-(([.B$2]-[.B$351])/351)" office:value-type="float" office:value="1668518.51851853" calcext:value-type="float">
            <text:p>1668519</text:p>
          </table:table-cell>
          <table:table-cell table:style-name="ce1"/>
          <table:table-cell office:value-type="float" office:value="-660" calcext:value-type="float">
            <text:p>-660</text:p>
          </table:table-cell>
          <table:table-cell table:formula="of:=[.E66]-(([.E$2]-[.E$251])/250)" office:value-type="float" office:value="592000" calcext:value-type="float">
            <text:p>592000</text:p>
          </table:table-cell>
          <table:table-cell table:style-name="ce1"/>
          <table:table-cell/>
        </table:table-row>
        <table:table-row table:style-name="ro1">
          <table:table-cell table:formula="of:=[.A67]-10" office:value-type="float" office:value="2840" calcext:value-type="float">
            <text:p>2840</text:p>
          </table:table-cell>
          <table:table-cell table:formula="of:=[.B67]-(([.B$2]-[.B$351])/351)" office:value-type="float" office:value="1666495.72649573" calcext:value-type="float">
            <text:p>1666496</text:p>
          </table:table-cell>
          <table:table-cell table:style-name="ce1"/>
          <table:table-cell office:value-type="float" office:value="-670" calcext:value-type="float">
            <text:p>-670</text:p>
          </table:table-cell>
          <table:table-cell table:formula="of:=[.E67]-(([.E$2]-[.E$251])/250)" office:value-type="float" office:value="588800" calcext:value-type="float">
            <text:p>588800</text:p>
          </table:table-cell>
          <table:table-cell table:style-name="ce1"/>
          <table:table-cell/>
        </table:table-row>
        <table:table-row table:style-name="ro1">
          <table:table-cell table:formula="of:=[.A68]-10" office:value-type="float" office:value="2830" calcext:value-type="float">
            <text:p>2830</text:p>
          </table:table-cell>
          <table:table-cell table:formula="of:=[.B68]-(([.B$2]-[.B$351])/351)" office:value-type="float" office:value="1664472.93447294" calcext:value-type="float">
            <text:p>1664473</text:p>
          </table:table-cell>
          <table:table-cell table:style-name="ce1"/>
          <table:table-cell office:value-type="float" office:value="-680" calcext:value-type="float">
            <text:p>-680</text:p>
          </table:table-cell>
          <table:table-cell table:formula="of:=[.E68]-(([.E$2]-[.E$251])/250)" office:value-type="float" office:value="585600" calcext:value-type="float">
            <text:p>585600</text:p>
          </table:table-cell>
          <table:table-cell table:style-name="ce1"/>
          <table:table-cell/>
        </table:table-row>
        <table:table-row table:style-name="ro1">
          <table:table-cell table:formula="of:=[.A69]-10" office:value-type="float" office:value="2820" calcext:value-type="float">
            <text:p>2820</text:p>
          </table:table-cell>
          <table:table-cell table:formula="of:=[.B69]-(([.B$2]-[.B$351])/351)" office:value-type="float" office:value="1662450.14245015" calcext:value-type="float">
            <text:p>1662450</text:p>
          </table:table-cell>
          <table:table-cell table:style-name="ce1"/>
          <table:table-cell office:value-type="float" office:value="-690" calcext:value-type="float">
            <text:p>-690</text:p>
          </table:table-cell>
          <table:table-cell table:formula="of:=[.E69]-(([.E$2]-[.E$251])/250)" office:value-type="float" office:value="582400" calcext:value-type="float">
            <text:p>582400</text:p>
          </table:table-cell>
          <table:table-cell table:style-name="ce1"/>
          <table:table-cell/>
        </table:table-row>
        <table:table-row table:style-name="ro1">
          <table:table-cell table:formula="of:=[.A70]-10" office:value-type="float" office:value="2810" calcext:value-type="float">
            <text:p>2810</text:p>
          </table:table-cell>
          <table:table-cell table:formula="of:=[.B70]-(([.B$2]-[.B$351])/351)" office:value-type="float" office:value="1660427.35042736" calcext:value-type="float">
            <text:p>1660427</text:p>
          </table:table-cell>
          <table:table-cell table:style-name="ce1"/>
          <table:table-cell office:value-type="float" office:value="-700" calcext:value-type="float">
            <text:p>-700</text:p>
          </table:table-cell>
          <table:table-cell table:formula="of:=[.E70]-(([.E$2]-[.E$251])/250)" office:value-type="float" office:value="579200" calcext:value-type="float">
            <text:p>579200</text:p>
          </table:table-cell>
          <table:table-cell table:style-name="ce1"/>
          <table:table-cell/>
        </table:table-row>
        <table:table-row table:style-name="ro1">
          <table:table-cell table:formula="of:=[.A71]-10" office:value-type="float" office:value="2800" calcext:value-type="float">
            <text:p>2800</text:p>
          </table:table-cell>
          <table:table-cell table:formula="of:=[.B71]-(([.B$2]-[.B$351])/351)" office:value-type="float" office:value="1658404.55840457" calcext:value-type="float">
            <text:p>1658405</text:p>
          </table:table-cell>
          <table:table-cell table:style-name="ce1"/>
          <table:table-cell office:value-type="float" office:value="-710" calcext:value-type="float">
            <text:p>-710</text:p>
          </table:table-cell>
          <table:table-cell table:formula="of:=[.E71]-(([.E$2]-[.E$251])/250)" office:value-type="float" office:value="576000" calcext:value-type="float">
            <text:p>576000</text:p>
          </table:table-cell>
          <table:table-cell table:style-name="ce1"/>
          <table:table-cell/>
        </table:table-row>
        <table:table-row table:style-name="ro1">
          <table:table-cell table:formula="of:=[.A72]-10" office:value-type="float" office:value="2790" calcext:value-type="float">
            <text:p>2790</text:p>
          </table:table-cell>
          <table:table-cell table:formula="of:=[.B72]-(([.B$2]-[.B$351])/351)" office:value-type="float" office:value="1656381.76638177" calcext:value-type="float">
            <text:p>1656382</text:p>
          </table:table-cell>
          <table:table-cell table:style-name="ce1"/>
          <table:table-cell office:value-type="float" office:value="-720" calcext:value-type="float">
            <text:p>-720</text:p>
          </table:table-cell>
          <table:table-cell table:formula="of:=[.E72]-(([.E$2]-[.E$251])/250)" office:value-type="float" office:value="572800" calcext:value-type="float">
            <text:p>572800</text:p>
          </table:table-cell>
          <table:table-cell table:style-name="ce1"/>
          <table:table-cell/>
        </table:table-row>
        <table:table-row table:style-name="ro1">
          <table:table-cell table:formula="of:=[.A73]-10" office:value-type="float" office:value="2780" calcext:value-type="float">
            <text:p>2780</text:p>
          </table:table-cell>
          <table:table-cell table:formula="of:=[.B73]-(([.B$2]-[.B$351])/351)" office:value-type="float" office:value="1654358.97435898" calcext:value-type="float">
            <text:p>1654359</text:p>
          </table:table-cell>
          <table:table-cell table:style-name="ce1"/>
          <table:table-cell office:value-type="float" office:value="-730" calcext:value-type="float">
            <text:p>-730</text:p>
          </table:table-cell>
          <table:table-cell table:formula="of:=[.E73]-(([.E$2]-[.E$251])/250)" office:value-type="float" office:value="569600" calcext:value-type="float">
            <text:p>569600</text:p>
          </table:table-cell>
          <table:table-cell table:style-name="ce1"/>
          <table:table-cell/>
        </table:table-row>
        <table:table-row table:style-name="ro1">
          <table:table-cell table:formula="of:=[.A74]-10" office:value-type="float" office:value="2770" calcext:value-type="float">
            <text:p>2770</text:p>
          </table:table-cell>
          <table:table-cell table:formula="of:=[.B74]-(([.B$2]-[.B$351])/351)" office:value-type="float" office:value="1652336.18233619" calcext:value-type="float">
            <text:p>1652336</text:p>
          </table:table-cell>
          <table:table-cell table:style-name="ce1"/>
          <table:table-cell office:value-type="float" office:value="-740" calcext:value-type="float">
            <text:p>-740</text:p>
          </table:table-cell>
          <table:table-cell table:formula="of:=[.E74]-(([.E$2]-[.E$251])/250)" office:value-type="float" office:value="566400" calcext:value-type="float">
            <text:p>566400</text:p>
          </table:table-cell>
          <table:table-cell table:style-name="ce1"/>
          <table:table-cell/>
        </table:table-row>
        <table:table-row table:style-name="ro1">
          <table:table-cell table:formula="of:=[.A75]-10" office:value-type="float" office:value="2760" calcext:value-type="float">
            <text:p>2760</text:p>
          </table:table-cell>
          <table:table-cell table:formula="of:=[.B75]-(([.B$2]-[.B$351])/351)" office:value-type="float" office:value="1650313.3903134" calcext:value-type="float">
            <text:p>1650313</text:p>
          </table:table-cell>
          <table:table-cell table:style-name="ce1"/>
          <table:table-cell office:value-type="float" office:value="-750" calcext:value-type="float">
            <text:p>-750</text:p>
          </table:table-cell>
          <table:table-cell table:formula="of:=[.E75]-(([.E$2]-[.E$251])/250)" office:value-type="float" office:value="563200" calcext:value-type="float">
            <text:p>563200</text:p>
          </table:table-cell>
          <table:table-cell table:style-name="ce1"/>
          <table:table-cell/>
        </table:table-row>
        <table:table-row table:style-name="ro1">
          <table:table-cell table:formula="of:=[.A76]-10" office:value-type="float" office:value="2750" calcext:value-type="float">
            <text:p>2750</text:p>
          </table:table-cell>
          <table:table-cell table:formula="of:=[.B76]-(([.B$2]-[.B$351])/351)" office:value-type="float" office:value="1648290.59829061" calcext:value-type="float">
            <text:p>1648291</text:p>
          </table:table-cell>
          <table:table-cell table:style-name="ce1"/>
          <table:table-cell office:value-type="float" office:value="-760" calcext:value-type="float">
            <text:p>-760</text:p>
          </table:table-cell>
          <table:table-cell table:formula="of:=[.E76]-(([.E$2]-[.E$251])/250)" office:value-type="float" office:value="560000" calcext:value-type="float">
            <text:p>560000</text:p>
          </table:table-cell>
          <table:table-cell table:style-name="ce1"/>
          <table:table-cell/>
        </table:table-row>
        <table:table-row table:style-name="ro1">
          <table:table-cell table:formula="of:=[.A77]-10" office:value-type="float" office:value="2740" calcext:value-type="float">
            <text:p>2740</text:p>
          </table:table-cell>
          <table:table-cell table:formula="of:=[.B77]-(([.B$2]-[.B$351])/351)" office:value-type="float" office:value="1646267.80626781" calcext:value-type="float">
            <text:p>1646268</text:p>
          </table:table-cell>
          <table:table-cell table:style-name="ce1"/>
          <table:table-cell office:value-type="float" office:value="-770" calcext:value-type="float">
            <text:p>-770</text:p>
          </table:table-cell>
          <table:table-cell table:formula="of:=[.E77]-(([.E$2]-[.E$251])/250)" office:value-type="float" office:value="556800" calcext:value-type="float">
            <text:p>556800</text:p>
          </table:table-cell>
          <table:table-cell table:style-name="ce1"/>
          <table:table-cell/>
        </table:table-row>
        <table:table-row table:style-name="ro1">
          <table:table-cell table:formula="of:=[.A78]-10" office:value-type="float" office:value="2730" calcext:value-type="float">
            <text:p>2730</text:p>
          </table:table-cell>
          <table:table-cell table:formula="of:=[.B78]-(([.B$2]-[.B$351])/351)" office:value-type="float" office:value="1644245.01424502" calcext:value-type="float">
            <text:p>1644245</text:p>
          </table:table-cell>
          <table:table-cell table:style-name="ce1"/>
          <table:table-cell office:value-type="float" office:value="-780" calcext:value-type="float">
            <text:p>-780</text:p>
          </table:table-cell>
          <table:table-cell table:formula="of:=[.E78]-(([.E$2]-[.E$251])/250)" office:value-type="float" office:value="553600" calcext:value-type="float">
            <text:p>553600</text:p>
          </table:table-cell>
          <table:table-cell table:style-name="ce1"/>
          <table:table-cell/>
        </table:table-row>
        <table:table-row table:style-name="ro1">
          <table:table-cell table:formula="of:=[.A79]-10" office:value-type="float" office:value="2720" calcext:value-type="float">
            <text:p>2720</text:p>
          </table:table-cell>
          <table:table-cell table:formula="of:=[.B79]-(([.B$2]-[.B$351])/351)" office:value-type="float" office:value="1642222.22222223" calcext:value-type="float">
            <text:p>1642222</text:p>
          </table:table-cell>
          <table:table-cell table:style-name="ce1"/>
          <table:table-cell office:value-type="float" office:value="-790" calcext:value-type="float">
            <text:p>-790</text:p>
          </table:table-cell>
          <table:table-cell table:formula="of:=[.E79]-(([.E$2]-[.E$251])/250)" office:value-type="float" office:value="550400" calcext:value-type="float">
            <text:p>550400</text:p>
          </table:table-cell>
          <table:table-cell table:style-name="ce1"/>
          <table:table-cell/>
        </table:table-row>
        <table:table-row table:style-name="ro1">
          <table:table-cell table:formula="of:=[.A80]-10" office:value-type="float" office:value="2710" calcext:value-type="float">
            <text:p>2710</text:p>
          </table:table-cell>
          <table:table-cell table:formula="of:=[.B80]-(([.B$2]-[.B$351])/351)" office:value-type="float" office:value="1640199.43019944" calcext:value-type="float">
            <text:p>1640199</text:p>
          </table:table-cell>
          <table:table-cell table:style-name="ce1"/>
          <table:table-cell office:value-type="float" office:value="-800" calcext:value-type="float">
            <text:p>-800</text:p>
          </table:table-cell>
          <table:table-cell table:formula="of:=[.E80]-(([.E$2]-[.E$251])/250)" office:value-type="float" office:value="547200" calcext:value-type="float">
            <text:p>547200</text:p>
          </table:table-cell>
          <table:table-cell table:style-name="ce1"/>
          <table:table-cell/>
        </table:table-row>
        <table:table-row table:style-name="ro1">
          <table:table-cell table:formula="of:=[.A81]-10" office:value-type="float" office:value="2700" calcext:value-type="float">
            <text:p>2700</text:p>
          </table:table-cell>
          <table:table-cell table:formula="of:=[.B81]-(([.B$2]-[.B$351])/351)" office:value-type="float" office:value="1638176.63817665" calcext:value-type="float">
            <text:p>1638177</text:p>
          </table:table-cell>
          <table:table-cell table:style-name="ce1"/>
          <table:table-cell office:value-type="float" office:value="-810" calcext:value-type="float">
            <text:p>-810</text:p>
          </table:table-cell>
          <table:table-cell table:formula="of:=[.E81]-(([.E$2]-[.E$251])/250)" office:value-type="float" office:value="544000" calcext:value-type="float">
            <text:p>544000</text:p>
          </table:table-cell>
          <table:table-cell table:style-name="ce1"/>
          <table:table-cell/>
        </table:table-row>
        <table:table-row table:style-name="ro1">
          <table:table-cell table:formula="of:=[.A82]-10" office:value-type="float" office:value="2690" calcext:value-type="float">
            <text:p>2690</text:p>
          </table:table-cell>
          <table:table-cell table:formula="of:=[.B82]-(([.B$2]-[.B$351])/351)" office:value-type="float" office:value="1636153.84615385" calcext:value-type="float">
            <text:p>1636154</text:p>
          </table:table-cell>
          <table:table-cell table:style-name="ce1"/>
          <table:table-cell office:value-type="float" office:value="-820" calcext:value-type="float">
            <text:p>-820</text:p>
          </table:table-cell>
          <table:table-cell table:formula="of:=[.E82]-(([.E$2]-[.E$251])/250)" office:value-type="float" office:value="540800" calcext:value-type="float">
            <text:p>540800</text:p>
          </table:table-cell>
          <table:table-cell table:style-name="ce1"/>
          <table:table-cell/>
        </table:table-row>
        <table:table-row table:style-name="ro1">
          <table:table-cell table:formula="of:=[.A83]-10" office:value-type="float" office:value="2680" calcext:value-type="float">
            <text:p>2680</text:p>
          </table:table-cell>
          <table:table-cell table:formula="of:=[.B83]-(([.B$2]-[.B$351])/351)" office:value-type="float" office:value="1634131.05413106" calcext:value-type="float">
            <text:p>1634131</text:p>
          </table:table-cell>
          <table:table-cell table:style-name="ce1"/>
          <table:table-cell office:value-type="float" office:value="-830" calcext:value-type="float">
            <text:p>-830</text:p>
          </table:table-cell>
          <table:table-cell table:formula="of:=[.E83]-(([.E$2]-[.E$251])/250)" office:value-type="float" office:value="537600" calcext:value-type="float">
            <text:p>537600</text:p>
          </table:table-cell>
          <table:table-cell table:style-name="ce1"/>
          <table:table-cell/>
        </table:table-row>
        <table:table-row table:style-name="ro1">
          <table:table-cell table:formula="of:=[.A84]-10" office:value-type="float" office:value="2670" calcext:value-type="float">
            <text:p>2670</text:p>
          </table:table-cell>
          <table:table-cell table:formula="of:=[.B84]-(([.B$2]-[.B$351])/351)" office:value-type="float" office:value="1632108.26210827" calcext:value-type="float">
            <text:p>1632108</text:p>
          </table:table-cell>
          <table:table-cell table:style-name="ce1"/>
          <table:table-cell office:value-type="float" office:value="-840" calcext:value-type="float">
            <text:p>-840</text:p>
          </table:table-cell>
          <table:table-cell table:formula="of:=[.E84]-(([.E$2]-[.E$251])/250)" office:value-type="float" office:value="534400" calcext:value-type="float">
            <text:p>534400</text:p>
          </table:table-cell>
          <table:table-cell table:style-name="ce1"/>
          <table:table-cell/>
        </table:table-row>
        <table:table-row table:style-name="ro1">
          <table:table-cell table:formula="of:=[.A85]-10" office:value-type="float" office:value="2660" calcext:value-type="float">
            <text:p>2660</text:p>
          </table:table-cell>
          <table:table-cell table:formula="of:=[.B85]-(([.B$2]-[.B$351])/351)" office:value-type="float" office:value="1630085.47008548" calcext:value-type="float">
            <text:p>1630085</text:p>
          </table:table-cell>
          <table:table-cell table:style-name="ce1"/>
          <table:table-cell office:value-type="float" office:value="-850" calcext:value-type="float">
            <text:p>-850</text:p>
          </table:table-cell>
          <table:table-cell table:formula="of:=[.E85]-(([.E$2]-[.E$251])/250)" office:value-type="float" office:value="531200" calcext:value-type="float">
            <text:p>531200</text:p>
          </table:table-cell>
          <table:table-cell table:style-name="ce1"/>
          <table:table-cell/>
        </table:table-row>
        <table:table-row table:style-name="ro1">
          <table:table-cell table:formula="of:=[.A86]-10" office:value-type="float" office:value="2650" calcext:value-type="float">
            <text:p>2650</text:p>
          </table:table-cell>
          <table:table-cell table:formula="of:=[.B86]-(([.B$2]-[.B$351])/351)" office:value-type="float" office:value="1628062.67806269" calcext:value-type="float">
            <text:p>1628063</text:p>
          </table:table-cell>
          <table:table-cell table:style-name="ce1"/>
          <table:table-cell office:value-type="float" office:value="-860" calcext:value-type="float">
            <text:p>-860</text:p>
          </table:table-cell>
          <table:table-cell table:formula="of:=[.E86]-(([.E$2]-[.E$251])/250)" office:value-type="float" office:value="528000" calcext:value-type="float">
            <text:p>528000</text:p>
          </table:table-cell>
          <table:table-cell table:style-name="ce1"/>
          <table:table-cell/>
        </table:table-row>
        <table:table-row table:style-name="ro1">
          <table:table-cell table:formula="of:=[.A87]-10" office:value-type="float" office:value="2640" calcext:value-type="float">
            <text:p>2640</text:p>
          </table:table-cell>
          <table:table-cell table:formula="of:=[.B87]-(([.B$2]-[.B$351])/351)" office:value-type="float" office:value="1626039.88603989" calcext:value-type="float">
            <text:p>1626040</text:p>
          </table:table-cell>
          <table:table-cell table:style-name="ce1"/>
          <table:table-cell office:value-type="float" office:value="-870" calcext:value-type="float">
            <text:p>-870</text:p>
          </table:table-cell>
          <table:table-cell table:formula="of:=[.E87]-(([.E$2]-[.E$251])/250)" office:value-type="float" office:value="524800" calcext:value-type="float">
            <text:p>524800</text:p>
          </table:table-cell>
          <table:table-cell table:style-name="ce1"/>
          <table:table-cell/>
        </table:table-row>
        <table:table-row table:style-name="ro1">
          <table:table-cell table:formula="of:=[.A88]-10" office:value-type="float" office:value="2630" calcext:value-type="float">
            <text:p>2630</text:p>
          </table:table-cell>
          <table:table-cell table:formula="of:=[.B88]-(([.B$2]-[.B$351])/351)" office:value-type="float" office:value="1624017.0940171" calcext:value-type="float">
            <text:p>1624017</text:p>
          </table:table-cell>
          <table:table-cell table:style-name="ce1"/>
          <table:table-cell office:value-type="float" office:value="-880" calcext:value-type="float">
            <text:p>-880</text:p>
          </table:table-cell>
          <table:table-cell table:formula="of:=[.E88]-(([.E$2]-[.E$251])/250)" office:value-type="float" office:value="521600" calcext:value-type="float">
            <text:p>521600</text:p>
          </table:table-cell>
          <table:table-cell table:style-name="ce1"/>
          <table:table-cell/>
        </table:table-row>
        <table:table-row table:style-name="ro1">
          <table:table-cell table:formula="of:=[.A89]-10" office:value-type="float" office:value="2620" calcext:value-type="float">
            <text:p>2620</text:p>
          </table:table-cell>
          <table:table-cell table:formula="of:=[.B89]-(([.B$2]-[.B$351])/351)" office:value-type="float" office:value="1621994.30199431" calcext:value-type="float">
            <text:p>1621994</text:p>
          </table:table-cell>
          <table:table-cell table:style-name="ce1"/>
          <table:table-cell office:value-type="float" office:value="-890" calcext:value-type="float">
            <text:p>-890</text:p>
          </table:table-cell>
          <table:table-cell table:formula="of:=[.E89]-(([.E$2]-[.E$251])/250)" office:value-type="float" office:value="518400" calcext:value-type="float">
            <text:p>518400</text:p>
          </table:table-cell>
          <table:table-cell table:style-name="ce1"/>
          <table:table-cell/>
        </table:table-row>
        <table:table-row table:style-name="ro1">
          <table:table-cell table:formula="of:=[.A90]-10" office:value-type="float" office:value="2610" calcext:value-type="float">
            <text:p>2610</text:p>
          </table:table-cell>
          <table:table-cell table:formula="of:=[.B90]-(([.B$2]-[.B$351])/351)" office:value-type="float" office:value="1619971.50997152" calcext:value-type="float">
            <text:p>1619972</text:p>
          </table:table-cell>
          <table:table-cell table:style-name="ce1"/>
          <table:table-cell office:value-type="float" office:value="-900" calcext:value-type="float">
            <text:p>-900</text:p>
          </table:table-cell>
          <table:table-cell table:formula="of:=[.E90]-(([.E$2]-[.E$251])/250)" office:value-type="float" office:value="515200" calcext:value-type="float">
            <text:p>515200</text:p>
          </table:table-cell>
          <table:table-cell table:style-name="ce1"/>
          <table:table-cell/>
        </table:table-row>
        <table:table-row table:style-name="ro1">
          <table:table-cell table:formula="of:=[.A91]-10" office:value-type="float" office:value="2600" calcext:value-type="float">
            <text:p>2600</text:p>
          </table:table-cell>
          <table:table-cell table:formula="of:=[.B91]-(([.B$2]-[.B$351])/351)" office:value-type="float" office:value="1617948.71794873" calcext:value-type="float">
            <text:p>1617949</text:p>
          </table:table-cell>
          <table:table-cell table:style-name="ce1"/>
          <table:table-cell office:value-type="float" office:value="-910" calcext:value-type="float">
            <text:p>-910</text:p>
          </table:table-cell>
          <table:table-cell table:formula="of:=[.E91]-(([.E$2]-[.E$251])/250)" office:value-type="float" office:value="512000" calcext:value-type="float">
            <text:p>512000</text:p>
          </table:table-cell>
          <table:table-cell table:style-name="ce1"/>
          <table:table-cell/>
        </table:table-row>
        <table:table-row table:style-name="ro1">
          <table:table-cell table:formula="of:=[.A92]-10" office:value-type="float" office:value="2590" calcext:value-type="float">
            <text:p>2590</text:p>
          </table:table-cell>
          <table:table-cell table:formula="of:=[.B92]-(([.B$2]-[.B$351])/351)" office:value-type="float" office:value="1615925.92592594" calcext:value-type="float">
            <text:p>1615926</text:p>
          </table:table-cell>
          <table:table-cell table:style-name="ce1"/>
          <table:table-cell office:value-type="float" office:value="-920" calcext:value-type="float">
            <text:p>-920</text:p>
          </table:table-cell>
          <table:table-cell table:formula="of:=[.E92]-(([.E$2]-[.E$251])/250)" office:value-type="float" office:value="508800" calcext:value-type="float">
            <text:p>508800</text:p>
          </table:table-cell>
          <table:table-cell table:style-name="ce1"/>
          <table:table-cell/>
        </table:table-row>
        <table:table-row table:style-name="ro1">
          <table:table-cell table:formula="of:=[.A93]-10" office:value-type="float" office:value="2580" calcext:value-type="float">
            <text:p>2580</text:p>
          </table:table-cell>
          <table:table-cell table:formula="of:=[.B93]-(([.B$2]-[.B$351])/351)" office:value-type="float" office:value="1613903.13390314" calcext:value-type="float">
            <text:p>1613903</text:p>
          </table:table-cell>
          <table:table-cell table:style-name="ce1"/>
          <table:table-cell office:value-type="float" office:value="-930" calcext:value-type="float">
            <text:p>-930</text:p>
          </table:table-cell>
          <table:table-cell table:formula="of:=[.E93]-(([.E$2]-[.E$251])/250)" office:value-type="float" office:value="505600" calcext:value-type="float">
            <text:p>505600</text:p>
          </table:table-cell>
          <table:table-cell table:style-name="ce1"/>
          <table:table-cell/>
        </table:table-row>
        <table:table-row table:style-name="ro1">
          <table:table-cell table:formula="of:=[.A94]-10" office:value-type="float" office:value="2570" calcext:value-type="float">
            <text:p>2570</text:p>
          </table:table-cell>
          <table:table-cell table:formula="of:=[.B94]-(([.B$2]-[.B$351])/351)" office:value-type="float" office:value="1611880.34188035" calcext:value-type="float">
            <text:p>1611880</text:p>
          </table:table-cell>
          <table:table-cell table:style-name="ce1"/>
          <table:table-cell office:value-type="float" office:value="-940" calcext:value-type="float">
            <text:p>-940</text:p>
          </table:table-cell>
          <table:table-cell table:formula="of:=[.E94]-(([.E$2]-[.E$251])/250)" office:value-type="float" office:value="502400" calcext:value-type="float">
            <text:p>502400</text:p>
          </table:table-cell>
          <table:table-cell table:style-name="ce1"/>
          <table:table-cell/>
        </table:table-row>
        <table:table-row table:style-name="ro1">
          <table:table-cell table:formula="of:=[.A95]-10" office:value-type="float" office:value="2560" calcext:value-type="float">
            <text:p>2560</text:p>
          </table:table-cell>
          <table:table-cell table:formula="of:=[.B95]-(([.B$2]-[.B$351])/351)" office:value-type="float" office:value="1609857.54985756" calcext:value-type="float">
            <text:p>1609858</text:p>
          </table:table-cell>
          <table:table-cell table:style-name="ce1"/>
          <table:table-cell office:value-type="float" office:value="-950" calcext:value-type="float">
            <text:p>-950</text:p>
          </table:table-cell>
          <table:table-cell table:formula="of:=[.E95]-(([.E$2]-[.E$251])/250)" office:value-type="float" office:value="499200" calcext:value-type="float">
            <text:p>499200</text:p>
          </table:table-cell>
          <table:table-cell table:style-name="ce1"/>
          <table:table-cell/>
        </table:table-row>
        <table:table-row table:style-name="ro1">
          <table:table-cell table:formula="of:=[.A96]-10" office:value-type="float" office:value="2550" calcext:value-type="float">
            <text:p>2550</text:p>
          </table:table-cell>
          <table:table-cell table:formula="of:=[.B96]-(([.B$2]-[.B$351])/351)" office:value-type="float" office:value="1607834.75783477" calcext:value-type="float">
            <text:p>1607835</text:p>
          </table:table-cell>
          <table:table-cell table:style-name="ce1"/>
          <table:table-cell office:value-type="float" office:value="-960" calcext:value-type="float">
            <text:p>-960</text:p>
          </table:table-cell>
          <table:table-cell table:formula="of:=[.E96]-(([.E$2]-[.E$251])/250)" office:value-type="float" office:value="496000" calcext:value-type="float">
            <text:p>496000</text:p>
          </table:table-cell>
          <table:table-cell table:style-name="ce1"/>
          <table:table-cell/>
        </table:table-row>
        <table:table-row table:style-name="ro1">
          <table:table-cell table:formula="of:=[.A97]-10" office:value-type="float" office:value="2540" calcext:value-type="float">
            <text:p>2540</text:p>
          </table:table-cell>
          <table:table-cell table:formula="of:=[.B97]-(([.B$2]-[.B$351])/351)" office:value-type="float" office:value="1605811.96581198" calcext:value-type="float">
            <text:p>1605812</text:p>
          </table:table-cell>
          <table:table-cell table:style-name="ce1"/>
          <table:table-cell office:value-type="float" office:value="-970" calcext:value-type="float">
            <text:p>-970</text:p>
          </table:table-cell>
          <table:table-cell table:formula="of:=[.E97]-(([.E$2]-[.E$251])/250)" office:value-type="float" office:value="492800" calcext:value-type="float">
            <text:p>492800</text:p>
          </table:table-cell>
          <table:table-cell table:style-name="ce1"/>
          <table:table-cell/>
        </table:table-row>
        <table:table-row table:style-name="ro1">
          <table:table-cell table:formula="of:=[.A98]-10" office:value-type="float" office:value="2530" calcext:value-type="float">
            <text:p>2530</text:p>
          </table:table-cell>
          <table:table-cell table:formula="of:=[.B98]-(([.B$2]-[.B$351])/351)" office:value-type="float" office:value="1603789.17378918" calcext:value-type="float">
            <text:p>1603789</text:p>
          </table:table-cell>
          <table:table-cell table:style-name="ce1"/>
          <table:table-cell office:value-type="float" office:value="-980" calcext:value-type="float">
            <text:p>-980</text:p>
          </table:table-cell>
          <table:table-cell table:formula="of:=[.E98]-(([.E$2]-[.E$251])/250)" office:value-type="float" office:value="489600" calcext:value-type="float">
            <text:p>489600</text:p>
          </table:table-cell>
          <table:table-cell table:style-name="ce1"/>
          <table:table-cell/>
        </table:table-row>
        <table:table-row table:style-name="ro1">
          <table:table-cell table:formula="of:=[.A99]-10" office:value-type="float" office:value="2520" calcext:value-type="float">
            <text:p>2520</text:p>
          </table:table-cell>
          <table:table-cell table:formula="of:=[.B99]-(([.B$2]-[.B$351])/351)" office:value-type="float" office:value="1601766.38176639" calcext:value-type="float">
            <text:p>1601766</text:p>
          </table:table-cell>
          <table:table-cell table:style-name="ce1"/>
          <table:table-cell office:value-type="float" office:value="-990" calcext:value-type="float">
            <text:p>-990</text:p>
          </table:table-cell>
          <table:table-cell table:formula="of:=[.E99]-(([.E$2]-[.E$251])/250)" office:value-type="float" office:value="486400" calcext:value-type="float">
            <text:p>486400</text:p>
          </table:table-cell>
          <table:table-cell table:style-name="ce1"/>
          <table:table-cell/>
        </table:table-row>
        <table:table-row table:style-name="ro1">
          <table:table-cell table:formula="of:=[.A100]-10" office:value-type="float" office:value="2510" calcext:value-type="float">
            <text:p>2510</text:p>
          </table:table-cell>
          <table:table-cell table:formula="of:=[.B100]-(([.B$2]-[.B$351])/351)" office:value-type="float" office:value="1599743.5897436" calcext:value-type="float">
            <text:p>1599744</text:p>
          </table:table-cell>
          <table:table-cell table:style-name="ce1"/>
          <table:table-cell office:value-type="float" office:value="-1000" calcext:value-type="float">
            <text:p>-1000</text:p>
          </table:table-cell>
          <table:table-cell table:formula="of:=[.E100]-(([.E$2]-[.E$251])/250)" office:value-type="float" office:value="483200" calcext:value-type="float">
            <text:p>483200</text:p>
          </table:table-cell>
          <table:table-cell table:style-name="ce1"/>
          <table:table-cell/>
        </table:table-row>
        <table:table-row table:style-name="ro1">
          <table:table-cell table:formula="of:=[.A101]-10" office:value-type="float" office:value="2500" calcext:value-type="float">
            <text:p>2500</text:p>
          </table:table-cell>
          <table:table-cell table:formula="of:=[.B101]-(([.B$2]-[.B$351])/351)" office:value-type="float" office:value="1597720.79772081" calcext:value-type="float">
            <text:p>1597721</text:p>
          </table:table-cell>
          <table:table-cell table:style-name="ce1"/>
          <table:table-cell office:value-type="float" office:value="-1010" calcext:value-type="float">
            <text:p>-1010</text:p>
          </table:table-cell>
          <table:table-cell table:formula="of:=[.E101]-(([.E$2]-[.E$251])/250)" office:value-type="float" office:value="480000" calcext:value-type="float">
            <text:p>480000</text:p>
          </table:table-cell>
          <table:table-cell table:style-name="ce1"/>
          <table:table-cell/>
        </table:table-row>
        <table:table-row table:style-name="ro1">
          <table:table-cell table:formula="of:=[.A102]-10" office:value-type="float" office:value="2490" calcext:value-type="float">
            <text:p>2490</text:p>
          </table:table-cell>
          <table:table-cell table:formula="of:=[.B102]-(([.B$2]-[.B$351])/351)" office:value-type="float" office:value="1595698.00569802" calcext:value-type="float">
            <text:p>1595698</text:p>
          </table:table-cell>
          <table:table-cell/>
          <table:table-cell office:value-type="float" office:value="-1020" calcext:value-type="float">
            <text:p>-1020</text:p>
          </table:table-cell>
          <table:table-cell table:formula="of:=[.E102]-(([.E$2]-[.E$251])/250)" office:value-type="float" office:value="476800" calcext:value-type="float">
            <text:p>476800</text:p>
          </table:table-cell>
          <table:table-cell table:number-columns-repeated="2"/>
        </table:table-row>
        <table:table-row table:style-name="ro1">
          <table:table-cell table:formula="of:=[.A103]-10" office:value-type="float" office:value="2480" calcext:value-type="float">
            <text:p>2480</text:p>
          </table:table-cell>
          <table:table-cell table:formula="of:=[.B103]-(([.B$2]-[.B$351])/351)" office:value-type="float" office:value="1593675.21367522" calcext:value-type="float">
            <text:p>1593675</text:p>
          </table:table-cell>
          <table:table-cell/>
          <table:table-cell office:value-type="float" office:value="-1030" calcext:value-type="float">
            <text:p>-1030</text:p>
          </table:table-cell>
          <table:table-cell table:formula="of:=[.E103]-(([.E$2]-[.E$251])/250)" office:value-type="float" office:value="473600" calcext:value-type="float">
            <text:p>473600</text:p>
          </table:table-cell>
          <table:table-cell table:number-columns-repeated="2"/>
        </table:table-row>
        <table:table-row table:style-name="ro1">
          <table:table-cell table:formula="of:=[.A104]-10" office:value-type="float" office:value="2470" calcext:value-type="float">
            <text:p>2470</text:p>
          </table:table-cell>
          <table:table-cell table:formula="of:=[.B104]-(([.B$2]-[.B$351])/351)" office:value-type="float" office:value="1591652.42165243" calcext:value-type="float">
            <text:p>1591652</text:p>
          </table:table-cell>
          <table:table-cell/>
          <table:table-cell office:value-type="float" office:value="-1040" calcext:value-type="float">
            <text:p>-1040</text:p>
          </table:table-cell>
          <table:table-cell table:formula="of:=[.E104]-(([.E$2]-[.E$251])/250)" office:value-type="float" office:value="470400" calcext:value-type="float">
            <text:p>470400</text:p>
          </table:table-cell>
          <table:table-cell table:number-columns-repeated="2"/>
        </table:table-row>
        <table:table-row table:style-name="ro1">
          <table:table-cell table:formula="of:=[.A105]-10" office:value-type="float" office:value="2460" calcext:value-type="float">
            <text:p>2460</text:p>
          </table:table-cell>
          <table:table-cell table:formula="of:=[.B105]-(([.B$2]-[.B$351])/351)" office:value-type="float" office:value="1589629.62962964" calcext:value-type="float">
            <text:p>1589630</text:p>
          </table:table-cell>
          <table:table-cell/>
          <table:table-cell office:value-type="float" office:value="-1050" calcext:value-type="float">
            <text:p>-1050</text:p>
          </table:table-cell>
          <table:table-cell table:formula="of:=[.E105]-(([.E$2]-[.E$251])/250)" office:value-type="float" office:value="467200" calcext:value-type="float">
            <text:p>467200</text:p>
          </table:table-cell>
          <table:table-cell table:number-columns-repeated="2"/>
        </table:table-row>
        <table:table-row table:style-name="ro1">
          <table:table-cell table:formula="of:=[.A106]-10" office:value-type="float" office:value="2450" calcext:value-type="float">
            <text:p>2450</text:p>
          </table:table-cell>
          <table:table-cell table:formula="of:=[.B106]-(([.B$2]-[.B$351])/351)" office:value-type="float" office:value="1587606.83760685" calcext:value-type="float">
            <text:p>1587607</text:p>
          </table:table-cell>
          <table:table-cell/>
          <table:table-cell office:value-type="float" office:value="-1060" calcext:value-type="float">
            <text:p>-1060</text:p>
          </table:table-cell>
          <table:table-cell table:formula="of:=[.E106]-(([.E$2]-[.E$251])/250)" office:value-type="float" office:value="464000" calcext:value-type="float">
            <text:p>464000</text:p>
          </table:table-cell>
          <table:table-cell table:number-columns-repeated="2"/>
        </table:table-row>
        <table:table-row table:style-name="ro1">
          <table:table-cell table:formula="of:=[.A107]-10" office:value-type="float" office:value="2440" calcext:value-type="float">
            <text:p>2440</text:p>
          </table:table-cell>
          <table:table-cell table:formula="of:=[.B107]-(([.B$2]-[.B$351])/351)" office:value-type="float" office:value="1585584.04558406" calcext:value-type="float">
            <text:p>1585584</text:p>
          </table:table-cell>
          <table:table-cell/>
          <table:table-cell office:value-type="float" office:value="-1070" calcext:value-type="float">
            <text:p>-1070</text:p>
          </table:table-cell>
          <table:table-cell table:formula="of:=[.E107]-(([.E$2]-[.E$251])/250)" office:value-type="float" office:value="460800" calcext:value-type="float">
            <text:p>460800</text:p>
          </table:table-cell>
          <table:table-cell table:number-columns-repeated="2"/>
        </table:table-row>
        <table:table-row table:style-name="ro1">
          <table:table-cell table:formula="of:=[.A108]-10" office:value-type="float" office:value="2430" calcext:value-type="float">
            <text:p>2430</text:p>
          </table:table-cell>
          <table:table-cell table:formula="of:=[.B108]-(([.B$2]-[.B$351])/351)" office:value-type="float" office:value="1583561.25356126" calcext:value-type="float">
            <text:p>1583561</text:p>
          </table:table-cell>
          <table:table-cell/>
          <table:table-cell office:value-type="float" office:value="-1080" calcext:value-type="float">
            <text:p>-1080</text:p>
          </table:table-cell>
          <table:table-cell table:formula="of:=[.E108]-(([.E$2]-[.E$251])/250)" office:value-type="float" office:value="457600" calcext:value-type="float">
            <text:p>457600</text:p>
          </table:table-cell>
          <table:table-cell table:number-columns-repeated="2"/>
        </table:table-row>
        <table:table-row table:style-name="ro1">
          <table:table-cell table:formula="of:=[.A109]-10" office:value-type="float" office:value="2420" calcext:value-type="float">
            <text:p>2420</text:p>
          </table:table-cell>
          <table:table-cell table:formula="of:=[.B109]-(([.B$2]-[.B$351])/351)" office:value-type="float" office:value="1581538.46153847" calcext:value-type="float">
            <text:p>1581538</text:p>
          </table:table-cell>
          <table:table-cell/>
          <table:table-cell office:value-type="float" office:value="-1090" calcext:value-type="float">
            <text:p>-1090</text:p>
          </table:table-cell>
          <table:table-cell table:formula="of:=[.E109]-(([.E$2]-[.E$251])/250)" office:value-type="float" office:value="454400" calcext:value-type="float">
            <text:p>454400</text:p>
          </table:table-cell>
          <table:table-cell table:number-columns-repeated="2"/>
        </table:table-row>
        <table:table-row table:style-name="ro1">
          <table:table-cell table:formula="of:=[.A110]-10" office:value-type="float" office:value="2410" calcext:value-type="float">
            <text:p>2410</text:p>
          </table:table-cell>
          <table:table-cell table:formula="of:=[.B110]-(([.B$2]-[.B$351])/351)" office:value-type="float" office:value="1579515.66951568" calcext:value-type="float">
            <text:p>1579516</text:p>
          </table:table-cell>
          <table:table-cell/>
          <table:table-cell office:value-type="float" office:value="-1100" calcext:value-type="float">
            <text:p>-1100</text:p>
          </table:table-cell>
          <table:table-cell table:formula="of:=[.E110]-(([.E$2]-[.E$251])/250)" office:value-type="float" office:value="451200" calcext:value-type="float">
            <text:p>451200</text:p>
          </table:table-cell>
          <table:table-cell table:number-columns-repeated="2"/>
        </table:table-row>
        <table:table-row table:style-name="ro1">
          <table:table-cell table:formula="of:=[.A111]-10" office:value-type="float" office:value="2400" calcext:value-type="float">
            <text:p>2400</text:p>
          </table:table-cell>
          <table:table-cell table:formula="of:=[.B111]-(([.B$2]-[.B$351])/351)" office:value-type="float" office:value="1577492.87749289" calcext:value-type="float">
            <text:p>1577493</text:p>
          </table:table-cell>
          <table:table-cell/>
          <table:table-cell office:value-type="float" office:value="-1110" calcext:value-type="float">
            <text:p>-1110</text:p>
          </table:table-cell>
          <table:table-cell table:formula="of:=[.E111]-(([.E$2]-[.E$251])/250)" office:value-type="float" office:value="448000" calcext:value-type="float">
            <text:p>448000</text:p>
          </table:table-cell>
          <table:table-cell table:number-columns-repeated="2"/>
        </table:table-row>
        <table:table-row table:style-name="ro1">
          <table:table-cell table:formula="of:=[.A112]-10" office:value-type="float" office:value="2390" calcext:value-type="float">
            <text:p>2390</text:p>
          </table:table-cell>
          <table:table-cell table:formula="of:=[.B112]-(([.B$2]-[.B$351])/351)" office:value-type="float" office:value="1575470.0854701" calcext:value-type="float">
            <text:p>1575470</text:p>
          </table:table-cell>
          <table:table-cell/>
          <table:table-cell office:value-type="float" office:value="-1120" calcext:value-type="float">
            <text:p>-1120</text:p>
          </table:table-cell>
          <table:table-cell table:formula="of:=[.E112]-(([.E$2]-[.E$251])/250)" office:value-type="float" office:value="444800" calcext:value-type="float">
            <text:p>444800</text:p>
          </table:table-cell>
          <table:table-cell table:number-columns-repeated="2"/>
        </table:table-row>
        <table:table-row table:style-name="ro1">
          <table:table-cell table:formula="of:=[.A113]-10" office:value-type="float" office:value="2380" calcext:value-type="float">
            <text:p>2380</text:p>
          </table:table-cell>
          <table:table-cell table:formula="of:=[.B113]-(([.B$2]-[.B$351])/351)" office:value-type="float" office:value="1573447.2934473" calcext:value-type="float">
            <text:p>1573447</text:p>
          </table:table-cell>
          <table:table-cell/>
          <table:table-cell office:value-type="float" office:value="-1130" calcext:value-type="float">
            <text:p>-1130</text:p>
          </table:table-cell>
          <table:table-cell table:formula="of:=[.E113]-(([.E$2]-[.E$251])/250)" office:value-type="float" office:value="441600" calcext:value-type="float">
            <text:p>441600</text:p>
          </table:table-cell>
          <table:table-cell table:number-columns-repeated="2"/>
        </table:table-row>
        <table:table-row table:style-name="ro1">
          <table:table-cell table:formula="of:=[.A114]-10" office:value-type="float" office:value="2370" calcext:value-type="float">
            <text:p>2370</text:p>
          </table:table-cell>
          <table:table-cell table:formula="of:=[.B114]-(([.B$2]-[.B$351])/351)" office:value-type="float" office:value="1571424.50142451" calcext:value-type="float">
            <text:p>1571425</text:p>
          </table:table-cell>
          <table:table-cell/>
          <table:table-cell office:value-type="float" office:value="-1140" calcext:value-type="float">
            <text:p>-1140</text:p>
          </table:table-cell>
          <table:table-cell table:formula="of:=[.E114]-(([.E$2]-[.E$251])/250)" office:value-type="float" office:value="438400" calcext:value-type="float">
            <text:p>438400</text:p>
          </table:table-cell>
          <table:table-cell table:number-columns-repeated="2"/>
        </table:table-row>
        <table:table-row table:style-name="ro1">
          <table:table-cell table:formula="of:=[.A115]-10" office:value-type="float" office:value="2360" calcext:value-type="float">
            <text:p>2360</text:p>
          </table:table-cell>
          <table:table-cell table:formula="of:=[.B115]-(([.B$2]-[.B$351])/351)" office:value-type="float" office:value="1569401.70940172" calcext:value-type="float">
            <text:p>1569402</text:p>
          </table:table-cell>
          <table:table-cell/>
          <table:table-cell office:value-type="float" office:value="-1150" calcext:value-type="float">
            <text:p>-1150</text:p>
          </table:table-cell>
          <table:table-cell table:formula="of:=[.E115]-(([.E$2]-[.E$251])/250)" office:value-type="float" office:value="435200" calcext:value-type="float">
            <text:p>435200</text:p>
          </table:table-cell>
          <table:table-cell table:number-columns-repeated="2"/>
        </table:table-row>
        <table:table-row table:style-name="ro1">
          <table:table-cell table:formula="of:=[.A116]-10" office:value-type="float" office:value="2350" calcext:value-type="float">
            <text:p>2350</text:p>
          </table:table-cell>
          <table:table-cell table:formula="of:=[.B116]-(([.B$2]-[.B$351])/351)" office:value-type="float" office:value="1567378.91737893" calcext:value-type="float">
            <text:p>1567379</text:p>
          </table:table-cell>
          <table:table-cell/>
          <table:table-cell office:value-type="float" office:value="-1160" calcext:value-type="float">
            <text:p>-1160</text:p>
          </table:table-cell>
          <table:table-cell table:formula="of:=[.E116]-(([.E$2]-[.E$251])/250)" office:value-type="float" office:value="432000" calcext:value-type="float">
            <text:p>432000</text:p>
          </table:table-cell>
          <table:table-cell table:number-columns-repeated="2"/>
        </table:table-row>
        <table:table-row table:style-name="ro1">
          <table:table-cell table:formula="of:=[.A117]-10" office:value-type="float" office:value="2340" calcext:value-type="float">
            <text:p>2340</text:p>
          </table:table-cell>
          <table:table-cell table:formula="of:=[.B117]-(([.B$2]-[.B$351])/351)" office:value-type="float" office:value="1565356.12535614" calcext:value-type="float">
            <text:p>1565356</text:p>
          </table:table-cell>
          <table:table-cell/>
          <table:table-cell office:value-type="float" office:value="-1170" calcext:value-type="float">
            <text:p>-1170</text:p>
          </table:table-cell>
          <table:table-cell table:formula="of:=[.E117]-(([.E$2]-[.E$251])/250)" office:value-type="float" office:value="428800" calcext:value-type="float">
            <text:p>428800</text:p>
          </table:table-cell>
          <table:table-cell table:number-columns-repeated="2"/>
        </table:table-row>
        <table:table-row table:style-name="ro1">
          <table:table-cell table:formula="of:=[.A118]-10" office:value-type="float" office:value="2330" calcext:value-type="float">
            <text:p>2330</text:p>
          </table:table-cell>
          <table:table-cell table:formula="of:=[.B118]-(([.B$2]-[.B$351])/351)" office:value-type="float" office:value="1563333.33333334" calcext:value-type="float">
            <text:p>1563333</text:p>
          </table:table-cell>
          <table:table-cell/>
          <table:table-cell office:value-type="float" office:value="-1180" calcext:value-type="float">
            <text:p>-1180</text:p>
          </table:table-cell>
          <table:table-cell table:formula="of:=[.E118]-(([.E$2]-[.E$251])/250)" office:value-type="float" office:value="425600" calcext:value-type="float">
            <text:p>425600</text:p>
          </table:table-cell>
          <table:table-cell table:number-columns-repeated="2"/>
        </table:table-row>
        <table:table-row table:style-name="ro1">
          <table:table-cell table:formula="of:=[.A119]-10" office:value-type="float" office:value="2320" calcext:value-type="float">
            <text:p>2320</text:p>
          </table:table-cell>
          <table:table-cell table:formula="of:=[.B119]-(([.B$2]-[.B$351])/351)" office:value-type="float" office:value="1561310.54131055" calcext:value-type="float">
            <text:p>1561311</text:p>
          </table:table-cell>
          <table:table-cell/>
          <table:table-cell office:value-type="float" office:value="-1190" calcext:value-type="float">
            <text:p>-1190</text:p>
          </table:table-cell>
          <table:table-cell table:formula="of:=[.E119]-(([.E$2]-[.E$251])/250)" office:value-type="float" office:value="422400" calcext:value-type="float">
            <text:p>422400</text:p>
          </table:table-cell>
          <table:table-cell table:number-columns-repeated="2"/>
        </table:table-row>
        <table:table-row table:style-name="ro1">
          <table:table-cell table:formula="of:=[.A120]-10" office:value-type="float" office:value="2310" calcext:value-type="float">
            <text:p>2310</text:p>
          </table:table-cell>
          <table:table-cell table:formula="of:=[.B120]-(([.B$2]-[.B$351])/351)" office:value-type="float" office:value="1559287.74928776" calcext:value-type="float">
            <text:p>1559288</text:p>
          </table:table-cell>
          <table:table-cell/>
          <table:table-cell office:value-type="float" office:value="-1200" calcext:value-type="float">
            <text:p>-1200</text:p>
          </table:table-cell>
          <table:table-cell table:formula="of:=[.E120]-(([.E$2]-[.E$251])/250)" office:value-type="float" office:value="419200" calcext:value-type="float">
            <text:p>419200</text:p>
          </table:table-cell>
          <table:table-cell table:number-columns-repeated="2"/>
        </table:table-row>
        <table:table-row table:style-name="ro1">
          <table:table-cell table:formula="of:=[.A121]-10" office:value-type="float" office:value="2300" calcext:value-type="float">
            <text:p>2300</text:p>
          </table:table-cell>
          <table:table-cell table:formula="of:=[.B121]-(([.B$2]-[.B$351])/351)" office:value-type="float" office:value="1557264.95726497" calcext:value-type="float">
            <text:p>1557265</text:p>
          </table:table-cell>
          <table:table-cell/>
          <table:table-cell office:value-type="float" office:value="-1210" calcext:value-type="float">
            <text:p>-1210</text:p>
          </table:table-cell>
          <table:table-cell table:formula="of:=[.E121]-(([.E$2]-[.E$251])/250)" office:value-type="float" office:value="416000" calcext:value-type="float">
            <text:p>416000</text:p>
          </table:table-cell>
          <table:table-cell table:number-columns-repeated="2"/>
        </table:table-row>
        <table:table-row table:style-name="ro1">
          <table:table-cell table:formula="of:=[.A122]-10" office:value-type="float" office:value="2290" calcext:value-type="float">
            <text:p>2290</text:p>
          </table:table-cell>
          <table:table-cell table:formula="of:=[.B122]-(([.B$2]-[.B$351])/351)" office:value-type="float" office:value="1555242.16524218" calcext:value-type="float">
            <text:p>1555242</text:p>
          </table:table-cell>
          <table:table-cell/>
          <table:table-cell office:value-type="float" office:value="-1220" calcext:value-type="float">
            <text:p>-1220</text:p>
          </table:table-cell>
          <table:table-cell table:formula="of:=[.E122]-(([.E$2]-[.E$251])/250)" office:value-type="float" office:value="412800" calcext:value-type="float">
            <text:p>412800</text:p>
          </table:table-cell>
          <table:table-cell table:number-columns-repeated="2"/>
        </table:table-row>
        <table:table-row table:style-name="ro1">
          <table:table-cell table:formula="of:=[.A123]-10" office:value-type="float" office:value="2280" calcext:value-type="float">
            <text:p>2280</text:p>
          </table:table-cell>
          <table:table-cell table:formula="of:=[.B123]-(([.B$2]-[.B$351])/351)" office:value-type="float" office:value="1553219.37321939" calcext:value-type="float">
            <text:p>1553219</text:p>
          </table:table-cell>
          <table:table-cell/>
          <table:table-cell office:value-type="float" office:value="-1230" calcext:value-type="float">
            <text:p>-1230</text:p>
          </table:table-cell>
          <table:table-cell table:formula="of:=[.E123]-(([.E$2]-[.E$251])/250)" office:value-type="float" office:value="409600" calcext:value-type="float">
            <text:p>409600</text:p>
          </table:table-cell>
          <table:table-cell table:number-columns-repeated="2"/>
        </table:table-row>
        <table:table-row table:style-name="ro1">
          <table:table-cell table:formula="of:=[.A124]-10" office:value-type="float" office:value="2270" calcext:value-type="float">
            <text:p>2270</text:p>
          </table:table-cell>
          <table:table-cell table:formula="of:=[.B124]-(([.B$2]-[.B$351])/351)" office:value-type="float" office:value="1551196.58119659" calcext:value-type="float">
            <text:p>1551197</text:p>
          </table:table-cell>
          <table:table-cell/>
          <table:table-cell office:value-type="float" office:value="-1240" calcext:value-type="float">
            <text:p>-1240</text:p>
          </table:table-cell>
          <table:table-cell table:formula="of:=[.E124]-(([.E$2]-[.E$251])/250)" office:value-type="float" office:value="406400" calcext:value-type="float">
            <text:p>406400</text:p>
          </table:table-cell>
          <table:table-cell table:number-columns-repeated="2"/>
        </table:table-row>
        <table:table-row table:style-name="ro1">
          <table:table-cell table:formula="of:=[.A125]-10" office:value-type="float" office:value="2260" calcext:value-type="float">
            <text:p>2260</text:p>
          </table:table-cell>
          <table:table-cell table:formula="of:=[.B125]-(([.B$2]-[.B$351])/351)" office:value-type="float" office:value="1549173.7891738" calcext:value-type="float">
            <text:p>1549174</text:p>
          </table:table-cell>
          <table:table-cell/>
          <table:table-cell office:value-type="float" office:value="-1250" calcext:value-type="float">
            <text:p>-1250</text:p>
          </table:table-cell>
          <table:table-cell table:formula="of:=[.E125]-(([.E$2]-[.E$251])/250)" office:value-type="float" office:value="403200" calcext:value-type="float">
            <text:p>403200</text:p>
          </table:table-cell>
          <table:table-cell table:number-columns-repeated="2"/>
        </table:table-row>
        <table:table-row table:style-name="ro1">
          <table:table-cell table:formula="of:=[.A126]-10" office:value-type="float" office:value="2250" calcext:value-type="float">
            <text:p>2250</text:p>
          </table:table-cell>
          <table:table-cell table:formula="of:=[.B126]-(([.B$2]-[.B$351])/351)" office:value-type="float" office:value="1547150.99715101" calcext:value-type="float">
            <text:p>1547151</text:p>
          </table:table-cell>
          <table:table-cell/>
          <table:table-cell office:value-type="float" office:value="-1260" calcext:value-type="float">
            <text:p>-1260</text:p>
          </table:table-cell>
          <table:table-cell table:formula="of:=[.E126]-(([.E$2]-[.E$251])/250)" office:value-type="float" office:value="400000" calcext:value-type="float">
            <text:p>400000</text:p>
          </table:table-cell>
          <table:table-cell table:number-columns-repeated="2"/>
        </table:table-row>
        <table:table-row table:style-name="ro1">
          <table:table-cell table:formula="of:=[.A127]-10" office:value-type="float" office:value="2240" calcext:value-type="float">
            <text:p>2240</text:p>
          </table:table-cell>
          <table:table-cell table:formula="of:=[.B127]-(([.B$2]-[.B$351])/351)" office:value-type="float" office:value="1545128.20512822" calcext:value-type="float">
            <text:p>1545128</text:p>
          </table:table-cell>
          <table:table-cell/>
          <table:table-cell office:value-type="float" office:value="-1270" calcext:value-type="float">
            <text:p>-1270</text:p>
          </table:table-cell>
          <table:table-cell table:formula="of:=[.E127]-(([.E$2]-[.E$251])/250)" office:value-type="float" office:value="396800" calcext:value-type="float">
            <text:p>396800</text:p>
          </table:table-cell>
          <table:table-cell table:number-columns-repeated="2"/>
        </table:table-row>
        <table:table-row table:style-name="ro1">
          <table:table-cell table:formula="of:=[.A128]-10" office:value-type="float" office:value="2230" calcext:value-type="float">
            <text:p>2230</text:p>
          </table:table-cell>
          <table:table-cell table:formula="of:=[.B128]-(([.B$2]-[.B$351])/351)" office:value-type="float" office:value="1543105.41310543" calcext:value-type="float">
            <text:p>1543105</text:p>
          </table:table-cell>
          <table:table-cell/>
          <table:table-cell office:value-type="float" office:value="-1280" calcext:value-type="float">
            <text:p>-1280</text:p>
          </table:table-cell>
          <table:table-cell table:formula="of:=[.E128]-(([.E$2]-[.E$251])/250)" office:value-type="float" office:value="393600" calcext:value-type="float">
            <text:p>393600</text:p>
          </table:table-cell>
          <table:table-cell table:number-columns-repeated="2"/>
        </table:table-row>
        <table:table-row table:style-name="ro1">
          <table:table-cell table:formula="of:=[.A129]-10" office:value-type="float" office:value="2220" calcext:value-type="float">
            <text:p>2220</text:p>
          </table:table-cell>
          <table:table-cell table:formula="of:=[.B129]-(([.B$2]-[.B$351])/351)" office:value-type="float" office:value="1541082.62108263" calcext:value-type="float">
            <text:p>1541083</text:p>
          </table:table-cell>
          <table:table-cell/>
          <table:table-cell office:value-type="float" office:value="-1290" calcext:value-type="float">
            <text:p>-1290</text:p>
          </table:table-cell>
          <table:table-cell table:formula="of:=[.E129]-(([.E$2]-[.E$251])/250)" office:value-type="float" office:value="390400" calcext:value-type="float">
            <text:p>390400</text:p>
          </table:table-cell>
          <table:table-cell table:number-columns-repeated="2"/>
        </table:table-row>
        <table:table-row table:style-name="ro1">
          <table:table-cell table:formula="of:=[.A130]-10" office:value-type="float" office:value="2210" calcext:value-type="float">
            <text:p>2210</text:p>
          </table:table-cell>
          <table:table-cell table:formula="of:=[.B130]-(([.B$2]-[.B$351])/351)" office:value-type="float" office:value="1539059.82905984" calcext:value-type="float">
            <text:p>1539060</text:p>
          </table:table-cell>
          <table:table-cell/>
          <table:table-cell office:value-type="float" office:value="-1300" calcext:value-type="float">
            <text:p>-1300</text:p>
          </table:table-cell>
          <table:table-cell table:formula="of:=[.E130]-(([.E$2]-[.E$251])/250)" office:value-type="float" office:value="387200" calcext:value-type="float">
            <text:p>387200</text:p>
          </table:table-cell>
          <table:table-cell table:number-columns-repeated="2"/>
        </table:table-row>
        <table:table-row table:style-name="ro1">
          <table:table-cell table:formula="of:=[.A131]-10" office:value-type="float" office:value="2200" calcext:value-type="float">
            <text:p>2200</text:p>
          </table:table-cell>
          <table:table-cell table:formula="of:=[.B131]-(([.B$2]-[.B$351])/351)" office:value-type="float" office:value="1537037.03703705" calcext:value-type="float">
            <text:p>1537037</text:p>
          </table:table-cell>
          <table:table-cell/>
          <table:table-cell office:value-type="float" office:value="-1310" calcext:value-type="float">
            <text:p>-1310</text:p>
          </table:table-cell>
          <table:table-cell table:formula="of:=[.E131]-(([.E$2]-[.E$251])/250)" office:value-type="float" office:value="384000" calcext:value-type="float">
            <text:p>384000</text:p>
          </table:table-cell>
          <table:table-cell table:number-columns-repeated="2"/>
        </table:table-row>
        <table:table-row table:style-name="ro1">
          <table:table-cell table:formula="of:=[.A132]-10" office:value-type="float" office:value="2190" calcext:value-type="float">
            <text:p>2190</text:p>
          </table:table-cell>
          <table:table-cell table:formula="of:=[.B132]-(([.B$2]-[.B$351])/351)" office:value-type="float" office:value="1535014.24501426" calcext:value-type="float">
            <text:p>1535014</text:p>
          </table:table-cell>
          <table:table-cell/>
          <table:table-cell office:value-type="float" office:value="-1320" calcext:value-type="float">
            <text:p>-1320</text:p>
          </table:table-cell>
          <table:table-cell table:formula="of:=[.E132]-(([.E$2]-[.E$251])/250)" office:value-type="float" office:value="380800" calcext:value-type="float">
            <text:p>380800</text:p>
          </table:table-cell>
          <table:table-cell table:number-columns-repeated="2"/>
        </table:table-row>
        <table:table-row table:style-name="ro1">
          <table:table-cell table:formula="of:=[.A133]-10" office:value-type="float" office:value="2180" calcext:value-type="float">
            <text:p>2180</text:p>
          </table:table-cell>
          <table:table-cell table:formula="of:=[.B133]-(([.B$2]-[.B$351])/351)" office:value-type="float" office:value="1532991.45299147" calcext:value-type="float">
            <text:p>1532991</text:p>
          </table:table-cell>
          <table:table-cell/>
          <table:table-cell office:value-type="float" office:value="-1330" calcext:value-type="float">
            <text:p>-1330</text:p>
          </table:table-cell>
          <table:table-cell table:formula="of:=[.E133]-(([.E$2]-[.E$251])/250)" office:value-type="float" office:value="377600" calcext:value-type="float">
            <text:p>377600</text:p>
          </table:table-cell>
          <table:table-cell table:number-columns-repeated="2"/>
        </table:table-row>
        <table:table-row table:style-name="ro1">
          <table:table-cell table:formula="of:=[.A134]-10" office:value-type="float" office:value="2170" calcext:value-type="float">
            <text:p>2170</text:p>
          </table:table-cell>
          <table:table-cell table:formula="of:=[.B134]-(([.B$2]-[.B$351])/351)" office:value-type="float" office:value="1530968.66096867" calcext:value-type="float">
            <text:p>1530969</text:p>
          </table:table-cell>
          <table:table-cell/>
          <table:table-cell office:value-type="float" office:value="-1340" calcext:value-type="float">
            <text:p>-1340</text:p>
          </table:table-cell>
          <table:table-cell table:formula="of:=[.E134]-(([.E$2]-[.E$251])/250)" office:value-type="float" office:value="374400" calcext:value-type="float">
            <text:p>374400</text:p>
          </table:table-cell>
          <table:table-cell table:number-columns-repeated="2"/>
        </table:table-row>
        <table:table-row table:style-name="ro1">
          <table:table-cell table:formula="of:=[.A135]-10" office:value-type="float" office:value="2160" calcext:value-type="float">
            <text:p>2160</text:p>
          </table:table-cell>
          <table:table-cell table:formula="of:=[.B135]-(([.B$2]-[.B$351])/351)" office:value-type="float" office:value="1528945.86894588" calcext:value-type="float">
            <text:p>1528946</text:p>
          </table:table-cell>
          <table:table-cell/>
          <table:table-cell office:value-type="float" office:value="-1350" calcext:value-type="float">
            <text:p>-1350</text:p>
          </table:table-cell>
          <table:table-cell table:formula="of:=[.E135]-(([.E$2]-[.E$251])/250)" office:value-type="float" office:value="371200" calcext:value-type="float">
            <text:p>371200</text:p>
          </table:table-cell>
          <table:table-cell table:number-columns-repeated="2"/>
        </table:table-row>
        <table:table-row table:style-name="ro1">
          <table:table-cell table:formula="of:=[.A136]-10" office:value-type="float" office:value="2150" calcext:value-type="float">
            <text:p>2150</text:p>
          </table:table-cell>
          <table:table-cell table:formula="of:=[.B136]-(([.B$2]-[.B$351])/351)" office:value-type="float" office:value="1526923.07692309" calcext:value-type="float">
            <text:p>1526923</text:p>
          </table:table-cell>
          <table:table-cell/>
          <table:table-cell office:value-type="float" office:value="-1360" calcext:value-type="float">
            <text:p>-1360</text:p>
          </table:table-cell>
          <table:table-cell table:formula="of:=[.E136]-(([.E$2]-[.E$251])/250)" office:value-type="float" office:value="368000" calcext:value-type="float">
            <text:p>368000</text:p>
          </table:table-cell>
          <table:table-cell table:number-columns-repeated="2"/>
        </table:table-row>
        <table:table-row table:style-name="ro1">
          <table:table-cell table:formula="of:=[.A137]-10" office:value-type="float" office:value="2140" calcext:value-type="float">
            <text:p>2140</text:p>
          </table:table-cell>
          <table:table-cell table:formula="of:=[.B137]-(([.B$2]-[.B$351])/351)" office:value-type="float" office:value="1524900.2849003" calcext:value-type="float">
            <text:p>1524900</text:p>
          </table:table-cell>
          <table:table-cell/>
          <table:table-cell office:value-type="float" office:value="-1370" calcext:value-type="float">
            <text:p>-1370</text:p>
          </table:table-cell>
          <table:table-cell table:formula="of:=[.E137]-(([.E$2]-[.E$251])/250)" office:value-type="float" office:value="364800" calcext:value-type="float">
            <text:p>364800</text:p>
          </table:table-cell>
          <table:table-cell table:number-columns-repeated="2"/>
        </table:table-row>
        <table:table-row table:style-name="ro1">
          <table:table-cell table:formula="of:=[.A138]-10" office:value-type="float" office:value="2130" calcext:value-type="float">
            <text:p>2130</text:p>
          </table:table-cell>
          <table:table-cell table:formula="of:=[.B138]-(([.B$2]-[.B$351])/351)" office:value-type="float" office:value="1522877.49287751" calcext:value-type="float">
            <text:p>1522877</text:p>
          </table:table-cell>
          <table:table-cell/>
          <table:table-cell office:value-type="float" office:value="-1380" calcext:value-type="float">
            <text:p>-1380</text:p>
          </table:table-cell>
          <table:table-cell table:formula="of:=[.E138]-(([.E$2]-[.E$251])/250)" office:value-type="float" office:value="361600" calcext:value-type="float">
            <text:p>361600</text:p>
          </table:table-cell>
          <table:table-cell table:number-columns-repeated="2"/>
        </table:table-row>
        <table:table-row table:style-name="ro1">
          <table:table-cell table:formula="of:=[.A139]-10" office:value-type="float" office:value="2120" calcext:value-type="float">
            <text:p>2120</text:p>
          </table:table-cell>
          <table:table-cell table:formula="of:=[.B139]-(([.B$2]-[.B$351])/351)" office:value-type="float" office:value="1520854.70085471" calcext:value-type="float">
            <text:p>1520855</text:p>
          </table:table-cell>
          <table:table-cell/>
          <table:table-cell office:value-type="float" office:value="-1390" calcext:value-type="float">
            <text:p>-1390</text:p>
          </table:table-cell>
          <table:table-cell table:formula="of:=[.E139]-(([.E$2]-[.E$251])/250)" office:value-type="float" office:value="358400" calcext:value-type="float">
            <text:p>358400</text:p>
          </table:table-cell>
          <table:table-cell table:number-columns-repeated="2"/>
        </table:table-row>
        <table:table-row table:style-name="ro1">
          <table:table-cell table:formula="of:=[.A140]-10" office:value-type="float" office:value="2110" calcext:value-type="float">
            <text:p>2110</text:p>
          </table:table-cell>
          <table:table-cell table:formula="of:=[.B140]-(([.B$2]-[.B$351])/351)" office:value-type="float" office:value="1518831.90883192" calcext:value-type="float">
            <text:p>1518832</text:p>
          </table:table-cell>
          <table:table-cell/>
          <table:table-cell office:value-type="float" office:value="-1400" calcext:value-type="float">
            <text:p>-1400</text:p>
          </table:table-cell>
          <table:table-cell table:formula="of:=[.E140]-(([.E$2]-[.E$251])/250)" office:value-type="float" office:value="355200" calcext:value-type="float">
            <text:p>355200</text:p>
          </table:table-cell>
          <table:table-cell table:number-columns-repeated="2"/>
        </table:table-row>
        <table:table-row table:style-name="ro1">
          <table:table-cell table:formula="of:=[.A141]-10" office:value-type="float" office:value="2100" calcext:value-type="float">
            <text:p>2100</text:p>
          </table:table-cell>
          <table:table-cell table:formula="of:=[.B141]-(([.B$2]-[.B$351])/351)" office:value-type="float" office:value="1516809.11680913" calcext:value-type="float">
            <text:p>1516809</text:p>
          </table:table-cell>
          <table:table-cell/>
          <table:table-cell office:value-type="float" office:value="-1410" calcext:value-type="float">
            <text:p>-1410</text:p>
          </table:table-cell>
          <table:table-cell table:formula="of:=[.E141]-(([.E$2]-[.E$251])/250)" office:value-type="float" office:value="352000" calcext:value-type="float">
            <text:p>352000</text:p>
          </table:table-cell>
          <table:table-cell table:number-columns-repeated="2"/>
        </table:table-row>
        <table:table-row table:style-name="ro1">
          <table:table-cell table:formula="of:=[.A142]-10" office:value-type="float" office:value="2090" calcext:value-type="float">
            <text:p>2090</text:p>
          </table:table-cell>
          <table:table-cell table:formula="of:=[.B142]-(([.B$2]-[.B$351])/351)" office:value-type="float" office:value="1514786.32478634" calcext:value-type="float">
            <text:p>1514786</text:p>
          </table:table-cell>
          <table:table-cell/>
          <table:table-cell office:value-type="float" office:value="-1420" calcext:value-type="float">
            <text:p>-1420</text:p>
          </table:table-cell>
          <table:table-cell table:formula="of:=[.E142]-(([.E$2]-[.E$251])/250)" office:value-type="float" office:value="348800" calcext:value-type="float">
            <text:p>348800</text:p>
          </table:table-cell>
          <table:table-cell table:number-columns-repeated="2"/>
        </table:table-row>
        <table:table-row table:style-name="ro1">
          <table:table-cell table:formula="of:=[.A143]-10" office:value-type="float" office:value="2080" calcext:value-type="float">
            <text:p>2080</text:p>
          </table:table-cell>
          <table:table-cell table:formula="of:=[.B143]-(([.B$2]-[.B$351])/351)" office:value-type="float" office:value="1512763.53276355" calcext:value-type="float">
            <text:p>1512764</text:p>
          </table:table-cell>
          <table:table-cell/>
          <table:table-cell office:value-type="float" office:value="-1430" calcext:value-type="float">
            <text:p>-1430</text:p>
          </table:table-cell>
          <table:table-cell table:formula="of:=[.E143]-(([.E$2]-[.E$251])/250)" office:value-type="float" office:value="345600" calcext:value-type="float">
            <text:p>345600</text:p>
          </table:table-cell>
          <table:table-cell table:number-columns-repeated="2"/>
        </table:table-row>
        <table:table-row table:style-name="ro1">
          <table:table-cell table:formula="of:=[.A144]-10" office:value-type="float" office:value="2070" calcext:value-type="float">
            <text:p>2070</text:p>
          </table:table-cell>
          <table:table-cell table:formula="of:=[.B144]-(([.B$2]-[.B$351])/351)" office:value-type="float" office:value="1510740.74074076" calcext:value-type="float">
            <text:p>1510741</text:p>
          </table:table-cell>
          <table:table-cell/>
          <table:table-cell office:value-type="float" office:value="-1440" calcext:value-type="float">
            <text:p>-1440</text:p>
          </table:table-cell>
          <table:table-cell table:formula="of:=[.E144]-(([.E$2]-[.E$251])/250)" office:value-type="float" office:value="342400" calcext:value-type="float">
            <text:p>342400</text:p>
          </table:table-cell>
          <table:table-cell table:number-columns-repeated="2"/>
        </table:table-row>
        <table:table-row table:style-name="ro1">
          <table:table-cell table:formula="of:=[.A145]-10" office:value-type="float" office:value="2060" calcext:value-type="float">
            <text:p>2060</text:p>
          </table:table-cell>
          <table:table-cell table:formula="of:=[.B145]-(([.B$2]-[.B$351])/351)" office:value-type="float" office:value="1508717.94871796" calcext:value-type="float">
            <text:p>1508718</text:p>
          </table:table-cell>
          <table:table-cell/>
          <table:table-cell office:value-type="float" office:value="-1450" calcext:value-type="float">
            <text:p>-1450</text:p>
          </table:table-cell>
          <table:table-cell table:formula="of:=[.E145]-(([.E$2]-[.E$251])/250)" office:value-type="float" office:value="339200" calcext:value-type="float">
            <text:p>339200</text:p>
          </table:table-cell>
          <table:table-cell table:number-columns-repeated="2"/>
        </table:table-row>
        <table:table-row table:style-name="ro1">
          <table:table-cell table:formula="of:=[.A146]-10" office:value-type="float" office:value="2050" calcext:value-type="float">
            <text:p>2050</text:p>
          </table:table-cell>
          <table:table-cell table:formula="of:=[.B146]-(([.B$2]-[.B$351])/351)" office:value-type="float" office:value="1506695.15669517" calcext:value-type="float">
            <text:p>1506695</text:p>
          </table:table-cell>
          <table:table-cell/>
          <table:table-cell office:value-type="float" office:value="-1460" calcext:value-type="float">
            <text:p>-1460</text:p>
          </table:table-cell>
          <table:table-cell table:formula="of:=[.E146]-(([.E$2]-[.E$251])/250)" office:value-type="float" office:value="336000" calcext:value-type="float">
            <text:p>336000</text:p>
          </table:table-cell>
          <table:table-cell table:number-columns-repeated="2"/>
        </table:table-row>
        <table:table-row table:style-name="ro1">
          <table:table-cell table:formula="of:=[.A147]-10" office:value-type="float" office:value="2040" calcext:value-type="float">
            <text:p>2040</text:p>
          </table:table-cell>
          <table:table-cell table:formula="of:=[.B147]-(([.B$2]-[.B$351])/351)" office:value-type="float" office:value="1504672.36467238" calcext:value-type="float">
            <text:p>1504672</text:p>
          </table:table-cell>
          <table:table-cell/>
          <table:table-cell office:value-type="float" office:value="-1470" calcext:value-type="float">
            <text:p>-1470</text:p>
          </table:table-cell>
          <table:table-cell table:formula="of:=[.E147]-(([.E$2]-[.E$251])/250)" office:value-type="float" office:value="332800" calcext:value-type="float">
            <text:p>332800</text:p>
          </table:table-cell>
          <table:table-cell table:number-columns-repeated="2"/>
        </table:table-row>
        <table:table-row table:style-name="ro1">
          <table:table-cell table:formula="of:=[.A148]-10" office:value-type="float" office:value="2030" calcext:value-type="float">
            <text:p>2030</text:p>
          </table:table-cell>
          <table:table-cell table:formula="of:=[.B148]-(([.B$2]-[.B$351])/351)" office:value-type="float" office:value="1502649.57264959" calcext:value-type="float">
            <text:p>1502650</text:p>
          </table:table-cell>
          <table:table-cell/>
          <table:table-cell office:value-type="float" office:value="-1480" calcext:value-type="float">
            <text:p>-1480</text:p>
          </table:table-cell>
          <table:table-cell table:formula="of:=[.E148]-(([.E$2]-[.E$251])/250)" office:value-type="float" office:value="329600" calcext:value-type="float">
            <text:p>329600</text:p>
          </table:table-cell>
          <table:table-cell table:number-columns-repeated="2"/>
        </table:table-row>
        <table:table-row table:style-name="ro1">
          <table:table-cell table:formula="of:=[.A149]-10" office:value-type="float" office:value="2020" calcext:value-type="float">
            <text:p>2020</text:p>
          </table:table-cell>
          <table:table-cell table:formula="of:=[.B149]-(([.B$2]-[.B$351])/351)" office:value-type="float" office:value="1500626.7806268" calcext:value-type="float">
            <text:p>1500627</text:p>
          </table:table-cell>
          <table:table-cell/>
          <table:table-cell office:value-type="float" office:value="-1490" calcext:value-type="float">
            <text:p>-1490</text:p>
          </table:table-cell>
          <table:table-cell table:formula="of:=[.E149]-(([.E$2]-[.E$251])/250)" office:value-type="float" office:value="326400" calcext:value-type="float">
            <text:p>326400</text:p>
          </table:table-cell>
          <table:table-cell table:number-columns-repeated="2"/>
        </table:table-row>
        <table:table-row table:style-name="ro1">
          <table:table-cell table:formula="of:=[.A150]-10" office:value-type="float" office:value="2010" calcext:value-type="float">
            <text:p>2010</text:p>
          </table:table-cell>
          <table:table-cell table:formula="of:=[.B150]-(([.B$2]-[.B$351])/351)" office:value-type="float" office:value="1498603.988604" calcext:value-type="float">
            <text:p>1498604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[.E150]-(([.E$2]-[.E$251])/250)" office:value-type="float" office:value="323200" calcext:value-type="float">
            <text:p>323200</text:p>
          </table:table-cell>
          <table:table-cell table:number-columns-repeated="2"/>
        </table:table-row>
        <table:table-row table:style-name="ro1">
          <table:table-cell table:formula="of:=[.A151]-10" office:value-type="float" office:value="2000" calcext:value-type="float">
            <text:p>2000</text:p>
          </table:table-cell>
          <table:table-cell table:formula="of:=[.B151]-(([.B$2]-[.B$351])/351)" office:value-type="float" office:value="1496581.19658121" calcext:value-type="float">
            <text:p>1496581</text:p>
          </table:table-cell>
          <table:table-cell/>
          <table:table-cell office:value-type="float" office:value="-1510" calcext:value-type="float">
            <text:p>-1510</text:p>
          </table:table-cell>
          <table:table-cell table:formula="of:=[.E151]-(([.E$2]-[.E$251])/250)" office:value-type="float" office:value="320000" calcext:value-type="float">
            <text:p>320000</text:p>
          </table:table-cell>
          <table:table-cell table:number-columns-repeated="2"/>
        </table:table-row>
        <table:table-row table:style-name="ro1">
          <table:table-cell table:formula="of:=[.A152]-10" office:value-type="float" office:value="1990" calcext:value-type="float">
            <text:p>1990</text:p>
          </table:table-cell>
          <table:table-cell table:formula="of:=[.B152]-(([.B$2]-[.B$351])/351)" office:value-type="float" office:value="1494558.40455842" calcext:value-type="float">
            <text:p>1494558</text:p>
          </table:table-cell>
          <table:table-cell/>
          <table:table-cell office:value-type="float" office:value="-1520" calcext:value-type="float">
            <text:p>-1520</text:p>
          </table:table-cell>
          <table:table-cell table:formula="of:=[.E152]-(([.E$2]-[.E$251])/250)" office:value-type="float" office:value="316800" calcext:value-type="float">
            <text:p>316800</text:p>
          </table:table-cell>
          <table:table-cell table:number-columns-repeated="2"/>
        </table:table-row>
        <table:table-row table:style-name="ro1">
          <table:table-cell table:formula="of:=[.A153]-10" office:value-type="float" office:value="1980" calcext:value-type="float">
            <text:p>1980</text:p>
          </table:table-cell>
          <table:table-cell table:formula="of:=[.B153]-(([.B$2]-[.B$351])/351)" office:value-type="float" office:value="1492535.61253563" calcext:value-type="float">
            <text:p>1492536</text:p>
          </table:table-cell>
          <table:table-cell/>
          <table:table-cell office:value-type="float" office:value="-1530" calcext:value-type="float">
            <text:p>-1530</text:p>
          </table:table-cell>
          <table:table-cell table:formula="of:=[.E153]-(([.E$2]-[.E$251])/250)" office:value-type="float" office:value="313600" calcext:value-type="float">
            <text:p>313600</text:p>
          </table:table-cell>
          <table:table-cell table:number-columns-repeated="2"/>
        </table:table-row>
        <table:table-row table:style-name="ro1">
          <table:table-cell table:formula="of:=[.A154]-10" office:value-type="float" office:value="1970" calcext:value-type="float">
            <text:p>1970</text:p>
          </table:table-cell>
          <table:table-cell table:formula="of:=[.B154]-(([.B$2]-[.B$351])/351)" office:value-type="float" office:value="1490512.82051284" calcext:value-type="float">
            <text:p>1490513</text:p>
          </table:table-cell>
          <table:table-cell/>
          <table:table-cell office:value-type="float" office:value="-1540" calcext:value-type="float">
            <text:p>-1540</text:p>
          </table:table-cell>
          <table:table-cell table:formula="of:=[.E154]-(([.E$2]-[.E$251])/250)" office:value-type="float" office:value="310400" calcext:value-type="float">
            <text:p>310400</text:p>
          </table:table-cell>
          <table:table-cell table:number-columns-repeated="2"/>
        </table:table-row>
        <table:table-row table:style-name="ro1">
          <table:table-cell table:formula="of:=[.A155]-10" office:value-type="float" office:value="1960" calcext:value-type="float">
            <text:p>1960</text:p>
          </table:table-cell>
          <table:table-cell table:formula="of:=[.B155]-(([.B$2]-[.B$351])/351)" office:value-type="float" office:value="1488490.02849004" calcext:value-type="float">
            <text:p>1488490</text:p>
          </table:table-cell>
          <table:table-cell/>
          <table:table-cell office:value-type="float" office:value="-1550" calcext:value-type="float">
            <text:p>-1550</text:p>
          </table:table-cell>
          <table:table-cell table:formula="of:=[.E155]-(([.E$2]-[.E$251])/250)" office:value-type="float" office:value="307200" calcext:value-type="float">
            <text:p>307200</text:p>
          </table:table-cell>
          <table:table-cell table:number-columns-repeated="2"/>
        </table:table-row>
        <table:table-row table:style-name="ro1">
          <table:table-cell table:formula="of:=[.A156]-10" office:value-type="float" office:value="1950" calcext:value-type="float">
            <text:p>1950</text:p>
          </table:table-cell>
          <table:table-cell table:formula="of:=[.B156]-(([.B$2]-[.B$351])/351)" office:value-type="float" office:value="1486467.23646725" calcext:value-type="float">
            <text:p>1486467</text:p>
          </table:table-cell>
          <table:table-cell/>
          <table:table-cell office:value-type="float" office:value="-1560" calcext:value-type="float">
            <text:p>-1560</text:p>
          </table:table-cell>
          <table:table-cell table:formula="of:=[.E156]-(([.E$2]-[.E$251])/250)" office:value-type="float" office:value="304000" calcext:value-type="float">
            <text:p>304000</text:p>
          </table:table-cell>
          <table:table-cell table:number-columns-repeated="2"/>
        </table:table-row>
        <table:table-row table:style-name="ro1">
          <table:table-cell table:formula="of:=[.A157]-10" office:value-type="float" office:value="1940" calcext:value-type="float">
            <text:p>1940</text:p>
          </table:table-cell>
          <table:table-cell table:formula="of:=[.B157]-(([.B$2]-[.B$351])/351)" office:value-type="float" office:value="1484444.44444446" calcext:value-type="float">
            <text:p>1484444</text:p>
          </table:table-cell>
          <table:table-cell/>
          <table:table-cell office:value-type="float" office:value="-1570" calcext:value-type="float">
            <text:p>-1570</text:p>
          </table:table-cell>
          <table:table-cell table:formula="of:=[.E157]-(([.E$2]-[.E$251])/250)" office:value-type="float" office:value="300800" calcext:value-type="float">
            <text:p>300800</text:p>
          </table:table-cell>
          <table:table-cell table:number-columns-repeated="2"/>
        </table:table-row>
        <table:table-row table:style-name="ro1">
          <table:table-cell table:formula="of:=[.A158]-10" office:value-type="float" office:value="1930" calcext:value-type="float">
            <text:p>1930</text:p>
          </table:table-cell>
          <table:table-cell table:formula="of:=[.B158]-(([.B$2]-[.B$351])/351)" office:value-type="float" office:value="1482421.65242167" calcext:value-type="float">
            <text:p>1482422</text:p>
          </table:table-cell>
          <table:table-cell/>
          <table:table-cell office:value-type="float" office:value="-1580" calcext:value-type="float">
            <text:p>-1580</text:p>
          </table:table-cell>
          <table:table-cell table:formula="of:=[.E158]-(([.E$2]-[.E$251])/250)" office:value-type="float" office:value="297600" calcext:value-type="float">
            <text:p>297600</text:p>
          </table:table-cell>
          <table:table-cell table:number-columns-repeated="2"/>
        </table:table-row>
        <table:table-row table:style-name="ro1">
          <table:table-cell table:formula="of:=[.A159]-10" office:value-type="float" office:value="1920" calcext:value-type="float">
            <text:p>1920</text:p>
          </table:table-cell>
          <table:table-cell table:formula="of:=[.B159]-(([.B$2]-[.B$351])/351)" office:value-type="float" office:value="1480398.86039888" calcext:value-type="float">
            <text:p>1480399</text:p>
          </table:table-cell>
          <table:table-cell/>
          <table:table-cell office:value-type="float" office:value="-1590" calcext:value-type="float">
            <text:p>-1590</text:p>
          </table:table-cell>
          <table:table-cell table:formula="of:=[.E159]-(([.E$2]-[.E$251])/250)" office:value-type="float" office:value="294400" calcext:value-type="float">
            <text:p>294400</text:p>
          </table:table-cell>
          <table:table-cell table:number-columns-repeated="2"/>
        </table:table-row>
        <table:table-row table:style-name="ro1">
          <table:table-cell table:formula="of:=[.A160]-10" office:value-type="float" office:value="1910" calcext:value-type="float">
            <text:p>1910</text:p>
          </table:table-cell>
          <table:table-cell table:formula="of:=[.B160]-(([.B$2]-[.B$351])/351)" office:value-type="float" office:value="1478376.06837608" calcext:value-type="float">
            <text:p>1478376</text:p>
          </table:table-cell>
          <table:table-cell/>
          <table:table-cell office:value-type="float" office:value="-1600" calcext:value-type="float">
            <text:p>-1600</text:p>
          </table:table-cell>
          <table:table-cell table:formula="of:=[.E160]-(([.E$2]-[.E$251])/250)" office:value-type="float" office:value="291200" calcext:value-type="float">
            <text:p>291200</text:p>
          </table:table-cell>
          <table:table-cell table:number-columns-repeated="2"/>
        </table:table-row>
        <table:table-row table:style-name="ro1">
          <table:table-cell table:formula="of:=[.A161]-10" office:value-type="float" office:value="1900" calcext:value-type="float">
            <text:p>1900</text:p>
          </table:table-cell>
          <table:table-cell table:formula="of:=[.B161]-(([.B$2]-[.B$351])/351)" office:value-type="float" office:value="1476353.27635329" calcext:value-type="float">
            <text:p>1476353</text:p>
          </table:table-cell>
          <table:table-cell/>
          <table:table-cell office:value-type="float" office:value="-1610" calcext:value-type="float">
            <text:p>-1610</text:p>
          </table:table-cell>
          <table:table-cell table:formula="of:=[.E161]-(([.E$2]-[.E$251])/250)" office:value-type="float" office:value="288000" calcext:value-type="float">
            <text:p>288000</text:p>
          </table:table-cell>
          <table:table-cell table:number-columns-repeated="2"/>
        </table:table-row>
        <table:table-row table:style-name="ro1">
          <table:table-cell table:formula="of:=[.A162]-10" office:value-type="float" office:value="1890" calcext:value-type="float">
            <text:p>1890</text:p>
          </table:table-cell>
          <table:table-cell table:formula="of:=[.B162]-(([.B$2]-[.B$351])/351)" office:value-type="float" office:value="1474330.4843305" calcext:value-type="float">
            <text:p>1474330</text:p>
          </table:table-cell>
          <table:table-cell/>
          <table:table-cell office:value-type="float" office:value="-1620" calcext:value-type="float">
            <text:p>-1620</text:p>
          </table:table-cell>
          <table:table-cell table:formula="of:=[.E162]-(([.E$2]-[.E$251])/250)" office:value-type="float" office:value="284800" calcext:value-type="float">
            <text:p>284800</text:p>
          </table:table-cell>
          <table:table-cell table:number-columns-repeated="2"/>
        </table:table-row>
        <table:table-row table:style-name="ro1">
          <table:table-cell table:formula="of:=[.A163]-10" office:value-type="float" office:value="1880" calcext:value-type="float">
            <text:p>1880</text:p>
          </table:table-cell>
          <table:table-cell table:formula="of:=[.B163]-(([.B$2]-[.B$351])/351)" office:value-type="float" office:value="1472307.69230771" calcext:value-type="float">
            <text:p>1472308</text:p>
          </table:table-cell>
          <table:table-cell/>
          <table:table-cell office:value-type="float" office:value="-1630" calcext:value-type="float">
            <text:p>-1630</text:p>
          </table:table-cell>
          <table:table-cell table:formula="of:=[.E163]-(([.E$2]-[.E$251])/250)" office:value-type="float" office:value="281600" calcext:value-type="float">
            <text:p>281600</text:p>
          </table:table-cell>
          <table:table-cell table:number-columns-repeated="2"/>
        </table:table-row>
        <table:table-row table:style-name="ro1">
          <table:table-cell table:formula="of:=[.A164]-10" office:value-type="float" office:value="1870" calcext:value-type="float">
            <text:p>1870</text:p>
          </table:table-cell>
          <table:table-cell table:formula="of:=[.B164]-(([.B$2]-[.B$351])/351)" office:value-type="float" office:value="1470284.90028492" calcext:value-type="float">
            <text:p>1470285</text:p>
          </table:table-cell>
          <table:table-cell/>
          <table:table-cell office:value-type="float" office:value="-1640" calcext:value-type="float">
            <text:p>-1640</text:p>
          </table:table-cell>
          <table:table-cell table:formula="of:=[.E164]-(([.E$2]-[.E$251])/250)" office:value-type="float" office:value="278400" calcext:value-type="float">
            <text:p>278400</text:p>
          </table:table-cell>
          <table:table-cell table:number-columns-repeated="2"/>
        </table:table-row>
        <table:table-row table:style-name="ro1">
          <table:table-cell table:formula="of:=[.A165]-10" office:value-type="float" office:value="1860" calcext:value-type="float">
            <text:p>1860</text:p>
          </table:table-cell>
          <table:table-cell table:formula="of:=[.B165]-(([.B$2]-[.B$351])/351)" office:value-type="float" office:value="1468262.10826212" calcext:value-type="float">
            <text:p>1468262</text:p>
          </table:table-cell>
          <table:table-cell/>
          <table:table-cell office:value-type="float" office:value="-1650" calcext:value-type="float">
            <text:p>-1650</text:p>
          </table:table-cell>
          <table:table-cell table:formula="of:=[.E165]-(([.E$2]-[.E$251])/250)" office:value-type="float" office:value="275200" calcext:value-type="float">
            <text:p>275200</text:p>
          </table:table-cell>
          <table:table-cell table:number-columns-repeated="2"/>
        </table:table-row>
        <table:table-row table:style-name="ro1">
          <table:table-cell table:formula="of:=[.A166]-10" office:value-type="float" office:value="1850" calcext:value-type="float">
            <text:p>1850</text:p>
          </table:table-cell>
          <table:table-cell table:formula="of:=[.B166]-(([.B$2]-[.B$351])/351)" office:value-type="float" office:value="1466239.31623933" calcext:value-type="float">
            <text:p>1466239</text:p>
          </table:table-cell>
          <table:table-cell/>
          <table:table-cell office:value-type="float" office:value="-1660" calcext:value-type="float">
            <text:p>-1660</text:p>
          </table:table-cell>
          <table:table-cell table:formula="of:=[.E166]-(([.E$2]-[.E$251])/250)" office:value-type="float" office:value="272000" calcext:value-type="float">
            <text:p>272000</text:p>
          </table:table-cell>
          <table:table-cell table:number-columns-repeated="2"/>
        </table:table-row>
        <table:table-row table:style-name="ro1">
          <table:table-cell table:formula="of:=[.A167]-10" office:value-type="float" office:value="1840" calcext:value-type="float">
            <text:p>1840</text:p>
          </table:table-cell>
          <table:table-cell table:formula="of:=[.B167]-(([.B$2]-[.B$351])/351)" office:value-type="float" office:value="1464216.52421654" calcext:value-type="float">
            <text:p>1464217</text:p>
          </table:table-cell>
          <table:table-cell/>
          <table:table-cell office:value-type="float" office:value="-1670" calcext:value-type="float">
            <text:p>-1670</text:p>
          </table:table-cell>
          <table:table-cell table:formula="of:=[.E167]-(([.E$2]-[.E$251])/250)" office:value-type="float" office:value="268800" calcext:value-type="float">
            <text:p>268800</text:p>
          </table:table-cell>
          <table:table-cell table:number-columns-repeated="2"/>
        </table:table-row>
        <table:table-row table:style-name="ro1">
          <table:table-cell table:formula="of:=[.A168]-10" office:value-type="float" office:value="1830" calcext:value-type="float">
            <text:p>1830</text:p>
          </table:table-cell>
          <table:table-cell table:formula="of:=[.B168]-(([.B$2]-[.B$351])/351)" office:value-type="float" office:value="1462193.73219375" calcext:value-type="float">
            <text:p>1462194</text:p>
          </table:table-cell>
          <table:table-cell/>
          <table:table-cell office:value-type="float" office:value="-1680" calcext:value-type="float">
            <text:p>-1680</text:p>
          </table:table-cell>
          <table:table-cell table:formula="of:=[.E168]-(([.E$2]-[.E$251])/250)" office:value-type="float" office:value="265600" calcext:value-type="float">
            <text:p>265600</text:p>
          </table:table-cell>
          <table:table-cell table:number-columns-repeated="2"/>
        </table:table-row>
        <table:table-row table:style-name="ro1">
          <table:table-cell table:formula="of:=[.A169]-10" office:value-type="float" office:value="1820" calcext:value-type="float">
            <text:p>1820</text:p>
          </table:table-cell>
          <table:table-cell table:formula="of:=[.B169]-(([.B$2]-[.B$351])/351)" office:value-type="float" office:value="1460170.94017096" calcext:value-type="float">
            <text:p>1460171</text:p>
          </table:table-cell>
          <table:table-cell/>
          <table:table-cell office:value-type="float" office:value="-1690" calcext:value-type="float">
            <text:p>-1690</text:p>
          </table:table-cell>
          <table:table-cell table:formula="of:=[.E169]-(([.E$2]-[.E$251])/250)" office:value-type="float" office:value="262400" calcext:value-type="float">
            <text:p>262400</text:p>
          </table:table-cell>
          <table:table-cell table:number-columns-repeated="2"/>
        </table:table-row>
        <table:table-row table:style-name="ro1">
          <table:table-cell table:formula="of:=[.A170]-10" office:value-type="float" office:value="1810" calcext:value-type="float">
            <text:p>1810</text:p>
          </table:table-cell>
          <table:table-cell table:formula="of:=[.B170]-(([.B$2]-[.B$351])/351)" office:value-type="float" office:value="1458148.14814816" calcext:value-type="float">
            <text:p>1458148</text:p>
          </table:table-cell>
          <table:table-cell/>
          <table:table-cell office:value-type="float" office:value="-1700" calcext:value-type="float">
            <text:p>-1700</text:p>
          </table:table-cell>
          <table:table-cell table:formula="of:=[.E170]-(([.E$2]-[.E$251])/250)" office:value-type="float" office:value="259200" calcext:value-type="float">
            <text:p>259200</text:p>
          </table:table-cell>
          <table:table-cell table:number-columns-repeated="2"/>
        </table:table-row>
        <table:table-row table:style-name="ro1">
          <table:table-cell table:formula="of:=[.A171]-10" office:value-type="float" office:value="1800" calcext:value-type="float">
            <text:p>1800</text:p>
          </table:table-cell>
          <table:table-cell table:formula="of:=[.B171]-(([.B$2]-[.B$351])/351)" office:value-type="float" office:value="1456125.35612537" calcext:value-type="float">
            <text:p>1456125</text:p>
          </table:table-cell>
          <table:table-cell/>
          <table:table-cell office:value-type="float" office:value="-1710" calcext:value-type="float">
            <text:p>-1710</text:p>
          </table:table-cell>
          <table:table-cell table:formula="of:=[.E171]-(([.E$2]-[.E$251])/250)" office:value-type="float" office:value="256000" calcext:value-type="float">
            <text:p>256000</text:p>
          </table:table-cell>
          <table:table-cell table:number-columns-repeated="2"/>
        </table:table-row>
        <table:table-row table:style-name="ro1">
          <table:table-cell table:formula="of:=[.A172]-10" office:value-type="float" office:value="1790" calcext:value-type="float">
            <text:p>1790</text:p>
          </table:table-cell>
          <table:table-cell table:formula="of:=[.B172]-(([.B$2]-[.B$351])/351)" office:value-type="float" office:value="1454102.56410258" calcext:value-type="float">
            <text:p>1454103</text:p>
          </table:table-cell>
          <table:table-cell/>
          <table:table-cell office:value-type="float" office:value="-1720" calcext:value-type="float">
            <text:p>-1720</text:p>
          </table:table-cell>
          <table:table-cell table:formula="of:=[.E172]-(([.E$2]-[.E$251])/250)" office:value-type="float" office:value="252800" calcext:value-type="float">
            <text:p>252800</text:p>
          </table:table-cell>
          <table:table-cell table:number-columns-repeated="2"/>
        </table:table-row>
        <table:table-row table:style-name="ro1">
          <table:table-cell table:formula="of:=[.A173]-10" office:value-type="float" office:value="1780" calcext:value-type="float">
            <text:p>1780</text:p>
          </table:table-cell>
          <table:table-cell table:formula="of:=[.B173]-(([.B$2]-[.B$351])/351)" office:value-type="float" office:value="1452079.77207979" calcext:value-type="float">
            <text:p>1452080</text:p>
          </table:table-cell>
          <table:table-cell/>
          <table:table-cell office:value-type="float" office:value="-1730" calcext:value-type="float">
            <text:p>-1730</text:p>
          </table:table-cell>
          <table:table-cell table:formula="of:=[.E173]-(([.E$2]-[.E$251])/250)" office:value-type="float" office:value="249600" calcext:value-type="float">
            <text:p>249600</text:p>
          </table:table-cell>
          <table:table-cell table:number-columns-repeated="2"/>
        </table:table-row>
        <table:table-row table:style-name="ro1">
          <table:table-cell table:formula="of:=[.A174]-10" office:value-type="float" office:value="1770" calcext:value-type="float">
            <text:p>1770</text:p>
          </table:table-cell>
          <table:table-cell table:formula="of:=[.B174]-(([.B$2]-[.B$351])/351)" office:value-type="float" office:value="1450056.980057" calcext:value-type="float">
            <text:p>1450057</text:p>
          </table:table-cell>
          <table:table-cell/>
          <table:table-cell office:value-type="float" office:value="-1740" calcext:value-type="float">
            <text:p>-1740</text:p>
          </table:table-cell>
          <table:table-cell table:formula="of:=[.E174]-(([.E$2]-[.E$251])/250)" office:value-type="float" office:value="246400" calcext:value-type="float">
            <text:p>246400</text:p>
          </table:table-cell>
          <table:table-cell table:number-columns-repeated="2"/>
        </table:table-row>
        <table:table-row table:style-name="ro1">
          <table:table-cell table:formula="of:=[.A175]-10" office:value-type="float" office:value="1760" calcext:value-type="float">
            <text:p>1760</text:p>
          </table:table-cell>
          <table:table-cell table:formula="of:=[.B175]-(([.B$2]-[.B$351])/351)" office:value-type="float" office:value="1448034.18803421" calcext:value-type="float">
            <text:p>1448034</text:p>
          </table:table-cell>
          <table:table-cell/>
          <table:table-cell office:value-type="float" office:value="-1750" calcext:value-type="float">
            <text:p>-1750</text:p>
          </table:table-cell>
          <table:table-cell table:formula="of:=[.E175]-(([.E$2]-[.E$251])/250)" office:value-type="float" office:value="243200" calcext:value-type="float">
            <text:p>243200</text:p>
          </table:table-cell>
          <table:table-cell table:number-columns-repeated="2"/>
        </table:table-row>
        <table:table-row table:style-name="ro1">
          <table:table-cell table:formula="of:=[.A176]-10" office:value-type="float" office:value="1750" calcext:value-type="float">
            <text:p>1750</text:p>
          </table:table-cell>
          <table:table-cell table:formula="of:=[.B176]-(([.B$2]-[.B$351])/351)" office:value-type="float" office:value="1446011.39601141" calcext:value-type="float">
            <text:p>1446011</text:p>
          </table:table-cell>
          <table:table-cell/>
          <table:table-cell office:value-type="float" office:value="-1760" calcext:value-type="float">
            <text:p>-1760</text:p>
          </table:table-cell>
          <table:table-cell table:formula="of:=[.E176]-(([.E$2]-[.E$251])/250)" office:value-type="float" office:value="240000" calcext:value-type="float">
            <text:p>240000</text:p>
          </table:table-cell>
          <table:table-cell table:number-columns-repeated="2"/>
        </table:table-row>
        <table:table-row table:style-name="ro1">
          <table:table-cell table:formula="of:=[.A177]-10" office:value-type="float" office:value="1740" calcext:value-type="float">
            <text:p>1740</text:p>
          </table:table-cell>
          <table:table-cell table:formula="of:=[.B177]-(([.B$2]-[.B$351])/351)" office:value-type="float" office:value="1443988.60398862" calcext:value-type="float">
            <text:p>1443989</text:p>
          </table:table-cell>
          <table:table-cell/>
          <table:table-cell office:value-type="float" office:value="-1770" calcext:value-type="float">
            <text:p>-1770</text:p>
          </table:table-cell>
          <table:table-cell table:formula="of:=[.E177]-(([.E$2]-[.E$251])/250)" office:value-type="float" office:value="236800" calcext:value-type="float">
            <text:p>236800</text:p>
          </table:table-cell>
          <table:table-cell table:number-columns-repeated="2"/>
        </table:table-row>
        <table:table-row table:style-name="ro1">
          <table:table-cell table:formula="of:=[.A178]-10" office:value-type="float" office:value="1730" calcext:value-type="float">
            <text:p>1730</text:p>
          </table:table-cell>
          <table:table-cell table:formula="of:=[.B178]-(([.B$2]-[.B$351])/351)" office:value-type="float" office:value="1441965.81196583" calcext:value-type="float">
            <text:p>1441966</text:p>
          </table:table-cell>
          <table:table-cell/>
          <table:table-cell office:value-type="float" office:value="-1780" calcext:value-type="float">
            <text:p>-1780</text:p>
          </table:table-cell>
          <table:table-cell table:formula="of:=[.E178]-(([.E$2]-[.E$251])/250)" office:value-type="float" office:value="233600" calcext:value-type="float">
            <text:p>233600</text:p>
          </table:table-cell>
          <table:table-cell table:number-columns-repeated="2"/>
        </table:table-row>
        <table:table-row table:style-name="ro1">
          <table:table-cell table:formula="of:=[.A179]-10" office:value-type="float" office:value="1720" calcext:value-type="float">
            <text:p>1720</text:p>
          </table:table-cell>
          <table:table-cell table:formula="of:=[.B179]-(([.B$2]-[.B$351])/351)" office:value-type="float" office:value="1439943.01994304" calcext:value-type="float">
            <text:p>1439943</text:p>
          </table:table-cell>
          <table:table-cell/>
          <table:table-cell office:value-type="float" office:value="-1790" calcext:value-type="float">
            <text:p>-1790</text:p>
          </table:table-cell>
          <table:table-cell table:formula="of:=[.E179]-(([.E$2]-[.E$251])/250)" office:value-type="float" office:value="230400" calcext:value-type="float">
            <text:p>230400</text:p>
          </table:table-cell>
          <table:table-cell table:number-columns-repeated="2"/>
        </table:table-row>
        <table:table-row table:style-name="ro1">
          <table:table-cell table:formula="of:=[.A180]-10" office:value-type="float" office:value="1710" calcext:value-type="float">
            <text:p>1710</text:p>
          </table:table-cell>
          <table:table-cell table:formula="of:=[.B180]-(([.B$2]-[.B$351])/351)" office:value-type="float" office:value="1437920.22792025" calcext:value-type="float">
            <text:p>1437920</text:p>
          </table:table-cell>
          <table:table-cell/>
          <table:table-cell office:value-type="float" office:value="-1800" calcext:value-type="float">
            <text:p>-1800</text:p>
          </table:table-cell>
          <table:table-cell table:formula="of:=[.E180]-(([.E$2]-[.E$251])/250)" office:value-type="float" office:value="227200" calcext:value-type="float">
            <text:p>227200</text:p>
          </table:table-cell>
          <table:table-cell table:number-columns-repeated="2"/>
        </table:table-row>
        <table:table-row table:style-name="ro1">
          <table:table-cell table:formula="of:=[.A181]-10" office:value-type="float" office:value="1700" calcext:value-type="float">
            <text:p>1700</text:p>
          </table:table-cell>
          <table:table-cell table:formula="of:=[.B181]-(([.B$2]-[.B$351])/351)" office:value-type="float" office:value="1435897.43589745" calcext:value-type="float">
            <text:p>1435897</text:p>
          </table:table-cell>
          <table:table-cell/>
          <table:table-cell office:value-type="float" office:value="-1810" calcext:value-type="float">
            <text:p>-1810</text:p>
          </table:table-cell>
          <table:table-cell table:formula="of:=[.E181]-(([.E$2]-[.E$251])/250)" office:value-type="float" office:value="224000" calcext:value-type="float">
            <text:p>224000</text:p>
          </table:table-cell>
          <table:table-cell table:number-columns-repeated="2"/>
        </table:table-row>
        <table:table-row table:style-name="ro1">
          <table:table-cell table:formula="of:=[.A182]-10" office:value-type="float" office:value="1690" calcext:value-type="float">
            <text:p>1690</text:p>
          </table:table-cell>
          <table:table-cell table:formula="of:=[.B182]-(([.B$2]-[.B$351])/351)" office:value-type="float" office:value="1433874.64387466" calcext:value-type="float">
            <text:p>1433875</text:p>
          </table:table-cell>
          <table:table-cell/>
          <table:table-cell office:value-type="float" office:value="-1820" calcext:value-type="float">
            <text:p>-1820</text:p>
          </table:table-cell>
          <table:table-cell table:formula="of:=[.E182]-(([.E$2]-[.E$251])/250)" office:value-type="float" office:value="220800" calcext:value-type="float">
            <text:p>220800</text:p>
          </table:table-cell>
          <table:table-cell table:number-columns-repeated="2"/>
        </table:table-row>
        <table:table-row table:style-name="ro1">
          <table:table-cell table:formula="of:=[.A183]-10" office:value-type="float" office:value="1680" calcext:value-type="float">
            <text:p>1680</text:p>
          </table:table-cell>
          <table:table-cell table:formula="of:=[.B183]-(([.B$2]-[.B$351])/351)" office:value-type="float" office:value="1431851.85185187" calcext:value-type="float">
            <text:p>1431852</text:p>
          </table:table-cell>
          <table:table-cell/>
          <table:table-cell office:value-type="float" office:value="-1830" calcext:value-type="float">
            <text:p>-1830</text:p>
          </table:table-cell>
          <table:table-cell table:formula="of:=[.E183]-(([.E$2]-[.E$251])/250)" office:value-type="float" office:value="217600" calcext:value-type="float">
            <text:p>217600</text:p>
          </table:table-cell>
          <table:table-cell table:number-columns-repeated="2"/>
        </table:table-row>
        <table:table-row table:style-name="ro1">
          <table:table-cell table:formula="of:=[.A184]-10" office:value-type="float" office:value="1670" calcext:value-type="float">
            <text:p>1670</text:p>
          </table:table-cell>
          <table:table-cell table:formula="of:=[.B184]-(([.B$2]-[.B$351])/351)" office:value-type="float" office:value="1429829.05982908" calcext:value-type="float">
            <text:p>1429829</text:p>
          </table:table-cell>
          <table:table-cell/>
          <table:table-cell office:value-type="float" office:value="-1840" calcext:value-type="float">
            <text:p>-1840</text:p>
          </table:table-cell>
          <table:table-cell table:formula="of:=[.E184]-(([.E$2]-[.E$251])/250)" office:value-type="float" office:value="214400" calcext:value-type="float">
            <text:p>214400</text:p>
          </table:table-cell>
          <table:table-cell table:number-columns-repeated="2"/>
        </table:table-row>
        <table:table-row table:style-name="ro1">
          <table:table-cell table:formula="of:=[.A185]-10" office:value-type="float" office:value="1660" calcext:value-type="float">
            <text:p>1660</text:p>
          </table:table-cell>
          <table:table-cell table:formula="of:=[.B185]-(([.B$2]-[.B$351])/351)" office:value-type="float" office:value="1427806.26780629" calcext:value-type="float">
            <text:p>1427806</text:p>
          </table:table-cell>
          <table:table-cell/>
          <table:table-cell office:value-type="float" office:value="-1850" calcext:value-type="float">
            <text:p>-1850</text:p>
          </table:table-cell>
          <table:table-cell table:formula="of:=[.E185]-(([.E$2]-[.E$251])/250)" office:value-type="float" office:value="211200" calcext:value-type="float">
            <text:p>211200</text:p>
          </table:table-cell>
          <table:table-cell table:number-columns-repeated="2"/>
        </table:table-row>
        <table:table-row table:style-name="ro1">
          <table:table-cell table:formula="of:=[.A186]-10" office:value-type="float" office:value="1650" calcext:value-type="float">
            <text:p>1650</text:p>
          </table:table-cell>
          <table:table-cell table:formula="of:=[.B186]-(([.B$2]-[.B$351])/351)" office:value-type="float" office:value="1425783.47578349" calcext:value-type="float">
            <text:p>1425783</text:p>
          </table:table-cell>
          <table:table-cell/>
          <table:table-cell office:value-type="float" office:value="-1860" calcext:value-type="float">
            <text:p>-1860</text:p>
          </table:table-cell>
          <table:table-cell table:formula="of:=[.E186]-(([.E$2]-[.E$251])/250)" office:value-type="float" office:value="208000" calcext:value-type="float">
            <text:p>208000</text:p>
          </table:table-cell>
          <table:table-cell table:number-columns-repeated="2"/>
        </table:table-row>
        <table:table-row table:style-name="ro1">
          <table:table-cell table:formula="of:=[.A187]-10" office:value-type="float" office:value="1640" calcext:value-type="float">
            <text:p>1640</text:p>
          </table:table-cell>
          <table:table-cell table:formula="of:=[.B187]-(([.B$2]-[.B$351])/351)" office:value-type="float" office:value="1423760.6837607" calcext:value-type="float">
            <text:p>1423761</text:p>
          </table:table-cell>
          <table:table-cell/>
          <table:table-cell office:value-type="float" office:value="-1870" calcext:value-type="float">
            <text:p>-1870</text:p>
          </table:table-cell>
          <table:table-cell table:formula="of:=[.E187]-(([.E$2]-[.E$251])/250)" office:value-type="float" office:value="204800" calcext:value-type="float">
            <text:p>204800</text:p>
          </table:table-cell>
          <table:table-cell table:number-columns-repeated="2"/>
        </table:table-row>
        <table:table-row table:style-name="ro1">
          <table:table-cell table:formula="of:=[.A188]-10" office:value-type="float" office:value="1630" calcext:value-type="float">
            <text:p>1630</text:p>
          </table:table-cell>
          <table:table-cell table:formula="of:=[.B188]-(([.B$2]-[.B$351])/351)" office:value-type="float" office:value="1421737.89173791" calcext:value-type="float">
            <text:p>1421738</text:p>
          </table:table-cell>
          <table:table-cell/>
          <table:table-cell office:value-type="float" office:value="-1880" calcext:value-type="float">
            <text:p>-1880</text:p>
          </table:table-cell>
          <table:table-cell table:formula="of:=[.E188]-(([.E$2]-[.E$251])/250)" office:value-type="float" office:value="201600" calcext:value-type="float">
            <text:p>201600</text:p>
          </table:table-cell>
          <table:table-cell table:number-columns-repeated="2"/>
        </table:table-row>
        <table:table-row table:style-name="ro1">
          <table:table-cell table:formula="of:=[.A189]-10" office:value-type="float" office:value="1620" calcext:value-type="float">
            <text:p>1620</text:p>
          </table:table-cell>
          <table:table-cell table:formula="of:=[.B189]-(([.B$2]-[.B$351])/351)" office:value-type="float" office:value="1419715.09971512" calcext:value-type="float">
            <text:p>1419715</text:p>
          </table:table-cell>
          <table:table-cell/>
          <table:table-cell office:value-type="float" office:value="-1890" calcext:value-type="float">
            <text:p>-1890</text:p>
          </table:table-cell>
          <table:table-cell table:formula="of:=[.E189]-(([.E$2]-[.E$251])/250)" office:value-type="float" office:value="198400" calcext:value-type="float">
            <text:p>198400</text:p>
          </table:table-cell>
          <table:table-cell table:number-columns-repeated="2"/>
        </table:table-row>
        <table:table-row table:style-name="ro1">
          <table:table-cell table:formula="of:=[.A190]-10" office:value-type="float" office:value="1610" calcext:value-type="float">
            <text:p>1610</text:p>
          </table:table-cell>
          <table:table-cell table:formula="of:=[.B190]-(([.B$2]-[.B$351])/351)" office:value-type="float" office:value="1417692.30769233" calcext:value-type="float">
            <text:p>1417692</text:p>
          </table:table-cell>
          <table:table-cell/>
          <table:table-cell office:value-type="float" office:value="-1900" calcext:value-type="float">
            <text:p>-1900</text:p>
          </table:table-cell>
          <table:table-cell table:formula="of:=[.E190]-(([.E$2]-[.E$251])/250)" office:value-type="float" office:value="195200" calcext:value-type="float">
            <text:p>195200</text:p>
          </table:table-cell>
          <table:table-cell table:number-columns-repeated="2"/>
        </table:table-row>
        <table:table-row table:style-name="ro1">
          <table:table-cell table:formula="of:=[.A191]-10" office:value-type="float" office:value="1600" calcext:value-type="float">
            <text:p>1600</text:p>
          </table:table-cell>
          <table:table-cell table:formula="of:=[.B191]-(([.B$2]-[.B$351])/351)" office:value-type="float" office:value="1415669.51566953" calcext:value-type="float">
            <text:p>1415670</text:p>
          </table:table-cell>
          <table:table-cell/>
          <table:table-cell office:value-type="float" office:value="-1910" calcext:value-type="float">
            <text:p>-1910</text:p>
          </table:table-cell>
          <table:table-cell table:formula="of:=[.E191]-(([.E$2]-[.E$251])/250)" office:value-type="float" office:value="192000" calcext:value-type="float">
            <text:p>192000</text:p>
          </table:table-cell>
          <table:table-cell table:number-columns-repeated="2"/>
        </table:table-row>
        <table:table-row table:style-name="ro1">
          <table:table-cell table:formula="of:=[.A192]-10" office:value-type="float" office:value="1590" calcext:value-type="float">
            <text:p>1590</text:p>
          </table:table-cell>
          <table:table-cell table:formula="of:=[.B192]-(([.B$2]-[.B$351])/351)" office:value-type="float" office:value="1413646.72364674" calcext:value-type="float">
            <text:p>1413647</text:p>
          </table:table-cell>
          <table:table-cell/>
          <table:table-cell office:value-type="float" office:value="-1920" calcext:value-type="float">
            <text:p>-1920</text:p>
          </table:table-cell>
          <table:table-cell table:formula="of:=[.E192]-(([.E$2]-[.E$251])/250)" office:value-type="float" office:value="188800" calcext:value-type="float">
            <text:p>188800</text:p>
          </table:table-cell>
          <table:table-cell table:number-columns-repeated="2"/>
        </table:table-row>
        <table:table-row table:style-name="ro1">
          <table:table-cell table:formula="of:=[.A193]-10" office:value-type="float" office:value="1580" calcext:value-type="float">
            <text:p>1580</text:p>
          </table:table-cell>
          <table:table-cell table:formula="of:=[.B193]-(([.B$2]-[.B$351])/351)" office:value-type="float" office:value="1411623.93162395" calcext:value-type="float">
            <text:p>1411624</text:p>
          </table:table-cell>
          <table:table-cell/>
          <table:table-cell office:value-type="float" office:value="-1930" calcext:value-type="float">
            <text:p>-1930</text:p>
          </table:table-cell>
          <table:table-cell table:formula="of:=[.E193]-(([.E$2]-[.E$251])/250)" office:value-type="float" office:value="185600" calcext:value-type="float">
            <text:p>185600</text:p>
          </table:table-cell>
          <table:table-cell table:number-columns-repeated="2"/>
        </table:table-row>
        <table:table-row table:style-name="ro1">
          <table:table-cell table:formula="of:=[.A194]-10" office:value-type="float" office:value="1570" calcext:value-type="float">
            <text:p>1570</text:p>
          </table:table-cell>
          <table:table-cell table:formula="of:=[.B194]-(([.B$2]-[.B$351])/351)" office:value-type="float" office:value="1409601.13960116" calcext:value-type="float">
            <text:p>1409601</text:p>
          </table:table-cell>
          <table:table-cell/>
          <table:table-cell office:value-type="float" office:value="-1940" calcext:value-type="float">
            <text:p>-1940</text:p>
          </table:table-cell>
          <table:table-cell table:formula="of:=[.E194]-(([.E$2]-[.E$251])/250)" office:value-type="float" office:value="182400" calcext:value-type="float">
            <text:p>182400</text:p>
          </table:table-cell>
          <table:table-cell table:number-columns-repeated="2"/>
        </table:table-row>
        <table:table-row table:style-name="ro1">
          <table:table-cell table:formula="of:=[.A195]-10" office:value-type="float" office:value="1560" calcext:value-type="float">
            <text:p>1560</text:p>
          </table:table-cell>
          <table:table-cell table:formula="of:=[.B195]-(([.B$2]-[.B$351])/351)" office:value-type="float" office:value="1407578.34757837" calcext:value-type="float">
            <text:p>1407578</text:p>
          </table:table-cell>
          <table:table-cell/>
          <table:table-cell office:value-type="float" office:value="-1950" calcext:value-type="float">
            <text:p>-1950</text:p>
          </table:table-cell>
          <table:table-cell table:formula="of:=[.E195]-(([.E$2]-[.E$251])/250)" office:value-type="float" office:value="179200" calcext:value-type="float">
            <text:p>179200</text:p>
          </table:table-cell>
          <table:table-cell table:number-columns-repeated="2"/>
        </table:table-row>
        <table:table-row table:style-name="ro1">
          <table:table-cell table:formula="of:=[.A196]-10" office:value-type="float" office:value="1550" calcext:value-type="float">
            <text:p>1550</text:p>
          </table:table-cell>
          <table:table-cell table:formula="of:=[.B196]-(([.B$2]-[.B$351])/351)" office:value-type="float" office:value="1405555.55555557" calcext:value-type="float">
            <text:p>1405556</text:p>
          </table:table-cell>
          <table:table-cell/>
          <table:table-cell office:value-type="float" office:value="-1960" calcext:value-type="float">
            <text:p>-1960</text:p>
          </table:table-cell>
          <table:table-cell table:formula="of:=[.E196]-(([.E$2]-[.E$251])/250)" office:value-type="float" office:value="176000" calcext:value-type="float">
            <text:p>176000</text:p>
          </table:table-cell>
          <table:table-cell table:number-columns-repeated="2"/>
        </table:table-row>
        <table:table-row table:style-name="ro1">
          <table:table-cell table:formula="of:=[.A197]-10" office:value-type="float" office:value="1540" calcext:value-type="float">
            <text:p>1540</text:p>
          </table:table-cell>
          <table:table-cell table:formula="of:=[.B197]-(([.B$2]-[.B$351])/351)" office:value-type="float" office:value="1403532.76353278" calcext:value-type="float">
            <text:p>1403533</text:p>
          </table:table-cell>
          <table:table-cell/>
          <table:table-cell office:value-type="float" office:value="-1970" calcext:value-type="float">
            <text:p>-1970</text:p>
          </table:table-cell>
          <table:table-cell table:formula="of:=[.E197]-(([.E$2]-[.E$251])/250)" office:value-type="float" office:value="172800" calcext:value-type="float">
            <text:p>172800</text:p>
          </table:table-cell>
          <table:table-cell table:number-columns-repeated="2"/>
        </table:table-row>
        <table:table-row table:style-name="ro1">
          <table:table-cell table:formula="of:=[.A198]-10" office:value-type="float" office:value="1530" calcext:value-type="float">
            <text:p>1530</text:p>
          </table:table-cell>
          <table:table-cell table:formula="of:=[.B198]-(([.B$2]-[.B$351])/351)" office:value-type="float" office:value="1401509.97150999" calcext:value-type="float">
            <text:p>1401510</text:p>
          </table:table-cell>
          <table:table-cell/>
          <table:table-cell office:value-type="float" office:value="-1980" calcext:value-type="float">
            <text:p>-1980</text:p>
          </table:table-cell>
          <table:table-cell table:formula="of:=[.E198]-(([.E$2]-[.E$251])/250)" office:value-type="float" office:value="169600" calcext:value-type="float">
            <text:p>169600</text:p>
          </table:table-cell>
          <table:table-cell table:number-columns-repeated="2"/>
        </table:table-row>
        <table:table-row table:style-name="ro1">
          <table:table-cell table:formula="of:=[.A199]-10" office:value-type="float" office:value="1520" calcext:value-type="float">
            <text:p>1520</text:p>
          </table:table-cell>
          <table:table-cell table:formula="of:=[.B199]-(([.B$2]-[.B$351])/351)" office:value-type="float" office:value="1399487.1794872" calcext:value-type="float">
            <text:p>1399487</text:p>
          </table:table-cell>
          <table:table-cell/>
          <table:table-cell office:value-type="float" office:value="-1990" calcext:value-type="float">
            <text:p>-1990</text:p>
          </table:table-cell>
          <table:table-cell table:formula="of:=[.E199]-(([.E$2]-[.E$251])/250)" office:value-type="float" office:value="166400" calcext:value-type="float">
            <text:p>166400</text:p>
          </table:table-cell>
          <table:table-cell table:number-columns-repeated="2"/>
        </table:table-row>
        <table:table-row table:style-name="ro1">
          <table:table-cell table:formula="of:=[.A200]-10" office:value-type="float" office:value="1510" calcext:value-type="float">
            <text:p>1510</text:p>
          </table:table-cell>
          <table:table-cell table:formula="of:=[.B200]-(([.B$2]-[.B$351])/351)" office:value-type="float" office:value="1397464.38746441" calcext:value-type="float">
            <text:p>1397464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E200]-(([.E$2]-[.E$251])/250)" office:value-type="float" office:value="163200" calcext:value-type="float">
            <text:p>163200</text:p>
          </table:table-cell>
          <table:table-cell table:number-columns-repeated="2"/>
        </table:table-row>
        <table:table-row table:style-name="ro1">
          <table:table-cell table:formula="of:=[.A201]-10" office:value-type="float" office:value="1500" calcext:value-type="float">
            <text:p>1500</text:p>
          </table:table-cell>
          <table:table-cell table:formula="of:=[.B201]-(([.B$2]-[.B$351])/351)" office:value-type="float" office:value="1395441.59544162" calcext:value-type="float">
            <text:p>1395442</text:p>
          </table:table-cell>
          <table:table-cell/>
          <table:table-cell office:value-type="float" office:value="-2010" calcext:value-type="float">
            <text:p>-2010</text:p>
          </table:table-cell>
          <table:table-cell table:formula="of:=[.E201]-(([.E$2]-[.E$251])/250)" office:value-type="float" office:value="160000" calcext:value-type="float">
            <text:p>160000</text:p>
          </table:table-cell>
          <table:table-cell table:number-columns-repeated="2"/>
        </table:table-row>
        <table:table-row table:style-name="ro1">
          <table:table-cell table:formula="of:=[.A202]-10" office:value-type="float" office:value="1490" calcext:value-type="float">
            <text:p>1490</text:p>
          </table:table-cell>
          <table:table-cell table:formula="of:=[.B202]-(([.B$2]-[.B$351])/351)" office:value-type="float" office:value="1393418.80341882" calcext:value-type="float">
            <text:p>1393419</text:p>
          </table:table-cell>
          <table:table-cell/>
          <table:table-cell office:value-type="float" office:value="-2020" calcext:value-type="float">
            <text:p>-2020</text:p>
          </table:table-cell>
          <table:table-cell table:formula="of:=[.E202]-(([.E$2]-[.E$251])/250)" office:value-type="float" office:value="156800" calcext:value-type="float">
            <text:p>156800</text:p>
          </table:table-cell>
          <table:table-cell table:number-columns-repeated="2"/>
        </table:table-row>
        <table:table-row table:style-name="ro1">
          <table:table-cell table:formula="of:=[.A203]-10" office:value-type="float" office:value="1480" calcext:value-type="float">
            <text:p>1480</text:p>
          </table:table-cell>
          <table:table-cell table:formula="of:=[.B203]-(([.B$2]-[.B$351])/351)" office:value-type="float" office:value="1391396.01139603" calcext:value-type="float">
            <text:p>1391396</text:p>
          </table:table-cell>
          <table:table-cell/>
          <table:table-cell office:value-type="float" office:value="-2030" calcext:value-type="float">
            <text:p>-2030</text:p>
          </table:table-cell>
          <table:table-cell table:formula="of:=[.E203]-(([.E$2]-[.E$251])/250)" office:value-type="float" office:value="153600" calcext:value-type="float">
            <text:p>153600</text:p>
          </table:table-cell>
          <table:table-cell table:number-columns-repeated="2"/>
        </table:table-row>
        <table:table-row table:style-name="ro1">
          <table:table-cell table:formula="of:=[.A204]-10" office:value-type="float" office:value="1470" calcext:value-type="float">
            <text:p>1470</text:p>
          </table:table-cell>
          <table:table-cell table:formula="of:=[.B204]-(([.B$2]-[.B$351])/351)" office:value-type="float" office:value="1389373.21937324" calcext:value-type="float">
            <text:p>1389373</text:p>
          </table:table-cell>
          <table:table-cell/>
          <table:table-cell office:value-type="float" office:value="-2040" calcext:value-type="float">
            <text:p>-2040</text:p>
          </table:table-cell>
          <table:table-cell table:formula="of:=[.E204]-(([.E$2]-[.E$251])/250)" office:value-type="float" office:value="150400" calcext:value-type="float">
            <text:p>150400</text:p>
          </table:table-cell>
          <table:table-cell table:number-columns-repeated="2"/>
        </table:table-row>
        <table:table-row table:style-name="ro1">
          <table:table-cell table:formula="of:=[.A205]-10" office:value-type="float" office:value="1460" calcext:value-type="float">
            <text:p>1460</text:p>
          </table:table-cell>
          <table:table-cell table:formula="of:=[.B205]-(([.B$2]-[.B$351])/351)" office:value-type="float" office:value="1387350.42735045" calcext:value-type="float">
            <text:p>1387350</text:p>
          </table:table-cell>
          <table:table-cell/>
          <table:table-cell office:value-type="float" office:value="-2050" calcext:value-type="float">
            <text:p>-2050</text:p>
          </table:table-cell>
          <table:table-cell table:formula="of:=[.E205]-(([.E$2]-[.E$251])/250)" office:value-type="float" office:value="147200" calcext:value-type="float">
            <text:p>147200</text:p>
          </table:table-cell>
          <table:table-cell table:number-columns-repeated="2"/>
        </table:table-row>
        <table:table-row table:style-name="ro1">
          <table:table-cell table:formula="of:=[.A206]-10" office:value-type="float" office:value="1450" calcext:value-type="float">
            <text:p>1450</text:p>
          </table:table-cell>
          <table:table-cell table:formula="of:=[.B206]-(([.B$2]-[.B$351])/351)" office:value-type="float" office:value="1385327.63532766" calcext:value-type="float">
            <text:p>1385328</text:p>
          </table:table-cell>
          <table:table-cell/>
          <table:table-cell office:value-type="float" office:value="-2060" calcext:value-type="float">
            <text:p>-2060</text:p>
          </table:table-cell>
          <table:table-cell table:formula="of:=[.E206]-(([.E$2]-[.E$251])/250)" office:value-type="float" office:value="144000" calcext:value-type="float">
            <text:p>144000</text:p>
          </table:table-cell>
          <table:table-cell table:number-columns-repeated="2"/>
        </table:table-row>
        <table:table-row table:style-name="ro1">
          <table:table-cell table:formula="of:=[.A207]-10" office:value-type="float" office:value="1440" calcext:value-type="float">
            <text:p>1440</text:p>
          </table:table-cell>
          <table:table-cell table:formula="of:=[.B207]-(([.B$2]-[.B$351])/351)" office:value-type="float" office:value="1383304.84330486" calcext:value-type="float">
            <text:p>1383305</text:p>
          </table:table-cell>
          <table:table-cell/>
          <table:table-cell office:value-type="float" office:value="-2070" calcext:value-type="float">
            <text:p>-2070</text:p>
          </table:table-cell>
          <table:table-cell table:formula="of:=[.E207]-(([.E$2]-[.E$251])/250)" office:value-type="float" office:value="140800" calcext:value-type="float">
            <text:p>140800</text:p>
          </table:table-cell>
          <table:table-cell table:number-columns-repeated="2"/>
        </table:table-row>
        <table:table-row table:style-name="ro1">
          <table:table-cell table:formula="of:=[.A208]-10" office:value-type="float" office:value="1430" calcext:value-type="float">
            <text:p>1430</text:p>
          </table:table-cell>
          <table:table-cell table:formula="of:=[.B208]-(([.B$2]-[.B$351])/351)" office:value-type="float" office:value="1381282.05128207" calcext:value-type="float">
            <text:p>1381282</text:p>
          </table:table-cell>
          <table:table-cell/>
          <table:table-cell office:value-type="float" office:value="-2080" calcext:value-type="float">
            <text:p>-2080</text:p>
          </table:table-cell>
          <table:table-cell table:formula="of:=[.E208]-(([.E$2]-[.E$251])/250)" office:value-type="float" office:value="137600" calcext:value-type="float">
            <text:p>137600</text:p>
          </table:table-cell>
          <table:table-cell table:number-columns-repeated="2"/>
        </table:table-row>
        <table:table-row table:style-name="ro1">
          <table:table-cell table:formula="of:=[.A209]-10" office:value-type="float" office:value="1420" calcext:value-type="float">
            <text:p>1420</text:p>
          </table:table-cell>
          <table:table-cell table:formula="of:=[.B209]-(([.B$2]-[.B$351])/351)" office:value-type="float" office:value="1379259.25925928" calcext:value-type="float">
            <text:p>1379259</text:p>
          </table:table-cell>
          <table:table-cell/>
          <table:table-cell office:value-type="float" office:value="-2090" calcext:value-type="float">
            <text:p>-2090</text:p>
          </table:table-cell>
          <table:table-cell table:formula="of:=[.E209]-(([.E$2]-[.E$251])/250)" office:value-type="float" office:value="134400" calcext:value-type="float">
            <text:p>134400</text:p>
          </table:table-cell>
          <table:table-cell table:number-columns-repeated="2"/>
        </table:table-row>
        <table:table-row table:style-name="ro1">
          <table:table-cell table:formula="of:=[.A210]-10" office:value-type="float" office:value="1410" calcext:value-type="float">
            <text:p>1410</text:p>
          </table:table-cell>
          <table:table-cell table:formula="of:=[.B210]-(([.B$2]-[.B$351])/351)" office:value-type="float" office:value="1377236.46723649" calcext:value-type="float">
            <text:p>1377236</text:p>
          </table:table-cell>
          <table:table-cell/>
          <table:table-cell office:value-type="float" office:value="-2100" calcext:value-type="float">
            <text:p>-2100</text:p>
          </table:table-cell>
          <table:table-cell table:formula="of:=[.E210]-(([.E$2]-[.E$251])/250)" office:value-type="float" office:value="131200" calcext:value-type="float">
            <text:p>131200</text:p>
          </table:table-cell>
          <table:table-cell table:number-columns-repeated="2"/>
        </table:table-row>
        <table:table-row table:style-name="ro1">
          <table:table-cell table:formula="of:=[.A211]-10" office:value-type="float" office:value="1400" calcext:value-type="float">
            <text:p>1400</text:p>
          </table:table-cell>
          <table:table-cell table:formula="of:=[.B211]-(([.B$2]-[.B$351])/351)" office:value-type="float" office:value="1375213.6752137" calcext:value-type="float">
            <text:p>1375214</text:p>
          </table:table-cell>
          <table:table-cell/>
          <table:table-cell office:value-type="float" office:value="-2110" calcext:value-type="float">
            <text:p>-2110</text:p>
          </table:table-cell>
          <table:table-cell table:formula="of:=[.E211]-(([.E$2]-[.E$251])/250)" office:value-type="float" office:value="128000" calcext:value-type="float">
            <text:p>128000</text:p>
          </table:table-cell>
          <table:table-cell table:number-columns-repeated="2"/>
        </table:table-row>
        <table:table-row table:style-name="ro1">
          <table:table-cell table:formula="of:=[.A212]-10" office:value-type="float" office:value="1390" calcext:value-type="float">
            <text:p>1390</text:p>
          </table:table-cell>
          <table:table-cell table:formula="of:=[.B212]-(([.B$2]-[.B$351])/351)" office:value-type="float" office:value="1373190.8831909" calcext:value-type="float">
            <text:p>1373191</text:p>
          </table:table-cell>
          <table:table-cell/>
          <table:table-cell office:value-type="float" office:value="-2120" calcext:value-type="float">
            <text:p>-2120</text:p>
          </table:table-cell>
          <table:table-cell table:formula="of:=[.E212]-(([.E$2]-[.E$251])/250)" office:value-type="float" office:value="124800" calcext:value-type="float">
            <text:p>124800</text:p>
          </table:table-cell>
          <table:table-cell table:number-columns-repeated="2"/>
        </table:table-row>
        <table:table-row table:style-name="ro1">
          <table:table-cell table:formula="of:=[.A213]-10" office:value-type="float" office:value="1380" calcext:value-type="float">
            <text:p>1380</text:p>
          </table:table-cell>
          <table:table-cell table:formula="of:=[.B213]-(([.B$2]-[.B$351])/351)" office:value-type="float" office:value="1371168.09116811" calcext:value-type="float">
            <text:p>1371168</text:p>
          </table:table-cell>
          <table:table-cell/>
          <table:table-cell office:value-type="float" office:value="-2130" calcext:value-type="float">
            <text:p>-2130</text:p>
          </table:table-cell>
          <table:table-cell table:formula="of:=[.E213]-(([.E$2]-[.E$251])/250)" office:value-type="float" office:value="121600" calcext:value-type="float">
            <text:p>121600</text:p>
          </table:table-cell>
          <table:table-cell table:number-columns-repeated="2"/>
        </table:table-row>
        <table:table-row table:style-name="ro1">
          <table:table-cell table:formula="of:=[.A214]-10" office:value-type="float" office:value="1370" calcext:value-type="float">
            <text:p>1370</text:p>
          </table:table-cell>
          <table:table-cell table:formula="of:=[.B214]-(([.B$2]-[.B$351])/351)" office:value-type="float" office:value="1369145.29914532" calcext:value-type="float">
            <text:p>1369145</text:p>
          </table:table-cell>
          <table:table-cell/>
          <table:table-cell office:value-type="float" office:value="-2140" calcext:value-type="float">
            <text:p>-2140</text:p>
          </table:table-cell>
          <table:table-cell table:formula="of:=[.E214]-(([.E$2]-[.E$251])/250)" office:value-type="float" office:value="118400" calcext:value-type="float">
            <text:p>118400</text:p>
          </table:table-cell>
          <table:table-cell table:number-columns-repeated="2"/>
        </table:table-row>
        <table:table-row table:style-name="ro1">
          <table:table-cell table:formula="of:=[.A215]-10" office:value-type="float" office:value="1360" calcext:value-type="float">
            <text:p>1360</text:p>
          </table:table-cell>
          <table:table-cell table:formula="of:=[.B215]-(([.B$2]-[.B$351])/351)" office:value-type="float" office:value="1367122.50712253" calcext:value-type="float">
            <text:p>1367123</text:p>
          </table:table-cell>
          <table:table-cell/>
          <table:table-cell office:value-type="float" office:value="-2150" calcext:value-type="float">
            <text:p>-2150</text:p>
          </table:table-cell>
          <table:table-cell table:formula="of:=[.E215]-(([.E$2]-[.E$251])/250)" office:value-type="float" office:value="115200" calcext:value-type="float">
            <text:p>115200</text:p>
          </table:table-cell>
          <table:table-cell table:number-columns-repeated="2"/>
        </table:table-row>
        <table:table-row table:style-name="ro1">
          <table:table-cell table:formula="of:=[.A216]-10" office:value-type="float" office:value="1350" calcext:value-type="float">
            <text:p>1350</text:p>
          </table:table-cell>
          <table:table-cell table:formula="of:=[.B216]-(([.B$2]-[.B$351])/351)" office:value-type="float" office:value="1365099.71509974" calcext:value-type="float">
            <text:p>1365100</text:p>
          </table:table-cell>
          <table:table-cell/>
          <table:table-cell office:value-type="float" office:value="-2160" calcext:value-type="float">
            <text:p>-2160</text:p>
          </table:table-cell>
          <table:table-cell table:formula="of:=[.E216]-(([.E$2]-[.E$251])/250)" office:value-type="float" office:value="112000" calcext:value-type="float">
            <text:p>112000</text:p>
          </table:table-cell>
          <table:table-cell table:number-columns-repeated="2"/>
        </table:table-row>
        <table:table-row table:style-name="ro1">
          <table:table-cell table:formula="of:=[.A217]-10" office:value-type="float" office:value="1340" calcext:value-type="float">
            <text:p>1340</text:p>
          </table:table-cell>
          <table:table-cell table:formula="of:=[.B217]-(([.B$2]-[.B$351])/351)" office:value-type="float" office:value="1363076.92307694" calcext:value-type="float">
            <text:p>1363077</text:p>
          </table:table-cell>
          <table:table-cell/>
          <table:table-cell office:value-type="float" office:value="-2170" calcext:value-type="float">
            <text:p>-2170</text:p>
          </table:table-cell>
          <table:table-cell table:formula="of:=[.E217]-(([.E$2]-[.E$251])/250)" office:value-type="float" office:value="108800" calcext:value-type="float">
            <text:p>108800</text:p>
          </table:table-cell>
          <table:table-cell table:number-columns-repeated="2"/>
        </table:table-row>
        <table:table-row table:style-name="ro1">
          <table:table-cell table:formula="of:=[.A218]-10" office:value-type="float" office:value="1330" calcext:value-type="float">
            <text:p>1330</text:p>
          </table:table-cell>
          <table:table-cell table:formula="of:=[.B218]-(([.B$2]-[.B$351])/351)" office:value-type="float" office:value="1361054.13105415" calcext:value-type="float">
            <text:p>1361054</text:p>
          </table:table-cell>
          <table:table-cell/>
          <table:table-cell office:value-type="float" office:value="-2180" calcext:value-type="float">
            <text:p>-2180</text:p>
          </table:table-cell>
          <table:table-cell table:formula="of:=[.E218]-(([.E$2]-[.E$251])/250)" office:value-type="float" office:value="105600" calcext:value-type="float">
            <text:p>105600</text:p>
          </table:table-cell>
          <table:table-cell table:number-columns-repeated="2"/>
        </table:table-row>
        <table:table-row table:style-name="ro1">
          <table:table-cell table:formula="of:=[.A219]-10" office:value-type="float" office:value="1320" calcext:value-type="float">
            <text:p>1320</text:p>
          </table:table-cell>
          <table:table-cell table:formula="of:=[.B219]-(([.B$2]-[.B$351])/351)" office:value-type="float" office:value="1359031.33903136" calcext:value-type="float">
            <text:p>1359031</text:p>
          </table:table-cell>
          <table:table-cell/>
          <table:table-cell office:value-type="float" office:value="-2190" calcext:value-type="float">
            <text:p>-2190</text:p>
          </table:table-cell>
          <table:table-cell table:formula="of:=[.E219]-(([.E$2]-[.E$251])/250)" office:value-type="float" office:value="102400" calcext:value-type="float">
            <text:p>102400</text:p>
          </table:table-cell>
          <table:table-cell table:number-columns-repeated="2"/>
        </table:table-row>
        <table:table-row table:style-name="ro1">
          <table:table-cell table:formula="of:=[.A220]-10" office:value-type="float" office:value="1310" calcext:value-type="float">
            <text:p>1310</text:p>
          </table:table-cell>
          <table:table-cell table:formula="of:=[.B220]-(([.B$2]-[.B$351])/351)" office:value-type="float" office:value="1357008.54700857" calcext:value-type="float">
            <text:p>1357009</text:p>
          </table:table-cell>
          <table:table-cell/>
          <table:table-cell office:value-type="float" office:value="-2200" calcext:value-type="float">
            <text:p>-2200</text:p>
          </table:table-cell>
          <table:table-cell table:formula="of:=[.E220]-(([.E$2]-[.E$251])/250)" office:value-type="float" office:value="99200" calcext:value-type="float">
            <text:p>99200</text:p>
          </table:table-cell>
          <table:table-cell table:number-columns-repeated="2"/>
        </table:table-row>
        <table:table-row table:style-name="ro1">
          <table:table-cell table:formula="of:=[.A221]-10" office:value-type="float" office:value="1300" calcext:value-type="float">
            <text:p>1300</text:p>
          </table:table-cell>
          <table:table-cell table:formula="of:=[.B221]-(([.B$2]-[.B$351])/351)" office:value-type="float" office:value="1354985.75498578" calcext:value-type="float">
            <text:p>1354986</text:p>
          </table:table-cell>
          <table:table-cell/>
          <table:table-cell office:value-type="float" office:value="-2210" calcext:value-type="float">
            <text:p>-2210</text:p>
          </table:table-cell>
          <table:table-cell table:formula="of:=[.E221]-(([.E$2]-[.E$251])/250)" office:value-type="float" office:value="96000" calcext:value-type="float">
            <text:p>96000</text:p>
          </table:table-cell>
          <table:table-cell table:number-columns-repeated="2"/>
        </table:table-row>
        <table:table-row table:style-name="ro1">
          <table:table-cell table:formula="of:=[.A222]-10" office:value-type="float" office:value="1290" calcext:value-type="float">
            <text:p>1290</text:p>
          </table:table-cell>
          <table:table-cell table:formula="of:=[.B222]-(([.B$2]-[.B$351])/351)" office:value-type="float" office:value="1352962.96296299" calcext:value-type="float">
            <text:p>1352963</text:p>
          </table:table-cell>
          <table:table-cell/>
          <table:table-cell office:value-type="float" office:value="-2220" calcext:value-type="float">
            <text:p>-2220</text:p>
          </table:table-cell>
          <table:table-cell table:formula="of:=[.E222]-(([.E$2]-[.E$251])/250)" office:value-type="float" office:value="92800" calcext:value-type="float">
            <text:p>92800</text:p>
          </table:table-cell>
          <table:table-cell table:number-columns-repeated="2"/>
        </table:table-row>
        <table:table-row table:style-name="ro1">
          <table:table-cell table:formula="of:=[.A223]-10" office:value-type="float" office:value="1280" calcext:value-type="float">
            <text:p>1280</text:p>
          </table:table-cell>
          <table:table-cell table:formula="of:=[.B223]-(([.B$2]-[.B$351])/351)" office:value-type="float" office:value="1350940.17094019" calcext:value-type="float">
            <text:p>1350940</text:p>
          </table:table-cell>
          <table:table-cell/>
          <table:table-cell office:value-type="float" office:value="-2230" calcext:value-type="float">
            <text:p>-2230</text:p>
          </table:table-cell>
          <table:table-cell table:formula="of:=[.E223]-(([.E$2]-[.E$251])/250)" office:value-type="float" office:value="89600" calcext:value-type="float">
            <text:p>89600</text:p>
          </table:table-cell>
          <table:table-cell table:number-columns-repeated="2"/>
        </table:table-row>
        <table:table-row table:style-name="ro1">
          <table:table-cell table:formula="of:=[.A224]-10" office:value-type="float" office:value="1270" calcext:value-type="float">
            <text:p>1270</text:p>
          </table:table-cell>
          <table:table-cell table:formula="of:=[.B224]-(([.B$2]-[.B$351])/351)" office:value-type="float" office:value="1348917.3789174" calcext:value-type="float">
            <text:p>1348917</text:p>
          </table:table-cell>
          <table:table-cell/>
          <table:table-cell office:value-type="float" office:value="-2240" calcext:value-type="float">
            <text:p>-2240</text:p>
          </table:table-cell>
          <table:table-cell table:formula="of:=[.E224]-(([.E$2]-[.E$251])/250)" office:value-type="float" office:value="86400" calcext:value-type="float">
            <text:p>86400</text:p>
          </table:table-cell>
          <table:table-cell table:number-columns-repeated="2"/>
        </table:table-row>
        <table:table-row table:style-name="ro1">
          <table:table-cell table:formula="of:=[.A225]-10" office:value-type="float" office:value="1260" calcext:value-type="float">
            <text:p>1260</text:p>
          </table:table-cell>
          <table:table-cell table:formula="of:=[.B225]-(([.B$2]-[.B$351])/351)" office:value-type="float" office:value="1346894.58689461" calcext:value-type="float">
            <text:p>1346895</text:p>
          </table:table-cell>
          <table:table-cell/>
          <table:table-cell office:value-type="float" office:value="-2250" calcext:value-type="float">
            <text:p>-2250</text:p>
          </table:table-cell>
          <table:table-cell table:formula="of:=[.E225]-(([.E$2]-[.E$251])/250)" office:value-type="float" office:value="83200" calcext:value-type="float">
            <text:p>83200</text:p>
          </table:table-cell>
          <table:table-cell table:number-columns-repeated="2"/>
        </table:table-row>
        <table:table-row table:style-name="ro1">
          <table:table-cell table:formula="of:=[.A226]-10" office:value-type="float" office:value="1250" calcext:value-type="float">
            <text:p>1250</text:p>
          </table:table-cell>
          <table:table-cell table:formula="of:=[.B226]-(([.B$2]-[.B$351])/351)" office:value-type="float" office:value="1344871.79487182" calcext:value-type="float">
            <text:p>1344872</text:p>
          </table:table-cell>
          <table:table-cell/>
          <table:table-cell office:value-type="float" office:value="-2260" calcext:value-type="float">
            <text:p>-2260</text:p>
          </table:table-cell>
          <table:table-cell table:formula="of:=[.E226]-(([.E$2]-[.E$251])/250)"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table:formula="of:=[.A227]-10" office:value-type="float" office:value="1240" calcext:value-type="float">
            <text:p>1240</text:p>
          </table:table-cell>
          <table:table-cell table:formula="of:=[.B227]-(([.B$2]-[.B$351])/351)" office:value-type="float" office:value="1342849.00284903" calcext:value-type="float">
            <text:p>1342849</text:p>
          </table:table-cell>
          <table:table-cell/>
          <table:table-cell office:value-type="float" office:value="-2270" calcext:value-type="float">
            <text:p>-2270</text:p>
          </table:table-cell>
          <table:table-cell table:formula="of:=[.E227]-(([.E$2]-[.E$251])/250)" office:value-type="float" office:value="76800" calcext:value-type="float">
            <text:p>76800</text:p>
          </table:table-cell>
          <table:table-cell table:number-columns-repeated="2"/>
        </table:table-row>
        <table:table-row table:style-name="ro1">
          <table:table-cell table:formula="of:=[.A228]-10" office:value-type="float" office:value="1230" calcext:value-type="float">
            <text:p>1230</text:p>
          </table:table-cell>
          <table:table-cell table:formula="of:=[.B228]-(([.B$2]-[.B$351])/351)" office:value-type="float" office:value="1340826.21082623" calcext:value-type="float">
            <text:p>1340826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E228]-(([.E$2]-[.E$251])/250)" office:value-type="float" office:value="73600" calcext:value-type="float">
            <text:p>73600</text:p>
          </table:table-cell>
          <table:table-cell table:number-columns-repeated="2"/>
        </table:table-row>
        <table:table-row table:style-name="ro1">
          <table:table-cell table:formula="of:=[.A229]-10" office:value-type="float" office:value="1220" calcext:value-type="float">
            <text:p>1220</text:p>
          </table:table-cell>
          <table:table-cell table:formula="of:=[.B229]-(([.B$2]-[.B$351])/351)" office:value-type="float" office:value="1338803.41880344" calcext:value-type="float">
            <text:p>1338803</text:p>
          </table:table-cell>
          <table:table-cell/>
          <table:table-cell office:value-type="float" office:value="-2290" calcext:value-type="float">
            <text:p>-2290</text:p>
          </table:table-cell>
          <table:table-cell table:formula="of:=[.E229]-(([.E$2]-[.E$251])/250)" office:value-type="float" office:value="70400" calcext:value-type="float">
            <text:p>70400</text:p>
          </table:table-cell>
          <table:table-cell table:number-columns-repeated="2"/>
        </table:table-row>
        <table:table-row table:style-name="ro1">
          <table:table-cell table:formula="of:=[.A230]-10" office:value-type="float" office:value="1210" calcext:value-type="float">
            <text:p>1210</text:p>
          </table:table-cell>
          <table:table-cell table:formula="of:=[.B230]-(([.B$2]-[.B$351])/351)" office:value-type="float" office:value="1336780.62678065" calcext:value-type="float">
            <text:p>1336781</text:p>
          </table:table-cell>
          <table:table-cell/>
          <table:table-cell office:value-type="float" office:value="-2300" calcext:value-type="float">
            <text:p>-2300</text:p>
          </table:table-cell>
          <table:table-cell table:formula="of:=[.E230]-(([.E$2]-[.E$251])/250)" office:value-type="float" office:value="67200" calcext:value-type="float">
            <text:p>67200</text:p>
          </table:table-cell>
          <table:table-cell table:number-columns-repeated="2"/>
        </table:table-row>
        <table:table-row table:style-name="ro1">
          <table:table-cell table:formula="of:=[.A231]-10" office:value-type="float" office:value="1200" calcext:value-type="float">
            <text:p>1200</text:p>
          </table:table-cell>
          <table:table-cell table:formula="of:=[.B231]-(([.B$2]-[.B$351])/351)" office:value-type="float" office:value="1334757.83475786" calcext:value-type="float">
            <text:p>1334758</text:p>
          </table:table-cell>
          <table:table-cell/>
          <table:table-cell office:value-type="float" office:value="-2310" calcext:value-type="float">
            <text:p>-2310</text:p>
          </table:table-cell>
          <table:table-cell table:formula="of:=[.E231]-(([.E$2]-[.E$251])/250)" office:value-type="float" office:value="64000" calcext:value-type="float">
            <text:p>64000</text:p>
          </table:table-cell>
          <table:table-cell table:number-columns-repeated="2"/>
        </table:table-row>
        <table:table-row table:style-name="ro1">
          <table:table-cell table:formula="of:=[.A232]-10" office:value-type="float" office:value="1190" calcext:value-type="float">
            <text:p>1190</text:p>
          </table:table-cell>
          <table:table-cell table:formula="of:=[.B232]-(([.B$2]-[.B$351])/351)" office:value-type="float" office:value="1332735.04273507" calcext:value-type="float">
            <text:p>1332735</text:p>
          </table:table-cell>
          <table:table-cell/>
          <table:table-cell office:value-type="float" office:value="-2320" calcext:value-type="float">
            <text:p>-2320</text:p>
          </table:table-cell>
          <table:table-cell table:formula="of:=[.E232]-(([.E$2]-[.E$251])/250)" office:value-type="float" office:value="60800" calcext:value-type="float">
            <text:p>60800</text:p>
          </table:table-cell>
          <table:table-cell table:number-columns-repeated="2"/>
        </table:table-row>
        <table:table-row table:style-name="ro1">
          <table:table-cell table:formula="of:=[.A233]-10" office:value-type="float" office:value="1180" calcext:value-type="float">
            <text:p>1180</text:p>
          </table:table-cell>
          <table:table-cell table:formula="of:=[.B233]-(([.B$2]-[.B$351])/351)" office:value-type="float" office:value="1330712.25071227" calcext:value-type="float">
            <text:p>1330712</text:p>
          </table:table-cell>
          <table:table-cell/>
          <table:table-cell office:value-type="float" office:value="-2330" calcext:value-type="float">
            <text:p>-2330</text:p>
          </table:table-cell>
          <table:table-cell table:formula="of:=[.E233]-(([.E$2]-[.E$251])/250)"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table:formula="of:=[.A234]-10" office:value-type="float" office:value="1170" calcext:value-type="float">
            <text:p>1170</text:p>
          </table:table-cell>
          <table:table-cell table:formula="of:=[.B234]-(([.B$2]-[.B$351])/351)" office:value-type="float" office:value="1328689.45868948" calcext:value-type="float">
            <text:p>1328689</text:p>
          </table:table-cell>
          <table:table-cell/>
          <table:table-cell office:value-type="float" office:value="-2340" calcext:value-type="float">
            <text:p>-2340</text:p>
          </table:table-cell>
          <table:table-cell table:formula="of:=[.E234]-(([.E$2]-[.E$251])/250)" office:value-type="float" office:value="54400" calcext:value-type="float">
            <text:p>54400</text:p>
          </table:table-cell>
          <table:table-cell table:number-columns-repeated="2"/>
        </table:table-row>
        <table:table-row table:style-name="ro1">
          <table:table-cell table:formula="of:=[.A235]-10" office:value-type="float" office:value="1160" calcext:value-type="float">
            <text:p>1160</text:p>
          </table:table-cell>
          <table:table-cell table:formula="of:=[.B235]-(([.B$2]-[.B$351])/351)" office:value-type="float" office:value="1326666.66666669" calcext:value-type="float">
            <text:p>1326667</text:p>
          </table:table-cell>
          <table:table-cell/>
          <table:table-cell office:value-type="float" office:value="-2350" calcext:value-type="float">
            <text:p>-2350</text:p>
          </table:table-cell>
          <table:table-cell table:formula="of:=[.E235]-(([.E$2]-[.E$251])/250)" office:value-type="float" office:value="51200" calcext:value-type="float">
            <text:p>51200</text:p>
          </table:table-cell>
          <table:table-cell table:number-columns-repeated="2"/>
        </table:table-row>
        <table:table-row table:style-name="ro1">
          <table:table-cell table:formula="of:=[.A236]-10" office:value-type="float" office:value="1150" calcext:value-type="float">
            <text:p>1150</text:p>
          </table:table-cell>
          <table:table-cell table:formula="of:=[.B236]-(([.B$2]-[.B$351])/351)" office:value-type="float" office:value="1324643.8746439" calcext:value-type="float">
            <text:p>1324644</text:p>
          </table:table-cell>
          <table:table-cell/>
          <table:table-cell office:value-type="float" office:value="-2360" calcext:value-type="float">
            <text:p>-2360</text:p>
          </table:table-cell>
          <table:table-cell table:formula="of:=[.E236]-(([.E$2]-[.E$251])/250)" office:value-type="float" office:value="48000" calcext:value-type="float">
            <text:p>48000</text:p>
          </table:table-cell>
          <table:table-cell table:number-columns-repeated="2"/>
        </table:table-row>
        <table:table-row table:style-name="ro1">
          <table:table-cell table:formula="of:=[.A237]-10" office:value-type="float" office:value="1140" calcext:value-type="float">
            <text:p>1140</text:p>
          </table:table-cell>
          <table:table-cell table:formula="of:=[.B237]-(([.B$2]-[.B$351])/351)" office:value-type="float" office:value="1322621.08262111" calcext:value-type="float">
            <text:p>1322621</text:p>
          </table:table-cell>
          <table:table-cell/>
          <table:table-cell office:value-type="float" office:value="-2370" calcext:value-type="float">
            <text:p>-2370</text:p>
          </table:table-cell>
          <table:table-cell table:formula="of:=[.E237]-(([.E$2]-[.E$251])/250)" office:value-type="float" office:value="44800" calcext:value-type="float">
            <text:p>44800</text:p>
          </table:table-cell>
          <table:table-cell table:number-columns-repeated="2"/>
        </table:table-row>
        <table:table-row table:style-name="ro1">
          <table:table-cell table:formula="of:=[.A238]-10" office:value-type="float" office:value="1130" calcext:value-type="float">
            <text:p>1130</text:p>
          </table:table-cell>
          <table:table-cell table:formula="of:=[.B238]-(([.B$2]-[.B$351])/351)" office:value-type="float" office:value="1320598.29059831" calcext:value-type="float">
            <text:p>1320598</text:p>
          </table:table-cell>
          <table:table-cell/>
          <table:table-cell office:value-type="float" office:value="-2380" calcext:value-type="float">
            <text:p>-2380</text:p>
          </table:table-cell>
          <table:table-cell table:formula="of:=[.E238]-(([.E$2]-[.E$251])/250)" office:value-type="float" office:value="41600" calcext:value-type="float">
            <text:p>41600</text:p>
          </table:table-cell>
          <table:table-cell table:number-columns-repeated="2"/>
        </table:table-row>
        <table:table-row table:style-name="ro1">
          <table:table-cell table:formula="of:=[.A239]-10" office:value-type="float" office:value="1120" calcext:value-type="float">
            <text:p>1120</text:p>
          </table:table-cell>
          <table:table-cell table:formula="of:=[.B239]-(([.B$2]-[.B$351])/351)" office:value-type="float" office:value="1318575.49857552" calcext:value-type="float">
            <text:p>1318575</text:p>
          </table:table-cell>
          <table:table-cell/>
          <table:table-cell office:value-type="float" office:value="-2390" calcext:value-type="float">
            <text:p>-2390</text:p>
          </table:table-cell>
          <table:table-cell table:formula="of:=[.E239]-(([.E$2]-[.E$251])/250)" office:value-type="float" office:value="38400" calcext:value-type="float">
            <text:p>38400</text:p>
          </table:table-cell>
          <table:table-cell table:number-columns-repeated="2"/>
        </table:table-row>
        <table:table-row table:style-name="ro1">
          <table:table-cell table:formula="of:=[.A240]-10" office:value-type="float" office:value="1110" calcext:value-type="float">
            <text:p>1110</text:p>
          </table:table-cell>
          <table:table-cell table:formula="of:=[.B240]-(([.B$2]-[.B$351])/351)" office:value-type="float" office:value="1316552.70655273" calcext:value-type="float">
            <text:p>1316553</text:p>
          </table:table-cell>
          <table:table-cell/>
          <table:table-cell office:value-type="float" office:value="-2400" calcext:value-type="float">
            <text:p>-2400</text:p>
          </table:table-cell>
          <table:table-cell table:formula="of:=[.E240]-(([.E$2]-[.E$251])/250)" office:value-type="float" office:value="35200" calcext:value-type="float">
            <text:p>35200</text:p>
          </table:table-cell>
          <table:table-cell table:number-columns-repeated="2"/>
        </table:table-row>
        <table:table-row table:style-name="ro1">
          <table:table-cell table:formula="of:=[.A241]-10" office:value-type="float" office:value="1100" calcext:value-type="float">
            <text:p>1100</text:p>
          </table:table-cell>
          <table:table-cell table:formula="of:=[.B241]-(([.B$2]-[.B$351])/351)" office:value-type="float" office:value="1314529.91452994" calcext:value-type="float">
            <text:p>1314530</text:p>
          </table:table-cell>
          <table:table-cell/>
          <table:table-cell office:value-type="float" office:value="-2410" calcext:value-type="float">
            <text:p>-2410</text:p>
          </table:table-cell>
          <table:table-cell table:formula="of:=[.E241]-(([.E$2]-[.E$251])/250)"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table:formula="of:=[.A242]-10" office:value-type="float" office:value="1090" calcext:value-type="float">
            <text:p>1090</text:p>
          </table:table-cell>
          <table:table-cell table:formula="of:=[.B242]-(([.B$2]-[.B$351])/351)" office:value-type="float" office:value="1312507.12250715" calcext:value-type="float">
            <text:p>1312507</text:p>
          </table:table-cell>
          <table:table-cell/>
          <table:table-cell office:value-type="float" office:value="-2420" calcext:value-type="float">
            <text:p>-2420</text:p>
          </table:table-cell>
          <table:table-cell table:formula="of:=[.E242]-(([.E$2]-[.E$251])/250)" office:value-type="float" office:value="28800" calcext:value-type="float">
            <text:p>28800</text:p>
          </table:table-cell>
          <table:table-cell table:number-columns-repeated="2"/>
        </table:table-row>
        <table:table-row table:style-name="ro1">
          <table:table-cell table:formula="of:=[.A243]-10" office:value-type="float" office:value="1080" calcext:value-type="float">
            <text:p>1080</text:p>
          </table:table-cell>
          <table:table-cell table:formula="of:=[.B243]-(([.B$2]-[.B$351])/351)" office:value-type="float" office:value="1310484.33048435" calcext:value-type="float">
            <text:p>1310484</text:p>
          </table:table-cell>
          <table:table-cell/>
          <table:table-cell office:value-type="float" office:value="-2430" calcext:value-type="float">
            <text:p>-2430</text:p>
          </table:table-cell>
          <table:table-cell table:formula="of:=[.E243]-(([.E$2]-[.E$251])/250)" office:value-type="float" office:value="25600" calcext:value-type="float">
            <text:p>25600</text:p>
          </table:table-cell>
          <table:table-cell table:number-columns-repeated="2"/>
        </table:table-row>
        <table:table-row table:style-name="ro1">
          <table:table-cell table:formula="of:=[.A244]-10" office:value-type="float" office:value="1070" calcext:value-type="float">
            <text:p>1070</text:p>
          </table:table-cell>
          <table:table-cell table:formula="of:=[.B244]-(([.B$2]-[.B$351])/351)" office:value-type="float" office:value="1308461.53846156" calcext:value-type="float">
            <text:p>1308462</text:p>
          </table:table-cell>
          <table:table-cell/>
          <table:table-cell office:value-type="float" office:value="-2440" calcext:value-type="float">
            <text:p>-2440</text:p>
          </table:table-cell>
          <table:table-cell table:formula="of:=[.E244]-(([.E$2]-[.E$251])/250)" office:value-type="float" office:value="22400" calcext:value-type="float">
            <text:p>22400</text:p>
          </table:table-cell>
          <table:table-cell table:number-columns-repeated="2"/>
        </table:table-row>
        <table:table-row table:style-name="ro1">
          <table:table-cell table:formula="of:=[.A245]-10" office:value-type="float" office:value="1060" calcext:value-type="float">
            <text:p>1060</text:p>
          </table:table-cell>
          <table:table-cell table:formula="of:=[.B245]-(([.B$2]-[.B$351])/351)" office:value-type="float" office:value="1306438.74643877" calcext:value-type="float">
            <text:p>1306439</text:p>
          </table:table-cell>
          <table:table-cell/>
          <table:table-cell office:value-type="float" office:value="-2450" calcext:value-type="float">
            <text:p>-2450</text:p>
          </table:table-cell>
          <table:table-cell table:formula="of:=[.E245]-(([.E$2]-[.E$251])/250)" office:value-type="float" office:value="19200" calcext:value-type="float">
            <text:p>19200</text:p>
          </table:table-cell>
          <table:table-cell table:number-columns-repeated="2"/>
        </table:table-row>
        <table:table-row table:style-name="ro1">
          <table:table-cell table:formula="of:=[.A246]-10" office:value-type="float" office:value="1050" calcext:value-type="float">
            <text:p>1050</text:p>
          </table:table-cell>
          <table:table-cell table:formula="of:=[.B246]-(([.B$2]-[.B$351])/351)" office:value-type="float" office:value="1304415.95441598" calcext:value-type="float">
            <text:p>1304416</text:p>
          </table:table-cell>
          <table:table-cell/>
          <table:table-cell office:value-type="float" office:value="-2460" calcext:value-type="float">
            <text:p>-2460</text:p>
          </table:table-cell>
          <table:table-cell table:formula="of:=[.E246]-(([.E$2]-[.E$251])/250)"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table:formula="of:=[.A247]-10" office:value-type="float" office:value="1040" calcext:value-type="float">
            <text:p>1040</text:p>
          </table:table-cell>
          <table:table-cell table:formula="of:=[.B247]-(([.B$2]-[.B$351])/351)" office:value-type="float" office:value="1302393.16239319" calcext:value-type="float">
            <text:p>1302393</text:p>
          </table:table-cell>
          <table:table-cell/>
          <table:table-cell office:value-type="float" office:value="-2470" calcext:value-type="float">
            <text:p>-2470</text:p>
          </table:table-cell>
          <table:table-cell table:formula="of:=[.E247]-(([.E$2]-[.E$251])/250)" office:value-type="float" office:value="12800" calcext:value-type="float">
            <text:p>12800</text:p>
          </table:table-cell>
          <table:table-cell table:number-columns-repeated="2"/>
        </table:table-row>
        <table:table-row table:style-name="ro1">
          <table:table-cell table:formula="of:=[.A248]-10" office:value-type="float" office:value="1030" calcext:value-type="float">
            <text:p>1030</text:p>
          </table:table-cell>
          <table:table-cell table:formula="of:=[.B248]-(([.B$2]-[.B$351])/351)" office:value-type="float" office:value="1300370.37037039" calcext:value-type="float">
            <text:p>1300370</text:p>
          </table:table-cell>
          <table:table-cell/>
          <table:table-cell office:value-type="float" office:value="-2480" calcext:value-type="float">
            <text:p>-2480</text:p>
          </table:table-cell>
          <table:table-cell table:formula="of:=[.E248]-(([.E$2]-[.E$251])/250)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table:formula="of:=[.A249]-10" office:value-type="float" office:value="1020" calcext:value-type="float">
            <text:p>1020</text:p>
          </table:table-cell>
          <table:table-cell table:formula="of:=[.B249]-(([.B$2]-[.B$351])/351)" office:value-type="float" office:value="1298347.5783476" calcext:value-type="float">
            <text:p>1298348</text:p>
          </table:table-cell>
          <table:table-cell/>
          <table:table-cell office:value-type="float" office:value="-2490" calcext:value-type="float">
            <text:p>-2490</text:p>
          </table:table-cell>
          <table:table-cell table:formula="of:=[.E249]-(([.E$2]-[.E$251])/250)"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table:formula="of:=[.A250]-10" office:value-type="float" office:value="1010" calcext:value-type="float">
            <text:p>1010</text:p>
          </table:table-cell>
          <table:table-cell table:formula="of:=[.B250]-(([.B$2]-[.B$351])/351)" office:value-type="float" office:value="1296324.78632481" calcext:value-type="float">
            <text:p>1296325</text:p>
          </table:table-cell>
          <table:table-cell/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1]-10" office:value-type="float" office:value="1000" calcext:value-type="float">
            <text:p>1000</text:p>
          </table:table-cell>
          <table:table-cell table:formula="of:=[.B251]-(([.B$2]-[.B$351])/351)" office:value-type="float" office:value="1294301.99430202" calcext:value-type="float">
            <text:p>1294302</text:p>
          </table:table-cell>
          <table:table-cell table:number-columns-repeated="5"/>
        </table:table-row>
        <table:table-row table:style-name="ro1">
          <table:table-cell table:formula="of:=[.A252]-10" office:value-type="float" office:value="990" calcext:value-type="float">
            <text:p>990</text:p>
          </table:table-cell>
          <table:table-cell table:formula="of:=[.B252]-(([.B$2]-[.B$351])/351)" office:value-type="float" office:value="1292279.20227923" calcext:value-type="float">
            <text:p>1292279</text:p>
          </table:table-cell>
          <table:table-cell table:number-columns-repeated="5"/>
        </table:table-row>
        <table:table-row table:style-name="ro1">
          <table:table-cell table:formula="of:=[.A253]-10" office:value-type="float" office:value="980" calcext:value-type="float">
            <text:p>980</text:p>
          </table:table-cell>
          <table:table-cell table:formula="of:=[.B253]-(([.B$2]-[.B$351])/351)" office:value-type="float" office:value="1290256.41025644" calcext:value-type="float">
            <text:p>1290256</text:p>
          </table:table-cell>
          <table:table-cell table:number-columns-repeated="5"/>
        </table:table-row>
        <table:table-row table:style-name="ro1">
          <table:table-cell table:formula="of:=[.A254]-10" office:value-type="float" office:value="970" calcext:value-type="float">
            <text:p>970</text:p>
          </table:table-cell>
          <table:table-cell table:formula="of:=[.B254]-(([.B$2]-[.B$351])/351)" office:value-type="float" office:value="1288233.61823364" calcext:value-type="float">
            <text:p>1288234</text:p>
          </table:table-cell>
          <table:table-cell table:number-columns-repeated="5"/>
        </table:table-row>
        <table:table-row table:style-name="ro1">
          <table:table-cell table:formula="of:=[.A255]-10" office:value-type="float" office:value="960" calcext:value-type="float">
            <text:p>960</text:p>
          </table:table-cell>
          <table:table-cell table:formula="of:=[.B255]-(([.B$2]-[.B$351])/351)" office:value-type="float" office:value="1286210.82621085" calcext:value-type="float">
            <text:p>1286211</text:p>
          </table:table-cell>
          <table:table-cell table:number-columns-repeated="5"/>
        </table:table-row>
        <table:table-row table:style-name="ro1">
          <table:table-cell table:formula="of:=[.A256]-10" office:value-type="float" office:value="950" calcext:value-type="float">
            <text:p>950</text:p>
          </table:table-cell>
          <table:table-cell table:formula="of:=[.B256]-(([.B$2]-[.B$351])/351)" office:value-type="float" office:value="1284188.03418806" calcext:value-type="float">
            <text:p>1284188</text:p>
          </table:table-cell>
          <table:table-cell table:number-columns-repeated="5"/>
        </table:table-row>
        <table:table-row table:style-name="ro1">
          <table:table-cell table:formula="of:=[.A257]-10" office:value-type="float" office:value="940" calcext:value-type="float">
            <text:p>940</text:p>
          </table:table-cell>
          <table:table-cell table:formula="of:=[.B257]-(([.B$2]-[.B$351])/351)" office:value-type="float" office:value="1282165.24216527" calcext:value-type="float">
            <text:p>1282165</text:p>
          </table:table-cell>
          <table:table-cell table:number-columns-repeated="5"/>
        </table:table-row>
        <table:table-row table:style-name="ro1">
          <table:table-cell table:formula="of:=[.A258]-10" office:value-type="float" office:value="930" calcext:value-type="float">
            <text:p>930</text:p>
          </table:table-cell>
          <table:table-cell table:formula="of:=[.B258]-(([.B$2]-[.B$351])/351)" office:value-type="float" office:value="1280142.45014248" calcext:value-type="float">
            <text:p>1280142</text:p>
          </table:table-cell>
          <table:table-cell table:number-columns-repeated="5"/>
        </table:table-row>
        <table:table-row table:style-name="ro1">
          <table:table-cell table:formula="of:=[.A259]-10" office:value-type="float" office:value="920" calcext:value-type="float">
            <text:p>920</text:p>
          </table:table-cell>
          <table:table-cell table:formula="of:=[.B259]-(([.B$2]-[.B$351])/351)" office:value-type="float" office:value="1278119.65811968" calcext:value-type="float">
            <text:p>1278120</text:p>
          </table:table-cell>
          <table:table-cell table:number-columns-repeated="5"/>
        </table:table-row>
        <table:table-row table:style-name="ro1">
          <table:table-cell table:formula="of:=[.A260]-10" office:value-type="float" office:value="910" calcext:value-type="float">
            <text:p>910</text:p>
          </table:table-cell>
          <table:table-cell table:formula="of:=[.B260]-(([.B$2]-[.B$351])/351)" office:value-type="float" office:value="1276096.86609689" calcext:value-type="float">
            <text:p>1276097</text:p>
          </table:table-cell>
          <table:table-cell table:number-columns-repeated="5"/>
        </table:table-row>
        <table:table-row table:style-name="ro1">
          <table:table-cell table:formula="of:=[.A261]-10" office:value-type="float" office:value="900" calcext:value-type="float">
            <text:p>900</text:p>
          </table:table-cell>
          <table:table-cell table:formula="of:=[.B261]-(([.B$2]-[.B$351])/351)" office:value-type="float" office:value="1274074.0740741" calcext:value-type="float">
            <text:p>1274074</text:p>
          </table:table-cell>
          <table:table-cell table:number-columns-repeated="5"/>
        </table:table-row>
        <table:table-row table:style-name="ro1">
          <table:table-cell table:formula="of:=[.A262]-10" office:value-type="float" office:value="890" calcext:value-type="float">
            <text:p>890</text:p>
          </table:table-cell>
          <table:table-cell table:formula="of:=[.B262]-(([.B$2]-[.B$351])/351)" office:value-type="float" office:value="1272051.28205131" calcext:value-type="float">
            <text:p>1272051</text:p>
          </table:table-cell>
          <table:table-cell table:number-columns-repeated="5"/>
        </table:table-row>
        <table:table-row table:style-name="ro1">
          <table:table-cell table:formula="of:=[.A263]-10" office:value-type="float" office:value="880" calcext:value-type="float">
            <text:p>880</text:p>
          </table:table-cell>
          <table:table-cell table:formula="of:=[.B263]-(([.B$2]-[.B$351])/351)" office:value-type="float" office:value="1270028.49002852" calcext:value-type="float">
            <text:p>1270028</text:p>
          </table:table-cell>
          <table:table-cell table:number-columns-repeated="5"/>
        </table:table-row>
        <table:table-row table:style-name="ro1">
          <table:table-cell table:formula="of:=[.A264]-10" office:value-type="float" office:value="870" calcext:value-type="float">
            <text:p>870</text:p>
          </table:table-cell>
          <table:table-cell table:formula="of:=[.B264]-(([.B$2]-[.B$351])/351)" office:value-type="float" office:value="1268005.69800572" calcext:value-type="float">
            <text:p>1268006</text:p>
          </table:table-cell>
          <table:table-cell table:number-columns-repeated="5"/>
        </table:table-row>
        <table:table-row table:style-name="ro1">
          <table:table-cell table:formula="of:=[.A265]-10" office:value-type="float" office:value="860" calcext:value-type="float">
            <text:p>860</text:p>
          </table:table-cell>
          <table:table-cell table:formula="of:=[.B265]-(([.B$2]-[.B$351])/351)" office:value-type="float" office:value="1265982.90598293" calcext:value-type="float">
            <text:p>1265983</text:p>
          </table:table-cell>
          <table:table-cell table:number-columns-repeated="5"/>
        </table:table-row>
        <table:table-row table:style-name="ro1">
          <table:table-cell table:formula="of:=[.A266]-10" office:value-type="float" office:value="850" calcext:value-type="float">
            <text:p>850</text:p>
          </table:table-cell>
          <table:table-cell table:formula="of:=[.B266]-(([.B$2]-[.B$351])/351)" office:value-type="float" office:value="1263960.11396014" calcext:value-type="float">
            <text:p>1263960</text:p>
          </table:table-cell>
          <table:table-cell table:number-columns-repeated="5"/>
        </table:table-row>
        <table:table-row table:style-name="ro1">
          <table:table-cell table:formula="of:=[.A267]-10" office:value-type="float" office:value="840" calcext:value-type="float">
            <text:p>840</text:p>
          </table:table-cell>
          <table:table-cell table:formula="of:=[.B267]-(([.B$2]-[.B$351])/351)" office:value-type="float" office:value="1261937.32193735" calcext:value-type="float">
            <text:p>1261937</text:p>
          </table:table-cell>
          <table:table-cell table:number-columns-repeated="5"/>
        </table:table-row>
        <table:table-row table:style-name="ro1">
          <table:table-cell table:formula="of:=[.A268]-10" office:value-type="float" office:value="830" calcext:value-type="float">
            <text:p>830</text:p>
          </table:table-cell>
          <table:table-cell table:formula="of:=[.B268]-(([.B$2]-[.B$351])/351)" office:value-type="float" office:value="1259914.52991456" calcext:value-type="float">
            <text:p>1259915</text:p>
          </table:table-cell>
          <table:table-cell table:number-columns-repeated="5"/>
        </table:table-row>
        <table:table-row table:style-name="ro1">
          <table:table-cell table:formula="of:=[.A269]-10" office:value-type="float" office:value="820" calcext:value-type="float">
            <text:p>820</text:p>
          </table:table-cell>
          <table:table-cell table:formula="of:=[.B269]-(([.B$2]-[.B$351])/351)" office:value-type="float" office:value="1257891.73789176" calcext:value-type="float">
            <text:p>1257892</text:p>
          </table:table-cell>
          <table:table-cell table:number-columns-repeated="5"/>
        </table:table-row>
        <table:table-row table:style-name="ro1">
          <table:table-cell table:formula="of:=[.A270]-10" office:value-type="float" office:value="810" calcext:value-type="float">
            <text:p>810</text:p>
          </table:table-cell>
          <table:table-cell table:formula="of:=[.B270]-(([.B$2]-[.B$351])/351)" office:value-type="float" office:value="1255868.94586897" calcext:value-type="float">
            <text:p>1255869</text:p>
          </table:table-cell>
          <table:table-cell table:number-columns-repeated="5"/>
        </table:table-row>
        <table:table-row table:style-name="ro1">
          <table:table-cell table:formula="of:=[.A271]-10" office:value-type="float" office:value="800" calcext:value-type="float">
            <text:p>800</text:p>
          </table:table-cell>
          <table:table-cell table:formula="of:=[.B271]-(([.B$2]-[.B$351])/351)" office:value-type="float" office:value="1253846.15384618" calcext:value-type="float">
            <text:p>1253846</text:p>
          </table:table-cell>
          <table:table-cell table:number-columns-repeated="5"/>
        </table:table-row>
        <table:table-row table:style-name="ro1">
          <table:table-cell table:formula="of:=[.A272]-10" office:value-type="float" office:value="790" calcext:value-type="float">
            <text:p>790</text:p>
          </table:table-cell>
          <table:table-cell table:formula="of:=[.B272]-(([.B$2]-[.B$351])/351)" office:value-type="float" office:value="1251823.36182339" calcext:value-type="float">
            <text:p>1251823</text:p>
          </table:table-cell>
          <table:table-cell table:number-columns-repeated="5"/>
        </table:table-row>
        <table:table-row table:style-name="ro1">
          <table:table-cell table:formula="of:=[.A273]-10" office:value-type="float" office:value="780" calcext:value-type="float">
            <text:p>780</text:p>
          </table:table-cell>
          <table:table-cell table:formula="of:=[.B273]-(([.B$2]-[.B$351])/351)" office:value-type="float" office:value="1249800.5698006" calcext:value-type="float">
            <text:p>1249801</text:p>
          </table:table-cell>
          <table:table-cell table:number-columns-repeated="5"/>
        </table:table-row>
        <table:table-row table:style-name="ro1">
          <table:table-cell table:formula="of:=[.A274]-10" office:value-type="float" office:value="770" calcext:value-type="float">
            <text:p>770</text:p>
          </table:table-cell>
          <table:table-cell table:formula="of:=[.B274]-(([.B$2]-[.B$351])/351)" office:value-type="float" office:value="1247777.7777778" calcext:value-type="float">
            <text:p>1247778</text:p>
          </table:table-cell>
          <table:table-cell table:number-columns-repeated="5"/>
        </table:table-row>
        <table:table-row table:style-name="ro1">
          <table:table-cell table:formula="of:=[.A275]-10" office:value-type="float" office:value="760" calcext:value-type="float">
            <text:p>760</text:p>
          </table:table-cell>
          <table:table-cell table:formula="of:=[.B275]-(([.B$2]-[.B$351])/351)" office:value-type="float" office:value="1245754.98575501" calcext:value-type="float">
            <text:p>1245755</text:p>
          </table:table-cell>
          <table:table-cell table:number-columns-repeated="5"/>
        </table:table-row>
        <table:table-row table:style-name="ro1">
          <table:table-cell table:formula="of:=[.A276]-10" office:value-type="float" office:value="750" calcext:value-type="float">
            <text:p>750</text:p>
          </table:table-cell>
          <table:table-cell table:formula="of:=[.B276]-(([.B$2]-[.B$351])/351)" office:value-type="float" office:value="1243732.19373222" calcext:value-type="float">
            <text:p>1243732</text:p>
          </table:table-cell>
          <table:table-cell table:number-columns-repeated="5"/>
        </table:table-row>
        <table:table-row table:style-name="ro1">
          <table:table-cell table:formula="of:=[.A277]-10" office:value-type="float" office:value="740" calcext:value-type="float">
            <text:p>740</text:p>
          </table:table-cell>
          <table:table-cell table:formula="of:=[.B277]-(([.B$2]-[.B$351])/351)" office:value-type="float" office:value="1241709.40170943" calcext:value-type="float">
            <text:p>1241709</text:p>
          </table:table-cell>
          <table:table-cell table:number-columns-repeated="5"/>
        </table:table-row>
        <table:table-row table:style-name="ro1">
          <table:table-cell table:formula="of:=[.A278]-10" office:value-type="float" office:value="730" calcext:value-type="float">
            <text:p>730</text:p>
          </table:table-cell>
          <table:table-cell table:formula="of:=[.B278]-(([.B$2]-[.B$351])/351)" office:value-type="float" office:value="1239686.60968664" calcext:value-type="float">
            <text:p>1239687</text:p>
          </table:table-cell>
          <table:table-cell table:number-columns-repeated="5"/>
        </table:table-row>
        <table:table-row table:style-name="ro1">
          <table:table-cell table:formula="of:=[.A279]-10" office:value-type="float" office:value="720" calcext:value-type="float">
            <text:p>720</text:p>
          </table:table-cell>
          <table:table-cell table:formula="of:=[.B279]-(([.B$2]-[.B$351])/351)" office:value-type="float" office:value="1237663.81766385" calcext:value-type="float">
            <text:p>1237664</text:p>
          </table:table-cell>
          <table:table-cell table:number-columns-repeated="5"/>
        </table:table-row>
        <table:table-row table:style-name="ro1">
          <table:table-cell table:formula="of:=[.A280]-10" office:value-type="float" office:value="710" calcext:value-type="float">
            <text:p>710</text:p>
          </table:table-cell>
          <table:table-cell table:formula="of:=[.B280]-(([.B$2]-[.B$351])/351)" office:value-type="float" office:value="1235641.02564105" calcext:value-type="float">
            <text:p>1235641</text:p>
          </table:table-cell>
          <table:table-cell table:number-columns-repeated="5"/>
        </table:table-row>
        <table:table-row table:style-name="ro1">
          <table:table-cell table:formula="of:=[.A281]-10" office:value-type="float" office:value="700" calcext:value-type="float">
            <text:p>700</text:p>
          </table:table-cell>
          <table:table-cell table:formula="of:=[.B281]-(([.B$2]-[.B$351])/351)" office:value-type="float" office:value="1233618.23361826" calcext:value-type="float">
            <text:p>1233618</text:p>
          </table:table-cell>
          <table:table-cell table:number-columns-repeated="5"/>
        </table:table-row>
        <table:table-row table:style-name="ro1">
          <table:table-cell table:formula="of:=[.A282]-10" office:value-type="float" office:value="690" calcext:value-type="float">
            <text:p>690</text:p>
          </table:table-cell>
          <table:table-cell table:formula="of:=[.B282]-(([.B$2]-[.B$351])/351)" office:value-type="float" office:value="1231595.44159547" calcext:value-type="float">
            <text:p>1231595</text:p>
          </table:table-cell>
          <table:table-cell table:number-columns-repeated="5"/>
        </table:table-row>
        <table:table-row table:style-name="ro1">
          <table:table-cell table:formula="of:=[.A283]-10" office:value-type="float" office:value="680" calcext:value-type="float">
            <text:p>680</text:p>
          </table:table-cell>
          <table:table-cell table:formula="of:=[.B283]-(([.B$2]-[.B$351])/351)" office:value-type="float" office:value="1229572.64957268" calcext:value-type="float">
            <text:p>1229573</text:p>
          </table:table-cell>
          <table:table-cell table:number-columns-repeated="5"/>
        </table:table-row>
        <table:table-row table:style-name="ro1">
          <table:table-cell table:formula="of:=[.A284]-10" office:value-type="float" office:value="670" calcext:value-type="float">
            <text:p>670</text:p>
          </table:table-cell>
          <table:table-cell table:formula="of:=[.B284]-(([.B$2]-[.B$351])/351)" office:value-type="float" office:value="1227549.85754989" calcext:value-type="float">
            <text:p>1227550</text:p>
          </table:table-cell>
          <table:table-cell table:number-columns-repeated="5"/>
        </table:table-row>
        <table:table-row table:style-name="ro1">
          <table:table-cell table:formula="of:=[.A285]-10" office:value-type="float" office:value="660" calcext:value-type="float">
            <text:p>660</text:p>
          </table:table-cell>
          <table:table-cell table:formula="of:=[.B285]-(([.B$2]-[.B$351])/351)" office:value-type="float" office:value="1225527.06552709" calcext:value-type="float">
            <text:p>1225527</text:p>
          </table:table-cell>
          <table:table-cell table:number-columns-repeated="5"/>
        </table:table-row>
        <table:table-row table:style-name="ro1">
          <table:table-cell table:formula="of:=[.A286]-10" office:value-type="float" office:value="650" calcext:value-type="float">
            <text:p>650</text:p>
          </table:table-cell>
          <table:table-cell table:formula="of:=[.B286]-(([.B$2]-[.B$351])/351)" office:value-type="float" office:value="1223504.2735043" calcext:value-type="float">
            <text:p>1223504</text:p>
          </table:table-cell>
          <table:table-cell table:number-columns-repeated="5"/>
        </table:table-row>
        <table:table-row table:style-name="ro1">
          <table:table-cell table:formula="of:=[.A287]-10" office:value-type="float" office:value="640" calcext:value-type="float">
            <text:p>640</text:p>
          </table:table-cell>
          <table:table-cell table:formula="of:=[.B287]-(([.B$2]-[.B$351])/351)" office:value-type="float" office:value="1221481.48148151" calcext:value-type="float">
            <text:p>1221481</text:p>
          </table:table-cell>
          <table:table-cell table:number-columns-repeated="5"/>
        </table:table-row>
        <table:table-row table:style-name="ro1">
          <table:table-cell table:formula="of:=[.A288]-10" office:value-type="float" office:value="630" calcext:value-type="float">
            <text:p>630</text:p>
          </table:table-cell>
          <table:table-cell table:formula="of:=[.B288]-(([.B$2]-[.B$351])/351)" office:value-type="float" office:value="1219458.68945872" calcext:value-type="float">
            <text:p>1219459</text:p>
          </table:table-cell>
          <table:table-cell table:number-columns-repeated="5"/>
        </table:table-row>
        <table:table-row table:style-name="ro1">
          <table:table-cell table:formula="of:=[.A289]-10" office:value-type="float" office:value="620" calcext:value-type="float">
            <text:p>620</text:p>
          </table:table-cell>
          <table:table-cell table:formula="of:=[.B289]-(([.B$2]-[.B$351])/351)" office:value-type="float" office:value="1217435.89743593" calcext:value-type="float">
            <text:p>1217436</text:p>
          </table:table-cell>
          <table:table-cell table:number-columns-repeated="5"/>
        </table:table-row>
        <table:table-row table:style-name="ro1">
          <table:table-cell table:formula="of:=[.A290]-10" office:value-type="float" office:value="610" calcext:value-type="float">
            <text:p>610</text:p>
          </table:table-cell>
          <table:table-cell table:formula="of:=[.B290]-(([.B$2]-[.B$351])/351)" office:value-type="float" office:value="1215413.10541313" calcext:value-type="float">
            <text:p>1215413</text:p>
          </table:table-cell>
          <table:table-cell table:number-columns-repeated="5"/>
        </table:table-row>
        <table:table-row table:style-name="ro1">
          <table:table-cell table:formula="of:=[.A291]-10" office:value-type="float" office:value="600" calcext:value-type="float">
            <text:p>600</text:p>
          </table:table-cell>
          <table:table-cell table:formula="of:=[.B291]-(([.B$2]-[.B$351])/351)" office:value-type="float" office:value="1213390.31339034" calcext:value-type="float">
            <text:p>1213390</text:p>
          </table:table-cell>
          <table:table-cell table:number-columns-repeated="5"/>
        </table:table-row>
        <table:table-row table:style-name="ro1">
          <table:table-cell table:formula="of:=[.A292]-10" office:value-type="float" office:value="590" calcext:value-type="float">
            <text:p>590</text:p>
          </table:table-cell>
          <table:table-cell table:formula="of:=[.B292]-(([.B$2]-[.B$351])/351)" office:value-type="float" office:value="1211367.52136755" calcext:value-type="float">
            <text:p>1211368</text:p>
          </table:table-cell>
          <table:table-cell table:number-columns-repeated="5"/>
        </table:table-row>
        <table:table-row table:style-name="ro1">
          <table:table-cell table:formula="of:=[.A293]-10" office:value-type="float" office:value="580" calcext:value-type="float">
            <text:p>580</text:p>
          </table:table-cell>
          <table:table-cell table:formula="of:=[.B293]-(([.B$2]-[.B$351])/351)" office:value-type="float" office:value="1209344.72934476" calcext:value-type="float">
            <text:p>1209345</text:p>
          </table:table-cell>
          <table:table-cell table:number-columns-repeated="5"/>
        </table:table-row>
        <table:table-row table:style-name="ro1">
          <table:table-cell table:formula="of:=[.A294]-10" office:value-type="float" office:value="570" calcext:value-type="float">
            <text:p>570</text:p>
          </table:table-cell>
          <table:table-cell table:formula="of:=[.B294]-(([.B$2]-[.B$351])/351)" office:value-type="float" office:value="1207321.93732197" calcext:value-type="float">
            <text:p>1207322</text:p>
          </table:table-cell>
          <table:table-cell table:number-columns-repeated="5"/>
        </table:table-row>
        <table:table-row table:style-name="ro1">
          <table:table-cell table:formula="of:=[.A295]-10" office:value-type="float" office:value="560" calcext:value-type="float">
            <text:p>560</text:p>
          </table:table-cell>
          <table:table-cell table:formula="of:=[.B295]-(([.B$2]-[.B$351])/351)" office:value-type="float" office:value="1205299.14529917" calcext:value-type="float">
            <text:p>1205299</text:p>
          </table:table-cell>
          <table:table-cell table:number-columns-repeated="5"/>
        </table:table-row>
        <table:table-row table:style-name="ro1">
          <table:table-cell table:formula="of:=[.A296]-10" office:value-type="float" office:value="550" calcext:value-type="float">
            <text:p>550</text:p>
          </table:table-cell>
          <table:table-cell table:formula="of:=[.B296]-(([.B$2]-[.B$351])/351)" office:value-type="float" office:value="1203276.35327638" calcext:value-type="float">
            <text:p>1203276</text:p>
          </table:table-cell>
          <table:table-cell table:number-columns-repeated="5"/>
        </table:table-row>
        <table:table-row table:style-name="ro1">
          <table:table-cell table:formula="of:=[.A297]-10" office:value-type="float" office:value="540" calcext:value-type="float">
            <text:p>540</text:p>
          </table:table-cell>
          <table:table-cell table:formula="of:=[.B297]-(([.B$2]-[.B$351])/351)" office:value-type="float" office:value="1201253.56125359" calcext:value-type="float">
            <text:p>1201254</text:p>
          </table:table-cell>
          <table:table-cell table:number-columns-repeated="5"/>
        </table:table-row>
        <table:table-row table:style-name="ro1">
          <table:table-cell table:formula="of:=[.A298]-10" office:value-type="float" office:value="530" calcext:value-type="float">
            <text:p>530</text:p>
          </table:table-cell>
          <table:table-cell table:formula="of:=[.B298]-(([.B$2]-[.B$351])/351)" office:value-type="float" office:value="1199230.7692308" calcext:value-type="float">
            <text:p>1199231</text:p>
          </table:table-cell>
          <table:table-cell table:number-columns-repeated="5"/>
        </table:table-row>
        <table:table-row table:style-name="ro1">
          <table:table-cell table:formula="of:=[.A299]-10" office:value-type="float" office:value="520" calcext:value-type="float">
            <text:p>520</text:p>
          </table:table-cell>
          <table:table-cell table:formula="of:=[.B299]-(([.B$2]-[.B$351])/351)" office:value-type="float" office:value="1197207.97720801" calcext:value-type="float">
            <text:p>1197208</text:p>
          </table:table-cell>
          <table:table-cell table:number-columns-repeated="5"/>
        </table:table-row>
        <table:table-row table:style-name="ro1">
          <table:table-cell table:formula="of:=[.A300]-10" office:value-type="float" office:value="510" calcext:value-type="float">
            <text:p>510</text:p>
          </table:table-cell>
          <table:table-cell table:formula="of:=[.B300]-(([.B$2]-[.B$351])/351)" office:value-type="float" office:value="1195185.18518521" calcext:value-type="float">
            <text:p>1195185</text:p>
          </table:table-cell>
          <table:table-cell table:number-columns-repeated="5"/>
        </table:table-row>
        <table:table-row table:style-name="ro1">
          <table:table-cell table:formula="of:=[.A301]-10" office:value-type="float" office:value="500" calcext:value-type="float">
            <text:p>500</text:p>
          </table:table-cell>
          <table:table-cell table:formula="of:=[.B301]-(([.B$2]-[.B$351])/351)" office:value-type="float" office:value="1193162.39316242" calcext:value-type="float">
            <text:p>1193162</text:p>
          </table:table-cell>
          <table:table-cell table:number-columns-repeated="5"/>
        </table:table-row>
        <table:table-row table:style-name="ro1">
          <table:table-cell table:formula="of:=[.A302]-10" office:value-type="float" office:value="490" calcext:value-type="float">
            <text:p>490</text:p>
          </table:table-cell>
          <table:table-cell table:formula="of:=[.B302]-(([.B$2]-[.B$351])/351)" office:value-type="float" office:value="1191139.60113963" calcext:value-type="float">
            <text:p>1191140</text:p>
          </table:table-cell>
          <table:table-cell table:number-columns-repeated="5"/>
        </table:table-row>
        <table:table-row table:style-name="ro1">
          <table:table-cell table:formula="of:=[.A303]-10" office:value-type="float" office:value="480" calcext:value-type="float">
            <text:p>480</text:p>
          </table:table-cell>
          <table:table-cell table:formula="of:=[.B303]-(([.B$2]-[.B$351])/351)" office:value-type="float" office:value="1189116.80911684" calcext:value-type="float">
            <text:p>1189117</text:p>
          </table:table-cell>
          <table:table-cell table:number-columns-repeated="5"/>
        </table:table-row>
        <table:table-row table:style-name="ro1">
          <table:table-cell table:formula="of:=[.A304]-10" office:value-type="float" office:value="470" calcext:value-type="float">
            <text:p>470</text:p>
          </table:table-cell>
          <table:table-cell table:formula="of:=[.B304]-(([.B$2]-[.B$351])/351)" office:value-type="float" office:value="1187094.01709405" calcext:value-type="float">
            <text:p>1187094</text:p>
          </table:table-cell>
          <table:table-cell table:number-columns-repeated="5"/>
        </table:table-row>
        <table:table-row table:style-name="ro1">
          <table:table-cell table:formula="of:=[.A305]-10" office:value-type="float" office:value="460" calcext:value-type="float">
            <text:p>460</text:p>
          </table:table-cell>
          <table:table-cell table:formula="of:=[.B305]-(([.B$2]-[.B$351])/351)" office:value-type="float" office:value="1185071.22507126" calcext:value-type="float">
            <text:p>1185071</text:p>
          </table:table-cell>
          <table:table-cell table:number-columns-repeated="5"/>
        </table:table-row>
        <table:table-row table:style-name="ro1">
          <table:table-cell table:formula="of:=[.A306]-10" office:value-type="float" office:value="450" calcext:value-type="float">
            <text:p>450</text:p>
          </table:table-cell>
          <table:table-cell table:formula="of:=[.B306]-(([.B$2]-[.B$351])/351)" office:value-type="float" office:value="1183048.43304846" calcext:value-type="float">
            <text:p>1183048</text:p>
          </table:table-cell>
          <table:table-cell table:number-columns-repeated="5"/>
        </table:table-row>
        <table:table-row table:style-name="ro1">
          <table:table-cell table:formula="of:=[.A307]-10" office:value-type="float" office:value="440" calcext:value-type="float">
            <text:p>440</text:p>
          </table:table-cell>
          <table:table-cell table:formula="of:=[.B307]-(([.B$2]-[.B$351])/351)" office:value-type="float" office:value="1181025.64102567" calcext:value-type="float">
            <text:p>1181026</text:p>
          </table:table-cell>
          <table:table-cell table:number-columns-repeated="5"/>
        </table:table-row>
        <table:table-row table:style-name="ro1">
          <table:table-cell table:formula="of:=[.A308]-10" office:value-type="float" office:value="430" calcext:value-type="float">
            <text:p>430</text:p>
          </table:table-cell>
          <table:table-cell table:formula="of:=[.B308]-(([.B$2]-[.B$351])/351)" office:value-type="float" office:value="1179002.84900288" calcext:value-type="float">
            <text:p>1179003</text:p>
          </table:table-cell>
          <table:table-cell table:number-columns-repeated="5"/>
        </table:table-row>
        <table:table-row table:style-name="ro1">
          <table:table-cell table:formula="of:=[.A309]-10" office:value-type="float" office:value="420" calcext:value-type="float">
            <text:p>420</text:p>
          </table:table-cell>
          <table:table-cell table:formula="of:=[.B309]-(([.B$2]-[.B$351])/351)" office:value-type="float" office:value="1176980.05698009" calcext:value-type="float">
            <text:p>1176980</text:p>
          </table:table-cell>
          <table:table-cell table:number-columns-repeated="5"/>
        </table:table-row>
        <table:table-row table:style-name="ro1">
          <table:table-cell table:formula="of:=[.A310]-10" office:value-type="float" office:value="410" calcext:value-type="float">
            <text:p>410</text:p>
          </table:table-cell>
          <table:table-cell table:formula="of:=[.B310]-(([.B$2]-[.B$351])/351)" office:value-type="float" office:value="1174957.2649573" calcext:value-type="float">
            <text:p>1174957</text:p>
          </table:table-cell>
          <table:table-cell table:number-columns-repeated="5"/>
        </table:table-row>
        <table:table-row table:style-name="ro1">
          <table:table-cell table:formula="of:=[.A311]-10" office:value-type="float" office:value="400" calcext:value-type="float">
            <text:p>400</text:p>
          </table:table-cell>
          <table:table-cell table:formula="of:=[.B311]-(([.B$2]-[.B$351])/351)" office:value-type="float" office:value="1172934.4729345" calcext:value-type="float">
            <text:p>1172934</text:p>
          </table:table-cell>
          <table:table-cell table:number-columns-repeated="5"/>
        </table:table-row>
        <table:table-row table:style-name="ro1">
          <table:table-cell table:formula="of:=[.A312]-10" office:value-type="float" office:value="390" calcext:value-type="float">
            <text:p>390</text:p>
          </table:table-cell>
          <table:table-cell table:formula="of:=[.B312]-(([.B$2]-[.B$351])/351)" office:value-type="float" office:value="1170911.68091171" calcext:value-type="float">
            <text:p>1170912</text:p>
          </table:table-cell>
          <table:table-cell table:number-columns-repeated="5"/>
        </table:table-row>
        <table:table-row table:style-name="ro1">
          <table:table-cell table:formula="of:=[.A313]-10" office:value-type="float" office:value="380" calcext:value-type="float">
            <text:p>380</text:p>
          </table:table-cell>
          <table:table-cell table:formula="of:=[.B313]-(([.B$2]-[.B$351])/351)" office:value-type="float" office:value="1168888.88888892" calcext:value-type="float">
            <text:p>1168889</text:p>
          </table:table-cell>
          <table:table-cell table:number-columns-repeated="5"/>
        </table:table-row>
        <table:table-row table:style-name="ro1">
          <table:table-cell table:formula="of:=[.A314]-10" office:value-type="float" office:value="370" calcext:value-type="float">
            <text:p>370</text:p>
          </table:table-cell>
          <table:table-cell table:formula="of:=[.B314]-(([.B$2]-[.B$351])/351)" office:value-type="float" office:value="1166866.09686613" calcext:value-type="float">
            <text:p>1166866</text:p>
          </table:table-cell>
          <table:table-cell table:number-columns-repeated="5"/>
        </table:table-row>
        <table:table-row table:style-name="ro1">
          <table:table-cell table:formula="of:=[.A315]-10" office:value-type="float" office:value="360" calcext:value-type="float">
            <text:p>360</text:p>
          </table:table-cell>
          <table:table-cell table:formula="of:=[.B315]-(([.B$2]-[.B$351])/351)" office:value-type="float" office:value="1164843.30484334" calcext:value-type="float">
            <text:p>1164843</text:p>
          </table:table-cell>
          <table:table-cell table:number-columns-repeated="5"/>
        </table:table-row>
        <table:table-row table:style-name="ro1">
          <table:table-cell table:formula="of:=[.A316]-10" office:value-type="float" office:value="350" calcext:value-type="float">
            <text:p>350</text:p>
          </table:table-cell>
          <table:table-cell table:formula="of:=[.B316]-(([.B$2]-[.B$351])/351)" office:value-type="float" office:value="1162820.51282054" calcext:value-type="float">
            <text:p>1162821</text:p>
          </table:table-cell>
          <table:table-cell table:number-columns-repeated="5"/>
        </table:table-row>
        <table:table-row table:style-name="ro1">
          <table:table-cell table:formula="of:=[.A317]-10" office:value-type="float" office:value="340" calcext:value-type="float">
            <text:p>340</text:p>
          </table:table-cell>
          <table:table-cell table:formula="of:=[.B317]-(([.B$2]-[.B$351])/351)" office:value-type="float" office:value="1160797.72079775" calcext:value-type="float">
            <text:p>1160798</text:p>
          </table:table-cell>
          <table:table-cell table:number-columns-repeated="5"/>
        </table:table-row>
        <table:table-row table:style-name="ro1">
          <table:table-cell table:formula="of:=[.A318]-10" office:value-type="float" office:value="330" calcext:value-type="float">
            <text:p>330</text:p>
          </table:table-cell>
          <table:table-cell table:formula="of:=[.B318]-(([.B$2]-[.B$351])/351)" office:value-type="float" office:value="1158774.92877496" calcext:value-type="float">
            <text:p>1158775</text:p>
          </table:table-cell>
          <table:table-cell table:number-columns-repeated="5"/>
        </table:table-row>
        <table:table-row table:style-name="ro1">
          <table:table-cell table:formula="of:=[.A319]-10" office:value-type="float" office:value="320" calcext:value-type="float">
            <text:p>320</text:p>
          </table:table-cell>
          <table:table-cell table:formula="of:=[.B319]-(([.B$2]-[.B$351])/351)" office:value-type="float" office:value="1156752.13675217" calcext:value-type="float">
            <text:p>1156752</text:p>
          </table:table-cell>
          <table:table-cell table:number-columns-repeated="5"/>
        </table:table-row>
        <table:table-row table:style-name="ro1">
          <table:table-cell table:formula="of:=[.A320]-10" office:value-type="float" office:value="310" calcext:value-type="float">
            <text:p>310</text:p>
          </table:table-cell>
          <table:table-cell table:formula="of:=[.B320]-(([.B$2]-[.B$351])/351)" office:value-type="float" office:value="1154729.34472938" calcext:value-type="float">
            <text:p>1154729</text:p>
          </table:table-cell>
          <table:table-cell table:number-columns-repeated="5"/>
        </table:table-row>
        <table:table-row table:style-name="ro1">
          <table:table-cell table:formula="of:=[.A321]-10" office:value-type="float" office:value="300" calcext:value-type="float">
            <text:p>300</text:p>
          </table:table-cell>
          <table:table-cell table:formula="of:=[.B321]-(([.B$2]-[.B$351])/351)" office:value-type="float" office:value="1152706.55270658" calcext:value-type="float">
            <text:p>1152707</text:p>
          </table:table-cell>
          <table:table-cell table:number-columns-repeated="5"/>
        </table:table-row>
        <table:table-row table:style-name="ro1">
          <table:table-cell table:formula="of:=[.A322]-10" office:value-type="float" office:value="290" calcext:value-type="float">
            <text:p>290</text:p>
          </table:table-cell>
          <table:table-cell table:formula="of:=[.B322]-(([.B$2]-[.B$351])/351)" office:value-type="float" office:value="1150683.76068379" calcext:value-type="float">
            <text:p>1150684</text:p>
          </table:table-cell>
          <table:table-cell table:number-columns-repeated="5"/>
        </table:table-row>
        <table:table-row table:style-name="ro1">
          <table:table-cell table:formula="of:=[.A323]-10" office:value-type="float" office:value="280" calcext:value-type="float">
            <text:p>280</text:p>
          </table:table-cell>
          <table:table-cell table:formula="of:=[.B323]-(([.B$2]-[.B$351])/351)" office:value-type="float" office:value="1148660.968661" calcext:value-type="float">
            <text:p>1148661</text:p>
          </table:table-cell>
          <table:table-cell table:number-columns-repeated="5"/>
        </table:table-row>
        <table:table-row table:style-name="ro1">
          <table:table-cell table:formula="of:=[.A324]-10" office:value-type="float" office:value="270" calcext:value-type="float">
            <text:p>270</text:p>
          </table:table-cell>
          <table:table-cell table:formula="of:=[.B324]-(([.B$2]-[.B$351])/351)" office:value-type="float" office:value="1146638.17663821" calcext:value-type="float">
            <text:p>1146638</text:p>
          </table:table-cell>
          <table:table-cell table:number-columns-repeated="5"/>
        </table:table-row>
        <table:table-row table:style-name="ro1">
          <table:table-cell table:formula="of:=[.A325]-10" office:value-type="float" office:value="260" calcext:value-type="float">
            <text:p>260</text:p>
          </table:table-cell>
          <table:table-cell table:formula="of:=[.B325]-(([.B$2]-[.B$351])/351)" office:value-type="float" office:value="1144615.38461542" calcext:value-type="float">
            <text:p>1144615</text:p>
          </table:table-cell>
          <table:table-cell table:number-columns-repeated="5"/>
        </table:table-row>
        <table:table-row table:style-name="ro1">
          <table:table-cell table:formula="of:=[.A326]-10" office:value-type="float" office:value="250" calcext:value-type="float">
            <text:p>250</text:p>
          </table:table-cell>
          <table:table-cell table:formula="of:=[.B326]-(([.B$2]-[.B$351])/351)" office:value-type="float" office:value="1142592.59259262" calcext:value-type="float">
            <text:p>1142593</text:p>
          </table:table-cell>
          <table:table-cell table:number-columns-repeated="5"/>
        </table:table-row>
        <table:table-row table:style-name="ro1">
          <table:table-cell table:formula="of:=[.A327]-10" office:value-type="float" office:value="240" calcext:value-type="float">
            <text:p>240</text:p>
          </table:table-cell>
          <table:table-cell table:formula="of:=[.B327]-(([.B$2]-[.B$351])/351)" office:value-type="float" office:value="1140569.80056983" calcext:value-type="float">
            <text:p>1140570</text:p>
          </table:table-cell>
          <table:table-cell table:number-columns-repeated="5"/>
        </table:table-row>
        <table:table-row table:style-name="ro1">
          <table:table-cell table:formula="of:=[.A328]-10" office:value-type="float" office:value="230" calcext:value-type="float">
            <text:p>230</text:p>
          </table:table-cell>
          <table:table-cell table:formula="of:=[.B328]-(([.B$2]-[.B$351])/351)" office:value-type="float" office:value="1138547.00854704" calcext:value-type="float">
            <text:p>1138547</text:p>
          </table:table-cell>
          <table:table-cell table:number-columns-repeated="5"/>
        </table:table-row>
        <table:table-row table:style-name="ro1">
          <table:table-cell table:formula="of:=[.A329]-10" office:value-type="float" office:value="220" calcext:value-type="float">
            <text:p>220</text:p>
          </table:table-cell>
          <table:table-cell table:formula="of:=[.B329]-(([.B$2]-[.B$351])/351)" office:value-type="float" office:value="1136524.21652425" calcext:value-type="float">
            <text:p>1136524</text:p>
          </table:table-cell>
          <table:table-cell table:number-columns-repeated="5"/>
        </table:table-row>
        <table:table-row table:style-name="ro1">
          <table:table-cell table:formula="of:=[.A330]-10" office:value-type="float" office:value="210" calcext:value-type="float">
            <text:p>210</text:p>
          </table:table-cell>
          <table:table-cell table:formula="of:=[.B330]-(([.B$2]-[.B$351])/351)" office:value-type="float" office:value="1134501.42450146" calcext:value-type="float">
            <text:p>1134501</text:p>
          </table:table-cell>
          <table:table-cell table:number-columns-repeated="5"/>
        </table:table-row>
        <table:table-row table:style-name="ro1">
          <table:table-cell table:formula="of:=[.A331]-10" office:value-type="float" office:value="200" calcext:value-type="float">
            <text:p>200</text:p>
          </table:table-cell>
          <table:table-cell table:formula="of:=[.B331]-(([.B$2]-[.B$351])/351)" office:value-type="float" office:value="1132478.63247867" calcext:value-type="float">
            <text:p>1132479</text:p>
          </table:table-cell>
          <table:table-cell table:number-columns-repeated="5"/>
        </table:table-row>
        <table:table-row table:style-name="ro1">
          <table:table-cell table:formula="of:=[.A332]-10" office:value-type="float" office:value="190" calcext:value-type="float">
            <text:p>190</text:p>
          </table:table-cell>
          <table:table-cell table:formula="of:=[.B332]-(([.B$2]-[.B$351])/351)" office:value-type="float" office:value="1130455.84045587" calcext:value-type="float">
            <text:p>1130456</text:p>
          </table:table-cell>
          <table:table-cell table:number-columns-repeated="5"/>
        </table:table-row>
        <table:table-row table:style-name="ro1">
          <table:table-cell table:formula="of:=[.A333]-10" office:value-type="float" office:value="180" calcext:value-type="float">
            <text:p>180</text:p>
          </table:table-cell>
          <table:table-cell table:formula="of:=[.B333]-(([.B$2]-[.B$351])/351)" office:value-type="float" office:value="1128433.04843308" calcext:value-type="float">
            <text:p>1128433</text:p>
          </table:table-cell>
          <table:table-cell table:number-columns-repeated="5"/>
        </table:table-row>
        <table:table-row table:style-name="ro1">
          <table:table-cell table:formula="of:=[.A334]-10" office:value-type="float" office:value="170" calcext:value-type="float">
            <text:p>170</text:p>
          </table:table-cell>
          <table:table-cell table:formula="of:=[.B334]-(([.B$2]-[.B$351])/351)" office:value-type="float" office:value="1126410.25641029" calcext:value-type="float">
            <text:p>1126410</text:p>
          </table:table-cell>
          <table:table-cell table:number-columns-repeated="5"/>
        </table:table-row>
        <table:table-row table:style-name="ro1">
          <table:table-cell table:formula="of:=[.A335]-10" office:value-type="float" office:value="160" calcext:value-type="float">
            <text:p>160</text:p>
          </table:table-cell>
          <table:table-cell table:formula="of:=[.B335]-(([.B$2]-[.B$351])/351)" office:value-type="float" office:value="1124387.4643875" calcext:value-type="float">
            <text:p>1124387</text:p>
          </table:table-cell>
          <table:table-cell table:number-columns-repeated="5"/>
        </table:table-row>
        <table:table-row table:style-name="ro1">
          <table:table-cell table:formula="of:=[.A336]-10" office:value-type="float" office:value="150" calcext:value-type="float">
            <text:p>150</text:p>
          </table:table-cell>
          <table:table-cell table:formula="of:=[.B336]-(([.B$2]-[.B$351])/351)" office:value-type="float" office:value="1122364.67236471" calcext:value-type="float">
            <text:p>1122365</text:p>
          </table:table-cell>
          <table:table-cell table:number-columns-repeated="5"/>
        </table:table-row>
        <table:table-row table:style-name="ro1">
          <table:table-cell table:formula="of:=[.A337]-10" office:value-type="float" office:value="140" calcext:value-type="float">
            <text:p>140</text:p>
          </table:table-cell>
          <table:table-cell table:formula="of:=[.B337]-(([.B$2]-[.B$351])/351)" office:value-type="float" office:value="1120341.88034191" calcext:value-type="float">
            <text:p>1120342</text:p>
          </table:table-cell>
          <table:table-cell table:number-columns-repeated="5"/>
        </table:table-row>
        <table:table-row table:style-name="ro1">
          <table:table-cell table:formula="of:=[.A338]-10" office:value-type="float" office:value="130" calcext:value-type="float">
            <text:p>130</text:p>
          </table:table-cell>
          <table:table-cell table:formula="of:=[.B338]-(([.B$2]-[.B$351])/351)" office:value-type="float" office:value="1118319.08831912" calcext:value-type="float">
            <text:p>1118319</text:p>
          </table:table-cell>
          <table:table-cell table:number-columns-repeated="5"/>
        </table:table-row>
        <table:table-row table:style-name="ro1">
          <table:table-cell table:formula="of:=[.A339]-10" office:value-type="float" office:value="120" calcext:value-type="float">
            <text:p>120</text:p>
          </table:table-cell>
          <table:table-cell table:formula="of:=[.B339]-(([.B$2]-[.B$351])/351)" office:value-type="float" office:value="1116296.29629633" calcext:value-type="float">
            <text:p>1116296</text:p>
          </table:table-cell>
          <table:table-cell table:number-columns-repeated="5"/>
        </table:table-row>
        <table:table-row table:style-name="ro1">
          <table:table-cell table:formula="of:=[.A340]-10" office:value-type="float" office:value="110" calcext:value-type="float">
            <text:p>110</text:p>
          </table:table-cell>
          <table:table-cell table:formula="of:=[.B340]-(([.B$2]-[.B$351])/351)" office:value-type="float" office:value="1114273.50427354" calcext:value-type="float">
            <text:p>1114274</text:p>
          </table:table-cell>
          <table:table-cell table:number-columns-repeated="5"/>
        </table:table-row>
        <table:table-row table:style-name="ro1">
          <table:table-cell table:formula="of:=[.A341]-10" office:value-type="float" office:value="100" calcext:value-type="float">
            <text:p>100</text:p>
          </table:table-cell>
          <table:table-cell table:formula="of:=[.B341]-(([.B$2]-[.B$351])/351)" office:value-type="float" office:value="1112250.71225075" calcext:value-type="float">
            <text:p>1112251</text:p>
          </table:table-cell>
          <table:table-cell table:number-columns-repeated="5"/>
        </table:table-row>
        <table:table-row table:style-name="ro1">
          <table:table-cell table:formula="of:=[.A342]-10" office:value-type="float" office:value="90" calcext:value-type="float">
            <text:p>90</text:p>
          </table:table-cell>
          <table:table-cell table:formula="of:=[.B342]-(([.B$2]-[.B$351])/351)" office:value-type="float" office:value="1110227.92022795" calcext:value-type="float">
            <text:p>1110228</text:p>
          </table:table-cell>
          <table:table-cell table:number-columns-repeated="5"/>
        </table:table-row>
        <table:table-row table:style-name="ro1">
          <table:table-cell table:formula="of:=[.A343]-10" office:value-type="float" office:value="80" calcext:value-type="float">
            <text:p>80</text:p>
          </table:table-cell>
          <table:table-cell table:formula="of:=[.B343]-(([.B$2]-[.B$351])/351)" office:value-type="float" office:value="1108205.12820516" calcext:value-type="float">
            <text:p>1108205</text:p>
          </table:table-cell>
          <table:table-cell table:number-columns-repeated="5"/>
        </table:table-row>
        <table:table-row table:style-name="ro1">
          <table:table-cell table:formula="of:=[.A344]-10" office:value-type="float" office:value="70" calcext:value-type="float">
            <text:p>70</text:p>
          </table:table-cell>
          <table:table-cell table:formula="of:=[.B344]-(([.B$2]-[.B$351])/351)" office:value-type="float" office:value="1106182.33618237" calcext:value-type="float">
            <text:p>1106182</text:p>
          </table:table-cell>
          <table:table-cell table:number-columns-repeated="5"/>
        </table:table-row>
        <table:table-row table:style-name="ro1">
          <table:table-cell table:formula="of:=[.A345]-10" office:value-type="float" office:value="60" calcext:value-type="float">
            <text:p>60</text:p>
          </table:table-cell>
          <table:table-cell table:formula="of:=[.B345]-(([.B$2]-[.B$351])/351)" office:value-type="float" office:value="1104159.54415958" calcext:value-type="float">
            <text:p>1104160</text:p>
          </table:table-cell>
          <table:table-cell table:number-columns-repeated="5"/>
        </table:table-row>
        <table:table-row table:style-name="ro1">
          <table:table-cell table:formula="of:=[.A346]-10" office:value-type="float" office:value="50" calcext:value-type="float">
            <text:p>50</text:p>
          </table:table-cell>
          <table:table-cell table:formula="of:=[.B346]-(([.B$2]-[.B$351])/351)" office:value-type="float" office:value="1102136.75213679" calcext:value-type="float">
            <text:p>1102137</text:p>
          </table:table-cell>
          <table:table-cell table:number-columns-repeated="5"/>
        </table:table-row>
        <table:table-row table:style-name="ro1">
          <table:table-cell table:formula="of:=[.A347]-10" office:value-type="float" office:value="40" calcext:value-type="float">
            <text:p>40</text:p>
          </table:table-cell>
          <table:table-cell table:formula="of:=[.B347]-(([.B$2]-[.B$351])/351)" office:value-type="float" office:value="1100113.96011399" calcext:value-type="float">
            <text:p>1100114</text:p>
          </table:table-cell>
          <table:table-cell table:number-columns-repeated="5"/>
        </table:table-row>
        <table:table-row table:style-name="ro1">
          <table:table-cell table:formula="of:=[.A348]-10" office:value-type="float" office:value="30" calcext:value-type="float">
            <text:p>30</text:p>
          </table:table-cell>
          <table:table-cell table:formula="of:=[.B348]-(([.B$2]-[.B$351])/351)" office:value-type="float" office:value="1098091.1680912" calcext:value-type="float">
            <text:p>1098091</text:p>
          </table:table-cell>
          <table:table-cell table:number-columns-repeated="5"/>
        </table:table-row>
        <table:table-row table:style-name="ro1">
          <table:table-cell table:formula="of:=[.A349]-10" office:value-type="float" office:value="20" calcext:value-type="float">
            <text:p>20</text:p>
          </table:table-cell>
          <table:table-cell table:formula="of:=[.B349]-(([.B$2]-[.B$351])/351)" office:value-type="float" office:value="1096068.37606841" calcext:value-type="float">
            <text:p>1096068</text:p>
          </table:table-cell>
          <table:table-cell table:number-columns-repeated="5"/>
        </table:table-row>
        <table:table-row table:style-name="ro1">
          <table:table-cell table:formula="of:=[.A350]-10" office:value-type="float" office:value="10" calcext:value-type="float">
            <text:p>10</text:p>
          </table:table-cell>
          <table:table-cell table:style-name="Default" office:value-type="float" office:value="1090000" calcext:value-type="float">
            <text:p>109000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0:19:20.20737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8:27:38.438102661</meta:creation-date>
    <dc:date>2019-08-20T10:32:26.526736592</dc:date>
    <meta:editing-duration>PT13H45M15S</meta:editing-duration>
    <meta:editing-cycles>72</meta:editing-cycles>
    <meta:generator>LibreOffice/6.0.7.3$Linux_X86_64 LibreOffice_project/00m0$Build-3</meta:generator>
    <meta:document-statistic meta:table-count="2" meta:cell-count="2462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952cm" style:legend-expansion="high" chart:style-name="ch2"/>
        <chart:plot-area chart:style-name="ch3" table:cell-range-address="400hz.A2:400hz.B351 400hz.B1:400hz.B1" chart:data-source-has-labels="row" svg:x="0.32cm" svg:y="0.18cm" svg:width="12.058cm" svg:height="8.64cm">
          <chartooo:coordinate-region svg:x="1.682cm" svg:y="0.379cm" svg:width="10.3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00hz.B2:400hz.B351" chart:label-cell-address="400hz.B1:400hz.B1" chart:class="chart:scatter">
            <chart:domain table:cell-range-address="400hz.A2:400hz.A351"/>
            <chart:regression-curve chart:style-name="ch7">
              <chart:equation chart:display-equation="true" chart:display-r-square="true"/>
            </chart:regression-curve>
            <chart:data-point chart:repeated="3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</text:p>
                <draw:g>
                  <svg:desc>400hz.B1:400h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0">
                <text:p>3500</text:p>
                <draw:g>
                  <svg:desc>400hz.A2:400hz.A351</svg:desc>
                </draw:g>
              </table:table-cell>
              <table:table-cell office:value-type="float" office:value="225000">
                <text:p>225000</text:p>
                <draw:g>
                  <svg:desc>400hz.B2:400hz.B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0">
                <text:p>3490</text:p>
              </table:table-cell>
              <table:table-cell office:value-type="float" office:value="224789.886039886">
                <text:p>224789.886039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0">
                <text:p>3480</text:p>
              </table:table-cell>
              <table:table-cell office:value-type="float" office:value="224579.772079772">
                <text:p>224579.772079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0">
                <text:p>3470</text:p>
              </table:table-cell>
              <table:table-cell office:value-type="float" office:value="224369.658119658">
                <text:p>224369.65811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0">
                <text:p>3460</text:p>
              </table:table-cell>
              <table:table-cell office:value-type="float" office:value="224159.544159544">
                <text:p>224159.544159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0">
                <text:p>3450</text:p>
              </table:table-cell>
              <table:table-cell office:value-type="float" office:value="223949.43019943">
                <text:p>223949.43019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0">
                <text:p>3440</text:p>
              </table:table-cell>
              <table:table-cell office:value-type="float" office:value="223739.316239316">
                <text:p>223739.316239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0">
                <text:p>3430</text:p>
              </table:table-cell>
              <table:table-cell office:value-type="float" office:value="223529.202279202">
                <text:p>223529.202279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0">
                <text:p>3420</text:p>
              </table:table-cell>
              <table:table-cell office:value-type="float" office:value="223319.088319088">
                <text:p>223319.088319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0">
                <text:p>3410</text:p>
              </table:table-cell>
              <table:table-cell office:value-type="float" office:value="223108.974358974">
                <text:p>223108.974358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0">
                <text:p>3400</text:p>
              </table:table-cell>
              <table:table-cell office:value-type="float" office:value="222898.86039886">
                <text:p>222898.86039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0">
                <text:p>3390</text:p>
              </table:table-cell>
              <table:table-cell office:value-type="float" office:value="222688.746438746">
                <text:p>222688.746438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0">
                <text:p>3380</text:p>
              </table:table-cell>
              <table:table-cell office:value-type="float" office:value="222478.632478632">
                <text:p>222478.632478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0">
                <text:p>3370</text:p>
              </table:table-cell>
              <table:table-cell office:value-type="float" office:value="222268.518518519">
                <text:p>222268.518518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0">
                <text:p>3360</text:p>
              </table:table-cell>
              <table:table-cell office:value-type="float" office:value="222058.404558405">
                <text:p>222058.404558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0">
                <text:p>3350</text:p>
              </table:table-cell>
              <table:table-cell office:value-type="float" office:value="221848.290598291">
                <text:p>221848.290598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0">
                <text:p>3340</text:p>
              </table:table-cell>
              <table:table-cell office:value-type="float" office:value="221638.176638177">
                <text:p>221638.176638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0">
                <text:p>3330</text:p>
              </table:table-cell>
              <table:table-cell office:value-type="float" office:value="221428.062678063">
                <text:p>221428.062678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0">
                <text:p>3320</text:p>
              </table:table-cell>
              <table:table-cell office:value-type="float" office:value="221217.948717949">
                <text:p>221217.948717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0">
                <text:p>3310</text:p>
              </table:table-cell>
              <table:table-cell office:value-type="float" office:value="221007.834757835">
                <text:p>221007.834757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0">
                <text:p>3300</text:p>
              </table:table-cell>
              <table:table-cell office:value-type="float" office:value="220797.720797721">
                <text:p>220797.720797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0">
                <text:p>3290</text:p>
              </table:table-cell>
              <table:table-cell office:value-type="float" office:value="220587.606837607">
                <text:p>220587.606837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80">
                <text:p>3280</text:p>
              </table:table-cell>
              <table:table-cell office:value-type="float" office:value="220377.492877493">
                <text:p>220377.492877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0">
                <text:p>3270</text:p>
              </table:table-cell>
              <table:table-cell office:value-type="float" office:value="220167.378917379">
                <text:p>220167.378917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0">
                <text:p>3260</text:p>
              </table:table-cell>
              <table:table-cell office:value-type="float" office:value="219957.264957265">
                <text:p>219957.264957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0">
                <text:p>3250</text:p>
              </table:table-cell>
              <table:table-cell office:value-type="float" office:value="219747.150997151">
                <text:p>219747.150997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0">
                <text:p>3240</text:p>
              </table:table-cell>
              <table:table-cell office:value-type="float" office:value="219537.037037037">
                <text:p>219537.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0">
                <text:p>3230</text:p>
              </table:table-cell>
              <table:table-cell office:value-type="float" office:value="219326.923076923">
                <text:p>219326.923076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0">
                <text:p>3220</text:p>
              </table:table-cell>
              <table:table-cell office:value-type="float" office:value="219116.809116809">
                <text:p>219116.809116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0">
                <text:p>3210</text:p>
              </table:table-cell>
              <table:table-cell office:value-type="float" office:value="218906.695156695">
                <text:p>218906.695156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218696.581196581">
                <text:p>218696.581196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0">
                <text:p>3190</text:p>
              </table:table-cell>
              <table:table-cell office:value-type="float" office:value="218486.467236467">
                <text:p>218486.467236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0">
                <text:p>3180</text:p>
              </table:table-cell>
              <table:table-cell office:value-type="float" office:value="218276.353276353">
                <text:p>218276.35327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0">
                <text:p>3170</text:p>
              </table:table-cell>
              <table:table-cell office:value-type="float" office:value="218066.239316239">
                <text:p>218066.239316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60">
                <text:p>3160</text:p>
              </table:table-cell>
              <table:table-cell office:value-type="float" office:value="217856.125356125">
                <text:p>217856.125356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0">
                <text:p>3150</text:p>
              </table:table-cell>
              <table:table-cell office:value-type="float" office:value="217646.011396011">
                <text:p>217646.011396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0">
                <text:p>3140</text:p>
              </table:table-cell>
              <table:table-cell office:value-type="float" office:value="217435.897435897">
                <text:p>217435.897435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0">
                <text:p>3130</text:p>
              </table:table-cell>
              <table:table-cell office:value-type="float" office:value="217225.783475784">
                <text:p>217225.783475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0">
                <text:p>3120</text:p>
              </table:table-cell>
              <table:table-cell office:value-type="float" office:value="217015.66951567">
                <text:p>217015.66951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10">
                <text:p>3110</text:p>
              </table:table-cell>
              <table:table-cell office:value-type="float" office:value="216805.555555556">
                <text:p>216805.55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0">
                <text:p>3100</text:p>
              </table:table-cell>
              <table:table-cell office:value-type="float" office:value="216595.441595442">
                <text:p>216595.441595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0">
                <text:p>3090</text:p>
              </table:table-cell>
              <table:table-cell office:value-type="float" office:value="216385.327635328">
                <text:p>216385.327635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0">
                <text:p>3080</text:p>
              </table:table-cell>
              <table:table-cell office:value-type="float" office:value="216175.213675214">
                <text:p>216175.213675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70">
                <text:p>3070</text:p>
              </table:table-cell>
              <table:table-cell office:value-type="float" office:value="215965.0997151">
                <text:p>215965.0997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0">
                <text:p>3060</text:p>
              </table:table-cell>
              <table:table-cell office:value-type="float" office:value="215754.985754986">
                <text:p>215754.985754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50">
                <text:p>3050</text:p>
              </table:table-cell>
              <table:table-cell office:value-type="float" office:value="215544.871794872">
                <text:p>215544.871794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0">
                <text:p>3040</text:p>
              </table:table-cell>
              <table:table-cell office:value-type="float" office:value="215334.757834758">
                <text:p>215334.757834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0">
                <text:p>3030</text:p>
              </table:table-cell>
              <table:table-cell office:value-type="float" office:value="215124.643874644">
                <text:p>215124.643874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0">
                <text:p>3020</text:p>
              </table:table-cell>
              <table:table-cell office:value-type="float" office:value="214914.52991453">
                <text:p>214914.52991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10">
                <text:p>3010</text:p>
              </table:table-cell>
              <table:table-cell office:value-type="float" office:value="214704.415954416">
                <text:p>214704.415954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">
                <text:p>3000</text:p>
              </table:table-cell>
              <table:table-cell office:value-type="float" office:value="214494.301994302">
                <text:p>214494.301994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0">
                <text:p>2990</text:p>
              </table:table-cell>
              <table:table-cell office:value-type="float" office:value="214284.188034188">
                <text:p>214284.188034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80">
                <text:p>2980</text:p>
              </table:table-cell>
              <table:table-cell office:value-type="float" office:value="214074.074074074">
                <text:p>214074.074074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70">
                <text:p>2970</text:p>
              </table:table-cell>
              <table:table-cell office:value-type="float" office:value="213863.96011396">
                <text:p>213863.96011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60">
                <text:p>2960</text:p>
              </table:table-cell>
              <table:table-cell office:value-type="float" office:value="213653.846153846">
                <text:p>213653.84615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50">
                <text:p>2950</text:p>
              </table:table-cell>
              <table:table-cell office:value-type="float" office:value="213443.732193732">
                <text:p>213443.732193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0">
                <text:p>2940</text:p>
              </table:table-cell>
              <table:table-cell office:value-type="float" office:value="213233.618233618">
                <text:p>213233.6182336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30">
                <text:p>2930</text:p>
              </table:table-cell>
              <table:table-cell office:value-type="float" office:value="213023.504273504">
                <text:p>213023.504273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0">
                <text:p>2920</text:p>
              </table:table-cell>
              <table:table-cell office:value-type="float" office:value="212813.39031339">
                <text:p>212813.39031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10">
                <text:p>2910</text:p>
              </table:table-cell>
              <table:table-cell office:value-type="float" office:value="212603.276353276">
                <text:p>212603.276353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00">
                <text:p>2900</text:p>
              </table:table-cell>
              <table:table-cell office:value-type="float" office:value="212393.162393162">
                <text:p>212393.162393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0">
                <text:p>2890</text:p>
              </table:table-cell>
              <table:table-cell office:value-type="float" office:value="212183.048433049">
                <text:p>212183.048433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0">
                <text:p>2880</text:p>
              </table:table-cell>
              <table:table-cell office:value-type="float" office:value="211972.934472935">
                <text:p>211972.934472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70">
                <text:p>2870</text:p>
              </table:table-cell>
              <table:table-cell office:value-type="float" office:value="211762.820512821">
                <text:p>211762.820512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0">
                <text:p>2860</text:p>
              </table:table-cell>
              <table:table-cell office:value-type="float" office:value="211552.706552707">
                <text:p>211552.706552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0">
                <text:p>2850</text:p>
              </table:table-cell>
              <table:table-cell office:value-type="float" office:value="211342.592592593">
                <text:p>211342.592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40">
                <text:p>2840</text:p>
              </table:table-cell>
              <table:table-cell office:value-type="float" office:value="211132.478632479">
                <text:p>211132.478632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0">
                <text:p>2830</text:p>
              </table:table-cell>
              <table:table-cell office:value-type="float" office:value="210922.364672365">
                <text:p>210922.364672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20">
                <text:p>2820</text:p>
              </table:table-cell>
              <table:table-cell office:value-type="float" office:value="210712.250712251">
                <text:p>210712.250712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10">
                <text:p>2810</text:p>
              </table:table-cell>
              <table:table-cell office:value-type="float" office:value="210502.136752137">
                <text:p>210502.136752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0">
                <text:p>2800</text:p>
              </table:table-cell>
              <table:table-cell office:value-type="float" office:value="210292.022792023">
                <text:p>210292.022792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0">
                <text:p>2790</text:p>
              </table:table-cell>
              <table:table-cell office:value-type="float" office:value="210081.908831909">
                <text:p>210081.908831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80">
                <text:p>2780</text:p>
              </table:table-cell>
              <table:table-cell office:value-type="float" office:value="209871.794871795">
                <text:p>209871.794871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0">
                <text:p>2770</text:p>
              </table:table-cell>
              <table:table-cell office:value-type="float" office:value="209661.680911681">
                <text:p>209661.680911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0">
                <text:p>2760</text:p>
              </table:table-cell>
              <table:table-cell office:value-type="float" office:value="209451.566951567">
                <text:p>209451.566951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0">
                <text:p>2750</text:p>
              </table:table-cell>
              <table:table-cell office:value-type="float" office:value="209241.452991453">
                <text:p>209241.4529914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0">
                <text:p>2740</text:p>
              </table:table-cell>
              <table:table-cell office:value-type="float" office:value="209031.339031339">
                <text:p>209031.339031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0">
                <text:p>2730</text:p>
              </table:table-cell>
              <table:table-cell office:value-type="float" office:value="208821.225071225">
                <text:p>208821.225071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20">
                <text:p>2720</text:p>
              </table:table-cell>
              <table:table-cell office:value-type="float" office:value="208611.111111111">
                <text:p>208611.111111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10">
                <text:p>2710</text:p>
              </table:table-cell>
              <table:table-cell office:value-type="float" office:value="208400.997150997">
                <text:p>208400.997150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00">
                <text:p>2700</text:p>
              </table:table-cell>
              <table:table-cell office:value-type="float" office:value="208190.883190883">
                <text:p>208190.883190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90">
                <text:p>2690</text:p>
              </table:table-cell>
              <table:table-cell office:value-type="float" office:value="207980.769230769">
                <text:p>207980.769230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0">
                <text:p>2680</text:p>
              </table:table-cell>
              <table:table-cell office:value-type="float" office:value="207770.655270655">
                <text:p>207770.655270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70">
                <text:p>2670</text:p>
              </table:table-cell>
              <table:table-cell office:value-type="float" office:value="207560.541310541">
                <text:p>207560.541310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60">
                <text:p>2660</text:p>
              </table:table-cell>
              <table:table-cell office:value-type="float" office:value="207350.427350427">
                <text:p>207350.427350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0">
                <text:p>2650</text:p>
              </table:table-cell>
              <table:table-cell office:value-type="float" office:value="207140.313390314">
                <text:p>207140.3133903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40">
                <text:p>2640</text:p>
              </table:table-cell>
              <table:table-cell office:value-type="float" office:value="206930.1994302">
                <text:p>206930.1994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30">
                <text:p>2630</text:p>
              </table:table-cell>
              <table:table-cell office:value-type="float" office:value="206720.085470086">
                <text:p>206720.085470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0">
                <text:p>2620</text:p>
              </table:table-cell>
              <table:table-cell office:value-type="float" office:value="206509.971509972">
                <text:p>206509.971509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10">
                <text:p>2610</text:p>
              </table:table-cell>
              <table:table-cell office:value-type="float" office:value="206299.857549858">
                <text:p>206299.857549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0">
                <text:p>2600</text:p>
              </table:table-cell>
              <table:table-cell office:value-type="float" office:value="206089.743589744">
                <text:p>206089.7435897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90">
                <text:p>2590</text:p>
              </table:table-cell>
              <table:table-cell office:value-type="float" office:value="205879.62962963">
                <text:p>205879.6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0">
                <text:p>2580</text:p>
              </table:table-cell>
              <table:table-cell office:value-type="float" office:value="205669.515669516">
                <text:p>205669.515669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0">
                <text:p>2570</text:p>
              </table:table-cell>
              <table:table-cell office:value-type="float" office:value="205459.401709402">
                <text:p>205459.401709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0">
                <text:p>2560</text:p>
              </table:table-cell>
              <table:table-cell office:value-type="float" office:value="205249.287749288">
                <text:p>205249.287749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0">
                <text:p>2550</text:p>
              </table:table-cell>
              <table:table-cell office:value-type="float" office:value="205039.173789174">
                <text:p>205039.173789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0">
                <text:p>2540</text:p>
              </table:table-cell>
              <table:table-cell office:value-type="float" office:value="204829.05982906">
                <text:p>204829.05982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30">
                <text:p>2530</text:p>
              </table:table-cell>
              <table:table-cell office:value-type="float" office:value="204618.945868946">
                <text:p>204618.945868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20">
                <text:p>2520</text:p>
              </table:table-cell>
              <table:table-cell office:value-type="float" office:value="204408.831908832">
                <text:p>204408.831908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0">
                <text:p>2510</text:p>
              </table:table-cell>
              <table:table-cell office:value-type="float" office:value="204198.717948718">
                <text:p>204198.717948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203988.603988604">
                <text:p>203988.603988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90">
                <text:p>2490</text:p>
              </table:table-cell>
              <table:table-cell office:value-type="float" office:value="203778.49002849">
                <text:p>203778.490028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80">
                <text:p>2480</text:p>
              </table:table-cell>
              <table:table-cell office:value-type="float" office:value="203568.376068376">
                <text:p>203568.376068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70">
                <text:p>2470</text:p>
              </table:table-cell>
              <table:table-cell office:value-type="float" office:value="203358.262108262">
                <text:p>203358.262108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0">
                <text:p>2460</text:p>
              </table:table-cell>
              <table:table-cell office:value-type="float" office:value="203148.148148148">
                <text:p>203148.14814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50">
                <text:p>2450</text:p>
              </table:table-cell>
              <table:table-cell office:value-type="float" office:value="202938.034188034">
                <text:p>202938.034188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0">
                <text:p>2440</text:p>
              </table:table-cell>
              <table:table-cell office:value-type="float" office:value="202727.92022792">
                <text:p>202727.92022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30">
                <text:p>2430</text:p>
              </table:table-cell>
              <table:table-cell office:value-type="float" office:value="202517.806267806">
                <text:p>202517.806267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0">
                <text:p>2420</text:p>
              </table:table-cell>
              <table:table-cell office:value-type="float" office:value="202307.692307692">
                <text:p>202307.692307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0">
                <text:p>2410</text:p>
              </table:table-cell>
              <table:table-cell office:value-type="float" office:value="202097.578347578">
                <text:p>202097.578347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0">
                <text:p>2400</text:p>
              </table:table-cell>
              <table:table-cell office:value-type="float" office:value="201887.464387465">
                <text:p>201887.4643874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90">
                <text:p>2390</text:p>
              </table:table-cell>
              <table:table-cell office:value-type="float" office:value="201677.350427351">
                <text:p>201677.3504273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80">
                <text:p>2380</text:p>
              </table:table-cell>
              <table:table-cell office:value-type="float" office:value="201467.236467237">
                <text:p>201467.236467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70">
                <text:p>2370</text:p>
              </table:table-cell>
              <table:table-cell office:value-type="float" office:value="201257.122507123">
                <text:p>201257.122507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0">
                <text:p>2360</text:p>
              </table:table-cell>
              <table:table-cell office:value-type="float" office:value="201047.008547009">
                <text:p>201047.008547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50">
                <text:p>2350</text:p>
              </table:table-cell>
              <table:table-cell office:value-type="float" office:value="200836.894586895">
                <text:p>200836.894586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200626.780626781">
                <text:p>200626.780626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0">
                <text:p>2330</text:p>
              </table:table-cell>
              <table:table-cell office:value-type="float" office:value="200416.666666667">
                <text:p>200416.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20">
                <text:p>2320</text:p>
              </table:table-cell>
              <table:table-cell office:value-type="float" office:value="200206.552706553">
                <text:p>200206.5527065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0">
                <text:p>2310</text:p>
              </table:table-cell>
              <table:table-cell office:value-type="float" office:value="199996.438746439">
                <text:p>199996.4387464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0">
                <text:p>2300</text:p>
              </table:table-cell>
              <table:table-cell office:value-type="float" office:value="199786.324786325">
                <text:p>199786.3247863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90">
                <text:p>2290</text:p>
              </table:table-cell>
              <table:table-cell office:value-type="float" office:value="199576.210826211">
                <text:p>199576.210826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80">
                <text:p>2280</text:p>
              </table:table-cell>
              <table:table-cell office:value-type="float" office:value="199366.096866097">
                <text:p>199366.096866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70">
                <text:p>2270</text:p>
              </table:table-cell>
              <table:table-cell office:value-type="float" office:value="199155.982905983">
                <text:p>199155.9829059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0">
                <text:p>2260</text:p>
              </table:table-cell>
              <table:table-cell office:value-type="float" office:value="198945.868945869">
                <text:p>198945.868945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0">
                <text:p>2250</text:p>
              </table:table-cell>
              <table:table-cell office:value-type="float" office:value="198735.754985755">
                <text:p>198735.7549857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40">
                <text:p>2240</text:p>
              </table:table-cell>
              <table:table-cell office:value-type="float" office:value="198525.641025641">
                <text:p>198525.6410256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30">
                <text:p>2230</text:p>
              </table:table-cell>
              <table:table-cell office:value-type="float" office:value="198315.527065527">
                <text:p>198315.5270655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20">
                <text:p>2220</text:p>
              </table:table-cell>
              <table:table-cell office:value-type="float" office:value="198105.413105413">
                <text:p>198105.413105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10">
                <text:p>2210</text:p>
              </table:table-cell>
              <table:table-cell office:value-type="float" office:value="197895.299145299">
                <text:p>197895.299145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00">
                <text:p>2200</text:p>
              </table:table-cell>
              <table:table-cell office:value-type="float" office:value="197685.185185185">
                <text:p>197685.1851851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0">
                <text:p>2190</text:p>
              </table:table-cell>
              <table:table-cell office:value-type="float" office:value="197475.071225071">
                <text:p>197475.07122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80">
                <text:p>2180</text:p>
              </table:table-cell>
              <table:table-cell office:value-type="float" office:value="197264.957264957">
                <text:p>197264.9572649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0">
                <text:p>2170</text:p>
              </table:table-cell>
              <table:table-cell office:value-type="float" office:value="197054.843304844">
                <text:p>197054.843304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60">
                <text:p>2160</text:p>
              </table:table-cell>
              <table:table-cell office:value-type="float" office:value="196844.72934473">
                <text:p>196844.72934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50">
                <text:p>2150</text:p>
              </table:table-cell>
              <table:table-cell office:value-type="float" office:value="196634.615384616">
                <text:p>196634.6153846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0">
                <text:p>2140</text:p>
              </table:table-cell>
              <table:table-cell office:value-type="float" office:value="196424.501424502">
                <text:p>196424.5014245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0">
                <text:p>2130</text:p>
              </table:table-cell>
              <table:table-cell office:value-type="float" office:value="196214.387464388">
                <text:p>196214.3874643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196004.273504274">
                <text:p>196004.2735042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10">
                <text:p>2110</text:p>
              </table:table-cell>
              <table:table-cell office:value-type="float" office:value="195794.15954416">
                <text:p>195794.15954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">
                <text:p>2100</text:p>
              </table:table-cell>
              <table:table-cell office:value-type="float" office:value="195584.045584046">
                <text:p>195584.0455840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0">
                <text:p>2090</text:p>
              </table:table-cell>
              <table:table-cell office:value-type="float" office:value="195373.931623932">
                <text:p>195373.931623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0">
                <text:p>2080</text:p>
              </table:table-cell>
              <table:table-cell office:value-type="float" office:value="195163.817663818">
                <text:p>195163.817663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0">
                <text:p>2070</text:p>
              </table:table-cell>
              <table:table-cell office:value-type="float" office:value="194953.703703704">
                <text:p>194953.7037037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60">
                <text:p>2060</text:p>
              </table:table-cell>
              <table:table-cell office:value-type="float" office:value="194743.58974359">
                <text:p>194743.58974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0">
                <text:p>2050</text:p>
              </table:table-cell>
              <table:table-cell office:value-type="float" office:value="194533.475783476">
                <text:p>194533.475783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0">
                <text:p>2040</text:p>
              </table:table-cell>
              <table:table-cell office:value-type="float" office:value="194323.361823362">
                <text:p>194323.3618233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30">
                <text:p>2030</text:p>
              </table:table-cell>
              <table:table-cell office:value-type="float" office:value="194113.247863248">
                <text:p>194113.247863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20">
                <text:p>2020</text:p>
              </table:table-cell>
              <table:table-cell office:value-type="float" office:value="193903.133903134">
                <text:p>193903.133903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0">
                <text:p>2010</text:p>
              </table:table-cell>
              <table:table-cell office:value-type="float" office:value="193693.01994302">
                <text:p>193693.019943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">
                <text:p>2000</text:p>
              </table:table-cell>
              <table:table-cell office:value-type="float" office:value="193482.905982906">
                <text:p>193482.9059829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0">
                <text:p>1990</text:p>
              </table:table-cell>
              <table:table-cell office:value-type="float" office:value="193272.792022792">
                <text:p>193272.792022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0">
                <text:p>1980</text:p>
              </table:table-cell>
              <table:table-cell office:value-type="float" office:value="193062.678062678">
                <text:p>193062.678062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0">
                <text:p>1970</text:p>
              </table:table-cell>
              <table:table-cell office:value-type="float" office:value="192852.564102564">
                <text:p>192852.5641025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60">
                <text:p>1960</text:p>
              </table:table-cell>
              <table:table-cell office:value-type="float" office:value="192642.45014245">
                <text:p>192642.45014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50">
                <text:p>1950</text:p>
              </table:table-cell>
              <table:table-cell office:value-type="float" office:value="192432.336182336">
                <text:p>192432.336182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0">
                <text:p>1940</text:p>
              </table:table-cell>
              <table:table-cell office:value-type="float" office:value="192222.222222222">
                <text:p>192222.222222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0">
                <text:p>1930</text:p>
              </table:table-cell>
              <table:table-cell office:value-type="float" office:value="192012.108262109">
                <text:p>192012.108262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0">
                <text:p>1920</text:p>
              </table:table-cell>
              <table:table-cell office:value-type="float" office:value="191801.994301995">
                <text:p>191801.994301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0">
                <text:p>1910</text:p>
              </table:table-cell>
              <table:table-cell office:value-type="float" office:value="191591.880341881">
                <text:p>191591.8803418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0">
                <text:p>1900</text:p>
              </table:table-cell>
              <table:table-cell office:value-type="float" office:value="191381.766381767">
                <text:p>191381.766381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90">
                <text:p>1890</text:p>
              </table:table-cell>
              <table:table-cell office:value-type="float" office:value="191171.652421653">
                <text:p>191171.652421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0">
                <text:p>1880</text:p>
              </table:table-cell>
              <table:table-cell office:value-type="float" office:value="190961.538461539">
                <text:p>190961.538461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70">
                <text:p>1870</text:p>
              </table:table-cell>
              <table:table-cell office:value-type="float" office:value="190751.424501425">
                <text:p>190751.4245014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60">
                <text:p>1860</text:p>
              </table:table-cell>
              <table:table-cell office:value-type="float" office:value="190541.310541311">
                <text:p>190541.310541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0">
                <text:p>1850</text:p>
              </table:table-cell>
              <table:table-cell office:value-type="float" office:value="190331.196581197">
                <text:p>190331.196581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0">
                <text:p>1840</text:p>
              </table:table-cell>
              <table:table-cell office:value-type="float" office:value="190121.082621083">
                <text:p>190121.082621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0">
                <text:p>1830</text:p>
              </table:table-cell>
              <table:table-cell office:value-type="float" office:value="189910.968660969">
                <text:p>189910.9686609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0">
                <text:p>1820</text:p>
              </table:table-cell>
              <table:table-cell office:value-type="float" office:value="189700.854700855">
                <text:p>189700.854700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0">
                <text:p>1810</text:p>
              </table:table-cell>
              <table:table-cell office:value-type="float" office:value="189490.740740741">
                <text:p>189490.7407407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">
                <text:p>1800</text:p>
              </table:table-cell>
              <table:table-cell office:value-type="float" office:value="189280.626780627">
                <text:p>189280.626780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0">
                <text:p>1790</text:p>
              </table:table-cell>
              <table:table-cell office:value-type="float" office:value="189070.512820513">
                <text:p>189070.512820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0">
                <text:p>1780</text:p>
              </table:table-cell>
              <table:table-cell office:value-type="float" office:value="188860.398860399">
                <text:p>188860.398860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0">
                <text:p>1770</text:p>
              </table:table-cell>
              <table:table-cell office:value-type="float" office:value="188650.284900285">
                <text:p>188650.284900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0">
                <text:p>1760</text:p>
              </table:table-cell>
              <table:table-cell office:value-type="float" office:value="188440.170940171">
                <text:p>188440.1709401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188230.056980057">
                <text:p>188230.0569800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0">
                <text:p>1740</text:p>
              </table:table-cell>
              <table:table-cell office:value-type="float" office:value="188019.943019943">
                <text:p>188019.9430199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30">
                <text:p>1730</text:p>
              </table:table-cell>
              <table:table-cell office:value-type="float" office:value="187809.829059829">
                <text:p>187809.8290598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0">
                <text:p>1720</text:p>
              </table:table-cell>
              <table:table-cell office:value-type="float" office:value="187599.715099715">
                <text:p>187599.7150997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10">
                <text:p>1710</text:p>
              </table:table-cell>
              <table:table-cell office:value-type="float" office:value="187389.601139601">
                <text:p>187389.601139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0">
                <text:p>1700</text:p>
              </table:table-cell>
              <table:table-cell office:value-type="float" office:value="187179.487179487">
                <text:p>187179.487179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0">
                <text:p>1690</text:p>
              </table:table-cell>
              <table:table-cell office:value-type="float" office:value="186969.373219374">
                <text:p>186969.373219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80">
                <text:p>1680</text:p>
              </table:table-cell>
              <table:table-cell office:value-type="float" office:value="186759.25925926">
                <text:p>186759.259259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70">
                <text:p>1670</text:p>
              </table:table-cell>
              <table:table-cell office:value-type="float" office:value="186549.145299146">
                <text:p>186549.145299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0">
                <text:p>1660</text:p>
              </table:table-cell>
              <table:table-cell office:value-type="float" office:value="186339.031339032">
                <text:p>186339.031339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0">
                <text:p>1650</text:p>
              </table:table-cell>
              <table:table-cell office:value-type="float" office:value="186128.917378918">
                <text:p>186128.9173789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0">
                <text:p>1640</text:p>
              </table:table-cell>
              <table:table-cell office:value-type="float" office:value="185918.803418804">
                <text:p>185918.803418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0">
                <text:p>1630</text:p>
              </table:table-cell>
              <table:table-cell office:value-type="float" office:value="185708.68945869">
                <text:p>185708.68945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0">
                <text:p>1620</text:p>
              </table:table-cell>
              <table:table-cell office:value-type="float" office:value="185498.575498576">
                <text:p>185498.575498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10">
                <text:p>1610</text:p>
              </table:table-cell>
              <table:table-cell office:value-type="float" office:value="185288.461538462">
                <text:p>185288.4615384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00">
                <text:p>1600</text:p>
              </table:table-cell>
              <table:table-cell office:value-type="float" office:value="185078.347578348">
                <text:p>185078.3475783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0">
                <text:p>1590</text:p>
              </table:table-cell>
              <table:table-cell office:value-type="float" office:value="184868.233618234">
                <text:p>184868.2336182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80">
                <text:p>1580</text:p>
              </table:table-cell>
              <table:table-cell office:value-type="float" office:value="184658.11965812">
                <text:p>184658.119658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0">
                <text:p>1570</text:p>
              </table:table-cell>
              <table:table-cell office:value-type="float" office:value="184448.005698006">
                <text:p>184448.005698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60">
                <text:p>1560</text:p>
              </table:table-cell>
              <table:table-cell office:value-type="float" office:value="184237.891737892">
                <text:p>184237.891737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0">
                <text:p>1550</text:p>
              </table:table-cell>
              <table:table-cell office:value-type="float" office:value="184027.777777778">
                <text:p>184027.77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0">
                <text:p>1540</text:p>
              </table:table-cell>
              <table:table-cell office:value-type="float" office:value="183817.663817664">
                <text:p>183817.66381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30">
                <text:p>1530</text:p>
              </table:table-cell>
              <table:table-cell office:value-type="float" office:value="183607.54985755">
                <text:p>183607.549857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0">
                <text:p>1520</text:p>
              </table:table-cell>
              <table:table-cell office:value-type="float" office:value="183397.435897436">
                <text:p>183397.435897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10">
                <text:p>1510</text:p>
              </table:table-cell>
              <table:table-cell office:value-type="float" office:value="183187.321937322">
                <text:p>183187.3219373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0">
                <text:p>1500</text:p>
              </table:table-cell>
              <table:table-cell office:value-type="float" office:value="182977.207977208">
                <text:p>182977.2079772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90">
                <text:p>1490</text:p>
              </table:table-cell>
              <table:table-cell office:value-type="float" office:value="182767.094017094">
                <text:p>182767.094017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80">
                <text:p>1480</text:p>
              </table:table-cell>
              <table:table-cell office:value-type="float" office:value="182556.98005698">
                <text:p>182556.980056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0">
                <text:p>1470</text:p>
              </table:table-cell>
              <table:table-cell office:value-type="float" office:value="182346.866096866">
                <text:p>182346.866096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0">
                <text:p>1460</text:p>
              </table:table-cell>
              <table:table-cell office:value-type="float" office:value="182136.752136752">
                <text:p>182136.7521367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0">
                <text:p>1450</text:p>
              </table:table-cell>
              <table:table-cell office:value-type="float" office:value="181926.638176639">
                <text:p>181926.638176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0">
                <text:p>1440</text:p>
              </table:table-cell>
              <table:table-cell office:value-type="float" office:value="181716.524216525">
                <text:p>181716.524216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30">
                <text:p>1430</text:p>
              </table:table-cell>
              <table:table-cell office:value-type="float" office:value="181506.410256411">
                <text:p>181506.410256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20">
                <text:p>1420</text:p>
              </table:table-cell>
              <table:table-cell office:value-type="float" office:value="181296.296296297">
                <text:p>181296.2962962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0">
                <text:p>1410</text:p>
              </table:table-cell>
              <table:table-cell office:value-type="float" office:value="181086.182336183">
                <text:p>181086.1823361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0">
                <text:p>1400</text:p>
              </table:table-cell>
              <table:table-cell office:value-type="float" office:value="180876.068376069">
                <text:p>180876.0683760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0">
                <text:p>1390</text:p>
              </table:table-cell>
              <table:table-cell office:value-type="float" office:value="180665.954415955">
                <text:p>180665.9544159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80">
                <text:p>1380</text:p>
              </table:table-cell>
              <table:table-cell office:value-type="float" office:value="180455.840455841">
                <text:p>180455.840455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0">
                <text:p>1370</text:p>
              </table:table-cell>
              <table:table-cell office:value-type="float" office:value="180245.726495727">
                <text:p>180245.7264957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0">
                <text:p>1360</text:p>
              </table:table-cell>
              <table:table-cell office:value-type="float" office:value="180035.612535613">
                <text:p>180035.6125356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50">
                <text:p>1350</text:p>
              </table:table-cell>
              <table:table-cell office:value-type="float" office:value="179825.498575499">
                <text:p>179825.498575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0">
                <text:p>1340</text:p>
              </table:table-cell>
              <table:table-cell office:value-type="float" office:value="179615.384615385">
                <text:p>179615.3846153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30">
                <text:p>1330</text:p>
              </table:table-cell>
              <table:table-cell office:value-type="float" office:value="179405.270655271">
                <text:p>179405.270655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20">
                <text:p>1320</text:p>
              </table:table-cell>
              <table:table-cell office:value-type="float" office:value="179195.156695157">
                <text:p>179195.156695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0">
                <text:p>1310</text:p>
              </table:table-cell>
              <table:table-cell office:value-type="float" office:value="178985.042735043">
                <text:p>178985.0427350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0">
                <text:p>1300</text:p>
              </table:table-cell>
              <table:table-cell office:value-type="float" office:value="178774.928774929">
                <text:p>178774.928774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90">
                <text:p>1290</text:p>
              </table:table-cell>
              <table:table-cell office:value-type="float" office:value="178564.814814815">
                <text:p>178564.814814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0">
                <text:p>1280</text:p>
              </table:table-cell>
              <table:table-cell office:value-type="float" office:value="178354.700854701">
                <text:p>178354.7008547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70">
                <text:p>1270</text:p>
              </table:table-cell>
              <table:table-cell office:value-type="float" office:value="178144.586894587">
                <text:p>178144.5868945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0">
                <text:p>1260</text:p>
              </table:table-cell>
              <table:table-cell office:value-type="float" office:value="177934.472934473">
                <text:p>177934.4729344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50">
                <text:p>1250</text:p>
              </table:table-cell>
              <table:table-cell office:value-type="float" office:value="177724.358974359">
                <text:p>177724.3589743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40">
                <text:p>1240</text:p>
              </table:table-cell>
              <table:table-cell office:value-type="float" office:value="177514.245014245">
                <text:p>177514.245014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30">
                <text:p>1230</text:p>
              </table:table-cell>
              <table:table-cell office:value-type="float" office:value="177304.131054131">
                <text:p>177304.131054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0">
                <text:p>1220</text:p>
              </table:table-cell>
              <table:table-cell office:value-type="float" office:value="177094.017094017">
                <text:p>177094.0170940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0">
                <text:p>1210</text:p>
              </table:table-cell>
              <table:table-cell office:value-type="float" office:value="176883.903133904">
                <text:p>176883.9031339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00">
                <text:p>1200</text:p>
              </table:table-cell>
              <table:table-cell office:value-type="float" office:value="176673.78917379">
                <text:p>176673.789173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0">
                <text:p>1190</text:p>
              </table:table-cell>
              <table:table-cell office:value-type="float" office:value="176463.675213676">
                <text:p>176463.6752136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80">
                <text:p>1180</text:p>
              </table:table-cell>
              <table:table-cell office:value-type="float" office:value="176253.561253562">
                <text:p>176253.5612535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176043.447293448">
                <text:p>176043.4472934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0">
                <text:p>1160</text:p>
              </table:table-cell>
              <table:table-cell office:value-type="float" office:value="175833.333333334">
                <text:p>175833.333333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50">
                <text:p>1150</text:p>
              </table:table-cell>
              <table:table-cell office:value-type="float" office:value="175623.21937322">
                <text:p>175623.21937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40">
                <text:p>1140</text:p>
              </table:table-cell>
              <table:table-cell office:value-type="float" office:value="175413.105413106">
                <text:p>175413.1054131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0">
                <text:p>1130</text:p>
              </table:table-cell>
              <table:table-cell office:value-type="float" office:value="175202.991452992">
                <text:p>175202.991452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20">
                <text:p>1120</text:p>
              </table:table-cell>
              <table:table-cell office:value-type="float" office:value="174992.877492878">
                <text:p>174992.8774928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0">
                <text:p>1110</text:p>
              </table:table-cell>
              <table:table-cell office:value-type="float" office:value="174782.763532764">
                <text:p>174782.763532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00">
                <text:p>1100</text:p>
              </table:table-cell>
              <table:table-cell office:value-type="float" office:value="174572.64957265">
                <text:p>174572.64957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90">
                <text:p>1090</text:p>
              </table:table-cell>
              <table:table-cell office:value-type="float" office:value="174362.535612536">
                <text:p>174362.5356125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0">
                <text:p>1080</text:p>
              </table:table-cell>
              <table:table-cell office:value-type="float" office:value="174152.421652422">
                <text:p>174152.4216524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70">
                <text:p>1070</text:p>
              </table:table-cell>
              <table:table-cell office:value-type="float" office:value="173942.307692308">
                <text:p>173942.307692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0">
                <text:p>1060</text:p>
              </table:table-cell>
              <table:table-cell office:value-type="float" office:value="173732.193732194">
                <text:p>173732.1937321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0">
                <text:p>1050</text:p>
              </table:table-cell>
              <table:table-cell office:value-type="float" office:value="173522.07977208">
                <text:p>173522.07977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40">
                <text:p>1040</text:p>
              </table:table-cell>
              <table:table-cell office:value-type="float" office:value="173311.965811966">
                <text:p>173311.9658119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30">
                <text:p>1030</text:p>
              </table:table-cell>
              <table:table-cell office:value-type="float" office:value="173101.851851852">
                <text:p>173101.8518518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0">
                <text:p>1020</text:p>
              </table:table-cell>
              <table:table-cell office:value-type="float" office:value="172891.737891738">
                <text:p>172891.737891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0">
                <text:p>1010</text:p>
              </table:table-cell>
              <table:table-cell office:value-type="float" office:value="172681.623931624">
                <text:p>172681.6239316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72471.50997151">
                <text:p>172471.509971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0">
                <text:p>990</text:p>
              </table:table-cell>
              <table:table-cell office:value-type="float" office:value="172261.396011396">
                <text:p>172261.3960113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0">
                <text:p>980</text:p>
              </table:table-cell>
              <table:table-cell office:value-type="float" office:value="172051.282051282">
                <text:p>172051.282051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0">
                <text:p>970</text:p>
              </table:table-cell>
              <table:table-cell office:value-type="float" office:value="171841.168091169">
                <text:p>171841.1680911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0">
                <text:p>960</text:p>
              </table:table-cell>
              <table:table-cell office:value-type="float" office:value="171631.054131055">
                <text:p>171631.0541310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0">
                <text:p>950</text:p>
              </table:table-cell>
              <table:table-cell office:value-type="float" office:value="171420.940170941">
                <text:p>171420.9401709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40">
                <text:p>940</text:p>
              </table:table-cell>
              <table:table-cell office:value-type="float" office:value="171210.826210827">
                <text:p>171210.8262108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171000.712250713">
                <text:p>171000.712250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0">
                <text:p>920</text:p>
              </table:table-cell>
              <table:table-cell office:value-type="float" office:value="170790.598290599">
                <text:p>170790.5982905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0">
                <text:p>910</text:p>
              </table:table-cell>
              <table:table-cell office:value-type="float" office:value="170580.484330485">
                <text:p>170580.4843304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">
                <text:p>900</text:p>
              </table:table-cell>
              <table:table-cell office:value-type="float" office:value="170370.370370371">
                <text:p>170370.3703703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0">
                <text:p>890</text:p>
              </table:table-cell>
              <table:table-cell office:value-type="float" office:value="170160.256410257">
                <text:p>170160.256410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0">
                <text:p>880</text:p>
              </table:table-cell>
              <table:table-cell office:value-type="float" office:value="169950.142450143">
                <text:p>169950.1424501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0">
                <text:p>870</text:p>
              </table:table-cell>
              <table:table-cell office:value-type="float" office:value="169740.028490029">
                <text:p>169740.0284900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0">
                <text:p>860</text:p>
              </table:table-cell>
              <table:table-cell office:value-type="float" office:value="169529.914529915">
                <text:p>169529.9145299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">
                <text:p>850</text:p>
              </table:table-cell>
              <table:table-cell office:value-type="float" office:value="169319.800569801">
                <text:p>169319.8005698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0">
                <text:p>840</text:p>
              </table:table-cell>
              <table:table-cell office:value-type="float" office:value="169109.686609687">
                <text:p>169109.6866096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30">
                <text:p>830</text:p>
              </table:table-cell>
              <table:table-cell office:value-type="float" office:value="168899.572649573">
                <text:p>168899.5726495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0">
                <text:p>820</text:p>
              </table:table-cell>
              <table:table-cell office:value-type="float" office:value="168689.458689459">
                <text:p>168689.458689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0">
                <text:p>810</text:p>
              </table:table-cell>
              <table:table-cell office:value-type="float" office:value="168479.344729345">
                <text:p>168479.344729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0">
                <text:p>800</text:p>
              </table:table-cell>
              <table:table-cell office:value-type="float" office:value="168269.230769231">
                <text:p>168269.2307692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0">
                <text:p>790</text:p>
              </table:table-cell>
              <table:table-cell office:value-type="float" office:value="168059.116809117">
                <text:p>168059.1168091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0">
                <text:p>780</text:p>
              </table:table-cell>
              <table:table-cell office:value-type="float" office:value="167849.002849003">
                <text:p>167849.0028490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0">
                <text:p>770</text:p>
              </table:table-cell>
              <table:table-cell office:value-type="float" office:value="167638.888888889">
                <text:p>167638.8888888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0">
                <text:p>760</text:p>
              </table:table-cell>
              <table:table-cell office:value-type="float" office:value="167428.774928775">
                <text:p>167428.774928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0">
                <text:p>750</text:p>
              </table:table-cell>
              <table:table-cell office:value-type="float" office:value="167218.660968661">
                <text:p>167218.6609686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0">
                <text:p>740</text:p>
              </table:table-cell>
              <table:table-cell office:value-type="float" office:value="167008.547008547">
                <text:p>167008.5470085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0">
                <text:p>730</text:p>
              </table:table-cell>
              <table:table-cell office:value-type="float" office:value="166798.433048434">
                <text:p>166798.4330484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0">
                <text:p>720</text:p>
              </table:table-cell>
              <table:table-cell office:value-type="float" office:value="166588.31908832">
                <text:p>166588.319088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0">
                <text:p>710</text:p>
              </table:table-cell>
              <table:table-cell office:value-type="float" office:value="166378.205128206">
                <text:p>166378.2051282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0">
                <text:p>700</text:p>
              </table:table-cell>
              <table:table-cell office:value-type="float" office:value="166168.091168092">
                <text:p>166168.0911680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0">
                <text:p>690</text:p>
              </table:table-cell>
              <table:table-cell office:value-type="float" office:value="165957.977207978">
                <text:p>165957.977207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0">
                <text:p>680</text:p>
              </table:table-cell>
              <table:table-cell office:value-type="float" office:value="165747.863247864">
                <text:p>165747.8632478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0">
                <text:p>670</text:p>
              </table:table-cell>
              <table:table-cell office:value-type="float" office:value="165537.74928775">
                <text:p>165537.749287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0">
                <text:p>660</text:p>
              </table:table-cell>
              <table:table-cell office:value-type="float" office:value="165327.635327636">
                <text:p>165327.6353276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0">
                <text:p>650</text:p>
              </table:table-cell>
              <table:table-cell office:value-type="float" office:value="165117.521367522">
                <text:p>165117.521367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0">
                <text:p>640</text:p>
              </table:table-cell>
              <table:table-cell office:value-type="float" office:value="164907.407407408">
                <text:p>164907.407407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0">
                <text:p>630</text:p>
              </table:table-cell>
              <table:table-cell office:value-type="float" office:value="164697.293447294">
                <text:p>164697.2934472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0">
                <text:p>620</text:p>
              </table:table-cell>
              <table:table-cell office:value-type="float" office:value="164487.17948718">
                <text:p>164487.17948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0">
                <text:p>610</text:p>
              </table:table-cell>
              <table:table-cell office:value-type="float" office:value="164277.065527066">
                <text:p>164277.0655270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">
                <text:p>600</text:p>
              </table:table-cell>
              <table:table-cell office:value-type="float" office:value="164066.951566952">
                <text:p>164066.9515669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">
                <text:p>590</text:p>
              </table:table-cell>
              <table:table-cell office:value-type="float" office:value="163856.837606838">
                <text:p>163856.8376068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0">
                <text:p>580</text:p>
              </table:table-cell>
              <table:table-cell office:value-type="float" office:value="163646.723646724">
                <text:p>163646.7236467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0">
                <text:p>570</text:p>
              </table:table-cell>
              <table:table-cell office:value-type="float" office:value="163436.60968661">
                <text:p>163436.609686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0">
                <text:p>560</text:p>
              </table:table-cell>
              <table:table-cell office:value-type="float" office:value="163226.495726496">
                <text:p>163226.4957264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0">
                <text:p>550</text:p>
              </table:table-cell>
              <table:table-cell office:value-type="float" office:value="163016.381766382">
                <text:p>163016.3817663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0">
                <text:p>540</text:p>
              </table:table-cell>
              <table:table-cell office:value-type="float" office:value="162806.267806268">
                <text:p>162806.2678062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0">
                <text:p>530</text:p>
              </table:table-cell>
              <table:table-cell office:value-type="float" office:value="162596.153846154">
                <text:p>162596.1538461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0">
                <text:p>520</text:p>
              </table:table-cell>
              <table:table-cell office:value-type="float" office:value="162386.03988604">
                <text:p>162386.039886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0">
                <text:p>510</text:p>
              </table:table-cell>
              <table:table-cell office:value-type="float" office:value="162175.925925926">
                <text:p>162175.9259259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0">
                <text:p>500</text:p>
              </table:table-cell>
              <table:table-cell office:value-type="float" office:value="161965.811965812">
                <text:p>161965.8119658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0">
                <text:p>490</text:p>
              </table:table-cell>
              <table:table-cell office:value-type="float" office:value="161755.698005699">
                <text:p>161755.6980056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0">
                <text:p>480</text:p>
              </table:table-cell>
              <table:table-cell office:value-type="float" office:value="161545.584045585">
                <text:p>161545.5840455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0">
                <text:p>470</text:p>
              </table:table-cell>
              <table:table-cell office:value-type="float" office:value="161335.470085471">
                <text:p>161335.4700854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0">
                <text:p>460</text:p>
              </table:table-cell>
              <table:table-cell office:value-type="float" office:value="161125.356125357">
                <text:p>161125.3561253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0">
                <text:p>450</text:p>
              </table:table-cell>
              <table:table-cell office:value-type="float" office:value="160915.242165243">
                <text:p>160915.2421652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0">
                <text:p>440</text:p>
              </table:table-cell>
              <table:table-cell office:value-type="float" office:value="160705.128205129">
                <text:p>160705.1282051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0">
                <text:p>430</text:p>
              </table:table-cell>
              <table:table-cell office:value-type="float" office:value="160495.014245015">
                <text:p>160495.0142450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0">
                <text:p>420</text:p>
              </table:table-cell>
              <table:table-cell office:value-type="float" office:value="160284.900284901">
                <text:p>160284.9002849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0">
                <text:p>410</text:p>
              </table:table-cell>
              <table:table-cell office:value-type="float" office:value="160074.786324787">
                <text:p>160074.7863247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59864.672364673">
                <text:p>159864.6723646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0">
                <text:p>390</text:p>
              </table:table-cell>
              <table:table-cell office:value-type="float" office:value="159654.558404559">
                <text:p>159654.5584045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0">
                <text:p>380</text:p>
              </table:table-cell>
              <table:table-cell office:value-type="float" office:value="159444.444444445">
                <text:p>159444.444444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0">
                <text:p>370</text:p>
              </table:table-cell>
              <table:table-cell office:value-type="float" office:value="159234.330484331">
                <text:p>159234.3304843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159024.216524217">
                <text:p>159024.2165242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0">
                <text:p>350</text:p>
              </table:table-cell>
              <table:table-cell office:value-type="float" office:value="158814.102564103">
                <text:p>158814.1025641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0">
                <text:p>340</text:p>
              </table:table-cell>
              <table:table-cell office:value-type="float" office:value="158603.988603989">
                <text:p>158603.9886039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0">
                <text:p>330</text:p>
              </table:table-cell>
              <table:table-cell office:value-type="float" office:value="158393.874643875">
                <text:p>158393.874643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158183.760683761">
                <text:p>158183.7606837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157973.646723647">
                <text:p>157973.6467236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157763.532763533">
                <text:p>157763.5327635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0">
                <text:p>290</text:p>
              </table:table-cell>
              <table:table-cell office:value-type="float" office:value="157553.418803419">
                <text:p>157553.4188034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0">
                <text:p>280</text:p>
              </table:table-cell>
              <table:table-cell office:value-type="float" office:value="157343.304843305">
                <text:p>157343.3048433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0">
                <text:p>270</text:p>
              </table:table-cell>
              <table:table-cell office:value-type="float" office:value="157133.190883191">
                <text:p>157133.1908831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0">
                <text:p>260</text:p>
              </table:table-cell>
              <table:table-cell office:value-type="float" office:value="156923.076923077">
                <text:p>156923.076923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0">
                <text:p>250</text:p>
              </table:table-cell>
              <table:table-cell office:value-type="float" office:value="156712.962962964">
                <text:p>156712.962962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0">
                <text:p>240</text:p>
              </table:table-cell>
              <table:table-cell office:value-type="float" office:value="156502.84900285">
                <text:p>156502.849002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0">
                <text:p>230</text:p>
              </table:table-cell>
              <table:table-cell office:value-type="float" office:value="156292.735042736">
                <text:p>156292.7350427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">
                <text:p>220</text:p>
              </table:table-cell>
              <table:table-cell office:value-type="float" office:value="156082.621082622">
                <text:p>156082.6210826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">
                <text:p>210</text:p>
              </table:table-cell>
              <table:table-cell office:value-type="float" office:value="155872.507122508">
                <text:p>155872.5071225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155662.393162394">
                <text:p>155662.393162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0">
                <text:p>190</text:p>
              </table:table-cell>
              <table:table-cell office:value-type="float" office:value="155452.27920228">
                <text:p>155452.279202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">
                <text:p>180</text:p>
              </table:table-cell>
              <table:table-cell office:value-type="float" office:value="155242.165242166">
                <text:p>155242.1652421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0">
                <text:p>170</text:p>
              </table:table-cell>
              <table:table-cell office:value-type="float" office:value="155032.051282052">
                <text:p>155032.0512820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">
                <text:p>160</text:p>
              </table:table-cell>
              <table:table-cell office:value-type="float" office:value="154821.937321938">
                <text:p>154821.9373219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0">
                <text:p>150</text:p>
              </table:table-cell>
              <table:table-cell office:value-type="float" office:value="154611.823361824">
                <text:p>154611.8233618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">
                <text:p>140</text:p>
              </table:table-cell>
              <table:table-cell office:value-type="float" office:value="154401.70940171">
                <text:p>154401.709401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0">
                <text:p>130</text:p>
              </table:table-cell>
              <table:table-cell office:value-type="float" office:value="154191.595441596">
                <text:p>154191.595441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153981.481481482">
                <text:p>153981.4814814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0">
                <text:p>110</text:p>
              </table:table-cell>
              <table:table-cell office:value-type="float" office:value="153771.367521368">
                <text:p>153771.3675213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153561.253561254">
                <text:p>153561.2535612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">
                <text:p>90</text:p>
              </table:table-cell>
              <table:table-cell office:value-type="float" office:value="153351.13960114">
                <text:p>153351.13960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0">
                <text:p>80</text:p>
              </table:table-cell>
              <table:table-cell office:value-type="float" office:value="153141.025641026">
                <text:p>153141.0256410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152930.911680912">
                <text:p>152930.9116809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">
                <text:p>60</text:p>
              </table:table-cell>
              <table:table-cell office:value-type="float" office:value="152720.797720798">
                <text:p>152720.7977207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  <table:table-cell office:value-type="float" office:value="152510.683760684">
                <text:p>152510.6837606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">
                <text:p>40</text:p>
              </table:table-cell>
              <table:table-cell office:value-type="float" office:value="152300.56980057">
                <text:p>152300.569800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">
                <text:p>30</text:p>
              </table:table-cell>
              <table:table-cell office:value-type="float" office:value="152090.455840456">
                <text:p>152090.4558404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">
                <text:p>20</text:p>
              </table:table-cell>
              <table:table-cell office:value-type="float" office:value="151880.341880342">
                <text:p>151880.3418803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151250">
                <text:p>1512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1cm" xlink:href=".." xlink:type="simple" chart:class="chart:scatter" chart:style-name="ch1">
        <chart:legend chart:legend-position="end" svg:x="12.685cm" svg:y="3.947cm" style:legend-expansion="high" chart:style-name="ch2"/>
        <chart:plot-area chart:style-name="ch3" table:cell-range-address="400hz.D2:400hz.E276 400hz.E1:400hz.E1" chart:data-source-has-labels="row" svg:x="0.319cm" svg:y="0.179cm" svg:width="12.047cm" svg:height="8.633cm">
          <chartooo:coordinate-region svg:x="0.743cm" svg:y="0.378cm" svg:width="11.529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00hz.E2:400hz.E276" chart:label-cell-address="400hz.E1:400hz.E1" chart:class="chart:scatter">
            <chart:domain table:cell-range-address="400hz.D2:400hz.D276"/>
            <chart:regression-curve chart:style-name="ch7">
              <chart:equation chart:display-equation="true" chart:display-r-square="true"/>
            </chart:regression-curve>
            <chart:data-point chart:repeated="2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wm</text:p>
                <draw:g>
                  <svg:desc>400hz.E1:400hz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400hz.D2:400hz.D276</svg:desc>
                </draw:g>
              </table:table-cell>
              <table:table-cell office:value-type="float" office:value="65000">
                <text:p>65000</text:p>
                <draw:g>
                  <svg:desc>400hz.E2:400hz.E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64764.4927536232">
                <text:p>64764.4927536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64528.9855072464">
                <text:p>64528.9855072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64293.4782608696">
                <text:p>64293.4782608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64057.9710144928">
                <text:p>64057.9710144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63822.463768116">
                <text:p>63822.463768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63586.9565217392">
                <text:p>63586.9565217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0">
                <text:p>-80</text:p>
              </table:table-cell>
              <table:table-cell office:value-type="float" office:value="63351.4492753623">
                <text:p>63351.449275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0">
                <text:p>-90</text:p>
              </table:table-cell>
              <table:table-cell office:value-type="float" office:value="63115.9420289855">
                <text:p>63115.9420289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62880.4347826087">
                <text:p>62880.4347826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0">
                <text:p>-110</text:p>
              </table:table-cell>
              <table:table-cell office:value-type="float" office:value="62644.9275362319">
                <text:p>62644.9275362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0">
                <text:p>-120</text:p>
              </table:table-cell>
              <table:table-cell office:value-type="float" office:value="62409.4202898551">
                <text:p>62409.4202898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  <table:table-cell office:value-type="float" office:value="62173.9130434783">
                <text:p>62173.913043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0">
                <text:p>-140</text:p>
              </table:table-cell>
              <table:table-cell office:value-type="float" office:value="61938.4057971015">
                <text:p>61938.4057971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">
                <text:p>-150</text:p>
              </table:table-cell>
              <table:table-cell office:value-type="float" office:value="61702.8985507247">
                <text:p>61702.8985507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0">
                <text:p>-160</text:p>
              </table:table-cell>
              <table:table-cell office:value-type="float" office:value="61467.3913043479">
                <text:p>61467.3913043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0">
                <text:p>-170</text:p>
              </table:table-cell>
              <table:table-cell office:value-type="float" office:value="61231.8840579711">
                <text:p>61231.8840579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">
                <text:p>-180</text:p>
              </table:table-cell>
              <table:table-cell office:value-type="float" office:value="60996.3768115943">
                <text:p>60996.3768115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0">
                <text:p>-190</text:p>
              </table:table-cell>
              <table:table-cell office:value-type="float" office:value="60760.8695652174">
                <text:p>60760.8695652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0">
                <text:p>-200</text:p>
              </table:table-cell>
              <table:table-cell office:value-type="float" office:value="60525.3623188406">
                <text:p>60525.3623188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0">
                <text:p>-210</text:p>
              </table:table-cell>
              <table:table-cell office:value-type="float" office:value="60289.8550724638">
                <text:p>60289.8550724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0">
                <text:p>-220</text:p>
              </table:table-cell>
              <table:table-cell office:value-type="float" office:value="60054.347826087">
                <text:p>60054.347826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0">
                <text:p>-230</text:p>
              </table:table-cell>
              <table:table-cell office:value-type="float" office:value="59818.8405797102">
                <text:p>59818.8405797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0">
                <text:p>-240</text:p>
              </table:table-cell>
              <table:table-cell office:value-type="float" office:value="59583.3333333334">
                <text:p>59583.3333333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0">
                <text:p>-250</text:p>
              </table:table-cell>
              <table:table-cell office:value-type="float" office:value="59347.8260869566">
                <text:p>59347.8260869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0">
                <text:p>-260</text:p>
              </table:table-cell>
              <table:table-cell office:value-type="float" office:value="59112.3188405798">
                <text:p>59112.3188405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0">
                <text:p>-270</text:p>
              </table:table-cell>
              <table:table-cell office:value-type="float" office:value="58876.811594203">
                <text:p>58876.811594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0">
                <text:p>-280</text:p>
              </table:table-cell>
              <table:table-cell office:value-type="float" office:value="58641.3043478262">
                <text:p>58641.3043478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90">
                <text:p>-290</text:p>
              </table:table-cell>
              <table:table-cell office:value-type="float" office:value="58405.7971014494">
                <text:p>58405.797101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0">
                <text:p>-300</text:p>
              </table:table-cell>
              <table:table-cell office:value-type="float" office:value="58170.2898550726">
                <text:p>58170.2898550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0">
                <text:p>-310</text:p>
              </table:table-cell>
              <table:table-cell office:value-type="float" office:value="57934.7826086958">
                <text:p>57934.7826086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0">
                <text:p>-320</text:p>
              </table:table-cell>
              <table:table-cell office:value-type="float" office:value="57699.2753623189">
                <text:p>57699.2753623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0">
                <text:p>-330</text:p>
              </table:table-cell>
              <table:table-cell office:value-type="float" office:value="57463.7681159421">
                <text:p>57463.7681159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0">
                <text:p>-340</text:p>
              </table:table-cell>
              <table:table-cell office:value-type="float" office:value="57228.2608695653">
                <text:p>57228.2608695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0">
                <text:p>-350</text:p>
              </table:table-cell>
              <table:table-cell office:value-type="float" office:value="56992.7536231885">
                <text:p>56992.75362318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0">
                <text:p>-360</text:p>
              </table:table-cell>
              <table:table-cell office:value-type="float" office:value="56757.2463768117">
                <text:p>56757.2463768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70">
                <text:p>-370</text:p>
              </table:table-cell>
              <table:table-cell office:value-type="float" office:value="56521.7391304349">
                <text:p>56521.7391304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80">
                <text:p>-380</text:p>
              </table:table-cell>
              <table:table-cell office:value-type="float" office:value="56286.2318840581">
                <text:p>56286.2318840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90">
                <text:p>-390</text:p>
              </table:table-cell>
              <table:table-cell office:value-type="float" office:value="56050.7246376813">
                <text:p>56050.7246376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00">
                <text:p>-400</text:p>
              </table:table-cell>
              <table:table-cell office:value-type="float" office:value="55815.2173913045">
                <text:p>55815.2173913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10">
                <text:p>-410</text:p>
              </table:table-cell>
              <table:table-cell office:value-type="float" office:value="55579.7101449277">
                <text:p>55579.7101449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20">
                <text:p>-420</text:p>
              </table:table-cell>
              <table:table-cell office:value-type="float" office:value="55344.2028985509">
                <text:p>55344.2028985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30">
                <text:p>-430</text:p>
              </table:table-cell>
              <table:table-cell office:value-type="float" office:value="55108.6956521741">
                <text:p>55108.6956521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40">
                <text:p>-440</text:p>
              </table:table-cell>
              <table:table-cell office:value-type="float" office:value="54873.1884057972">
                <text:p>54873.1884057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50">
                <text:p>-450</text:p>
              </table:table-cell>
              <table:table-cell office:value-type="float" office:value="54637.6811594204">
                <text:p>54637.6811594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60">
                <text:p>-460</text:p>
              </table:table-cell>
              <table:table-cell office:value-type="float" office:value="54402.1739130436">
                <text:p>54402.1739130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70">
                <text:p>-470</text:p>
              </table:table-cell>
              <table:table-cell office:value-type="float" office:value="54166.6666666668">
                <text:p>54166.6666666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0">
                <text:p>-480</text:p>
              </table:table-cell>
              <table:table-cell office:value-type="float" office:value="53931.15942029">
                <text:p>53931.15942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90">
                <text:p>-490</text:p>
              </table:table-cell>
              <table:table-cell office:value-type="float" office:value="53695.6521739132">
                <text:p>53695.6521739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0">
                <text:p>-500</text:p>
              </table:table-cell>
              <table:table-cell office:value-type="float" office:value="53460.1449275364">
                <text:p>53460.1449275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10">
                <text:p>-510</text:p>
              </table:table-cell>
              <table:table-cell office:value-type="float" office:value="53224.6376811596">
                <text:p>53224.6376811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20">
                <text:p>-520</text:p>
              </table:table-cell>
              <table:table-cell office:value-type="float" office:value="52989.1304347828">
                <text:p>52989.1304347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30">
                <text:p>-530</text:p>
              </table:table-cell>
              <table:table-cell office:value-type="float" office:value="52753.623188406">
                <text:p>52753.623188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40">
                <text:p>-540</text:p>
              </table:table-cell>
              <table:table-cell office:value-type="float" office:value="52518.1159420292">
                <text:p>52518.1159420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0">
                <text:p>-550</text:p>
              </table:table-cell>
              <table:table-cell office:value-type="float" office:value="52282.6086956523">
                <text:p>52282.6086956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0">
                <text:p>-560</text:p>
              </table:table-cell>
              <table:table-cell office:value-type="float" office:value="52047.1014492755">
                <text:p>52047.1014492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70">
                <text:p>-570</text:p>
              </table:table-cell>
              <table:table-cell office:value-type="float" office:value="51811.5942028987">
                <text:p>51811.5942028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80">
                <text:p>-580</text:p>
              </table:table-cell>
              <table:table-cell office:value-type="float" office:value="51576.0869565219">
                <text:p>51576.0869565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90">
                <text:p>-590</text:p>
              </table:table-cell>
              <table:table-cell office:value-type="float" office:value="51340.5797101451">
                <text:p>51340.5797101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00">
                <text:p>-600</text:p>
              </table:table-cell>
              <table:table-cell office:value-type="float" office:value="51105.0724637683">
                <text:p>51105.0724637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10">
                <text:p>-610</text:p>
              </table:table-cell>
              <table:table-cell office:value-type="float" office:value="50869.5652173915">
                <text:p>50869.56521739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20">
                <text:p>-620</text:p>
              </table:table-cell>
              <table:table-cell office:value-type="float" office:value="50634.0579710147">
                <text:p>50634.0579710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0">
                <text:p>-630</text:p>
              </table:table-cell>
              <table:table-cell office:value-type="float" office:value="50398.5507246379">
                <text:p>50398.55072463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40">
                <text:p>-640</text:p>
              </table:table-cell>
              <table:table-cell office:value-type="float" office:value="50163.0434782611">
                <text:p>50163.0434782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50">
                <text:p>-650</text:p>
              </table:table-cell>
              <table:table-cell office:value-type="float" office:value="49927.5362318843">
                <text:p>49927.5362318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60">
                <text:p>-660</text:p>
              </table:table-cell>
              <table:table-cell office:value-type="float" office:value="49692.0289855075">
                <text:p>49692.0289855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70">
                <text:p>-670</text:p>
              </table:table-cell>
              <table:table-cell office:value-type="float" office:value="49456.5217391307">
                <text:p>49456.5217391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80">
                <text:p>-680</text:p>
              </table:table-cell>
              <table:table-cell office:value-type="float" office:value="49221.0144927538">
                <text:p>49221.0144927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90">
                <text:p>-690</text:p>
              </table:table-cell>
              <table:table-cell office:value-type="float" office:value="48985.507246377">
                <text:p>48985.507246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00">
                <text:p>-700</text:p>
              </table:table-cell>
              <table:table-cell office:value-type="float" office:value="48750.0000000002">
                <text:p>48750.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10">
                <text:p>-710</text:p>
              </table:table-cell>
              <table:table-cell office:value-type="float" office:value="48514.4927536234">
                <text:p>48514.4927536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0">
                <text:p>-720</text:p>
              </table:table-cell>
              <table:table-cell office:value-type="float" office:value="48278.9855072466">
                <text:p>48278.9855072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30">
                <text:p>-730</text:p>
              </table:table-cell>
              <table:table-cell office:value-type="float" office:value="48043.4782608698">
                <text:p>48043.4782608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40">
                <text:p>-740</text:p>
              </table:table-cell>
              <table:table-cell office:value-type="float" office:value="47807.971014493">
                <text:p>47807.971014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50">
                <text:p>-750</text:p>
              </table:table-cell>
              <table:table-cell office:value-type="float" office:value="47572.4637681162">
                <text:p>47572.4637681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60">
                <text:p>-760</text:p>
              </table:table-cell>
              <table:table-cell office:value-type="float" office:value="47336.9565217394">
                <text:p>47336.95652173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70">
                <text:p>-770</text:p>
              </table:table-cell>
              <table:table-cell office:value-type="float" office:value="47101.4492753626">
                <text:p>47101.4492753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80">
                <text:p>-780</text:p>
              </table:table-cell>
              <table:table-cell office:value-type="float" office:value="46865.9420289858">
                <text:p>46865.9420289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90">
                <text:p>-790</text:p>
              </table:table-cell>
              <table:table-cell office:value-type="float" office:value="46630.434782609">
                <text:p>46630.434782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00">
                <text:p>-800</text:p>
              </table:table-cell>
              <table:table-cell office:value-type="float" office:value="46394.9275362321">
                <text:p>46394.9275362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10">
                <text:p>-810</text:p>
              </table:table-cell>
              <table:table-cell office:value-type="float" office:value="46159.4202898553">
                <text:p>46159.4202898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20">
                <text:p>-820</text:p>
              </table:table-cell>
              <table:table-cell office:value-type="float" office:value="45923.9130434785">
                <text:p>45923.9130434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0">
                <text:p>-830</text:p>
              </table:table-cell>
              <table:table-cell office:value-type="float" office:value="45688.4057971017">
                <text:p>45688.4057971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40">
                <text:p>-840</text:p>
              </table:table-cell>
              <table:table-cell office:value-type="float" office:value="45452.8985507249">
                <text:p>45452.89855072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50">
                <text:p>-850</text:p>
              </table:table-cell>
              <table:table-cell office:value-type="float" office:value="45217.3913043481">
                <text:p>45217.3913043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60">
                <text:p>-860</text:p>
              </table:table-cell>
              <table:table-cell office:value-type="float" office:value="44981.8840579713">
                <text:p>44981.8840579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70">
                <text:p>-870</text:p>
              </table:table-cell>
              <table:table-cell office:value-type="float" office:value="44746.3768115945">
                <text:p>44746.3768115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80">
                <text:p>-880</text:p>
              </table:table-cell>
              <table:table-cell office:value-type="float" office:value="44510.8695652177">
                <text:p>44510.8695652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0">
                <text:p>-890</text:p>
              </table:table-cell>
              <table:table-cell office:value-type="float" office:value="44275.3623188409">
                <text:p>44275.3623188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00">
                <text:p>-900</text:p>
              </table:table-cell>
              <table:table-cell office:value-type="float" office:value="44039.8550724641">
                <text:p>44039.8550724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10">
                <text:p>-910</text:p>
              </table:table-cell>
              <table:table-cell office:value-type="float" office:value="43804.3478260872">
                <text:p>43804.34782608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20">
                <text:p>-920</text:p>
              </table:table-cell>
              <table:table-cell office:value-type="float" office:value="43568.8405797104">
                <text:p>43568.8405797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0">
                <text:p>-930</text:p>
              </table:table-cell>
              <table:table-cell office:value-type="float" office:value="43333.3333333336">
                <text:p>43333.3333333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40">
                <text:p>-940</text:p>
              </table:table-cell>
              <table:table-cell office:value-type="float" office:value="43097.8260869568">
                <text:p>43097.8260869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50">
                <text:p>-950</text:p>
              </table:table-cell>
              <table:table-cell office:value-type="float" office:value="42862.31884058">
                <text:p>42862.31884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0">
                <text:p>-960</text:p>
              </table:table-cell>
              <table:table-cell office:value-type="float" office:value="42626.8115942032">
                <text:p>42626.8115942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70">
                <text:p>-970</text:p>
              </table:table-cell>
              <table:table-cell office:value-type="float" office:value="42391.3043478264">
                <text:p>42391.3043478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80">
                <text:p>-980</text:p>
              </table:table-cell>
              <table:table-cell office:value-type="float" office:value="42155.7971014496">
                <text:p>42155.79710144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90">
                <text:p>-990</text:p>
              </table:table-cell>
              <table:table-cell office:value-type="float" office:value="41920.2898550728">
                <text:p>41920.2898550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00">
                <text:p>-1000</text:p>
              </table:table-cell>
              <table:table-cell office:value-type="float" office:value="41684.782608696">
                <text:p>41684.782608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10">
                <text:p>-1010</text:p>
              </table:table-cell>
              <table:table-cell office:value-type="float" office:value="41449.2753623192">
                <text:p>41449.2753623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20">
                <text:p>-1020</text:p>
              </table:table-cell>
              <table:table-cell office:value-type="float" office:value="41213.7681159424">
                <text:p>41213.7681159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30">
                <text:p>-1030</text:p>
              </table:table-cell>
              <table:table-cell office:value-type="float" office:value="40978.2608695656">
                <text:p>40978.2608695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40">
                <text:p>-1040</text:p>
              </table:table-cell>
              <table:table-cell office:value-type="float" office:value="40742.7536231887">
                <text:p>40742.75362318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50">
                <text:p>-1050</text:p>
              </table:table-cell>
              <table:table-cell office:value-type="float" office:value="40507.2463768119">
                <text:p>40507.2463768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60">
                <text:p>-1060</text:p>
              </table:table-cell>
              <table:table-cell office:value-type="float" office:value="40271.7391304351">
                <text:p>40271.7391304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70">
                <text:p>-1070</text:p>
              </table:table-cell>
              <table:table-cell office:value-type="float" office:value="40036.2318840583">
                <text:p>40036.23188405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80">
                <text:p>-1080</text:p>
              </table:table-cell>
              <table:table-cell office:value-type="float" office:value="39800.7246376815">
                <text:p>39800.72463768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90">
                <text:p>-1090</text:p>
              </table:table-cell>
              <table:table-cell office:value-type="float" office:value="39565.2173913047">
                <text:p>39565.2173913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00">
                <text:p>-1100</text:p>
              </table:table-cell>
              <table:table-cell office:value-type="float" office:value="39329.7101449279">
                <text:p>39329.710144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10">
                <text:p>-1110</text:p>
              </table:table-cell>
              <table:table-cell office:value-type="float" office:value="39094.2028985511">
                <text:p>39094.2028985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20">
                <text:p>-1120</text:p>
              </table:table-cell>
              <table:table-cell office:value-type="float" office:value="38858.6956521743">
                <text:p>38858.6956521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30">
                <text:p>-1130</text:p>
              </table:table-cell>
              <table:table-cell office:value-type="float" office:value="38623.1884057975">
                <text:p>38623.1884057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40">
                <text:p>-1140</text:p>
              </table:table-cell>
              <table:table-cell office:value-type="float" office:value="38387.6811594207">
                <text:p>38387.6811594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50">
                <text:p>-1150</text:p>
              </table:table-cell>
              <table:table-cell office:value-type="float" office:value="38152.1739130438">
                <text:p>38152.1739130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60">
                <text:p>-1160</text:p>
              </table:table-cell>
              <table:table-cell office:value-type="float" office:value="37916.666666667">
                <text:p>37916.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70">
                <text:p>-1170</text:p>
              </table:table-cell>
              <table:table-cell office:value-type="float" office:value="37681.1594202902">
                <text:p>37681.1594202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80">
                <text:p>-1180</text:p>
              </table:table-cell>
              <table:table-cell office:value-type="float" office:value="37445.6521739134">
                <text:p>37445.6521739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90">
                <text:p>-1190</text:p>
              </table:table-cell>
              <table:table-cell office:value-type="float" office:value="37210.1449275366">
                <text:p>37210.1449275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00">
                <text:p>-1200</text:p>
              </table:table-cell>
              <table:table-cell office:value-type="float" office:value="36974.6376811598">
                <text:p>36974.63768115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10">
                <text:p>-1210</text:p>
              </table:table-cell>
              <table:table-cell office:value-type="float" office:value="36739.130434783">
                <text:p>36739.1304347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20">
                <text:p>-1220</text:p>
              </table:table-cell>
              <table:table-cell office:value-type="float" office:value="36503.6231884062">
                <text:p>36503.6231884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30">
                <text:p>-1230</text:p>
              </table:table-cell>
              <table:table-cell office:value-type="float" office:value="36268.1159420294">
                <text:p>36268.11594202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40">
                <text:p>-1240</text:p>
              </table:table-cell>
              <table:table-cell office:value-type="float" office:value="36032.6086956526">
                <text:p>36032.6086956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50">
                <text:p>-1250</text:p>
              </table:table-cell>
              <table:table-cell office:value-type="float" office:value="35797.1014492758">
                <text:p>35797.10144927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60">
                <text:p>-1260</text:p>
              </table:table-cell>
              <table:table-cell office:value-type="float" office:value="35561.594202899">
                <text:p>35561.5942028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70">
                <text:p>-1270</text:p>
              </table:table-cell>
              <table:table-cell office:value-type="float" office:value="35326.0869565222">
                <text:p>35326.08695652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80">
                <text:p>-1280</text:p>
              </table:table-cell>
              <table:table-cell office:value-type="float" office:value="35090.5797101453">
                <text:p>35090.57971014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90">
                <text:p>-1290</text:p>
              </table:table-cell>
              <table:table-cell office:value-type="float" office:value="34855.0724637685">
                <text:p>34855.0724637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300">
                <text:p>-1300</text:p>
              </table:table-cell>
              <table:table-cell office:value-type="float" office:value="34619.5652173917">
                <text:p>34619.56521739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310">
                <text:p>-1310</text:p>
              </table:table-cell>
              <table:table-cell office:value-type="float" office:value="34384.0579710149">
                <text:p>34384.0579710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20">
                <text:p>-1320</text:p>
              </table:table-cell>
              <table:table-cell office:value-type="float" office:value="34148.5507246381">
                <text:p>34148.5507246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30">
                <text:p>-1330</text:p>
              </table:table-cell>
              <table:table-cell office:value-type="float" office:value="33913.0434782613">
                <text:p>33913.04347826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40">
                <text:p>-1340</text:p>
              </table:table-cell>
              <table:table-cell office:value-type="float" office:value="33677.5362318845">
                <text:p>33677.53623188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50">
                <text:p>-1350</text:p>
              </table:table-cell>
              <table:table-cell office:value-type="float" office:value="33442.0289855077">
                <text:p>33442.02898550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60">
                <text:p>-1360</text:p>
              </table:table-cell>
              <table:table-cell office:value-type="float" office:value="33206.5217391309">
                <text:p>33206.52173913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70">
                <text:p>-1370</text:p>
              </table:table-cell>
              <table:table-cell office:value-type="float" office:value="32971.0144927541">
                <text:p>32971.01449275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80">
                <text:p>-1380</text:p>
              </table:table-cell>
              <table:table-cell office:value-type="float" office:value="32735.5072463773">
                <text:p>32735.5072463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90">
                <text:p>-1390</text:p>
              </table:table-cell>
              <table:table-cell office:value-type="float" office:value="32500.0000000004">
                <text:p>32500.0000000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400">
                <text:p>-1400</text:p>
              </table:table-cell>
              <table:table-cell office:value-type="float" office:value="32264.4927536236">
                <text:p>32264.4927536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10">
                <text:p>-1410</text:p>
              </table:table-cell>
              <table:table-cell office:value-type="float" office:value="32028.9855072468">
                <text:p>32028.98550724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420">
                <text:p>-1420</text:p>
              </table:table-cell>
              <table:table-cell office:value-type="float" office:value="31793.47826087">
                <text:p>31793.47826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430">
                <text:p>-1430</text:p>
              </table:table-cell>
              <table:table-cell office:value-type="float" office:value="31557.9710144932">
                <text:p>31557.97101449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440">
                <text:p>-1440</text:p>
              </table:table-cell>
              <table:table-cell office:value-type="float" office:value="31322.4637681164">
                <text:p>31322.4637681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50">
                <text:p>-1450</text:p>
              </table:table-cell>
              <table:table-cell office:value-type="float" office:value="31086.9565217396">
                <text:p>31086.95652173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460">
                <text:p>-1460</text:p>
              </table:table-cell>
              <table:table-cell office:value-type="float" office:value="30851.4492753628">
                <text:p>30851.4492753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470">
                <text:p>-1470</text:p>
              </table:table-cell>
              <table:table-cell office:value-type="float" office:value="30615.9420289859">
                <text:p>30615.94202898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80">
                <text:p>-1480</text:p>
              </table:table-cell>
              <table:table-cell office:value-type="float" office:value="30380.4347826091">
                <text:p>30380.4347826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490">
                <text:p>-1490</text:p>
              </table:table-cell>
              <table:table-cell office:value-type="float" office:value="30144.9275362323">
                <text:p>30144.9275362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500">
                <text:p>-1500</text:p>
              </table:table-cell>
              <table:table-cell office:value-type="float" office:value="29909.4202898555">
                <text:p>29909.42028985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510">
                <text:p>-1510</text:p>
              </table:table-cell>
              <table:table-cell office:value-type="float" office:value="29673.9130434787">
                <text:p>29673.91304347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520">
                <text:p>-1520</text:p>
              </table:table-cell>
              <table:table-cell office:value-type="float" office:value="29438.4057971019">
                <text:p>29438.4057971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530">
                <text:p>-1530</text:p>
              </table:table-cell>
              <table:table-cell office:value-type="float" office:value="29202.8985507251">
                <text:p>29202.8985507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540">
                <text:p>-1540</text:p>
              </table:table-cell>
              <table:table-cell office:value-type="float" office:value="28967.3913043483">
                <text:p>28967.39130434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50">
                <text:p>-1550</text:p>
              </table:table-cell>
              <table:table-cell office:value-type="float" office:value="28731.8840579714">
                <text:p>28731.88405797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60">
                <text:p>-1560</text:p>
              </table:table-cell>
              <table:table-cell office:value-type="float" office:value="28496.3768115946">
                <text:p>28496.37681159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570">
                <text:p>-1570</text:p>
              </table:table-cell>
              <table:table-cell office:value-type="float" office:value="28260.8695652178">
                <text:p>28260.8695652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580">
                <text:p>-1580</text:p>
              </table:table-cell>
              <table:table-cell office:value-type="float" office:value="28025.362318841">
                <text:p>28025.362318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590">
                <text:p>-1590</text:p>
              </table:table-cell>
              <table:table-cell office:value-type="float" office:value="27789.8550724642">
                <text:p>27789.8550724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600">
                <text:p>-1600</text:p>
              </table:table-cell>
              <table:table-cell office:value-type="float" office:value="27554.3478260874">
                <text:p>27554.34782608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610">
                <text:p>-1610</text:p>
              </table:table-cell>
              <table:table-cell office:value-type="float" office:value="27318.8405797106">
                <text:p>27318.8405797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20">
                <text:p>-1620</text:p>
              </table:table-cell>
              <table:table-cell office:value-type="float" office:value="27083.3333333338">
                <text:p>27083.3333333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30">
                <text:p>-1630</text:p>
              </table:table-cell>
              <table:table-cell office:value-type="float" office:value="26847.826086957">
                <text:p>26847.8260869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40">
                <text:p>-1640</text:p>
              </table:table-cell>
              <table:table-cell office:value-type="float" office:value="26612.3188405801">
                <text:p>26612.31884058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50">
                <text:p>-1650</text:p>
              </table:table-cell>
              <table:table-cell office:value-type="float" office:value="26376.8115942033">
                <text:p>26376.8115942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660">
                <text:p>-1660</text:p>
              </table:table-cell>
              <table:table-cell office:value-type="float" office:value="26141.3043478265">
                <text:p>26141.3043478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70">
                <text:p>-1670</text:p>
              </table:table-cell>
              <table:table-cell office:value-type="float" office:value="25905.7971014497">
                <text:p>25905.79710144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80">
                <text:p>-1680</text:p>
              </table:table-cell>
              <table:table-cell office:value-type="float" office:value="25670.2898550729">
                <text:p>25670.2898550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90">
                <text:p>-1690</text:p>
              </table:table-cell>
              <table:table-cell office:value-type="float" office:value="25434.7826086961">
                <text:p>25434.78260869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700">
                <text:p>-1700</text:p>
              </table:table-cell>
              <table:table-cell office:value-type="float" office:value="25199.2753623193">
                <text:p>25199.27536231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10">
                <text:p>-1710</text:p>
              </table:table-cell>
              <table:table-cell office:value-type="float" office:value="24963.7681159425">
                <text:p>24963.7681159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720">
                <text:p>-1720</text:p>
              </table:table-cell>
              <table:table-cell office:value-type="float" office:value="24728.2608695656">
                <text:p>24728.2608695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730">
                <text:p>-1730</text:p>
              </table:table-cell>
              <table:table-cell office:value-type="float" office:value="24492.7536231888">
                <text:p>24492.75362318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740">
                <text:p>-1740</text:p>
              </table:table-cell>
              <table:table-cell office:value-type="float" office:value="24257.246376812">
                <text:p>24257.246376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750">
                <text:p>-1750</text:p>
              </table:table-cell>
              <table:table-cell office:value-type="float" office:value="24021.7391304352">
                <text:p>24021.73913043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60">
                <text:p>-1760</text:p>
              </table:table-cell>
              <table:table-cell office:value-type="float" office:value="23786.2318840584">
                <text:p>23786.2318840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770">
                <text:p>-1770</text:p>
              </table:table-cell>
              <table:table-cell office:value-type="float" office:value="23550.7246376816">
                <text:p>23550.7246376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780">
                <text:p>-1780</text:p>
              </table:table-cell>
              <table:table-cell office:value-type="float" office:value="23315.2173913048">
                <text:p>23315.2173913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790">
                <text:p>-1790</text:p>
              </table:table-cell>
              <table:table-cell office:value-type="float" office:value="23079.710144928">
                <text:p>23079.710144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00">
                <text:p>-1800</text:p>
              </table:table-cell>
              <table:table-cell office:value-type="float" office:value="22844.2028985512">
                <text:p>22844.2028985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10">
                <text:p>-1810</text:p>
              </table:table-cell>
              <table:table-cell office:value-type="float" office:value="22608.6956521743">
                <text:p>22608.6956521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20">
                <text:p>-1820</text:p>
              </table:table-cell>
              <table:table-cell office:value-type="float" office:value="22373.1884057975">
                <text:p>22373.18840579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30">
                <text:p>-1830</text:p>
              </table:table-cell>
              <table:table-cell office:value-type="float" office:value="22137.6811594207">
                <text:p>22137.6811594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840">
                <text:p>-1840</text:p>
              </table:table-cell>
              <table:table-cell office:value-type="float" office:value="21902.1739130439">
                <text:p>21902.1739130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50">
                <text:p>-1850</text:p>
              </table:table-cell>
              <table:table-cell office:value-type="float" office:value="21666.6666666671">
                <text:p>21666.6666666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60">
                <text:p>-1860</text:p>
              </table:table-cell>
              <table:table-cell office:value-type="float" office:value="21431.1594202903">
                <text:p>21431.1594202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70">
                <text:p>-1870</text:p>
              </table:table-cell>
              <table:table-cell office:value-type="float" office:value="21195.6521739135">
                <text:p>21195.6521739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80">
                <text:p>-1880</text:p>
              </table:table-cell>
              <table:table-cell office:value-type="float" office:value="20960.1449275367">
                <text:p>20960.14492753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90">
                <text:p>-1890</text:p>
              </table:table-cell>
              <table:table-cell office:value-type="float" office:value="20724.6376811598">
                <text:p>20724.6376811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900">
                <text:p>-1900</text:p>
              </table:table-cell>
              <table:table-cell office:value-type="float" office:value="20489.130434783">
                <text:p>20489.1304347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910">
                <text:p>-1910</text:p>
              </table:table-cell>
              <table:table-cell office:value-type="float" office:value="20253.6231884062">
                <text:p>20253.6231884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920">
                <text:p>-1920</text:p>
              </table:table-cell>
              <table:table-cell office:value-type="float" office:value="20018.1159420294">
                <text:p>20018.1159420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930">
                <text:p>-1930</text:p>
              </table:table-cell>
              <table:table-cell office:value-type="float" office:value="19782.6086956526">
                <text:p>19782.60869565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40">
                <text:p>-1940</text:p>
              </table:table-cell>
              <table:table-cell office:value-type="float" office:value="19547.1014492758">
                <text:p>19547.1014492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50">
                <text:p>-1950</text:p>
              </table:table-cell>
              <table:table-cell office:value-type="float" office:value="19311.594202899">
                <text:p>19311.594202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960">
                <text:p>-1960</text:p>
              </table:table-cell>
              <table:table-cell office:value-type="float" office:value="19076.0869565222">
                <text:p>19076.08695652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970">
                <text:p>-1970</text:p>
              </table:table-cell>
              <table:table-cell office:value-type="float" office:value="18840.5797101454">
                <text:p>18840.5797101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980">
                <text:p>-1980</text:p>
              </table:table-cell>
              <table:table-cell office:value-type="float" office:value="18605.0724637685">
                <text:p>18605.0724637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90">
                <text:p>-1990</text:p>
              </table:table-cell>
              <table:table-cell office:value-type="float" office:value="18369.5652173917">
                <text:p>18369.56521739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00">
                <text:p>-2000</text:p>
              </table:table-cell>
              <table:table-cell office:value-type="float" office:value="18134.0579710149">
                <text:p>18134.0579710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10">
                <text:p>-2010</text:p>
              </table:table-cell>
              <table:table-cell office:value-type="float" office:value="17898.5507246381">
                <text:p>17898.55072463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020">
                <text:p>-2020</text:p>
              </table:table-cell>
              <table:table-cell office:value-type="float" office:value="17663.0434782613">
                <text:p>17663.043478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030">
                <text:p>-2030</text:p>
              </table:table-cell>
              <table:table-cell office:value-type="float" office:value="17427.5362318845">
                <text:p>17427.5362318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040">
                <text:p>-2040</text:p>
              </table:table-cell>
              <table:table-cell office:value-type="float" office:value="17192.0289855077">
                <text:p>17192.02898550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050">
                <text:p>-2050</text:p>
              </table:table-cell>
              <table:table-cell office:value-type="float" office:value="16956.5217391309">
                <text:p>16956.5217391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060">
                <text:p>-2060</text:p>
              </table:table-cell>
              <table:table-cell office:value-type="float" office:value="16721.014492754">
                <text:p>16721.0144927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070">
                <text:p>-2070</text:p>
              </table:table-cell>
              <table:table-cell office:value-type="float" office:value="16485.5072463772">
                <text:p>16485.5072463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080">
                <text:p>-2080</text:p>
              </table:table-cell>
              <table:table-cell office:value-type="float" office:value="16250.0000000004">
                <text:p>16250.0000000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090">
                <text:p>-2090</text:p>
              </table:table-cell>
              <table:table-cell office:value-type="float" office:value="16014.4927536236">
                <text:p>16014.4927536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100">
                <text:p>-2100</text:p>
              </table:table-cell>
              <table:table-cell office:value-type="float" office:value="15778.9855072468">
                <text:p>15778.98550724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10">
                <text:p>-2110</text:p>
              </table:table-cell>
              <table:table-cell office:value-type="float" office:value="15543.47826087">
                <text:p>15543.478260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120">
                <text:p>-2120</text:p>
              </table:table-cell>
              <table:table-cell office:value-type="float" office:value="15307.9710144932">
                <text:p>15307.97101449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130">
                <text:p>-2130</text:p>
              </table:table-cell>
              <table:table-cell office:value-type="float" office:value="15072.4637681164">
                <text:p>15072.46376811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40">
                <text:p>-2140</text:p>
              </table:table-cell>
              <table:table-cell office:value-type="float" office:value="14836.9565217395">
                <text:p>14836.95652173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150">
                <text:p>-2150</text:p>
              </table:table-cell>
              <table:table-cell office:value-type="float" office:value="14601.4492753627">
                <text:p>14601.44927536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160">
                <text:p>-2160</text:p>
              </table:table-cell>
              <table:table-cell office:value-type="float" office:value="14365.9420289859">
                <text:p>14365.94202898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170">
                <text:p>-2170</text:p>
              </table:table-cell>
              <table:table-cell office:value-type="float" office:value="14130.4347826091">
                <text:p>14130.4347826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80">
                <text:p>-2180</text:p>
              </table:table-cell>
              <table:table-cell office:value-type="float" office:value="13894.9275362323">
                <text:p>13894.9275362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190">
                <text:p>-2190</text:p>
              </table:table-cell>
              <table:table-cell office:value-type="float" office:value="13659.4202898555">
                <text:p>13659.4202898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200">
                <text:p>-2200</text:p>
              </table:table-cell>
              <table:table-cell office:value-type="float" office:value="13423.9130434787">
                <text:p>13423.91304347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210">
                <text:p>-2210</text:p>
              </table:table-cell>
              <table:table-cell office:value-type="float" office:value="13188.4057971019">
                <text:p>13188.4057971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220">
                <text:p>-2220</text:p>
              </table:table-cell>
              <table:table-cell office:value-type="float" office:value="12952.8985507251">
                <text:p>12952.8985507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30">
                <text:p>-2230</text:p>
              </table:table-cell>
              <table:table-cell office:value-type="float" office:value="12717.3913043482">
                <text:p>12717.39130434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40">
                <text:p>-2240</text:p>
              </table:table-cell>
              <table:table-cell office:value-type="float" office:value="12481.8840579714">
                <text:p>12481.8840579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250">
                <text:p>-2250</text:p>
              </table:table-cell>
              <table:table-cell office:value-type="float" office:value="12246.3768115946">
                <text:p>12246.37681159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60">
                <text:p>-2260</text:p>
              </table:table-cell>
              <table:table-cell office:value-type="float" office:value="12010.8695652178">
                <text:p>12010.8695652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270">
                <text:p>-2270</text:p>
              </table:table-cell>
              <table:table-cell office:value-type="float" office:value="11775.362318841">
                <text:p>11775.3623188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80">
                <text:p>-2280</text:p>
              </table:table-cell>
              <table:table-cell office:value-type="float" office:value="11539.8550724642">
                <text:p>11539.8550724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90">
                <text:p>-2290</text:p>
              </table:table-cell>
              <table:table-cell office:value-type="float" office:value="11304.3478260874">
                <text:p>11304.34782608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300">
                <text:p>-2300</text:p>
              </table:table-cell>
              <table:table-cell office:value-type="float" office:value="11068.8405797106">
                <text:p>11068.84057971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310">
                <text:p>-2310</text:p>
              </table:table-cell>
              <table:table-cell office:value-type="float" office:value="10833.3333333337">
                <text:p>10833.33333333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320">
                <text:p>-2320</text:p>
              </table:table-cell>
              <table:table-cell office:value-type="float" office:value="10597.8260869569">
                <text:p>10597.82608695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30">
                <text:p>-2330</text:p>
              </table:table-cell>
              <table:table-cell office:value-type="float" office:value="10362.3188405801">
                <text:p>10362.31884058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340">
                <text:p>-2340</text:p>
              </table:table-cell>
              <table:table-cell office:value-type="float" office:value="10126.8115942033">
                <text:p>10126.81159420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350">
                <text:p>-2350</text:p>
              </table:table-cell>
              <table:table-cell office:value-type="float" office:value="9891.30434782649">
                <text:p>9891.304347826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360">
                <text:p>-2360</text:p>
              </table:table-cell>
              <table:table-cell office:value-type="float" office:value="9655.79710144968">
                <text:p>9655.79710144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370">
                <text:p>-2370</text:p>
              </table:table-cell>
              <table:table-cell office:value-type="float" office:value="9420.28985507287">
                <text:p>9420.289855072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380">
                <text:p>-2380</text:p>
              </table:table-cell>
              <table:table-cell office:value-type="float" office:value="9184.78260869606">
                <text:p>9184.782608696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390">
                <text:p>-2390</text:p>
              </table:table-cell>
              <table:table-cell office:value-type="float" office:value="8949.27536231925">
                <text:p>8949.275362319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400">
                <text:p>-2400</text:p>
              </table:table-cell>
              <table:table-cell office:value-type="float" office:value="8713.76811594244">
                <text:p>8713.768115942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410">
                <text:p>-2410</text:p>
              </table:table-cell>
              <table:table-cell office:value-type="float" office:value="8478.26086956562">
                <text:p>8478.260869565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420">
                <text:p>-2420</text:p>
              </table:table-cell>
              <table:table-cell office:value-type="float" office:value="8242.75362318881">
                <text:p>8242.753623188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430">
                <text:p>-2430</text:p>
              </table:table-cell>
              <table:table-cell office:value-type="float" office:value="8007.246376812">
                <text:p>8007.2463768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440">
                <text:p>-2440</text:p>
              </table:table-cell>
              <table:table-cell office:value-type="float" office:value="7771.73913043519">
                <text:p>7771.73913043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450">
                <text:p>-2450</text:p>
              </table:table-cell>
              <table:table-cell office:value-type="float" office:value="7536.23188405838">
                <text:p>7536.231884058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460">
                <text:p>-2460</text:p>
              </table:table-cell>
              <table:table-cell office:value-type="float" office:value="7300.72463768156">
                <text:p>7300.724637681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470">
                <text:p>-2470</text:p>
              </table:table-cell>
              <table:table-cell office:value-type="float" office:value="7065.21739130475">
                <text:p>7065.217391304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480">
                <text:p>-2480</text:p>
              </table:table-cell>
              <table:table-cell office:value-type="float" office:value="6829.71014492794">
                <text:p>6829.710144927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490">
                <text:p>-2490</text:p>
              </table:table-cell>
              <table:table-cell office:value-type="float" office:value="6594.20289855113">
                <text:p>6594.202898551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500">
                <text:p>-2500</text:p>
              </table:table-cell>
              <table:table-cell office:value-type="float" office:value="6358.69565217432">
                <text:p>6358.695652174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510">
                <text:p>-2510</text:p>
              </table:table-cell>
              <table:table-cell office:value-type="float" office:value="6123.1884057975">
                <text:p>6123.1884057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520">
                <text:p>-2520</text:p>
              </table:table-cell>
              <table:table-cell office:value-type="float" office:value="5887.68115942069">
                <text:p>5887.681159420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530">
                <text:p>-2530</text:p>
              </table:table-cell>
              <table:table-cell office:value-type="float" office:value="5652.17391304388">
                <text:p>5652.17391304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540">
                <text:p>-2540</text:p>
              </table:table-cell>
              <table:table-cell office:value-type="float" office:value="5416.66666666707">
                <text:p>5416.666666667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550">
                <text:p>-2550</text:p>
              </table:table-cell>
              <table:table-cell office:value-type="float" office:value="5181.15942029026">
                <text:p>5181.15942029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560">
                <text:p>-2560</text:p>
              </table:table-cell>
              <table:table-cell office:value-type="float" office:value="4945.65217391344">
                <text:p>4945.65217391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570">
                <text:p>-2570</text:p>
              </table:table-cell>
              <table:table-cell office:value-type="float" office:value="4710.14492753663">
                <text:p>4710.14492753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580">
                <text:p>-2580</text:p>
              </table:table-cell>
              <table:table-cell office:value-type="float" office:value="4474.63768115982">
                <text:p>4474.637681159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590">
                <text:p>-2590</text:p>
              </table:table-cell>
              <table:table-cell office:value-type="float" office:value="4239.13043478301">
                <text:p>4239.13043478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600">
                <text:p>-2600</text:p>
              </table:table-cell>
              <table:table-cell office:value-type="float" office:value="4003.6231884062">
                <text:p>4003.6231884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610">
                <text:p>-2610</text:p>
              </table:table-cell>
              <table:table-cell office:value-type="float" office:value="3768.11594202938">
                <text:p>3768.11594202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620">
                <text:p>-2620</text:p>
              </table:table-cell>
              <table:table-cell office:value-type="float" office:value="3532.60869565257">
                <text:p>3532.60869565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630">
                <text:p>-2630</text:p>
              </table:table-cell>
              <table:table-cell office:value-type="float" office:value="3297.10144927576">
                <text:p>3297.101449275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640">
                <text:p>-2640</text:p>
              </table:table-cell>
              <table:table-cell office:value-type="float" office:value="3061.59420289895">
                <text:p>3061.594202898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50">
                <text:p>-2650</text:p>
              </table:table-cell>
              <table:table-cell office:value-type="float" office:value="2826.08695652214">
                <text:p>2826.086956522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60">
                <text:p>-2660</text:p>
              </table:table-cell>
              <table:table-cell office:value-type="float" office:value="2590.57971014533">
                <text:p>2590.57971014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670">
                <text:p>-2670</text:p>
              </table:table-cell>
              <table:table-cell office:value-type="float" office:value="2355.07246376852">
                <text:p>2355.072463768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80">
                <text:p>-2680</text:p>
              </table:table-cell>
              <table:table-cell office:value-type="float" office:value="2119.5652173917">
                <text:p>2119.56521739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690">
                <text:p>-2690</text:p>
              </table:table-cell>
              <table:table-cell office:value-type="float" office:value="1884.05797101489">
                <text:p>1884.05797101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700">
                <text:p>-2700</text:p>
              </table:table-cell>
              <table:table-cell office:value-type="float" office:value="1648.55072463808">
                <text:p>1648.550724638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710">
                <text:p>-2710</text:p>
              </table:table-cell>
              <table:table-cell office:value-type="float" office:value="1413.04347826127">
                <text:p>1413.043478261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720">
                <text:p>-2720</text:p>
              </table:table-cell>
              <table:table-cell office:value-type="float" office:value="1177.53623188446">
                <text:p>1177.536231884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730">
                <text:p>-2730</text:p>
              </table:table-cell>
              <table:table-cell office:value-type="float" office:value="942.028985507647">
                <text:p>942.028985507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740">
                <text:p>-2740</text:p>
              </table:table-cell>
              <table:table-cell office:value-type="float" office:value="706.521739130835">
                <text:p>706.5217391308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750">
                <text:p>-27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legend chart:legend-position="end" svg:x="12.706cm" svg:y="3.947cm" style:legend-expansion="high" chart:style-name="ch2"/>
        <chart:plot-area chart:style-name="ch3" table:cell-range-address="50hz.A2:50hz.B351 50hz.B1:50hz.B1" chart:data-source-has-labels="row" svg:x="0.32cm" svg:y="0.179cm" svg:width="12.066cm" svg:height="8.633cm">
          <chartooo:coordinate-region svg:x="1.682cm" svg:y="0.378cm" svg:width="10.147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hz.B2:50hz.B351" chart:label-cell-address="50hz.B1:50hz.B1" chart:class="chart:scatter">
            <chart:domain table:cell-range-address="50hz.A2:50hz.A351"/>
            <chart:regression-curve chart:style-name="ch7">
              <chart:equation chart:display-equation="true" chart:display-r-square="true"/>
            </chart:regression-curve>
            <chart:data-point chart:repeated="3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</text:p>
                <draw:g>
                  <svg:desc>50hz.B1:50h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0">
                <text:p>3500</text:p>
                <draw:g>
                  <svg:desc>50hz.A2:50hz.A351</svg:desc>
                </draw:g>
              </table:table-cell>
              <table:table-cell office:value-type="float" office:value="1800000">
                <text:p>1800000</text:p>
                <draw:g>
                  <svg:desc>50hz.B2:50hz.B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0">
                <text:p>3490</text:p>
              </table:table-cell>
              <table:table-cell office:value-type="float" office:value="1797977.20797721">
                <text:p>1797977.20797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0">
                <text:p>3480</text:p>
              </table:table-cell>
              <table:table-cell office:value-type="float" office:value="1795954.41595442">
                <text:p>1795954.41595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0">
                <text:p>3470</text:p>
              </table:table-cell>
              <table:table-cell office:value-type="float" office:value="1793931.62393162">
                <text:p>1793931.6239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0">
                <text:p>3460</text:p>
              </table:table-cell>
              <table:table-cell office:value-type="float" office:value="1791908.83190883">
                <text:p>1791908.8319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0">
                <text:p>3450</text:p>
              </table:table-cell>
              <table:table-cell office:value-type="float" office:value="1789886.03988604">
                <text:p>1789886.03988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0">
                <text:p>3440</text:p>
              </table:table-cell>
              <table:table-cell office:value-type="float" office:value="1787863.24786325">
                <text:p>1787863.24786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0">
                <text:p>3430</text:p>
              </table:table-cell>
              <table:table-cell office:value-type="float" office:value="1785840.45584046">
                <text:p>1785840.45584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0">
                <text:p>3420</text:p>
              </table:table-cell>
              <table:table-cell office:value-type="float" office:value="1783817.66381766">
                <text:p>1783817.66381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0">
                <text:p>3410</text:p>
              </table:table-cell>
              <table:table-cell office:value-type="float" office:value="1781794.87179487">
                <text:p>1781794.87179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0">
                <text:p>3400</text:p>
              </table:table-cell>
              <table:table-cell office:value-type="float" office:value="1779772.07977208">
                <text:p>1779772.07977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0">
                <text:p>3390</text:p>
              </table:table-cell>
              <table:table-cell office:value-type="float" office:value="1777749.28774929">
                <text:p>1777749.28774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0">
                <text:p>3380</text:p>
              </table:table-cell>
              <table:table-cell office:value-type="float" office:value="1775726.4957265">
                <text:p>1775726.4957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0">
                <text:p>3370</text:p>
              </table:table-cell>
              <table:table-cell office:value-type="float" office:value="1773703.7037037">
                <text:p>1773703.7037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0">
                <text:p>3360</text:p>
              </table:table-cell>
              <table:table-cell office:value-type="float" office:value="1771680.91168091">
                <text:p>1771680.91168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0">
                <text:p>3350</text:p>
              </table:table-cell>
              <table:table-cell office:value-type="float" office:value="1769658.11965812">
                <text:p>1769658.11965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0">
                <text:p>3340</text:p>
              </table:table-cell>
              <table:table-cell office:value-type="float" office:value="1767635.32763533">
                <text:p>1767635.32763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0">
                <text:p>3330</text:p>
              </table:table-cell>
              <table:table-cell office:value-type="float" office:value="1765612.53561254">
                <text:p>1765612.53561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0">
                <text:p>3320</text:p>
              </table:table-cell>
              <table:table-cell office:value-type="float" office:value="1763589.74358975">
                <text:p>1763589.74358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0">
                <text:p>3310</text:p>
              </table:table-cell>
              <table:table-cell office:value-type="float" office:value="1761566.95156695">
                <text:p>1761566.95156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0">
                <text:p>3300</text:p>
              </table:table-cell>
              <table:table-cell office:value-type="float" office:value="1759544.15954416">
                <text:p>1759544.15954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0">
                <text:p>3290</text:p>
              </table:table-cell>
              <table:table-cell office:value-type="float" office:value="1757521.36752137">
                <text:p>1757521.36752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80">
                <text:p>3280</text:p>
              </table:table-cell>
              <table:table-cell office:value-type="float" office:value="1755498.57549858">
                <text:p>1755498.57549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0">
                <text:p>3270</text:p>
              </table:table-cell>
              <table:table-cell office:value-type="float" office:value="1753475.78347579">
                <text:p>1753475.78347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0">
                <text:p>3260</text:p>
              </table:table-cell>
              <table:table-cell office:value-type="float" office:value="1751452.99145299">
                <text:p>1751452.99145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0">
                <text:p>3250</text:p>
              </table:table-cell>
              <table:table-cell office:value-type="float" office:value="1749430.1994302">
                <text:p>1749430.1994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0">
                <text:p>3240</text:p>
              </table:table-cell>
              <table:table-cell office:value-type="float" office:value="1747407.40740741">
                <text:p>1747407.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0">
                <text:p>3230</text:p>
              </table:table-cell>
              <table:table-cell office:value-type="float" office:value="1745384.61538462">
                <text:p>1745384.61538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0">
                <text:p>3220</text:p>
              </table:table-cell>
              <table:table-cell office:value-type="float" office:value="1743361.82336183">
                <text:p>1743361.82336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0">
                <text:p>3210</text:p>
              </table:table-cell>
              <table:table-cell office:value-type="float" office:value="1741339.03133903">
                <text:p>1741339.03133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1739316.23931624">
                <text:p>1739316.23931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0">
                <text:p>3190</text:p>
              </table:table-cell>
              <table:table-cell office:value-type="float" office:value="1737293.44729345">
                <text:p>1737293.44729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0">
                <text:p>3180</text:p>
              </table:table-cell>
              <table:table-cell office:value-type="float" office:value="1735270.65527066">
                <text:p>1735270.65527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0">
                <text:p>3170</text:p>
              </table:table-cell>
              <table:table-cell office:value-type="float" office:value="1733247.86324787">
                <text:p>1733247.86324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60">
                <text:p>3160</text:p>
              </table:table-cell>
              <table:table-cell office:value-type="float" office:value="1731225.07122507">
                <text:p>1731225.07122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0">
                <text:p>3150</text:p>
              </table:table-cell>
              <table:table-cell office:value-type="float" office:value="1729202.27920228">
                <text:p>1729202.27920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0">
                <text:p>3140</text:p>
              </table:table-cell>
              <table:table-cell office:value-type="float" office:value="1727179.48717949">
                <text:p>1727179.48717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0">
                <text:p>3130</text:p>
              </table:table-cell>
              <table:table-cell office:value-type="float" office:value="1725156.6951567">
                <text:p>1725156.6951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0">
                <text:p>3120</text:p>
              </table:table-cell>
              <table:table-cell office:value-type="float" office:value="1723133.90313391">
                <text:p>1723133.90313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10">
                <text:p>3110</text:p>
              </table:table-cell>
              <table:table-cell office:value-type="float" office:value="1721111.11111112">
                <text:p>1721111.11111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0">
                <text:p>3100</text:p>
              </table:table-cell>
              <table:table-cell office:value-type="float" office:value="1719088.31908832">
                <text:p>1719088.31908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0">
                <text:p>3090</text:p>
              </table:table-cell>
              <table:table-cell office:value-type="float" office:value="1717065.52706553">
                <text:p>1717065.52706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0">
                <text:p>3080</text:p>
              </table:table-cell>
              <table:table-cell office:value-type="float" office:value="1715042.73504274">
                <text:p>1715042.7350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70">
                <text:p>3070</text:p>
              </table:table-cell>
              <table:table-cell office:value-type="float" office:value="1713019.94301995">
                <text:p>1713019.94301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0">
                <text:p>3060</text:p>
              </table:table-cell>
              <table:table-cell office:value-type="float" office:value="1710997.15099716">
                <text:p>1710997.15099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50">
                <text:p>3050</text:p>
              </table:table-cell>
              <table:table-cell office:value-type="float" office:value="1708974.35897436">
                <text:p>1708974.35897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0">
                <text:p>3040</text:p>
              </table:table-cell>
              <table:table-cell office:value-type="float" office:value="1706951.56695157">
                <text:p>1706951.56695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0">
                <text:p>3030</text:p>
              </table:table-cell>
              <table:table-cell office:value-type="float" office:value="1704928.77492878">
                <text:p>1704928.77492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0">
                <text:p>3020</text:p>
              </table:table-cell>
              <table:table-cell office:value-type="float" office:value="1702905.98290599">
                <text:p>1702905.98290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10">
                <text:p>3010</text:p>
              </table:table-cell>
              <table:table-cell office:value-type="float" office:value="1700883.1908832">
                <text:p>1700883.1908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">
                <text:p>3000</text:p>
              </table:table-cell>
              <table:table-cell office:value-type="float" office:value="1698860.3988604">
                <text:p>1698860.3988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0">
                <text:p>2990</text:p>
              </table:table-cell>
              <table:table-cell office:value-type="float" office:value="1696837.60683761">
                <text:p>1696837.60683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80">
                <text:p>2980</text:p>
              </table:table-cell>
              <table:table-cell office:value-type="float" office:value="1694814.81481482">
                <text:p>1694814.814814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70">
                <text:p>2970</text:p>
              </table:table-cell>
              <table:table-cell office:value-type="float" office:value="1692792.02279203">
                <text:p>1692792.02279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60">
                <text:p>2960</text:p>
              </table:table-cell>
              <table:table-cell office:value-type="float" office:value="1690769.23076924">
                <text:p>1690769.23076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50">
                <text:p>2950</text:p>
              </table:table-cell>
              <table:table-cell office:value-type="float" office:value="1688746.43874644">
                <text:p>1688746.43874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0">
                <text:p>2940</text:p>
              </table:table-cell>
              <table:table-cell office:value-type="float" office:value="1686723.64672365">
                <text:p>1686723.64672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30">
                <text:p>2930</text:p>
              </table:table-cell>
              <table:table-cell office:value-type="float" office:value="1684700.85470086">
                <text:p>1684700.85470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20">
                <text:p>2920</text:p>
              </table:table-cell>
              <table:table-cell office:value-type="float" office:value="1682678.06267807">
                <text:p>1682678.06267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10">
                <text:p>2910</text:p>
              </table:table-cell>
              <table:table-cell office:value-type="float" office:value="1680655.27065528">
                <text:p>1680655.2706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00">
                <text:p>2900</text:p>
              </table:table-cell>
              <table:table-cell office:value-type="float" office:value="1678632.47863248">
                <text:p>1678632.47863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0">
                <text:p>2890</text:p>
              </table:table-cell>
              <table:table-cell office:value-type="float" office:value="1676609.68660969">
                <text:p>1676609.68660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0">
                <text:p>2880</text:p>
              </table:table-cell>
              <table:table-cell office:value-type="float" office:value="1674586.8945869">
                <text:p>1674586.8945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70">
                <text:p>2870</text:p>
              </table:table-cell>
              <table:table-cell office:value-type="float" office:value="1672564.10256411">
                <text:p>1672564.10256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0">
                <text:p>2860</text:p>
              </table:table-cell>
              <table:table-cell office:value-type="float" office:value="1670541.31054132">
                <text:p>1670541.31054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0">
                <text:p>2850</text:p>
              </table:table-cell>
              <table:table-cell office:value-type="float" office:value="1668518.51851853">
                <text:p>1668518.51851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40">
                <text:p>2840</text:p>
              </table:table-cell>
              <table:table-cell office:value-type="float" office:value="1666495.72649573">
                <text:p>1666495.72649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0">
                <text:p>2830</text:p>
              </table:table-cell>
              <table:table-cell office:value-type="float" office:value="1664472.93447294">
                <text:p>1664472.93447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20">
                <text:p>2820</text:p>
              </table:table-cell>
              <table:table-cell office:value-type="float" office:value="1662450.14245015">
                <text:p>1662450.14245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10">
                <text:p>2810</text:p>
              </table:table-cell>
              <table:table-cell office:value-type="float" office:value="1660427.35042736">
                <text:p>1660427.35042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0">
                <text:p>2800</text:p>
              </table:table-cell>
              <table:table-cell office:value-type="float" office:value="1658404.55840457">
                <text:p>1658404.55840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0">
                <text:p>2790</text:p>
              </table:table-cell>
              <table:table-cell office:value-type="float" office:value="1656381.76638177">
                <text:p>1656381.76638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80">
                <text:p>2780</text:p>
              </table:table-cell>
              <table:table-cell office:value-type="float" office:value="1654358.97435898">
                <text:p>1654358.97435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0">
                <text:p>2770</text:p>
              </table:table-cell>
              <table:table-cell office:value-type="float" office:value="1652336.18233619">
                <text:p>1652336.18233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0">
                <text:p>2760</text:p>
              </table:table-cell>
              <table:table-cell office:value-type="float" office:value="1650313.3903134">
                <text:p>1650313.3903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0">
                <text:p>2750</text:p>
              </table:table-cell>
              <table:table-cell office:value-type="float" office:value="1648290.59829061">
                <text:p>1648290.598290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0">
                <text:p>2740</text:p>
              </table:table-cell>
              <table:table-cell office:value-type="float" office:value="1646267.80626781">
                <text:p>1646267.80626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0">
                <text:p>2730</text:p>
              </table:table-cell>
              <table:table-cell office:value-type="float" office:value="1644245.01424502">
                <text:p>1644245.01424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20">
                <text:p>2720</text:p>
              </table:table-cell>
              <table:table-cell office:value-type="float" office:value="1642222.22222223">
                <text:p>1642222.222222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10">
                <text:p>2710</text:p>
              </table:table-cell>
              <table:table-cell office:value-type="float" office:value="1640199.43019944">
                <text:p>1640199.43019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00">
                <text:p>2700</text:p>
              </table:table-cell>
              <table:table-cell office:value-type="float" office:value="1638176.63817665">
                <text:p>1638176.63817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90">
                <text:p>2690</text:p>
              </table:table-cell>
              <table:table-cell office:value-type="float" office:value="1636153.84615385">
                <text:p>1636153.84615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0">
                <text:p>2680</text:p>
              </table:table-cell>
              <table:table-cell office:value-type="float" office:value="1634131.05413106">
                <text:p>1634131.05413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70">
                <text:p>2670</text:p>
              </table:table-cell>
              <table:table-cell office:value-type="float" office:value="1632108.26210827">
                <text:p>1632108.26210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60">
                <text:p>2660</text:p>
              </table:table-cell>
              <table:table-cell office:value-type="float" office:value="1630085.47008548">
                <text:p>1630085.47008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0">
                <text:p>2650</text:p>
              </table:table-cell>
              <table:table-cell office:value-type="float" office:value="1628062.67806269">
                <text:p>1628062.67806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40">
                <text:p>2640</text:p>
              </table:table-cell>
              <table:table-cell office:value-type="float" office:value="1626039.88603989">
                <text:p>1626039.88603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30">
                <text:p>2630</text:p>
              </table:table-cell>
              <table:table-cell office:value-type="float" office:value="1624017.0940171">
                <text:p>1624017.09401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0">
                <text:p>2620</text:p>
              </table:table-cell>
              <table:table-cell office:value-type="float" office:value="1621994.30199431">
                <text:p>1621994.30199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10">
                <text:p>2610</text:p>
              </table:table-cell>
              <table:table-cell office:value-type="float" office:value="1619971.50997152">
                <text:p>1619971.50997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0">
                <text:p>2600</text:p>
              </table:table-cell>
              <table:table-cell office:value-type="float" office:value="1617948.71794873">
                <text:p>1617948.71794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90">
                <text:p>2590</text:p>
              </table:table-cell>
              <table:table-cell office:value-type="float" office:value="1615925.92592594">
                <text:p>1615925.92592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0">
                <text:p>2580</text:p>
              </table:table-cell>
              <table:table-cell office:value-type="float" office:value="1613903.13390314">
                <text:p>1613903.13390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0">
                <text:p>2570</text:p>
              </table:table-cell>
              <table:table-cell office:value-type="float" office:value="1611880.34188035">
                <text:p>1611880.34188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0">
                <text:p>2560</text:p>
              </table:table-cell>
              <table:table-cell office:value-type="float" office:value="1609857.54985756">
                <text:p>1609857.54985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0">
                <text:p>2550</text:p>
              </table:table-cell>
              <table:table-cell office:value-type="float" office:value="1607834.75783477">
                <text:p>1607834.757834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0">
                <text:p>2540</text:p>
              </table:table-cell>
              <table:table-cell office:value-type="float" office:value="1605811.96581198">
                <text:p>1605811.96581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30">
                <text:p>2530</text:p>
              </table:table-cell>
              <table:table-cell office:value-type="float" office:value="1603789.17378918">
                <text:p>1603789.17378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20">
                <text:p>2520</text:p>
              </table:table-cell>
              <table:table-cell office:value-type="float" office:value="1601766.38176639">
                <text:p>1601766.38176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0">
                <text:p>2510</text:p>
              </table:table-cell>
              <table:table-cell office:value-type="float" office:value="1599743.5897436">
                <text:p>1599743.5897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1597720.79772081">
                <text:p>1597720.79772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90">
                <text:p>2490</text:p>
              </table:table-cell>
              <table:table-cell office:value-type="float" office:value="1595698.00569802">
                <text:p>1595698.00569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80">
                <text:p>2480</text:p>
              </table:table-cell>
              <table:table-cell office:value-type="float" office:value="1593675.21367522">
                <text:p>1593675.21367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70">
                <text:p>2470</text:p>
              </table:table-cell>
              <table:table-cell office:value-type="float" office:value="1591652.42165243">
                <text:p>1591652.421652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60">
                <text:p>2460</text:p>
              </table:table-cell>
              <table:table-cell office:value-type="float" office:value="1589629.62962964">
                <text:p>1589629.62962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50">
                <text:p>2450</text:p>
              </table:table-cell>
              <table:table-cell office:value-type="float" office:value="1587606.83760685">
                <text:p>1587606.83760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40">
                <text:p>2440</text:p>
              </table:table-cell>
              <table:table-cell office:value-type="float" office:value="1585584.04558406">
                <text:p>1585584.045584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30">
                <text:p>2430</text:p>
              </table:table-cell>
              <table:table-cell office:value-type="float" office:value="1583561.25356126">
                <text:p>1583561.25356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0">
                <text:p>2420</text:p>
              </table:table-cell>
              <table:table-cell office:value-type="float" office:value="1581538.46153847">
                <text:p>1581538.461538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0">
                <text:p>2410</text:p>
              </table:table-cell>
              <table:table-cell office:value-type="float" office:value="1579515.66951568">
                <text:p>1579515.669515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0">
                <text:p>2400</text:p>
              </table:table-cell>
              <table:table-cell office:value-type="float" office:value="1577492.87749289">
                <text:p>1577492.87749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90">
                <text:p>2390</text:p>
              </table:table-cell>
              <table:table-cell office:value-type="float" office:value="1575470.0854701">
                <text:p>1575470.08547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80">
                <text:p>2380</text:p>
              </table:table-cell>
              <table:table-cell office:value-type="float" office:value="1573447.2934473">
                <text:p>1573447.2934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70">
                <text:p>2370</text:p>
              </table:table-cell>
              <table:table-cell office:value-type="float" office:value="1571424.50142451">
                <text:p>1571424.50142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0">
                <text:p>2360</text:p>
              </table:table-cell>
              <table:table-cell office:value-type="float" office:value="1569401.70940172">
                <text:p>1569401.70940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50">
                <text:p>2350</text:p>
              </table:table-cell>
              <table:table-cell office:value-type="float" office:value="1567378.91737893">
                <text:p>1567378.91737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1565356.12535614">
                <text:p>1565356.12535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0">
                <text:p>2330</text:p>
              </table:table-cell>
              <table:table-cell office:value-type="float" office:value="1563333.33333334">
                <text:p>1563333.33333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20">
                <text:p>2320</text:p>
              </table:table-cell>
              <table:table-cell office:value-type="float" office:value="1561310.54131055">
                <text:p>1561310.54131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0">
                <text:p>2310</text:p>
              </table:table-cell>
              <table:table-cell office:value-type="float" office:value="1559287.74928776">
                <text:p>1559287.7492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0">
                <text:p>2300</text:p>
              </table:table-cell>
              <table:table-cell office:value-type="float" office:value="1557264.95726497">
                <text:p>1557264.95726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90">
                <text:p>2290</text:p>
              </table:table-cell>
              <table:table-cell office:value-type="float" office:value="1555242.16524218">
                <text:p>1555242.16524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80">
                <text:p>2280</text:p>
              </table:table-cell>
              <table:table-cell office:value-type="float" office:value="1553219.37321939">
                <text:p>1553219.37321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70">
                <text:p>2270</text:p>
              </table:table-cell>
              <table:table-cell office:value-type="float" office:value="1551196.58119659">
                <text:p>1551196.581196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60">
                <text:p>2260</text:p>
              </table:table-cell>
              <table:table-cell office:value-type="float" office:value="1549173.7891738">
                <text:p>1549173.7891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0">
                <text:p>2250</text:p>
              </table:table-cell>
              <table:table-cell office:value-type="float" office:value="1547150.99715101">
                <text:p>1547150.997151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40">
                <text:p>2240</text:p>
              </table:table-cell>
              <table:table-cell office:value-type="float" office:value="1545128.20512822">
                <text:p>1545128.205128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30">
                <text:p>2230</text:p>
              </table:table-cell>
              <table:table-cell office:value-type="float" office:value="1543105.41310543">
                <text:p>1543105.413105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20">
                <text:p>2220</text:p>
              </table:table-cell>
              <table:table-cell office:value-type="float" office:value="1541082.62108263">
                <text:p>1541082.621082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10">
                <text:p>2210</text:p>
              </table:table-cell>
              <table:table-cell office:value-type="float" office:value="1539059.82905984">
                <text:p>1539059.82905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00">
                <text:p>2200</text:p>
              </table:table-cell>
              <table:table-cell office:value-type="float" office:value="1537037.03703705">
                <text:p>1537037.03703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0">
                <text:p>2190</text:p>
              </table:table-cell>
              <table:table-cell office:value-type="float" office:value="1535014.24501426">
                <text:p>1535014.24501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80">
                <text:p>2180</text:p>
              </table:table-cell>
              <table:table-cell office:value-type="float" office:value="1532991.45299147">
                <text:p>1532991.45299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0">
                <text:p>2170</text:p>
              </table:table-cell>
              <table:table-cell office:value-type="float" office:value="1530968.66096867">
                <text:p>1530968.660968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60">
                <text:p>2160</text:p>
              </table:table-cell>
              <table:table-cell office:value-type="float" office:value="1528945.86894588">
                <text:p>1528945.86894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50">
                <text:p>2150</text:p>
              </table:table-cell>
              <table:table-cell office:value-type="float" office:value="1526923.07692309">
                <text:p>1526923.076923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0">
                <text:p>2140</text:p>
              </table:table-cell>
              <table:table-cell office:value-type="float" office:value="1524900.2849003">
                <text:p>1524900.2849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0">
                <text:p>2130</text:p>
              </table:table-cell>
              <table:table-cell office:value-type="float" office:value="1522877.49287751">
                <text:p>1522877.49287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1520854.70085471">
                <text:p>1520854.70085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10">
                <text:p>2110</text:p>
              </table:table-cell>
              <table:table-cell office:value-type="float" office:value="1518831.90883192">
                <text:p>1518831.90883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">
                <text:p>2100</text:p>
              </table:table-cell>
              <table:table-cell office:value-type="float" office:value="1516809.11680913">
                <text:p>1516809.116809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0">
                <text:p>2090</text:p>
              </table:table-cell>
              <table:table-cell office:value-type="float" office:value="1514786.32478634">
                <text:p>1514786.32478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0">
                <text:p>2080</text:p>
              </table:table-cell>
              <table:table-cell office:value-type="float" office:value="1512763.53276355">
                <text:p>1512763.53276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0">
                <text:p>2070</text:p>
              </table:table-cell>
              <table:table-cell office:value-type="float" office:value="1510740.74074076">
                <text:p>1510740.74074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60">
                <text:p>2060</text:p>
              </table:table-cell>
              <table:table-cell office:value-type="float" office:value="1508717.94871796">
                <text:p>1508717.94871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0">
                <text:p>2050</text:p>
              </table:table-cell>
              <table:table-cell office:value-type="float" office:value="1506695.15669517">
                <text:p>1506695.15669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40">
                <text:p>2040</text:p>
              </table:table-cell>
              <table:table-cell office:value-type="float" office:value="1504672.36467238">
                <text:p>1504672.364672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30">
                <text:p>2030</text:p>
              </table:table-cell>
              <table:table-cell office:value-type="float" office:value="1502649.57264959">
                <text:p>1502649.57264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20">
                <text:p>2020</text:p>
              </table:table-cell>
              <table:table-cell office:value-type="float" office:value="1500626.7806268">
                <text:p>1500626.7806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0">
                <text:p>2010</text:p>
              </table:table-cell>
              <table:table-cell office:value-type="float" office:value="1498603.988604">
                <text:p>1498603.988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">
                <text:p>2000</text:p>
              </table:table-cell>
              <table:table-cell office:value-type="float" office:value="1496581.19658121">
                <text:p>1496581.19658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0">
                <text:p>1990</text:p>
              </table:table-cell>
              <table:table-cell office:value-type="float" office:value="1494558.40455842">
                <text:p>1494558.40455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0">
                <text:p>1980</text:p>
              </table:table-cell>
              <table:table-cell office:value-type="float" office:value="1492535.61253563">
                <text:p>1492535.612535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0">
                <text:p>1970</text:p>
              </table:table-cell>
              <table:table-cell office:value-type="float" office:value="1490512.82051284">
                <text:p>1490512.82051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60">
                <text:p>1960</text:p>
              </table:table-cell>
              <table:table-cell office:value-type="float" office:value="1488490.02849004">
                <text:p>1488490.02849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50">
                <text:p>1950</text:p>
              </table:table-cell>
              <table:table-cell office:value-type="float" office:value="1486467.23646725">
                <text:p>1486467.23646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0">
                <text:p>1940</text:p>
              </table:table-cell>
              <table:table-cell office:value-type="float" office:value="1484444.44444446">
                <text:p>1484444.444444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30">
                <text:p>1930</text:p>
              </table:table-cell>
              <table:table-cell office:value-type="float" office:value="1482421.65242167">
                <text:p>1482421.652421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0">
                <text:p>1920</text:p>
              </table:table-cell>
              <table:table-cell office:value-type="float" office:value="1480398.86039888">
                <text:p>1480398.86039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0">
                <text:p>1910</text:p>
              </table:table-cell>
              <table:table-cell office:value-type="float" office:value="1478376.06837608">
                <text:p>1478376.068376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00">
                <text:p>1900</text:p>
              </table:table-cell>
              <table:table-cell office:value-type="float" office:value="1476353.27635329">
                <text:p>1476353.276353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90">
                <text:p>1890</text:p>
              </table:table-cell>
              <table:table-cell office:value-type="float" office:value="1474330.4843305">
                <text:p>1474330.4843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0">
                <text:p>1880</text:p>
              </table:table-cell>
              <table:table-cell office:value-type="float" office:value="1472307.69230771">
                <text:p>1472307.69230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70">
                <text:p>1870</text:p>
              </table:table-cell>
              <table:table-cell office:value-type="float" office:value="1470284.90028492">
                <text:p>1470284.900284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60">
                <text:p>1860</text:p>
              </table:table-cell>
              <table:table-cell office:value-type="float" office:value="1468262.10826212">
                <text:p>1468262.10826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0">
                <text:p>1850</text:p>
              </table:table-cell>
              <table:table-cell office:value-type="float" office:value="1466239.31623933">
                <text:p>1466239.316239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0">
                <text:p>1840</text:p>
              </table:table-cell>
              <table:table-cell office:value-type="float" office:value="1464216.52421654">
                <text:p>1464216.524216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0">
                <text:p>1830</text:p>
              </table:table-cell>
              <table:table-cell office:value-type="float" office:value="1462193.73219375">
                <text:p>1462193.7321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0">
                <text:p>1820</text:p>
              </table:table-cell>
              <table:table-cell office:value-type="float" office:value="1460170.94017096">
                <text:p>1460170.94017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0">
                <text:p>1810</text:p>
              </table:table-cell>
              <table:table-cell office:value-type="float" office:value="1458148.14814816">
                <text:p>1458148.148148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">
                <text:p>1800</text:p>
              </table:table-cell>
              <table:table-cell office:value-type="float" office:value="1456125.35612537">
                <text:p>1456125.356125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0">
                <text:p>1790</text:p>
              </table:table-cell>
              <table:table-cell office:value-type="float" office:value="1454102.56410258">
                <text:p>1454102.564102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0">
                <text:p>1780</text:p>
              </table:table-cell>
              <table:table-cell office:value-type="float" office:value="1452079.77207979">
                <text:p>1452079.77207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0">
                <text:p>1770</text:p>
              </table:table-cell>
              <table:table-cell office:value-type="float" office:value="1450056.980057">
                <text:p>1450056.980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0">
                <text:p>1760</text:p>
              </table:table-cell>
              <table:table-cell office:value-type="float" office:value="1448034.18803421">
                <text:p>1448034.18803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1446011.39601141">
                <text:p>1446011.39601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0">
                <text:p>1740</text:p>
              </table:table-cell>
              <table:table-cell office:value-type="float" office:value="1443988.60398862">
                <text:p>1443988.60398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30">
                <text:p>1730</text:p>
              </table:table-cell>
              <table:table-cell office:value-type="float" office:value="1441965.81196583">
                <text:p>1441965.81196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20">
                <text:p>1720</text:p>
              </table:table-cell>
              <table:table-cell office:value-type="float" office:value="1439943.01994304">
                <text:p>1439943.019943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10">
                <text:p>1710</text:p>
              </table:table-cell>
              <table:table-cell office:value-type="float" office:value="1437920.22792025">
                <text:p>1437920.227920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0">
                <text:p>1700</text:p>
              </table:table-cell>
              <table:table-cell office:value-type="float" office:value="1435897.43589745">
                <text:p>1435897.435897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0">
                <text:p>1690</text:p>
              </table:table-cell>
              <table:table-cell office:value-type="float" office:value="1433874.64387466">
                <text:p>1433874.643874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80">
                <text:p>1680</text:p>
              </table:table-cell>
              <table:table-cell office:value-type="float" office:value="1431851.85185187">
                <text:p>1431851.851851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70">
                <text:p>1670</text:p>
              </table:table-cell>
              <table:table-cell office:value-type="float" office:value="1429829.05982908">
                <text:p>1429829.059829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0">
                <text:p>1660</text:p>
              </table:table-cell>
              <table:table-cell office:value-type="float" office:value="1427806.26780629">
                <text:p>1427806.267806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0">
                <text:p>1650</text:p>
              </table:table-cell>
              <table:table-cell office:value-type="float" office:value="1425783.47578349">
                <text:p>1425783.47578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0">
                <text:p>1640</text:p>
              </table:table-cell>
              <table:table-cell office:value-type="float" office:value="1423760.6837607">
                <text:p>1423760.68376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0">
                <text:p>1630</text:p>
              </table:table-cell>
              <table:table-cell office:value-type="float" office:value="1421737.89173791">
                <text:p>1421737.891737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0">
                <text:p>1620</text:p>
              </table:table-cell>
              <table:table-cell office:value-type="float" office:value="1419715.09971512">
                <text:p>1419715.099715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10">
                <text:p>1610</text:p>
              </table:table-cell>
              <table:table-cell office:value-type="float" office:value="1417692.30769233">
                <text:p>1417692.307692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00">
                <text:p>1600</text:p>
              </table:table-cell>
              <table:table-cell office:value-type="float" office:value="1415669.51566953">
                <text:p>1415669.51566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0">
                <text:p>1590</text:p>
              </table:table-cell>
              <table:table-cell office:value-type="float" office:value="1413646.72364674">
                <text:p>1413646.72364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80">
                <text:p>1580</text:p>
              </table:table-cell>
              <table:table-cell office:value-type="float" office:value="1411623.93162395">
                <text:p>1411623.931623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0">
                <text:p>1570</text:p>
              </table:table-cell>
              <table:table-cell office:value-type="float" office:value="1409601.13960116">
                <text:p>1409601.13960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60">
                <text:p>1560</text:p>
              </table:table-cell>
              <table:table-cell office:value-type="float" office:value="1407578.34757837">
                <text:p>1407578.347578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0">
                <text:p>1550</text:p>
              </table:table-cell>
              <table:table-cell office:value-type="float" office:value="1405555.55555557">
                <text:p>1405555.555555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0">
                <text:p>1540</text:p>
              </table:table-cell>
              <table:table-cell office:value-type="float" office:value="1403532.76353278">
                <text:p>1403532.763532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30">
                <text:p>1530</text:p>
              </table:table-cell>
              <table:table-cell office:value-type="float" office:value="1401509.97150999">
                <text:p>1401509.97150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0">
                <text:p>1520</text:p>
              </table:table-cell>
              <table:table-cell office:value-type="float" office:value="1399487.1794872">
                <text:p>1399487.17948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10">
                <text:p>1510</text:p>
              </table:table-cell>
              <table:table-cell office:value-type="float" office:value="1397464.38746441">
                <text:p>1397464.387464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0">
                <text:p>1500</text:p>
              </table:table-cell>
              <table:table-cell office:value-type="float" office:value="1395441.59544162">
                <text:p>1395441.59544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90">
                <text:p>1490</text:p>
              </table:table-cell>
              <table:table-cell office:value-type="float" office:value="1393418.80341882">
                <text:p>1393418.803418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80">
                <text:p>1480</text:p>
              </table:table-cell>
              <table:table-cell office:value-type="float" office:value="1391396.01139603">
                <text:p>1391396.011396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0">
                <text:p>1470</text:p>
              </table:table-cell>
              <table:table-cell office:value-type="float" office:value="1389373.21937324">
                <text:p>1389373.219373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0">
                <text:p>1460</text:p>
              </table:table-cell>
              <table:table-cell office:value-type="float" office:value="1387350.42735045">
                <text:p>1387350.427350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0">
                <text:p>1450</text:p>
              </table:table-cell>
              <table:table-cell office:value-type="float" office:value="1385327.63532766">
                <text:p>1385327.635327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0">
                <text:p>1440</text:p>
              </table:table-cell>
              <table:table-cell office:value-type="float" office:value="1383304.84330486">
                <text:p>1383304.843304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30">
                <text:p>1430</text:p>
              </table:table-cell>
              <table:table-cell office:value-type="float" office:value="1381282.05128207">
                <text:p>1381282.051282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20">
                <text:p>1420</text:p>
              </table:table-cell>
              <table:table-cell office:value-type="float" office:value="1379259.25925928">
                <text:p>1379259.259259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0">
                <text:p>1410</text:p>
              </table:table-cell>
              <table:table-cell office:value-type="float" office:value="1377236.46723649">
                <text:p>1377236.467236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0">
                <text:p>1400</text:p>
              </table:table-cell>
              <table:table-cell office:value-type="float" office:value="1375213.6752137">
                <text:p>1375213.67521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0">
                <text:p>1390</text:p>
              </table:table-cell>
              <table:table-cell office:value-type="float" office:value="1373190.8831909">
                <text:p>1373190.8831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80">
                <text:p>1380</text:p>
              </table:table-cell>
              <table:table-cell office:value-type="float" office:value="1371168.09116811">
                <text:p>1371168.091168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0">
                <text:p>1370</text:p>
              </table:table-cell>
              <table:table-cell office:value-type="float" office:value="1369145.29914532">
                <text:p>1369145.29914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0">
                <text:p>1360</text:p>
              </table:table-cell>
              <table:table-cell office:value-type="float" office:value="1367122.50712253">
                <text:p>1367122.507122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50">
                <text:p>1350</text:p>
              </table:table-cell>
              <table:table-cell office:value-type="float" office:value="1365099.71509974">
                <text:p>1365099.71509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0">
                <text:p>1340</text:p>
              </table:table-cell>
              <table:table-cell office:value-type="float" office:value="1363076.92307694">
                <text:p>1363076.92307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30">
                <text:p>1330</text:p>
              </table:table-cell>
              <table:table-cell office:value-type="float" office:value="1361054.13105415">
                <text:p>1361054.13105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20">
                <text:p>1320</text:p>
              </table:table-cell>
              <table:table-cell office:value-type="float" office:value="1359031.33903136">
                <text:p>1359031.33903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0">
                <text:p>1310</text:p>
              </table:table-cell>
              <table:table-cell office:value-type="float" office:value="1357008.54700857">
                <text:p>1357008.547008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0">
                <text:p>1300</text:p>
              </table:table-cell>
              <table:table-cell office:value-type="float" office:value="1354985.75498578">
                <text:p>1354985.754985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90">
                <text:p>1290</text:p>
              </table:table-cell>
              <table:table-cell office:value-type="float" office:value="1352962.96296299">
                <text:p>1352962.962962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0">
                <text:p>1280</text:p>
              </table:table-cell>
              <table:table-cell office:value-type="float" office:value="1350940.17094019">
                <text:p>1350940.17094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70">
                <text:p>1270</text:p>
              </table:table-cell>
              <table:table-cell office:value-type="float" office:value="1348917.3789174">
                <text:p>1348917.37891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0">
                <text:p>1260</text:p>
              </table:table-cell>
              <table:table-cell office:value-type="float" office:value="1346894.58689461">
                <text:p>1346894.586894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50">
                <text:p>1250</text:p>
              </table:table-cell>
              <table:table-cell office:value-type="float" office:value="1344871.79487182">
                <text:p>1344871.79487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40">
                <text:p>1240</text:p>
              </table:table-cell>
              <table:table-cell office:value-type="float" office:value="1342849.00284903">
                <text:p>1342849.00284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30">
                <text:p>1230</text:p>
              </table:table-cell>
              <table:table-cell office:value-type="float" office:value="1340826.21082623">
                <text:p>1340826.21082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0">
                <text:p>1220</text:p>
              </table:table-cell>
              <table:table-cell office:value-type="float" office:value="1338803.41880344">
                <text:p>1338803.41880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0">
                <text:p>1210</text:p>
              </table:table-cell>
              <table:table-cell office:value-type="float" office:value="1336780.62678065">
                <text:p>1336780.62678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00">
                <text:p>1200</text:p>
              </table:table-cell>
              <table:table-cell office:value-type="float" office:value="1334757.83475786">
                <text:p>1334757.834757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0">
                <text:p>1190</text:p>
              </table:table-cell>
              <table:table-cell office:value-type="float" office:value="1332735.04273507">
                <text:p>1332735.042735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80">
                <text:p>1180</text:p>
              </table:table-cell>
              <table:table-cell office:value-type="float" office:value="1330712.25071227">
                <text:p>1330712.25071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1328689.45868948">
                <text:p>1328689.458689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0">
                <text:p>1160</text:p>
              </table:table-cell>
              <table:table-cell office:value-type="float" office:value="1326666.66666669">
                <text:p>1326666.666666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50">
                <text:p>1150</text:p>
              </table:table-cell>
              <table:table-cell office:value-type="float" office:value="1324643.8746439">
                <text:p>1324643.87464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40">
                <text:p>1140</text:p>
              </table:table-cell>
              <table:table-cell office:value-type="float" office:value="1322621.08262111">
                <text:p>1322621.08262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0">
                <text:p>1130</text:p>
              </table:table-cell>
              <table:table-cell office:value-type="float" office:value="1320598.29059831">
                <text:p>1320598.29059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20">
                <text:p>1120</text:p>
              </table:table-cell>
              <table:table-cell office:value-type="float" office:value="1318575.49857552">
                <text:p>1318575.498575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0">
                <text:p>1110</text:p>
              </table:table-cell>
              <table:table-cell office:value-type="float" office:value="1316552.70655273">
                <text:p>1316552.70655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00">
                <text:p>1100</text:p>
              </table:table-cell>
              <table:table-cell office:value-type="float" office:value="1314529.91452994">
                <text:p>1314529.914529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90">
                <text:p>1090</text:p>
              </table:table-cell>
              <table:table-cell office:value-type="float" office:value="1312507.12250715">
                <text:p>1312507.122507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80">
                <text:p>1080</text:p>
              </table:table-cell>
              <table:table-cell office:value-type="float" office:value="1310484.33048435">
                <text:p>1310484.330484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70">
                <text:p>1070</text:p>
              </table:table-cell>
              <table:table-cell office:value-type="float" office:value="1308461.53846156">
                <text:p>1308461.538461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0">
                <text:p>1060</text:p>
              </table:table-cell>
              <table:table-cell office:value-type="float" office:value="1306438.74643877">
                <text:p>1306438.746438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0">
                <text:p>1050</text:p>
              </table:table-cell>
              <table:table-cell office:value-type="float" office:value="1304415.95441598">
                <text:p>1304415.954415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40">
                <text:p>1040</text:p>
              </table:table-cell>
              <table:table-cell office:value-type="float" office:value="1302393.16239319">
                <text:p>1302393.16239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30">
                <text:p>1030</text:p>
              </table:table-cell>
              <table:table-cell office:value-type="float" office:value="1300370.37037039">
                <text:p>1300370.370370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0">
                <text:p>1020</text:p>
              </table:table-cell>
              <table:table-cell office:value-type="float" office:value="1298347.5783476">
                <text:p>1298347.5783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0">
                <text:p>1010</text:p>
              </table:table-cell>
              <table:table-cell office:value-type="float" office:value="1296324.78632481">
                <text:p>1296324.7863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294301.99430202">
                <text:p>1294301.994302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0">
                <text:p>990</text:p>
              </table:table-cell>
              <table:table-cell office:value-type="float" office:value="1292279.20227923">
                <text:p>1292279.202279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0">
                <text:p>980</text:p>
              </table:table-cell>
              <table:table-cell office:value-type="float" office:value="1290256.41025644">
                <text:p>1290256.41025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0">
                <text:p>970</text:p>
              </table:table-cell>
              <table:table-cell office:value-type="float" office:value="1288233.61823364">
                <text:p>1288233.61823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0">
                <text:p>960</text:p>
              </table:table-cell>
              <table:table-cell office:value-type="float" office:value="1286210.82621085">
                <text:p>1286210.826210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0">
                <text:p>950</text:p>
              </table:table-cell>
              <table:table-cell office:value-type="float" office:value="1284188.03418806">
                <text:p>1284188.034188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40">
                <text:p>940</text:p>
              </table:table-cell>
              <table:table-cell office:value-type="float" office:value="1282165.24216527">
                <text:p>1282165.242165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">
                <text:p>930</text:p>
              </table:table-cell>
              <table:table-cell office:value-type="float" office:value="1280142.45014248">
                <text:p>1280142.45014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0">
                <text:p>920</text:p>
              </table:table-cell>
              <table:table-cell office:value-type="float" office:value="1278119.65811968">
                <text:p>1278119.658119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0">
                <text:p>910</text:p>
              </table:table-cell>
              <table:table-cell office:value-type="float" office:value="1276096.86609689">
                <text:p>1276096.866096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">
                <text:p>900</text:p>
              </table:table-cell>
              <table:table-cell office:value-type="float" office:value="1274074.0740741">
                <text:p>1274074.07407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90">
                <text:p>890</text:p>
              </table:table-cell>
              <table:table-cell office:value-type="float" office:value="1272051.28205131">
                <text:p>1272051.282051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0">
                <text:p>880</text:p>
              </table:table-cell>
              <table:table-cell office:value-type="float" office:value="1270028.49002852">
                <text:p>1270028.490028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0">
                <text:p>870</text:p>
              </table:table-cell>
              <table:table-cell office:value-type="float" office:value="1268005.69800572">
                <text:p>1268005.698005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0">
                <text:p>860</text:p>
              </table:table-cell>
              <table:table-cell office:value-type="float" office:value="1265982.90598293">
                <text:p>1265982.905982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">
                <text:p>850</text:p>
              </table:table-cell>
              <table:table-cell office:value-type="float" office:value="1263960.11396014">
                <text:p>1263960.113960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0">
                <text:p>840</text:p>
              </table:table-cell>
              <table:table-cell office:value-type="float" office:value="1261937.32193735">
                <text:p>1261937.32193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30">
                <text:p>830</text:p>
              </table:table-cell>
              <table:table-cell office:value-type="float" office:value="1259914.52991456">
                <text:p>1259914.529914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0">
                <text:p>820</text:p>
              </table:table-cell>
              <table:table-cell office:value-type="float" office:value="1257891.73789176">
                <text:p>1257891.737891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0">
                <text:p>810</text:p>
              </table:table-cell>
              <table:table-cell office:value-type="float" office:value="1255868.94586897">
                <text:p>1255868.945868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0">
                <text:p>800</text:p>
              </table:table-cell>
              <table:table-cell office:value-type="float" office:value="1253846.15384618">
                <text:p>1253846.15384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0">
                <text:p>790</text:p>
              </table:table-cell>
              <table:table-cell office:value-type="float" office:value="1251823.36182339">
                <text:p>1251823.361823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0">
                <text:p>780</text:p>
              </table:table-cell>
              <table:table-cell office:value-type="float" office:value="1249800.5698006">
                <text:p>1249800.56980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0">
                <text:p>770</text:p>
              </table:table-cell>
              <table:table-cell office:value-type="float" office:value="1247777.7777778">
                <text:p>1247777.7777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0">
                <text:p>760</text:p>
              </table:table-cell>
              <table:table-cell office:value-type="float" office:value="1245754.98575501">
                <text:p>1245754.985755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0">
                <text:p>750</text:p>
              </table:table-cell>
              <table:table-cell office:value-type="float" office:value="1243732.19373222">
                <text:p>1243732.19373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0">
                <text:p>740</text:p>
              </table:table-cell>
              <table:table-cell office:value-type="float" office:value="1241709.40170943">
                <text:p>1241709.401709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0">
                <text:p>730</text:p>
              </table:table-cell>
              <table:table-cell office:value-type="float" office:value="1239686.60968664">
                <text:p>1239686.609686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0">
                <text:p>720</text:p>
              </table:table-cell>
              <table:table-cell office:value-type="float" office:value="1237663.81766385">
                <text:p>1237663.817663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10">
                <text:p>710</text:p>
              </table:table-cell>
              <table:table-cell office:value-type="float" office:value="1235641.02564105">
                <text:p>1235641.025641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0">
                <text:p>700</text:p>
              </table:table-cell>
              <table:table-cell office:value-type="float" office:value="1233618.23361826">
                <text:p>1233618.233618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0">
                <text:p>690</text:p>
              </table:table-cell>
              <table:table-cell office:value-type="float" office:value="1231595.44159547">
                <text:p>1231595.441595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0">
                <text:p>680</text:p>
              </table:table-cell>
              <table:table-cell office:value-type="float" office:value="1229572.64957268">
                <text:p>1229572.649572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0">
                <text:p>670</text:p>
              </table:table-cell>
              <table:table-cell office:value-type="float" office:value="1227549.85754989">
                <text:p>1227549.857549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0">
                <text:p>660</text:p>
              </table:table-cell>
              <table:table-cell office:value-type="float" office:value="1225527.06552709">
                <text:p>1225527.065527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0">
                <text:p>650</text:p>
              </table:table-cell>
              <table:table-cell office:value-type="float" office:value="1223504.2735043">
                <text:p>1223504.27350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0">
                <text:p>640</text:p>
              </table:table-cell>
              <table:table-cell office:value-type="float" office:value="1221481.48148151">
                <text:p>1221481.481481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0">
                <text:p>630</text:p>
              </table:table-cell>
              <table:table-cell office:value-type="float" office:value="1219458.68945872">
                <text:p>1219458.689458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0">
                <text:p>620</text:p>
              </table:table-cell>
              <table:table-cell office:value-type="float" office:value="1217435.89743593">
                <text:p>1217435.897435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0">
                <text:p>610</text:p>
              </table:table-cell>
              <table:table-cell office:value-type="float" office:value="1215413.10541313">
                <text:p>1215413.105413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">
                <text:p>600</text:p>
              </table:table-cell>
              <table:table-cell office:value-type="float" office:value="1213390.31339034">
                <text:p>1213390.313390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">
                <text:p>590</text:p>
              </table:table-cell>
              <table:table-cell office:value-type="float" office:value="1211367.52136755">
                <text:p>1211367.521367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0">
                <text:p>580</text:p>
              </table:table-cell>
              <table:table-cell office:value-type="float" office:value="1209344.72934476">
                <text:p>1209344.729344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0">
                <text:p>570</text:p>
              </table:table-cell>
              <table:table-cell office:value-type="float" office:value="1207321.93732197">
                <text:p>1207321.937321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0">
                <text:p>560</text:p>
              </table:table-cell>
              <table:table-cell office:value-type="float" office:value="1205299.14529917">
                <text:p>1205299.145299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0">
                <text:p>550</text:p>
              </table:table-cell>
              <table:table-cell office:value-type="float" office:value="1203276.35327638">
                <text:p>1203276.353276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0">
                <text:p>540</text:p>
              </table:table-cell>
              <table:table-cell office:value-type="float" office:value="1201253.56125359">
                <text:p>1201253.561253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0">
                <text:p>530</text:p>
              </table:table-cell>
              <table:table-cell office:value-type="float" office:value="1199230.7692308">
                <text:p>1199230.7692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0">
                <text:p>520</text:p>
              </table:table-cell>
              <table:table-cell office:value-type="float" office:value="1197207.97720801">
                <text:p>1197207.977208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0">
                <text:p>510</text:p>
              </table:table-cell>
              <table:table-cell office:value-type="float" office:value="1195185.18518521">
                <text:p>1195185.185185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0">
                <text:p>500</text:p>
              </table:table-cell>
              <table:table-cell office:value-type="float" office:value="1193162.39316242">
                <text:p>1193162.393162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0">
                <text:p>490</text:p>
              </table:table-cell>
              <table:table-cell office:value-type="float" office:value="1191139.60113963">
                <text:p>1191139.6011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0">
                <text:p>480</text:p>
              </table:table-cell>
              <table:table-cell office:value-type="float" office:value="1189116.80911684">
                <text:p>1189116.809116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0">
                <text:p>470</text:p>
              </table:table-cell>
              <table:table-cell office:value-type="float" office:value="1187094.01709405">
                <text:p>1187094.017094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0">
                <text:p>460</text:p>
              </table:table-cell>
              <table:table-cell office:value-type="float" office:value="1185071.22507126">
                <text:p>1185071.225071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0">
                <text:p>450</text:p>
              </table:table-cell>
              <table:table-cell office:value-type="float" office:value="1183048.43304846">
                <text:p>1183048.433048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0">
                <text:p>440</text:p>
              </table:table-cell>
              <table:table-cell office:value-type="float" office:value="1181025.64102567">
                <text:p>1181025.641025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0">
                <text:p>430</text:p>
              </table:table-cell>
              <table:table-cell office:value-type="float" office:value="1179002.84900288">
                <text:p>1179002.849002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0">
                <text:p>420</text:p>
              </table:table-cell>
              <table:table-cell office:value-type="float" office:value="1176980.05698009">
                <text:p>1176980.056980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0">
                <text:p>410</text:p>
              </table:table-cell>
              <table:table-cell office:value-type="float" office:value="1174957.2649573">
                <text:p>1174957.26495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172934.4729345">
                <text:p>1172934.47293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0">
                <text:p>390</text:p>
              </table:table-cell>
              <table:table-cell office:value-type="float" office:value="1170911.68091171">
                <text:p>1170911.680911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0">
                <text:p>380</text:p>
              </table:table-cell>
              <table:table-cell office:value-type="float" office:value="1168888.88888892">
                <text:p>1168888.888888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0">
                <text:p>370</text:p>
              </table:table-cell>
              <table:table-cell office:value-type="float" office:value="1166866.09686613">
                <text:p>1166866.096866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1164843.30484334">
                <text:p>1164843.30484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0">
                <text:p>350</text:p>
              </table:table-cell>
              <table:table-cell office:value-type="float" office:value="1162820.51282054">
                <text:p>1162820.512820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0">
                <text:p>340</text:p>
              </table:table-cell>
              <table:table-cell office:value-type="float" office:value="1160797.72079775">
                <text:p>1160797.720797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0">
                <text:p>330</text:p>
              </table:table-cell>
              <table:table-cell office:value-type="float" office:value="1158774.92877496">
                <text:p>1158774.928774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1156752.13675217">
                <text:p>1156752.136752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0">
                <text:p>310</text:p>
              </table:table-cell>
              <table:table-cell office:value-type="float" office:value="1154729.34472938">
                <text:p>1154729.34472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1152706.55270658">
                <text:p>1152706.55270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0">
                <text:p>290</text:p>
              </table:table-cell>
              <table:table-cell office:value-type="float" office:value="1150683.76068379">
                <text:p>1150683.760683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0">
                <text:p>280</text:p>
              </table:table-cell>
              <table:table-cell office:value-type="float" office:value="1148660.968661">
                <text:p>1148660.9686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0">
                <text:p>270</text:p>
              </table:table-cell>
              <table:table-cell office:value-type="float" office:value="1146638.17663821">
                <text:p>1146638.176638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0">
                <text:p>260</text:p>
              </table:table-cell>
              <table:table-cell office:value-type="float" office:value="1144615.38461542">
                <text:p>1144615.384615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0">
                <text:p>250</text:p>
              </table:table-cell>
              <table:table-cell office:value-type="float" office:value="1142592.59259262">
                <text:p>1142592.592592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0">
                <text:p>240</text:p>
              </table:table-cell>
              <table:table-cell office:value-type="float" office:value="1140569.80056983">
                <text:p>1140569.80056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0">
                <text:p>230</text:p>
              </table:table-cell>
              <table:table-cell office:value-type="float" office:value="1138547.00854704">
                <text:p>1138547.008547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0">
                <text:p>220</text:p>
              </table:table-cell>
              <table:table-cell office:value-type="float" office:value="1136524.21652425">
                <text:p>1136524.216524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">
                <text:p>210</text:p>
              </table:table-cell>
              <table:table-cell office:value-type="float" office:value="1134501.42450146">
                <text:p>1134501.42450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1132478.63247867">
                <text:p>1132478.632478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0">
                <text:p>190</text:p>
              </table:table-cell>
              <table:table-cell office:value-type="float" office:value="1130455.84045587">
                <text:p>1130455.840455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">
                <text:p>180</text:p>
              </table:table-cell>
              <table:table-cell office:value-type="float" office:value="1128433.04843308">
                <text:p>1128433.048433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0">
                <text:p>170</text:p>
              </table:table-cell>
              <table:table-cell office:value-type="float" office:value="1126410.25641029">
                <text:p>1126410.256410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">
                <text:p>160</text:p>
              </table:table-cell>
              <table:table-cell office:value-type="float" office:value="1124387.4643875">
                <text:p>1124387.46438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0">
                <text:p>150</text:p>
              </table:table-cell>
              <table:table-cell office:value-type="float" office:value="1122364.67236471">
                <text:p>1122364.672364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">
                <text:p>140</text:p>
              </table:table-cell>
              <table:table-cell office:value-type="float" office:value="1120341.88034191">
                <text:p>1120341.880341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0">
                <text:p>130</text:p>
              </table:table-cell>
              <table:table-cell office:value-type="float" office:value="1118319.08831912">
                <text:p>1118319.088319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">
                <text:p>120</text:p>
              </table:table-cell>
              <table:table-cell office:value-type="float" office:value="1116296.29629633">
                <text:p>1116296.296296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0">
                <text:p>110</text:p>
              </table:table-cell>
              <table:table-cell office:value-type="float" office:value="1114273.50427354">
                <text:p>1114273.504273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1112250.71225075">
                <text:p>1112250.712250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">
                <text:p>90</text:p>
              </table:table-cell>
              <table:table-cell office:value-type="float" office:value="1110227.92022795">
                <text:p>1110227.920227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0">
                <text:p>80</text:p>
              </table:table-cell>
              <table:table-cell office:value-type="float" office:value="1108205.12820516">
                <text:p>1108205.12820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1106182.33618237">
                <text:p>1106182.336182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">
                <text:p>60</text:p>
              </table:table-cell>
              <table:table-cell office:value-type="float" office:value="1104159.54415958">
                <text:p>1104159.544159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  <table:table-cell office:value-type="float" office:value="1102136.75213679">
                <text:p>1102136.752136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">
                <text:p>40</text:p>
              </table:table-cell>
              <table:table-cell office:value-type="float" office:value="1100113.96011399">
                <text:p>1100113.960113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">
                <text:p>30</text:p>
              </table:table-cell>
              <table:table-cell office:value-type="float" office:value="1098091.1680912">
                <text:p>1098091.16809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">
                <text:p>20</text:p>
              </table:table-cell>
              <table:table-cell office:value-type="float" office:value="1096068.37606841">
                <text:p>1096068.376068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1090000">
                <text:p>109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legend chart:legend-position="end" svg:x="12.706cm" svg:y="3.947cm" style:legend-expansion="high" chart:style-name="ch2"/>
        <chart:plot-area chart:style-name="ch3" table:cell-range-address="50hz.D2:50hz.E276 50hz.E1:50hz.E1" chart:data-source-has-labels="row" svg:x="0.32cm" svg:y="0.179cm" svg:width="12.066cm" svg:height="8.633cm">
          <chartooo:coordinate-region svg:x="0.744cm" svg:y="0.378cm" svg:width="11.548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hz.E2:50hz.E276" chart:label-cell-address="50hz.E1:50hz.E1" chart:class="chart:scatter">
            <chart:domain table:cell-range-address="50hz.D2:50hz.D276"/>
            <chart:regression-curve chart:style-name="ch7">
              <chart:equation chart:display-equation="true" chart:display-r-square="true"/>
            </chart:regression-curve>
            <chart:data-point chart:repeated="2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wm</text:p>
                <draw:g>
                  <svg:desc>50hz.E1:50hz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50hz.D2:50hz.D276</svg:desc>
                </draw:g>
              </table:table-cell>
              <table:table-cell office:value-type="float" office:value="800000">
                <text:p>800000</text:p>
                <draw:g>
                  <svg:desc>50hz.E2:50hz.E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796800">
                <text:p>796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793600">
                <text:p>793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790400">
                <text:p>790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787200">
                <text:p>787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784000">
                <text:p>78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780800">
                <text:p>780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0">
                <text:p>-80</text:p>
              </table:table-cell>
              <table:table-cell office:value-type="float" office:value="777600">
                <text:p>777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0">
                <text:p>-90</text:p>
              </table:table-cell>
              <table:table-cell office:value-type="float" office:value="774400">
                <text:p>774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771200">
                <text:p>77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0">
                <text:p>-110</text:p>
              </table:table-cell>
              <table:table-cell office:value-type="float" office:value="768000">
                <text:p>768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0">
                <text:p>-120</text:p>
              </table:table-cell>
              <table:table-cell office:value-type="float" office:value="764800">
                <text:p>764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  <table:table-cell office:value-type="float" office:value="761600">
                <text:p>761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0">
                <text:p>-140</text:p>
              </table:table-cell>
              <table:table-cell office:value-type="float" office:value="758400">
                <text:p>758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">
                <text:p>-150</text:p>
              </table:table-cell>
              <table:table-cell office:value-type="float" office:value="755200">
                <text:p>755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0">
                <text:p>-160</text:p>
              </table:table-cell>
              <table:table-cell office:value-type="float" office:value="752000">
                <text:p>75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0">
                <text:p>-170</text:p>
              </table:table-cell>
              <table:table-cell office:value-type="float" office:value="748800">
                <text:p>748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">
                <text:p>-180</text:p>
              </table:table-cell>
              <table:table-cell office:value-type="float" office:value="745600">
                <text:p>745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0">
                <text:p>-190</text:p>
              </table:table-cell>
              <table:table-cell office:value-type="float" office:value="742400">
                <text:p>742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0">
                <text:p>-200</text:p>
              </table:table-cell>
              <table:table-cell office:value-type="float" office:value="739200">
                <text:p>739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0">
                <text:p>-210</text:p>
              </table:table-cell>
              <table:table-cell office:value-type="float" office:value="736000">
                <text:p>736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0">
                <text:p>-220</text:p>
              </table:table-cell>
              <table:table-cell office:value-type="float" office:value="732800">
                <text:p>732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0">
                <text:p>-230</text:p>
              </table:table-cell>
              <table:table-cell office:value-type="float" office:value="729600">
                <text:p>729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0">
                <text:p>-240</text:p>
              </table:table-cell>
              <table:table-cell office:value-type="float" office:value="726400">
                <text:p>726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0">
                <text:p>-250</text:p>
              </table:table-cell>
              <table:table-cell office:value-type="float" office:value="723200">
                <text:p>723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0">
                <text:p>-260</text:p>
              </table:table-cell>
              <table:table-cell office:value-type="float" office:value="720000">
                <text:p>72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0">
                <text:p>-270</text:p>
              </table:table-cell>
              <table:table-cell office:value-type="float" office:value="716800">
                <text:p>716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0">
                <text:p>-280</text:p>
              </table:table-cell>
              <table:table-cell office:value-type="float" office:value="713600">
                <text:p>713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90">
                <text:p>-290</text:p>
              </table:table-cell>
              <table:table-cell office:value-type="float" office:value="710400">
                <text:p>710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0">
                <text:p>-300</text:p>
              </table:table-cell>
              <table:table-cell office:value-type="float" office:value="707200">
                <text:p>707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0">
                <text:p>-310</text:p>
              </table:table-cell>
              <table:table-cell office:value-type="float" office:value="704000">
                <text:p>70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20">
                <text:p>-320</text:p>
              </table:table-cell>
              <table:table-cell office:value-type="float" office:value="700800">
                <text:p>700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0">
                <text:p>-330</text:p>
              </table:table-cell>
              <table:table-cell office:value-type="float" office:value="697600">
                <text:p>697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0">
                <text:p>-340</text:p>
              </table:table-cell>
              <table:table-cell office:value-type="float" office:value="694400">
                <text:p>694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0">
                <text:p>-350</text:p>
              </table:table-cell>
              <table:table-cell office:value-type="float" office:value="691200">
                <text:p>691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0">
                <text:p>-360</text:p>
              </table:table-cell>
              <table:table-cell office:value-type="float" office:value="688000">
                <text:p>688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70">
                <text:p>-370</text:p>
              </table:table-cell>
              <table:table-cell office:value-type="float" office:value="684800">
                <text:p>684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80">
                <text:p>-380</text:p>
              </table:table-cell>
              <table:table-cell office:value-type="float" office:value="681600">
                <text:p>68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90">
                <text:p>-390</text:p>
              </table:table-cell>
              <table:table-cell office:value-type="float" office:value="678400">
                <text:p>678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00">
                <text:p>-400</text:p>
              </table:table-cell>
              <table:table-cell office:value-type="float" office:value="675200">
                <text:p>675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10">
                <text:p>-410</text:p>
              </table:table-cell>
              <table:table-cell office:value-type="float" office:value="672000">
                <text:p>672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20">
                <text:p>-420</text:p>
              </table:table-cell>
              <table:table-cell office:value-type="float" office:value="668800">
                <text:p>668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30">
                <text:p>-430</text:p>
              </table:table-cell>
              <table:table-cell office:value-type="float" office:value="665600">
                <text:p>665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40">
                <text:p>-440</text:p>
              </table:table-cell>
              <table:table-cell office:value-type="float" office:value="662400">
                <text:p>662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50">
                <text:p>-450</text:p>
              </table:table-cell>
              <table:table-cell office:value-type="float" office:value="659200">
                <text:p>659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60">
                <text:p>-460</text:p>
              </table:table-cell>
              <table:table-cell office:value-type="float" office:value="656000">
                <text:p>656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70">
                <text:p>-470</text:p>
              </table:table-cell>
              <table:table-cell office:value-type="float" office:value="652800">
                <text:p>65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0">
                <text:p>-480</text:p>
              </table:table-cell>
              <table:table-cell office:value-type="float" office:value="649600">
                <text:p>649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90">
                <text:p>-490</text:p>
              </table:table-cell>
              <table:table-cell office:value-type="float" office:value="646400">
                <text:p>646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0">
                <text:p>-500</text:p>
              </table:table-cell>
              <table:table-cell office:value-type="float" office:value="643200">
                <text:p>643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10">
                <text:p>-510</text:p>
              </table:table-cell>
              <table:table-cell office:value-type="float" office:value="640000">
                <text:p>64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20">
                <text:p>-520</text:p>
              </table:table-cell>
              <table:table-cell office:value-type="float" office:value="636800">
                <text:p>6368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30">
                <text:p>-530</text:p>
              </table:table-cell>
              <table:table-cell office:value-type="float" office:value="633600">
                <text:p>633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40">
                <text:p>-540</text:p>
              </table:table-cell>
              <table:table-cell office:value-type="float" office:value="630400">
                <text:p>630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0">
                <text:p>-550</text:p>
              </table:table-cell>
              <table:table-cell office:value-type="float" office:value="627200">
                <text:p>627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0">
                <text:p>-560</text:p>
              </table:table-cell>
              <table:table-cell office:value-type="float" office:value="624000">
                <text:p>624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70">
                <text:p>-570</text:p>
              </table:table-cell>
              <table:table-cell office:value-type="float" office:value="620800">
                <text:p>6208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80">
                <text:p>-580</text:p>
              </table:table-cell>
              <table:table-cell office:value-type="float" office:value="617600">
                <text:p>617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90">
                <text:p>-590</text:p>
              </table:table-cell>
              <table:table-cell office:value-type="float" office:value="614400">
                <text:p>614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00">
                <text:p>-600</text:p>
              </table:table-cell>
              <table:table-cell office:value-type="float" office:value="611200">
                <text:p>611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10">
                <text:p>-610</text:p>
              </table:table-cell>
              <table:table-cell office:value-type="float" office:value="608000">
                <text:p>608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20">
                <text:p>-620</text:p>
              </table:table-cell>
              <table:table-cell office:value-type="float" office:value="604800">
                <text:p>604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0">
                <text:p>-630</text:p>
              </table:table-cell>
              <table:table-cell office:value-type="float" office:value="601600">
                <text:p>60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40">
                <text:p>-640</text:p>
              </table:table-cell>
              <table:table-cell office:value-type="float" office:value="598400">
                <text:p>598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50">
                <text:p>-650</text:p>
              </table:table-cell>
              <table:table-cell office:value-type="float" office:value="595200">
                <text:p>595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60">
                <text:p>-660</text:p>
              </table:table-cell>
              <table:table-cell office:value-type="float" office:value="592000">
                <text:p>592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70">
                <text:p>-670</text:p>
              </table:table-cell>
              <table:table-cell office:value-type="float" office:value="588800">
                <text:p>588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80">
                <text:p>-680</text:p>
              </table:table-cell>
              <table:table-cell office:value-type="float" office:value="585600">
                <text:p>585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90">
                <text:p>-690</text:p>
              </table:table-cell>
              <table:table-cell office:value-type="float" office:value="582400">
                <text:p>5824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00">
                <text:p>-700</text:p>
              </table:table-cell>
              <table:table-cell office:value-type="float" office:value="579200">
                <text:p>579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10">
                <text:p>-710</text:p>
              </table:table-cell>
              <table:table-cell office:value-type="float" office:value="576000">
                <text:p>576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0">
                <text:p>-720</text:p>
              </table:table-cell>
              <table:table-cell office:value-type="float" office:value="572800">
                <text:p>5728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30">
                <text:p>-730</text:p>
              </table:table-cell>
              <table:table-cell office:value-type="float" office:value="569600">
                <text:p>569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40">
                <text:p>-740</text:p>
              </table:table-cell>
              <table:table-cell office:value-type="float" office:value="566400">
                <text:p>566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50">
                <text:p>-750</text:p>
              </table:table-cell>
              <table:table-cell office:value-type="float" office:value="563200">
                <text:p>563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60">
                <text:p>-760</text:p>
              </table:table-cell>
              <table:table-cell office:value-type="float" office:value="560000">
                <text:p>56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70">
                <text:p>-770</text:p>
              </table:table-cell>
              <table:table-cell office:value-type="float" office:value="556800">
                <text:p>556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80">
                <text:p>-780</text:p>
              </table:table-cell>
              <table:table-cell office:value-type="float" office:value="553600">
                <text:p>553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90">
                <text:p>-790</text:p>
              </table:table-cell>
              <table:table-cell office:value-type="float" office:value="550400">
                <text:p>550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00">
                <text:p>-800</text:p>
              </table:table-cell>
              <table:table-cell office:value-type="float" office:value="547200">
                <text:p>547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10">
                <text:p>-810</text:p>
              </table:table-cell>
              <table:table-cell office:value-type="float" office:value="544000">
                <text:p>54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20">
                <text:p>-820</text:p>
              </table:table-cell>
              <table:table-cell office:value-type="float" office:value="540800">
                <text:p>5408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0">
                <text:p>-830</text:p>
              </table:table-cell>
              <table:table-cell office:value-type="float" office:value="537600">
                <text:p>537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40">
                <text:p>-840</text:p>
              </table:table-cell>
              <table:table-cell office:value-type="float" office:value="534400">
                <text:p>5344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50">
                <text:p>-850</text:p>
              </table:table-cell>
              <table:table-cell office:value-type="float" office:value="531200">
                <text:p>531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60">
                <text:p>-860</text:p>
              </table:table-cell>
              <table:table-cell office:value-type="float" office:value="528000">
                <text:p>528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70">
                <text:p>-870</text:p>
              </table:table-cell>
              <table:table-cell office:value-type="float" office:value="524800">
                <text:p>524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80">
                <text:p>-880</text:p>
              </table:table-cell>
              <table:table-cell office:value-type="float" office:value="521600">
                <text:p>52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0">
                <text:p>-890</text:p>
              </table:table-cell>
              <table:table-cell office:value-type="float" office:value="518400">
                <text:p>518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00">
                <text:p>-900</text:p>
              </table:table-cell>
              <table:table-cell office:value-type="float" office:value="515200">
                <text:p>515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10">
                <text:p>-910</text:p>
              </table:table-cell>
              <table:table-cell office:value-type="float" office:value="512000">
                <text:p>51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20">
                <text:p>-920</text:p>
              </table:table-cell>
              <table:table-cell office:value-type="float" office:value="508800">
                <text:p>508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30">
                <text:p>-930</text:p>
              </table:table-cell>
              <table:table-cell office:value-type="float" office:value="505600">
                <text:p>505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40">
                <text:p>-940</text:p>
              </table:table-cell>
              <table:table-cell office:value-type="float" office:value="502400">
                <text:p>502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50">
                <text:p>-950</text:p>
              </table:table-cell>
              <table:table-cell office:value-type="float" office:value="499200">
                <text:p>499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0">
                <text:p>-960</text:p>
              </table:table-cell>
              <table:table-cell office:value-type="float" office:value="496000">
                <text:p>496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70">
                <text:p>-970</text:p>
              </table:table-cell>
              <table:table-cell office:value-type="float" office:value="492800">
                <text:p>4928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80">
                <text:p>-980</text:p>
              </table:table-cell>
              <table:table-cell office:value-type="float" office:value="489600">
                <text:p>489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90">
                <text:p>-990</text:p>
              </table:table-cell>
              <table:table-cell office:value-type="float" office:value="486400">
                <text:p>4864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00">
                <text:p>-1000</text:p>
              </table:table-cell>
              <table:table-cell office:value-type="float" office:value="483200">
                <text:p>483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10">
                <text:p>-1010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20">
                <text:p>-1020</text:p>
              </table:table-cell>
              <table:table-cell office:value-type="float" office:value="476800">
                <text:p>4768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30">
                <text:p>-1030</text:p>
              </table:table-cell>
              <table:table-cell office:value-type="float" office:value="473600">
                <text:p>473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40">
                <text:p>-1040</text:p>
              </table:table-cell>
              <table:table-cell office:value-type="float" office:value="470400">
                <text:p>4704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50">
                <text:p>-1050</text:p>
              </table:table-cell>
              <table:table-cell office:value-type="float" office:value="467200">
                <text:p>467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60">
                <text:p>-1060</text:p>
              </table:table-cell>
              <table:table-cell office:value-type="float" office:value="464000">
                <text:p>464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70">
                <text:p>-1070</text:p>
              </table:table-cell>
              <table:table-cell office:value-type="float" office:value="460800">
                <text:p>460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80">
                <text:p>-1080</text:p>
              </table:table-cell>
              <table:table-cell office:value-type="float" office:value="457600">
                <text:p>457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90">
                <text:p>-1090</text:p>
              </table:table-cell>
              <table:table-cell office:value-type="float" office:value="454400">
                <text:p>454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00">
                <text:p>-1100</text:p>
              </table:table-cell>
              <table:table-cell office:value-type="float" office:value="451200">
                <text:p>451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10">
                <text:p>-1110</text:p>
              </table:table-cell>
              <table:table-cell office:value-type="float" office:value="448000">
                <text:p>448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20">
                <text:p>-1120</text:p>
              </table:table-cell>
              <table:table-cell office:value-type="float" office:value="444800">
                <text:p>444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30">
                <text:p>-1130</text:p>
              </table:table-cell>
              <table:table-cell office:value-type="float" office:value="441600">
                <text:p>44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40">
                <text:p>-1140</text:p>
              </table:table-cell>
              <table:table-cell office:value-type="float" office:value="438400">
                <text:p>438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50">
                <text:p>-1150</text:p>
              </table:table-cell>
              <table:table-cell office:value-type="float" office:value="435200">
                <text:p>435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60">
                <text:p>-1160</text:p>
              </table:table-cell>
              <table:table-cell office:value-type="float" office:value="432000">
                <text:p>432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70">
                <text:p>-1170</text:p>
              </table:table-cell>
              <table:table-cell office:value-type="float" office:value="428800">
                <text:p>428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80">
                <text:p>-1180</text:p>
              </table:table-cell>
              <table:table-cell office:value-type="float" office:value="425600">
                <text:p>4256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90">
                <text:p>-1190</text:p>
              </table:table-cell>
              <table:table-cell office:value-type="float" office:value="422400">
                <text:p>422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00">
                <text:p>-1200</text:p>
              </table:table-cell>
              <table:table-cell office:value-type="float" office:value="419200">
                <text:p>4192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10">
                <text:p>-1210</text:p>
              </table:table-cell>
              <table:table-cell office:value-type="float" office:value="416000">
                <text:p>416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20">
                <text:p>-1220</text:p>
              </table:table-cell>
              <table:table-cell office:value-type="float" office:value="412800">
                <text:p>4128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30">
                <text:p>-1230</text:p>
              </table:table-cell>
              <table:table-cell office:value-type="float" office:value="409600">
                <text:p>409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40">
                <text:p>-1240</text:p>
              </table:table-cell>
              <table:table-cell office:value-type="float" office:value="406400">
                <text:p>4064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50">
                <text:p>-1250</text:p>
              </table:table-cell>
              <table:table-cell office:value-type="float" office:value="403200">
                <text:p>4032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60">
                <text:p>-126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70">
                <text:p>-1270</text:p>
              </table:table-cell>
              <table:table-cell office:value-type="float" office:value="396800">
                <text:p>3968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80">
                <text:p>-1280</text:p>
              </table:table-cell>
              <table:table-cell office:value-type="float" office:value="393600">
                <text:p>393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90">
                <text:p>-1290</text:p>
              </table:table-cell>
              <table:table-cell office:value-type="float" office:value="390400">
                <text:p>3904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300">
                <text:p>-1300</text:p>
              </table:table-cell>
              <table:table-cell office:value-type="float" office:value="387200">
                <text:p>3872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310">
                <text:p>-1310</text:p>
              </table:table-cell>
              <table:table-cell office:value-type="float" office:value="384000">
                <text:p>384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20">
                <text:p>-1320</text:p>
              </table:table-cell>
              <table:table-cell office:value-type="float" office:value="380800">
                <text:p>3808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30">
                <text:p>-1330</text:p>
              </table:table-cell>
              <table:table-cell office:value-type="float" office:value="377600">
                <text:p>377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40">
                <text:p>-1340</text:p>
              </table:table-cell>
              <table:table-cell office:value-type="float" office:value="374400">
                <text:p>3744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50">
                <text:p>-1350</text:p>
              </table:table-cell>
              <table:table-cell office:value-type="float" office:value="371200">
                <text:p>371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360">
                <text:p>-1360</text:p>
              </table:table-cell>
              <table:table-cell office:value-type="float" office:value="368000">
                <text:p>368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70">
                <text:p>-1370</text:p>
              </table:table-cell>
              <table:table-cell office:value-type="float" office:value="364800">
                <text:p>364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80">
                <text:p>-1380</text:p>
              </table:table-cell>
              <table:table-cell office:value-type="float" office:value="361600">
                <text:p>3616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90">
                <text:p>-1390</text:p>
              </table:table-cell>
              <table:table-cell office:value-type="float" office:value="358400">
                <text:p>3584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400">
                <text:p>-1400</text:p>
              </table:table-cell>
              <table:table-cell office:value-type="float" office:value="355200">
                <text:p>3552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10">
                <text:p>-1410</text:p>
              </table:table-cell>
              <table:table-cell office:value-type="float" office:value="352000">
                <text:p>352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420">
                <text:p>-1420</text:p>
              </table:table-cell>
              <table:table-cell office:value-type="float" office:value="348800">
                <text:p>3488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430">
                <text:p>-1430</text:p>
              </table:table-cell>
              <table:table-cell office:value-type="float" office:value="345600">
                <text:p>3456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440">
                <text:p>-1440</text:p>
              </table:table-cell>
              <table:table-cell office:value-type="float" office:value="342400">
                <text:p>342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50">
                <text:p>-1450</text:p>
              </table:table-cell>
              <table:table-cell office:value-type="float" office:value="339200">
                <text:p>3392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460">
                <text:p>-1460</text:p>
              </table:table-cell>
              <table:table-cell office:value-type="float" office:value="336000">
                <text:p>336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470">
                <text:p>-1470</text:p>
              </table:table-cell>
              <table:table-cell office:value-type="float" office:value="332800">
                <text:p>3328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80">
                <text:p>-1480</text:p>
              </table:table-cell>
              <table:table-cell office:value-type="float" office:value="329600">
                <text:p>3296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490">
                <text:p>-1490</text:p>
              </table:table-cell>
              <table:table-cell office:value-type="float" office:value="326400">
                <text:p>3264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500">
                <text:p>-1500</text:p>
              </table:table-cell>
              <table:table-cell office:value-type="float" office:value="323200">
                <text:p>3232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510">
                <text:p>-1510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520">
                <text:p>-1520</text:p>
              </table:table-cell>
              <table:table-cell office:value-type="float" office:value="316800">
                <text:p>316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530">
                <text:p>-1530</text:p>
              </table:table-cell>
              <table:table-cell office:value-type="float" office:value="313600">
                <text:p>3136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540">
                <text:p>-1540</text:p>
              </table:table-cell>
              <table:table-cell office:value-type="float" office:value="310400">
                <text:p>310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50">
                <text:p>-1550</text:p>
              </table:table-cell>
              <table:table-cell office:value-type="float" office:value="307200">
                <text:p>3072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560">
                <text:p>-1560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570">
                <text:p>-1570</text:p>
              </table:table-cell>
              <table:table-cell office:value-type="float" office:value="300800">
                <text:p>300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580">
                <text:p>-1580</text:p>
              </table:table-cell>
              <table:table-cell office:value-type="float" office:value="297600">
                <text:p>2976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590">
                <text:p>-1590</text:p>
              </table:table-cell>
              <table:table-cell office:value-type="float" office:value="294400">
                <text:p>294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600">
                <text:p>-1600</text:p>
              </table:table-cell>
              <table:table-cell office:value-type="float" office:value="291200">
                <text:p>2912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610">
                <text:p>-1610</text:p>
              </table:table-cell>
              <table:table-cell office:value-type="float" office:value="288000">
                <text:p>288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20">
                <text:p>-1620</text:p>
              </table:table-cell>
              <table:table-cell office:value-type="float" office:value="284800">
                <text:p>2848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30">
                <text:p>-1630</text:p>
              </table:table-cell>
              <table:table-cell office:value-type="float" office:value="281600">
                <text:p>2816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40">
                <text:p>-1640</text:p>
              </table:table-cell>
              <table:table-cell office:value-type="float" office:value="278400">
                <text:p>278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50">
                <text:p>-1650</text:p>
              </table:table-cell>
              <table:table-cell office:value-type="float" office:value="275200">
                <text:p>275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660">
                <text:p>-1660</text:p>
              </table:table-cell>
              <table:table-cell office:value-type="float" office:value="272000">
                <text:p>272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70">
                <text:p>-1670</text:p>
              </table:table-cell>
              <table:table-cell office:value-type="float" office:value="268800">
                <text:p>2688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80">
                <text:p>-1680</text:p>
              </table:table-cell>
              <table:table-cell office:value-type="float" office:value="265600">
                <text:p>2656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90">
                <text:p>-1690</text:p>
              </table:table-cell>
              <table:table-cell office:value-type="float" office:value="262400">
                <text:p>262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700">
                <text:p>-1700</text:p>
              </table:table-cell>
              <table:table-cell office:value-type="float" office:value="259200">
                <text:p>2592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10">
                <text:p>-1710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720">
                <text:p>-1720</text:p>
              </table:table-cell>
              <table:table-cell office:value-type="float" office:value="252800">
                <text:p>2528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730">
                <text:p>-1730</text:p>
              </table:table-cell>
              <table:table-cell office:value-type="float" office:value="249600">
                <text:p>2496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740">
                <text:p>-1740</text:p>
              </table:table-cell>
              <table:table-cell office:value-type="float" office:value="246400">
                <text:p>246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750">
                <text:p>-1750</text:p>
              </table:table-cell>
              <table:table-cell office:value-type="float" office:value="243200">
                <text:p>243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60">
                <text:p>-176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770">
                <text:p>-1770</text:p>
              </table:table-cell>
              <table:table-cell office:value-type="float" office:value="236800">
                <text:p>2368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780">
                <text:p>-1780</text:p>
              </table:table-cell>
              <table:table-cell office:value-type="float" office:value="233600">
                <text:p>2336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790">
                <text:p>-1790</text:p>
              </table:table-cell>
              <table:table-cell office:value-type="float" office:value="230400">
                <text:p>230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00">
                <text:p>-1800</text:p>
              </table:table-cell>
              <table:table-cell office:value-type="float" office:value="227200">
                <text:p>2272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10">
                <text:p>-181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20">
                <text:p>-1820</text:p>
              </table:table-cell>
              <table:table-cell office:value-type="float" office:value="220800">
                <text:p>2208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30">
                <text:p>-1830</text:p>
              </table:table-cell>
              <table:table-cell office:value-type="float" office:value="217600">
                <text:p>2176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840">
                <text:p>-1840</text:p>
              </table:table-cell>
              <table:table-cell office:value-type="float" office:value="214400">
                <text:p>214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50">
                <text:p>-1850</text:p>
              </table:table-cell>
              <table:table-cell office:value-type="float" office:value="211200">
                <text:p>2112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60">
                <text:p>-1860</text:p>
              </table:table-cell>
              <table:table-cell office:value-type="float" office:value="208000">
                <text:p>208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70">
                <text:p>-1870</text:p>
              </table:table-cell>
              <table:table-cell office:value-type="float" office:value="204800">
                <text:p>2048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80">
                <text:p>-1880</text:p>
              </table:table-cell>
              <table:table-cell office:value-type="float" office:value="201600">
                <text:p>2016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90">
                <text:p>-1890</text:p>
              </table:table-cell>
              <table:table-cell office:value-type="float" office:value="198400">
                <text:p>198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900">
                <text:p>-1900</text:p>
              </table:table-cell>
              <table:table-cell office:value-type="float" office:value="195200">
                <text:p>1952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910">
                <text:p>-191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920">
                <text:p>-1920</text:p>
              </table:table-cell>
              <table:table-cell office:value-type="float" office:value="188800">
                <text:p>1888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930">
                <text:p>-1930</text:p>
              </table:table-cell>
              <table:table-cell office:value-type="float" office:value="185600">
                <text:p>1856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940">
                <text:p>-1940</text:p>
              </table:table-cell>
              <table:table-cell office:value-type="float" office:value="182400">
                <text:p>1824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950">
                <text:p>-1950</text:p>
              </table:table-cell>
              <table:table-cell office:value-type="float" office:value="179200">
                <text:p>179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960">
                <text:p>-1960</text:p>
              </table:table-cell>
              <table:table-cell office:value-type="float" office:value="176000">
                <text:p>176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970">
                <text:p>-1970</text:p>
              </table:table-cell>
              <table:table-cell office:value-type="float" office:value="172800">
                <text:p>1728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980">
                <text:p>-1980</text:p>
              </table:table-cell>
              <table:table-cell office:value-type="float" office:value="169600">
                <text:p>1696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90">
                <text:p>-1990</text:p>
              </table:table-cell>
              <table:table-cell office:value-type="float" office:value="166400">
                <text:p>166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00">
                <text:p>-2000</text:p>
              </table:table-cell>
              <table:table-cell office:value-type="float" office:value="163200">
                <text:p>163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10">
                <text:p>-201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020">
                <text:p>-2020</text:p>
              </table:table-cell>
              <table:table-cell office:value-type="float" office:value="156800">
                <text:p>1568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030">
                <text:p>-2030</text:p>
              </table:table-cell>
              <table:table-cell office:value-type="float" office:value="153600">
                <text:p>1536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040">
                <text:p>-2040</text:p>
              </table:table-cell>
              <table:table-cell office:value-type="float" office:value="150400">
                <text:p>150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050">
                <text:p>-2050</text:p>
              </table:table-cell>
              <table:table-cell office:value-type="float" office:value="147200">
                <text:p>147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060">
                <text:p>-2060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070">
                <text:p>-2070</text:p>
              </table:table-cell>
              <table:table-cell office:value-type="float" office:value="140800">
                <text:p>1408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080">
                <text:p>-2080</text:p>
              </table:table-cell>
              <table:table-cell office:value-type="float" office:value="137600">
                <text:p>1376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090">
                <text:p>-2090</text:p>
              </table:table-cell>
              <table:table-cell office:value-type="float" office:value="134400">
                <text:p>134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100">
                <text:p>-2100</text:p>
              </table:table-cell>
              <table:table-cell office:value-type="float" office:value="131200">
                <text:p>131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110">
                <text:p>-211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120">
                <text:p>-2120</text:p>
              </table:table-cell>
              <table:table-cell office:value-type="float" office:value="124800">
                <text:p>124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130">
                <text:p>-2130</text:p>
              </table:table-cell>
              <table:table-cell office:value-type="float" office:value="121600">
                <text:p>1216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40">
                <text:p>-2140</text:p>
              </table:table-cell>
              <table:table-cell office:value-type="float" office:value="118400">
                <text:p>118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150">
                <text:p>-2150</text:p>
              </table:table-cell>
              <table:table-cell office:value-type="float" office:value="115200">
                <text:p>1152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160">
                <text:p>-2160</text:p>
              </table:table-cell>
              <table:table-cell office:value-type="float" office:value="112000">
                <text:p>112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170">
                <text:p>-2170</text:p>
              </table:table-cell>
              <table:table-cell office:value-type="float" office:value="108800">
                <text:p>1088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80">
                <text:p>-2180</text:p>
              </table:table-cell>
              <table:table-cell office:value-type="float" office:value="105600">
                <text:p>1056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190">
                <text:p>-2190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200">
                <text:p>-2200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210">
                <text:p>-221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220">
                <text:p>-2220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230">
                <text:p>-2230</text:p>
              </table:table-cell>
              <table:table-cell office:value-type="float" office:value="89600">
                <text:p>896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40">
                <text:p>-224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250">
                <text:p>-2250</text:p>
              </table:table-cell>
              <table:table-cell office:value-type="float" office:value="83200">
                <text:p>83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260">
                <text:p>-226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270">
                <text:p>-2270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80">
                <text:p>-2280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90">
                <text:p>-2290</text:p>
              </table:table-cell>
              <table:table-cell office:value-type="float" office:value="70400">
                <text:p>70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300">
                <text:p>-2300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310">
                <text:p>-231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320">
                <text:p>-2320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30">
                <text:p>-233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340">
                <text:p>-2340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350">
                <text:p>-2350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360">
                <text:p>-236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370">
                <text:p>-2370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380">
                <text:p>-2380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390">
                <text:p>-2390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400">
                <text:p>-2400</text:p>
              </table:table-cell>
              <table:table-cell office:value-type="float" office:value="35200">
                <text:p>352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410">
                <text:p>-241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420">
                <text:p>-242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430">
                <text:p>-243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440">
                <text:p>-2440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450">
                <text:p>-245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460">
                <text:p>-246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470">
                <text:p>-247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480">
                <text:p>-248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490">
                <text:p>-249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500">
                <text:p>-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